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579cm"/>
    </style:style>
    <style:style style:name="co2" style:family="table-column">
      <style:table-column-properties fo:break-before="auto" style:column-width="2.104cm"/>
    </style:style>
    <style:style style:name="co3" style:family="table-column">
      <style:table-column-properties fo:break-before="auto" style:column-width="5.563cm"/>
    </style:style>
    <style:style style:name="co4" style:family="table-column">
      <style:table-column-properties fo:break-before="auto" style:column-width="0.198cm"/>
    </style:style>
    <style:style style:name="co5" style:family="table-column">
      <style:table-column-properties fo:break-before="auto" style:column-width="8.26cm"/>
    </style:style>
    <style:style style:name="co6" style:family="table-column">
      <style:table-column-properties fo:break-before="auto" style:column-width="7.144cm"/>
    </style:style>
    <style:style style:name="co7" style:family="table-column">
      <style:table-column-properties fo:break-before="auto" style:column-width="5.292cm"/>
    </style:style>
    <style:style style:name="co8" style:family="table-column">
      <style:table-column-properties fo:break-before="auto" style:column-width="2.54cm"/>
    </style:style>
    <style:style style:name="co9" style:family="table-column">
      <style:table-column-properties fo:break-before="auto" style:column-width="31.953cm"/>
    </style:style>
    <style:style style:name="co10" style:family="table-column">
      <style:table-column-properties fo:break-before="auto" style:column-width="6.408cm"/>
    </style:style>
    <style:style style:name="co11" style:family="table-column">
      <style:table-column-properties fo:break-before="auto" style:column-width="2.432cm"/>
    </style:style>
    <style:style style:name="co12" style:family="table-column">
      <style:table-column-properties fo:break-before="auto" style:column-width="2.268cm"/>
    </style:style>
    <style:style style:name="co13" style:family="table-column">
      <style:table-column-properties fo:break-before="auto" style:column-width="4.937cm"/>
    </style:style>
    <style:style style:name="co14" style:family="table-column">
      <style:table-column-properties fo:break-before="auto" style:column-width="4.283cm"/>
    </style:style>
    <style:style style:name="co15" style:family="table-column">
      <style:table-column-properties fo:break-before="auto" style:column-width="62.782cm"/>
    </style:style>
    <style:style style:name="co16" style:family="table-column">
      <style:table-column-properties fo:break-before="auto" style:column-width="3.985cm"/>
    </style:style>
    <style:style style:name="co17" style:family="table-column">
      <style:table-column-properties fo:break-before="auto" style:column-width="63.163cm"/>
    </style:style>
    <style:style style:name="co18" style:family="table-column">
      <style:table-column-properties fo:break-before="auto" style:column-width="37.971cm"/>
    </style:style>
    <style:style style:name="co19" style:family="table-column">
      <style:table-column-properties fo:break-before="auto" style:column-width="8.558cm"/>
    </style:style>
    <style:style style:name="co20" style:family="table-column">
      <style:table-column-properties fo:break-before="auto" style:column-width="12.943cm"/>
    </style:style>
    <style:style style:name="co21" style:family="table-column">
      <style:table-column-properties fo:break-before="auto" style:column-width="3.085cm"/>
    </style:style>
    <style:style style:name="co22" style:family="table-column">
      <style:table-column-properties fo:break-before="auto" style:column-width="3.059cm"/>
    </style:style>
    <style:style style:name="co23" style:family="table-column">
      <style:table-column-properties fo:break-before="auto" style:column-width="3.685cm"/>
    </style:style>
    <style:style style:name="co24" style:family="table-column">
      <style:table-column-properties fo:break-before="auto" style:column-width="64.961cm"/>
    </style:style>
    <style:style style:name="co25" style:family="table-column">
      <style:table-column-properties fo:break-before="auto" style:column-width="6.57cm"/>
    </style:style>
    <style:style style:name="co26" style:family="table-column">
      <style:table-column-properties fo:break-before="auto" style:column-width="3.902cm"/>
    </style:style>
    <style:style style:name="co27" style:family="table-column">
      <style:table-column-properties fo:break-before="auto" style:column-width="5.318cm"/>
    </style:style>
    <style:style style:name="co28" style:family="table-column">
      <style:table-column-properties fo:break-before="auto" style:column-width="63.299cm"/>
    </style:style>
    <style:style style:name="co29" style:family="table-column">
      <style:table-column-properties fo:break-before="auto" style:column-width="37.045cm"/>
    </style:style>
    <style:style style:name="co30" style:family="table-column">
      <style:table-column-properties fo:break-before="auto" style:column-width="7.442cm"/>
    </style:style>
    <style:style style:name="co31" style:family="table-column">
      <style:table-column-properties fo:break-before="auto" style:column-width="2.921cm"/>
    </style:style>
    <style:style style:name="co32" style:family="table-column">
      <style:table-column-properties fo:break-before="auto" style:column-width="2.485cm"/>
    </style:style>
    <style:style style:name="co33" style:family="table-column">
      <style:table-column-properties fo:break-before="auto" style:column-width="65.096cm"/>
    </style:style>
    <style:style style:name="co34" style:family="table-column">
      <style:table-column-properties fo:break-before="auto" style:column-width="9.539cm"/>
    </style:style>
    <style:style style:name="co35" style:family="table-column">
      <style:table-column-properties fo:break-before="auto" style:column-width="63.135cm"/>
    </style:style>
    <style:style style:name="co36" style:family="table-column">
      <style:table-column-properties fo:break-before="auto" style:column-width="3.575cm"/>
    </style:style>
    <style:style style:name="co37" style:family="table-column">
      <style:table-column-properties fo:break-before="auto" style:column-width="5.209cm"/>
    </style:style>
    <style:style style:name="co3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7.95cm" fo:break-before="auto" style:use-optimal-row-height="true"/>
    </style:style>
    <style:style style:name="ro10" style:family="table-row">
      <style:table-row-properties style:row-height="6.765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5.58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wirvsvirus_0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0"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7" table:default-cell-style-name="Default"/>
        <table:table-column table:style-name="co38" table:number-columns-repeated="6" table:default-cell-style-name="Default"/>
        <table:table-row table:style-name="ro1">
          <table:table-cell office:value-type="string" calcext:value-type="string">
            <text:p>name/raw/0</text:p>
          </table:table-cell>
          <table:table-cell office:value-type="string" calcext:value-type="string">
            <text:p>slack/raw/0</text:p>
          </table:table-cell>
          <table:table-cell office:value-type="string" calcext:value-type="string">
            <text:p>twitter/raw/0</text:p>
          </table:table-cell>
          <table:table-cell office:value-type="string" calcext:value-type="string">
            <text:p>description/raw/0</text:p>
          </table:table-cell>
          <table:table-cell office:value-type="string" calcext:value-type="string">
            <text:p>pitch_url/raw/0</text:p>
          </table:table-cell>
          <table:table-cell office:value-type="string" calcext:value-type="string">
            <text:p>email/raw/0</text:p>
          </table:table-cell>
          <table:table-cell office:value-type="string" calcext:value-type="string">
            <text:p>solution/0/raw/0</text:p>
          </table:table-cell>
          <table:table-cell office:value-type="string" calcext:value-type="string">
            <text:p>cohort/0/raw/0</text:p>
          </table:table-cell>
          <table:table-cell office:value-type="string" calcext:value-type="string">
            <text:p>tagline/raw/0</text:p>
          </table:table-cell>
          <table:table-cell office:value-type="string" calcext:value-type="string">
            <text:p>_meta/id</text:p>
          </table:table-cell>
          <table:table-cell office:value-type="string" calcext:value-type="string">
            <text:p>_meta/engine</text:p>
          </table:table-cell>
          <table:table-cell office:value-type="string" calcext:value-type="string">
            <text:p>_meta/score</text:p>
          </table:table-cell>
          <table:table-cell office:value-type="string" calcext:value-type="string">
            <text:p>id/raw/0</text:p>
          </table:table-cell>
          <table:table-cell office:value-type="string" calcext:value-type="string">
            <text:p>website/raw/0</text:p>
          </table:table-cell>
          <table:table-cell office:value-type="string" calcext:value-type="string">
            <text:p>contact_first_name/raw/0</text:p>
          </table:table-cell>
          <table:table-cell office:value-type="string" calcext:value-type="string">
            <text:p>customer_description/raw/0</text:p>
          </table:table-cell>
          <table:table-cell office:value-type="string" calcext:value-type="string">
            <text:p>contact_surname/raw/0</text:p>
          </table:table-cell>
          <table:table-cell office:value-type="string" calcext:value-type="string">
            <text:p>solution_description/raw/0</text:p>
          </table:table-cell>
          <table:table-cell office:value-type="string" calcext:value-type="string">
            <text:p>competition/raw/0</text:p>
          </table:table-cell>
          <table:table-cell office:value-type="string" calcext:value-type="string">
            <text:p>contact_name/raw/0</text:p>
          </table:table-cell>
          <table:table-cell office:value-type="string" calcext:value-type="string">
            <text:p>materials_url/raw/0</text:p>
          </table:table-cell>
          <table:table-cell office:value-type="string" calcext:value-type="string">
            <text:p>modified_at/raw/0</text:p>
          </table:table-cell>
          <table:table-cell office:value-type="string" calcext:value-type="string">
            <text:p>stage/0/raw/0</text:p>
          </table:table-cell>
          <table:table-cell office:value-type="string" calcext:value-type="string">
            <text:p>operating_state/raw/0</text:p>
          </table:table-cell>
          <table:table-cell office:value-type="string" calcext:value-type="string">
            <text:p>additional_info/raw/0</text:p>
          </table:table-cell>
          <table:table-cell office:value-type="string" calcext:value-type="string">
            <text:p>customer/0/raw/0</text:p>
          </table:table-cell>
          <table:table-cell office:value-type="string" calcext:value-type="string">
            <text:p>customer/0/raw/1</text:p>
          </table:table-cell>
          <table:table-cell office:value-type="string" calcext:value-type="string">
            <text:p>customer/0/raw/2</text:p>
          </table:table-cell>
          <table:table-cell office:value-type="string" calcext:value-type="string">
            <text:p>current_status/raw/0</text:p>
          </table:table-cell>
          <table:table-cell office:value-type="string" calcext:value-type="string">
            <text:p>photo_url/raw/0</text:p>
          </table:table-cell>
          <table:table-cell office:value-type="string" calcext:value-type="string">
            <text:p>problem/0/raw/0</text:p>
          </table:table-cell>
          <table:table-cell office:value-type="string" calcext:value-type="string">
            <text:p>created_at/raw/0</text:p>
          </table:table-cell>
          <table:table-cell office:value-type="string" calcext:value-type="string">
            <text:p>location/raw/0</text:p>
          </table:table-cell>
          <table:table-cell office:value-type="string" calcext:value-type="string">
            <text:p>problem_description/raw/0</text:p>
          </table:table-cell>
          <table:table-cell office:value-type="string" calcext:value-type="string">
            <text:p>linkedin/raw/0</text:p>
          </table:table-cell>
          <table:table-cell office:value-type="string" calcext:value-type="string">
            <text:p>unique_selling_point/raw/0</text:p>
          </table:table-cell>
          <table:table-cell office:value-type="string" calcext:value-type="string">
            <text:p>phone_number/raw/0</text:p>
          </table:table-cell>
          <table:table-cell office:value-type="string" calcext:value-type="string">
            <text:p>solution/0/raw/1</text:p>
          </table:table-cell>
          <table:table-cell office:value-type="string" calcext:value-type="string">
            <text:p>solution/0/raw/2</text:p>
          </table:table-cell>
          <table:table-cell table:number-columns-repeated="6"/>
        </table:table-row>
        <table:table-row table:style-name="ro2">
          <table:table-cell office:value-type="string" calcext:value-type="string">
            <text:p>"In Data We Trust?"</text:p>
          </table:table-cell>
          <table:table-cell table:number-columns-repeated="2"/>
          <table:table-cell office:value-type="string" calcext:value-type="string">
            <text:p>kkouniou@gmx.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In Data We Trust?" macht die zukunftsweisenden Themen Big Data und KI für Schüler*innen greif- und nutzbar.</text:p>
          </table:table-cell>
          <table:table-cell office:value-type="string" calcext:value-type="string">
            <text:p>sG4nJKsZvVgTbtVSEwzBZGqxoau2</text:p>
          </table:table-cell>
          <table:table-cell office:value-type="string" calcext:value-type="string">
            <text:p>projects</text:p>
          </table:table-cell>
          <table:table-cell/>
          <table:table-cell office:value-type="string" calcext:value-type="string">
            <text:p>sG4nJKsZvVgTbtVSEwzBZGqxoau2</text:p>
          </table:table-cell>
          <table:table-cell office:value-type="string" calcext:value-type="string">
            <text:p>Katharina</text:p>
          </table:table-cell>
          <table:table-cell office:value-type="string" calcext:value-type="string">
            <text:p>Vor allem SchülerInnen sollen die Zukunftskompetenz Datenkompetenz lernen. Wir fokussieren uns dabei auf Sekundarstufe 1+2. Perspektivisch sollen alle BürgerInnen vom Lernraum profitieren.</text:p>
          </table:table-cell>
          <table:table-cell office:value-type="string" calcext:value-type="string">
            <text:p>Kouniou</text:p>
          </table:table-cell>
          <table:table-cell office:value-type="string" calcext:value-type="string">
            <text:p>Ziel ist, eine browserbasierte App bereitzustellen, mit der SchülerInnen den kritischen Umgang mit Daten lernen. Wir verfolgen einen "Gamification"-Ansatz, um SchülerInnen zu motivieren und die Zukunftskompetenz "Umgang mit Big Data u. KI" attraktiv zu gestalten. Der Einsatz ist vor allem im hybriden Schulunterricht und fächerübergreifend möglich. Lehrkräften werden Konzepte an die Hand gegeben.</text:p>
          </table:table-cell>
          <table:table-cell table:number-columns-repeated="2"/>
          <table:table-cell office:value-type="string" calcext:value-type="string">
            <text:p>/</text:p>
          </table:table-cell>
          <table:table-cell office:value-type="float" office:value="1597233057088" calcext:value-type="float">
            <text:p>1597233057088</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Wir gehören zu den Gewinnern des #wirfürschule Hackathons. Das sagt die Jury: Das Projekt zeichnet sich zudem aus durch eine hohe Anschlussfähigkeit und Skalierbarkeit. </text:p>
            <text:p/>
            <text:p>Weitere Infos: https://bit.ly/3e1Rjzm</text:p>
          </table:table-cell>
          <table:table-cell office:value-type="string" calcext:value-type="string">
            <text:p>TEACHING_STAFF</text:p>
          </table:table-cell>
          <table:table-cell office:value-type="string" calcext:value-type="string">
            <text:p>GENERAL_PUBLIC</text:p>
          </table:table-cell>
          <table:table-cell table:number-columns-repeated="2"/>
          <table:table-cell office:value-type="string" calcext:value-type="string">
            <text:p>Wir gehören mit unserem Prototypen + Konzept zu den #wirfürschule Hackathon Gewinnern. Im nächsten Schritt soll ein MVP erstellt werden sowie eine Landing Page für Lehrer.</text:p>
          </table:table-cell>
          <table:table-cell office:value-type="string" calcext:value-type="string">
            <text:p>https://firebasestorage.googleapis.com/v0/b/corona-e5c0e.appspot.com/o/users%2FsG4nJKsZvVgTbtVSEwzBZGqxoau2%2FLogo_final.png?alt=media&amp;token=22b7713a-6142-4ec5-95b8-3d1c2fcf0c0a</text:p>
          </table:table-cell>
          <table:table-cell office:value-type="string" calcext:value-type="string">
            <text:p>CONTEMPORARY_EDUCATION_CONTENT</text:p>
          </table:table-cell>
          <table:table-cell office:value-type="float" office:value="1594070523402" calcext:value-type="float">
            <text:p>1594070523402</text:p>
          </table:table-cell>
          <table:table-cell/>
          <table:table-cell office:value-type="string" calcext:value-type="string">
            <text:p>SchülerInnen können in der heutigen Zeit kaum zwischen Fakten und Fake News unterscheiden. Sie benötigen Orientierungshilfen und eine fundierte Datenkompetenz.</text:p>
          </table:table-cell>
          <table:table-cell office:value-type="string" calcext:value-type="string">
            <text:p>https://www.linkedin.com/in/katharina-kouniou-bba32b47/</text:p>
          </table:table-cell>
          <table:table-cell office:value-type="string" calcext:value-type="string">
            <text:p>Das sind wir: Wir sind ein heterogenes Team, unter anderem aus den Bereichen Erziehungswissenschaft, Schule, Kommunikation, Künstliche Intelligenz, Ethik und Softwareentwicklung. Genau diese verschiedenen Expertisen und die Fähigkeit, gemeinsam Hand in Hand zu arbeiten, tragen dazu bei, ein innovatives Produkt zu erarbeiten.</text:p>
          </table:table-cell>
          <table:table-cell table:number-columns-repeated="4"/>
          <table:table-cell office:value-type="string" calcext:value-type="string">
            <text:p>https://devpost.com/software/gemeinsam-in-die-zukunft-scienceliteracy</text:p>
          </table:table-cell>
          <table:table-cell table:number-columns-repeated="6"/>
        </table:table-row>
        <table:table-row table:style-name="ro3">
          <table:table-cell office:value-type="string" calcext:value-type="string">
            <text:p>Ampel2Go</text:p>
          </table:table-cell>
          <table:table-cell office:value-type="string" calcext:value-type="string">
            <text:p>U011HFA9DN2</text:p>
          </table:table-cell>
          <table:table-cell office:value-type="string" calcext:value-type="string">
            <text:p>https://twitter.com/Ampel2Go</text:p>
          </table:table-cell>
          <table:table-cell office:value-type="string" calcext:value-type="string">
            <text:p>Unser Projekt “Ampel2Go” hat zwei Ziele: Erstens die Erfassung und Anzeige der Anzahl der in einem Geschäft befindlichen Personen mit Hilfe von Data Science &amp; Computer Vision. Bei Erreichen der maximalen Anzahl von Personen pro Quadratmeter sollen nachkommende Personen mit Hilfe einer Ampel und eines Info-Displays davon abgehalten werden, ebenfalls in den Raum einzutreten. Zweites Ziel ist es Geschäftsinhabern und der Bevölkerung die Technologie mit Hilfe einer “Open Source Installationsanleitung” zugänglich machen. <text:s/>Schaut gerne auch auf unserer Webseite vorbei: www.Ampel2Go.de!</text:p>
          </table:table-cell>
          <table:table-cell office:value-type="string" calcext:value-type="string">
            <text:p>https://youtu.be/9-Q5cr0wEhk</text:p>
          </table:table-cell>
          <table:table-cell office:value-type="string" calcext:value-type="string">
            <text:p>frederic.krehl@sensaktor.d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Ampel2Go ist eine Besuchereinlasssystem für den Einzelhandel. Die Besucherzahl wird mit Hilfe von Künstlicher Intelligenz (KI) erfasst und die Kapazität auf einem Monitor vor dem Geschäft angezeigt.</text:p>
          </table:table-cell>
          <table:table-cell office:value-type="string" calcext:value-type="string">
            <text:p>YTQP4Y1UcXcjccMqpOZNjIaY1wp2</text:p>
          </table:table-cell>
          <table:table-cell office:value-type="string" calcext:value-type="string">
            <text:p>projects</text:p>
          </table:table-cell>
          <table:table-cell/>
          <table:table-cell office:value-type="string" calcext:value-type="string">
            <text:p>YTQP4Y1UcXcjccMqpOZNjIaY1wp2</text:p>
          </table:table-cell>
          <table:table-cell office:value-type="string" calcext:value-type="string">
            <text:p>https://Ampel2Go.de</text:p>
          </table:table-cell>
          <table:table-cell office:value-type="string" calcext:value-type="string">
            <text:p>Frederic</text:p>
          </table:table-cell>
          <table:table-cell office:value-type="string" calcext:value-type="string">
            <text:p>Nutzer sind alle Bürgerinnen und Bürger, die am öffentlichen Leben teilnehmen. Wir erreichen sie durch Kooperationen mit den Einzel- und Großhändlern, Tafeln und NGO's. </text:p>
          </table:table-cell>
          <table:table-cell office:value-type="string" calcext:value-type="string">
            <text:p>Krehl</text:p>
          </table:table-cell>
          <table:table-cell office:value-type="string" calcext:value-type="string">
            <text:p>Mit der Ampel2Go erfassen wir die in einem Geschäft befindlichen Personen mit Hilfe von Data Science &amp; Computer Vision und zeigen die Auslastung per Monitor vor dem Geschäft an. Bei Erreichen der maximalen Anzahl von Personen schaltet die Ampel auf Rot. </text:p>
            <text:p/>
            <text:p>Ziel ist es, Geschäftsinhabern und der Bevölkerung die Technologie mit Hilfe einer “Open Source Installationsanleitung” zugänglich zu machen. </text:p>
          </table:table-cell>
          <table:table-cell office:value-type="string" calcext:value-type="string">
            <text:p>https://sensalytics.net/de/solutions/occupancy-management/3d</text:p>
            <text:p/>
            <text:p>https://pages.connfair.com/?gclid=CjwKCAjwkun1BRAIEiwA2mJRWedfTk7f5pwIYIQGd_atjUr_07wviNYdcO0A8UokT7VuS0N0qAMH9xoC9u0QAvD_BwE</text:p>
            <text:p/>
            <text:p>https://conradconnect.com/de/kundenstromregulierung?utm_source=facebook&amp;utm_medium=social&amp;utm_campaign=fba-llpro9de-053-stillx-202005-chlew&amp;fbclid=IwAR0hvgv3j5TiYerEvB5tMbBrD_7NL8JB-VErOsxP_04-HTaAph8_Z-LKj1M</text:p>
          </table:table-cell>
          <table:table-cell office:value-type="string" calcext:value-type="string">
            <text:p>Frederic Krehl</text:p>
          </table:table-cell>
          <table:table-cell office:value-type="string" calcext:value-type="string">
            <text:p>https://drive.google.com/drive/folders/14iqysd2ocbmGv4H0qGh0DLJYLVumWQCM</text:p>
          </table:table-cell>
          <table:table-cell office:value-type="float" office:value="1600877925553" calcext:value-type="float">
            <text:p>1600877925553</text:p>
          </table:table-cell>
          <table:table-cell office:value-type="string" calcext:value-type="string">
            <text:p>activeUsers</text:p>
          </table:table-cell>
          <table:table-cell office:value-type="string" calcext:value-type="string">
            <text:p>active</text:p>
          </table:table-cell>
          <table:table-cell office:value-type="string" calcext:value-type="string">
            <text:p>Unser Team besteht aus Frederic Krehl  (IoT &amp; Data Science) Jürgen Lautenschläger (IoT, Hardware und Elektronik), Jonathan Eade (Business Development, Marketing &amp; Sales), Klaus Bell (IT &amp; Data Science), Ruth Fortmann (Data Science). </text:p>
            <text:p/>
            <text:p/>
          </table:table-cell>
          <table:table-cell office:value-type="string" calcext:value-type="string">
            <text:p>GENERAL_PUBLIC</text:p>
          </table:table-cell>
          <table:table-cell table:number-columns-repeated="2"/>
          <table:table-cell office:value-type="string" calcext:value-type="string">
            <text:p>Die Ampel2Go ist im Einsatz und wird von den Bürger:innen genutzt. Wir vertreiben aktiv die Business Edition der Ampel2Go.</text:p>
          </table:table-cell>
          <table:table-cell office:value-type="string" calcext:value-type="string">
            <text:p>https://firebasestorage.googleapis.com/v0/b/corona-e5c0e.appspot.com/o/users%2FYTQP4Y1UcXcjccMqpOZNjIaY1wp2%2F1_12_SocialDistancing_Ampel_und_Personenza%CC%88hler_2%202.png?alt=media&amp;token=b007dfe7-08fa-4798-8888-10f8c7cd18a3</text:p>
          </table:table-cell>
          <table:table-cell office:value-type="string" calcext:value-type="string">
            <text:p>PUBLIC_LIFE</text:p>
          </table:table-cell>
          <table:table-cell office:value-type="float" office:value="1586849489153" calcext:value-type="float">
            <text:p>1586849489153</text:p>
          </table:table-cell>
          <table:table-cell office:value-type="string" calcext:value-type="string">
            <text:p>Berlin</text:p>
          </table:table-cell>
          <table:table-cell office:value-type="string" calcext:value-type="string">
            <text:p>Die Bundesregierung hat eine maximale Anzahl von Personen pro Quadratmeter in Ladengeschäften vorgegeben. Dies stellt Geschäfte, Restaurantbesitzer und ähnliche Lokalitäten vor eine Herausforderung: Türsteher und manuelles Nachzählen ist sowohl teuer als auch zeitaufwändig.</text:p>
            <text:p>Auch seitens der Kunden / Bürger herrscht Unsicherheit: Wie voll ist der Laden? Kann und darf ich den Laden betreten?</text:p>
          </table:table-cell>
          <table:table-cell office:value-type="string" calcext:value-type="string">
            <text:p>https://www.linkedin.com/in/frederickrehl</text:p>
          </table:table-cell>
          <table:table-cell office:value-type="string" calcext:value-type="string">
            <text:p>1. Open Source Anleitung zur Selbstinstallation (Community Edition)</text:p>
            <text:p>2. Vertrieb einer Business Edition</text:p>
            <text:p>3. Eingespieltes Team und positiver teamgeist</text:p>
            <text:p>4. Basiert auf der Sensaktor IoT Platform </text:p>
          </table:table-cell>
          <table:table-cell office:value-type="float" office:value="4917610178161" calcext:value-type="float">
            <text:p>4917610178161</text:p>
          </table:table-cell>
          <table:table-cell table:number-columns-repeated="8"/>
        </table:table-row>
        <table:table-row table:style-name="ro2">
          <table:table-cell office:value-type="string" calcext:value-type="string">
            <text:p>Botti</text:p>
          </table:table-cell>
          <table:table-cell table:number-columns-repeated="4"/>
          <table:table-cell office:value-type="string" calcext:value-type="string">
            <text:p>botti@mailbox.org</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Chatbot, der Kinder und Jugendliche <text:s/>in Notsituationen schnell mit Hilfsinstitutionen verbindet</text:p>
          </table:table-cell>
          <table:table-cell office:value-type="string" calcext:value-type="string">
            <text:p>T8w5QhsEnNWGvgJq4WFN9MR4hMJ2</text:p>
          </table:table-cell>
          <table:table-cell office:value-type="string" calcext:value-type="string">
            <text:p>projects</text:p>
          </table:table-cell>
          <table:table-cell/>
          <table:table-cell office:value-type="string" calcext:value-type="string">
            <text:p>T8w5QhsEnNWGvgJq4WFN9MR4hMJ2</text:p>
          </table:table-cell>
          <table:table-cell office:value-type="string" calcext:value-type="string">
            <text:p>https://www.instagram.com/bottichatbot/?igshid=yapp2t00izcx</text:p>
          </table:table-cell>
          <table:table-cell office:value-type="string" calcext:value-type="string">
            <text:p>Anne</text:p>
          </table:table-cell>
          <table:table-cell office:value-type="string" calcext:value-type="string">
            <text:p>Kinder, die akut Hilfe brauchen, aber nicht wissen woher sie diese bekommen sollen/sich nicht trauen, eine Person zu kontaktieren. Aktuell fokussieren wir uns auf Vernachlässigung und sexuelle Gewalt, wollen zukünftig Botti aber für jede Art von Hilfevermittlung zur Verfügung stellen.</text:p>
          </table:table-cell>
          <table:table-cell office:value-type="string" calcext:value-type="string">
            <text:p>Diedrich</text:p>
          </table:table-cell>
          <table:table-cell office:value-type="string" calcext:value-type="string">
            <text:p>Mit Botti können Kinder anonym &amp; selbstbestimmt, zeit- &amp; ortsunabhänigig <text:s/>schreiben. Wir bieten somit eine niedrigschwellige Anlaufstelle, um Kinder früher zu ermuntern sich Hilfe zu suchen. Chatbots als Medium kombinieren dabei die Vorteile von Anonymität &amp; gleichzeitig menschenähnlicher Kommunikation und werden deswegen bereits in vielen sensiblen Themenbereichen eingesetzt.</text:p>
          </table:table-cell>
          <table:table-cell table:number-columns-repeated="2"/>
          <table:table-cell office:value-type="string" calcext:value-type="string">
            <text:p>/</text:p>
          </table:table-cell>
          <table:table-cell office:value-type="float" office:value="1601809218062" calcext:value-type="float">
            <text:p>1601809218062</text:p>
          </table:table-cell>
          <table:table-cell office:value-type="string" calcext:value-type="string">
            <text:p>prototypeIteration</text:p>
          </table:table-cell>
          <table:table-cell office:value-type="string" calcext:value-type="string">
            <text:p>active</text:p>
          </table:table-cell>
          <table:table-cell office:value-type="string" calcext:value-type="string">
            <text:p>Botti ist das Gewinner*innen-Team bei dem #wirfürschule Hackathon. Die Idee konnte die Jury überzeugen, da sie leicht skalierbar ist und den Einsatz von Technologien und Erkenntnisse aus der Chatbotforschung kombiniert. <text:s/>Bei der technischen Umsetzung der Spracherkennung bekommen wir Unterstützung von Capgemini, so dass Botti via natürlicher Sprache kommunizieren kann.</text:p>
          </table:table-cell>
          <table:table-cell office:value-type="string" calcext:value-type="string">
            <text:p>FAMILIES_CHILDREN</text:p>
          </table:table-cell>
          <table:table-cell office:value-type="string" calcext:value-type="string">
            <text:p>CHILDCARERS</text:p>
          </table:table-cell>
          <table:table-cell/>
          <table:table-cell office:value-type="string" calcext:value-type="string">
            <text:p>Wir entwickeln unseren Prototypen weiter und arbeiten Feedback aus dem Feld des Kinder- und Jugendschutzes ein. </text:p>
            <text:p>Im Oktober 2020 pilotieren wir unser Projekt zusammen mit 5 Grund- und weiterführenden Schulen. </text:p>
            <text:p>Wir freuen uns über Kontaktanfragen potentieller Förderer &amp; weiteres Feedback, damit wir Botti in Vollzeit entwickeln können.</text:p>
          </table:table-cell>
          <table:table-cell office:value-type="string" calcext:value-type="string">
            <text:p>https://firebasestorage.googleapis.com/v0/b/corona-e5c0e.appspot.com/o/users%2FT8w5QhsEnNWGvgJq4WFN9MR4hMJ2%2FUnbenannt.PNG?alt=media&amp;token=6139a2e2-a50f-4b43-af22-b04d5af5d526</text:p>
          </table:table-cell>
          <table:table-cell office:value-type="string" calcext:value-type="string">
            <text:p>DIGITAL_EDUCATION</text:p>
          </table:table-cell>
          <table:table-cell office:value-type="float" office:value="1594114738608" calcext:value-type="float">
            <text:p>1594114738608</text:p>
          </table:table-cell>
          <table:table-cell/>
          <table:table-cell office:value-type="string" calcext:value-type="string">
            <text:p>Die meisten Opfer bei Kindeswohlmisshandlung sind <text:s/>6-13 Jahre alt. In diesem Alter fällt es schwer, entsprechende Institutionen selbstständig im Internet zu finden und den Mut zu haben, diese <text:s/>zu kontaktieren. Eins der weiteren Probleme ist, dass sich Kinder aufgrund von Schamgefühl oft nicht trauen, eine Hilfsperson zu kontaktieren.</text:p>
          </table:table-cell>
          <table:table-cell office:value-type="string" calcext:value-type="string">
            <text:p>https://www.linkedin.com/company/bottichatbot</text:p>
          </table:table-cell>
          <table:table-cell office:value-type="string" calcext:value-type="string">
            <text:p>Wir sind ein interdisziplinäres Team, das sowohl Kompetenz im pädagogischen Bereich (u. a. Psychologin im Jugendamt), im technischen Bereich (Programmierer und Computerlinguistin,im wissenschaftlichen Bereich (Hilfskraft im Bereich Chatbotforschung) als auch wirtschafliche Kenntnisse vorweisen kann. So können wir sowohl Bedarfe aus der Praxis als auch Erkenntnisse aus der Theorie kombinieren.</text:p>
            <text:p/>
          </table:table-cell>
          <table:table-cell/>
          <table:table-cell office:value-type="string" calcext:value-type="string">
            <text:p>NEW_SKILLS</text:p>
          </table:table-cell>
          <table:table-cell table:number-columns-repeated="7"/>
        </table:table-row>
        <table:table-row table:style-name="ro2">
          <table:table-cell office:value-type="string" calcext:value-type="string">
            <text:p>Call vs. Corona</text:p>
          </table:table-cell>
          <table:table-cell/>
          <table:table-cell office:value-type="string" calcext:value-type="string">
            <text:p>https://twitter.com/franzvw</text:p>
          </table:table-cell>
          <table:table-cell office:value-type="string" calcext:value-type="string">
            <text:p>Informationen im Sprachdialog kostenlos. Für Millionen Menschen ohne Internet. In lokalen Sprachen. Damit wir alle erreichen.</text:p>
          </table:table-cell>
          <table:table-cell office:value-type="string" calcext:value-type="string">
            <text:p>https://toolkit-digitalisierung.de/smartdevelopmenthack/gewinner-teams/</text:p>
          </table:table-cell>
          <table:table-cell office:value-type="string" calcext:value-type="string">
            <text:p>franz.weizsaecker@giz.de</text:p>
          </table:table-cell>
          <table:table-cell office:value-type="string" calcext:value-type="string">
            <text:p>INFORMATION_AWARENESS</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Call vs.Corona verbindet Bürger und Regierung während der Krise (und danach) und verwendet dafür simple technische Lösungen (für Nutzer kostenlos) über einfache Mobiltelefone, die auch in entlegenden Gegenden Madagaskars weit verbreitet sind. </text:p>
            <text:p> </text:p>
            <text:p/>
          </table:table-cell>
          <table:table-cell office:value-type="string" calcext:value-type="string">
            <text:p>0RwamzptSccSlfLSDqnfNrUtfKr1</text:p>
          </table:table-cell>
          <table:table-cell office:value-type="string" calcext:value-type="string">
            <text:p>projects</text:p>
          </table:table-cell>
          <table:table-cell/>
          <table:table-cell office:value-type="string" calcext:value-type="string">
            <text:p>0RwamzptSccSlfLSDqnfNrUtfKr1</text:p>
          </table:table-cell>
          <table:table-cell office:value-type="string" calcext:value-type="string">
            <text:p>https://toolkit-digitalisierung.de/smartdevelopmenthack/gewinner-teams/</text:p>
          </table:table-cell>
          <table:table-cell office:value-type="string" calcext:value-type="string">
            <text:p>Franz</text:p>
          </table:table-cell>
          <table:table-cell office:value-type="string" calcext:value-type="string">
            <text:p>Bürger (prioritär v.a. in entlegenen Gegenden), lokales Gesundheitspersonal und Kommunen, staatliche Institutionen (Policy Making, Krisenkoordination)</text:p>
          </table:table-cell>
          <table:table-cell office:value-type="string" calcext:value-type="string">
            <text:p>von Weizsäcker</text:p>
          </table:table-cell>
          <table:table-cell office:value-type="string" calcext:value-type="string">
            <text:p>Bürger und ihre Regierung verbinden! Informationen im Sprachdialog kostenlos. Für Millionen Menschen ohne Internet. In lokalen Sprachen. Damit wir alle erreichen. Per Interactive Voice Response (IVR). Fernschulungen für Gesundheitspersonal spezifisch zu Covid-19 via Push-Message-Kampanien. Effektive Datensammlung durch Heat Maps für bessere, schnellere politische Entscheidungen in Krisenzeiten. Wir möchten den Roll-Out in Afrika im Rahmen unserer gemeinnützigen Berufe vorantreiben, und im Rahmen des Solution Enablers suchen wir nach einem Manager, der eine globale offene Content-Plattform per Crowdsourcing und Crowdfunding unterhält.</text:p>
          </table:table-cell>
          <table:table-cell office:value-type="string" calcext:value-type="string">
            <text:p>https://drive.google.com/drive/folders/1g3TsDYPEBaKF3M4Lx1fmp12nXMUdEcA5</text:p>
          </table:table-cell>
          <table:table-cell office:value-type="float" office:value="1593097330822" calcext:value-type="float">
            <text:p>1593097330822</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Wir suchen: Jemand der eine offene Voice Content Plattform aufbauen und betreiben möchte</text:p>
            <text:p/>
            <text:p>Wir suchen außerdem: Partnerregierungen im globalen Süden die Bedarfe haben, und in deren Kommunikationskampagnen wir Call vs Corona integrieren können.</text:p>
          </table:table-cell>
          <table:table-cell office:value-type="string" calcext:value-type="string">
            <text:p>GENERAL_PUBLIC</text:p>
          </table:table-cell>
          <table:table-cell office:value-type="string" calcext:value-type="string">
            <text:p>NON_GERMAN_SPEAKERS</text:p>
          </table:table-cell>
          <table:table-cell office:value-type="string" calcext:value-type="string">
            <text:p>Geeignete lokale Partnerstrukturen wurden in Madagaskar identifiziert. Gerade im ländlichen Raum und auf Kommunalebene der Verwaltung besteht ein hoher Bedarf. Die Lösung ist in Madagaskar sofort einsetzbar mit bestehenden Abkommen mit Telekommunikationsunternehmen. Ein umfassendes Projekt mit internationaler Skalierung wurde konzipiert und mit 3 Mio € budgetiert. Dieses Projekt hat im BMZ Hackathon gewonnen. Bisher sind noch keine Details über Höhe und Zeitpunkt der Finanzierung der Gewinner bekannt. Das Team steht bereit, sofort mit der Implementierung zu beginnen sobald die Finanzierung geklärt ist. </text:p>
          </table:table-cell>
          <table:table-cell/>
          <table:table-cell office:value-type="string" calcext:value-type="string">
            <text:p>COMMUNICATION</text:p>
          </table:table-cell>
          <table:table-cell office:value-type="float" office:value="1588611426886" calcext:value-type="float">
            <text:p>1588611426886</text:p>
          </table:table-cell>
          <table:table-cell office:value-type="string" calcext:value-type="string">
            <text:p>Berlin</text:p>
          </table:table-cell>
          <table:table-cell office:value-type="string" calcext:value-type="string">
            <text:p>Menschen in Regionen der Welt mit geringer Internetpenetration und erhöhten Analphabetenraten haben wenige Möglichkeiten sich mit verlässlicher Information zu COVID-19 zu versorgen. Auch in Gegenden mit geringer Internetpenetration sind Mobiltelefone bei ca. 80% der Bevölkerung vorhanden. Medizinisches Personal hat keine ausreichenden Kapazitäten um bei Covid-19 Fällen angemessen zu agieren. Fallzahlen zu Covid-19 sind ungenau und können nicht flächendeckend identifiziert werden.</text:p>
          </table:table-cell>
          <table:table-cell office:value-type="string" calcext:value-type="string">
            <text:p>https://www.linkedin.com/in/franz-von-weizs%C3%A4cker-3301931/</text:p>
          </table:table-cell>
          <table:table-cell office:value-type="string" calcext:value-type="string">
            <text:p>Call vs. Corona verwendet simple technische Lösungen über einfache Mobildtelefone, die die Bürger breits kennen und besitzen. Durch bestehende Verträge mit Mobilfunkanbieter können Hotlines sogar kostenlos angewählt werden. Call vs. Corona ist eine "quick win" Lösung, die aber gleichzeitig durch Kapazitätenentwicklung über die GIZ flankiert wird und so nachhaltig Strukturen für eine besserer Krisenbewältigung aufbaut.</text:p>
          </table:table-cell>
          <table:table-cell table:number-columns-repeated="11"/>
        </table:table-row>
        <table:table-row table:style-name="ro4">
          <table:table-cell office:value-type="string" calcext:value-type="string">
            <text:p>Clinical Capacity Management</text:p>
          </table:table-cell>
          <table:table-cell office:value-type="string" calcext:value-type="string">
            <text:p>U011LL6J0LD</text:p>
          </table:table-cell>
          <table:table-cell office:value-type="string" calcext:value-type="string">
            <text:p>Während der Pandemie sind die Krankenhäuser vieler Länder in kurzer Zeit an ihre Kapazitätsgrenzen gestoßen. Auch wenn die Situation in Deutschland (bisher) glimpflich verlaufen ist, sind solche Situationen auch hier nach wie vor denkbar. Jedoch nicht nur im Extremfall, sondern selbst im Regelbetrieb, gehen wertvolle Zeit und Ressourcen bei der Zuteilung von Intensivkapazitäten verloren, da die Planungsentscheidungen meist nicht von leistungsfähiger IT und intelligenter Algorithmik unterstützt werden.</text:p>
            <text:p>Unsere Lösung soll direkt dazu beitragen, Todesfälle durch unzureichende medizinische Versorgung aufgrund belegter oder zu spät zugewiesener Intensivbetten zu vermeiden. Hierzu erfolgt eine KI-basierte, automatisierte Planung der Intensivkapazitäten, welche Kapazitätsengpässe, Zeitverzögerungen oder unnötige Verlegungen von vornherein vermeidet. Das Verfahren ist nicht nur in der Pandemie relevant, sondern soll auch den Normalbetrieb im Krankenhaus digital unterstützen. </text:p>
          </table:table-cell>
          <table:table-cell office:value-type="string" calcext:value-type="string">
            <text:p>mertens.yvonne@gmail.com</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Vorausschauendes Management der Intensivkapazitäten auf Basis von künstlicher Intelligenz</text:p>
          </table:table-cell>
          <table:table-cell office:value-type="string" calcext:value-type="string">
            <text:p>GHl6QCKc2nM06LRhwpgXQVfxBAu1</text:p>
          </table:table-cell>
          <table:table-cell office:value-type="string" calcext:value-type="string">
            <text:p>projects</text:p>
          </table:table-cell>
          <table:table-cell/>
          <table:table-cell office:value-type="string" calcext:value-type="string">
            <text:p>GHl6QCKc2nM06LRhwpgXQVfxBAu1</text:p>
          </table:table-cell>
          <table:table-cell office:value-type="string" calcext:value-type="string">
            <text:p>Yvonne Therese</text:p>
          </table:table-cell>
          <table:table-cell office:value-type="string" calcext:value-type="string">
            <text:p>Direkte Nutzer sind Krisenstäbe, Leitstellen und Krankenhäuser. Indirekt profitieren alle Menschen davon, die im Rahmen der Pandemie ein hohes Risiko einer intensivmedizinischen Betreuung haben.</text:p>
          </table:table-cell>
          <table:table-cell office:value-type="string" calcext:value-type="string">
            <text:p>Mertens</text:p>
          </table:table-cell>
          <table:table-cell office:value-type="string" calcext:value-type="string">
            <text:p>Auf Basis aktueller Infektionszahlen sowie der von den Krankenhäusern tagesaktuell gemeldeten Auslastung werden lernfähige Prognosen für die zu erwartenden, regionalen Krankenhausauslastungen erstellt. Diese sind Input für eine intelligente Algorithmik, die für jede Region und Klinik eine vorausschauende Zuweisung der Patienten in Echtzeit ermittelt.</text:p>
          </table:table-cell>
          <table:table-cell office:value-type="string" calcext:value-type="string">
            <text:p>IVENA, Rescuetrack</text:p>
          </table:table-cell>
          <table:table-cell office:value-type="string" calcext:value-type="string">
            <text:p>Yvonne Therese Mertens</text:p>
          </table:table-cell>
          <table:table-cell office:value-type="string" calcext:value-type="string">
            <text:p>https://drive.google.com/drive/folders/1hZzzbimpEqInVBw-vEmwQD_eHDfga4NQ</text:p>
          </table:table-cell>
          <table:table-cell office:value-type="float" office:value="1599642949799" calcext:value-type="float">
            <text:p>1599642949799</text:p>
          </table:table-cell>
          <table:table-cell office:value-type="string" calcext:value-type="string">
            <text:p>live</text:p>
          </table:table-cell>
          <table:table-cell office:value-type="string" calcext:value-type="string">
            <text:p>active</text:p>
          </table:table-cell>
          <table:table-cell/>
          <table:table-cell office:value-type="string" calcext:value-type="string">
            <text:p>RISKGROUP_ILLNESSES</text:p>
          </table:table-cell>
          <table:table-cell office:value-type="string" calcext:value-type="string">
            <text:p>RISKGROUP_ELDERLY</text:p>
          </table:table-cell>
          <table:table-cell office:value-type="string" calcext:value-type="string">
            <text:p>MEDICAL_STAFF</text:p>
          </table:table-cell>
          <table:table-cell office:value-type="string" calcext:value-type="string">
            <text:p>GENERAL_PUBLIC</text:p>
          </table:table-cell>
          <table:table-cell office:value-type="string" calcext:value-type="string">
            <text:p>Wir sind im Austausch mit möglichen Kooperationspartnern, welche unsere Lösung nutzen bzw. integrieren können. Im ersten Schritt soll ein Proof-of-Concept erfolgen, um die Leistungsfähigkeit des Systems unter Beweis zu stellen und weitere Anforderungen der Nutzer aufzunehmen. Parallel wurde ein Prototyp entwickelt, welcher live gehen kann, sobald ein PoC startet.</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MEDICAL_CARE_TREATMENT</text:p>
          </table:table-cell>
          <table:table-cell office:value-type="float" office:value="1586942874478" calcext:value-type="float">
            <text:p>1586942874478</text:p>
          </table:table-cell>
          <table:table-cell office:value-type="string" calcext:value-type="string">
            <text:p>Köln</text:p>
          </table:table-cell>
          <table:table-cell office:value-type="string" calcext:value-type="string">
            <text:p>Nicht nur im Extremfall einer Pandemie, sondern selbst im Regelbetrieb gehen wertvolle Zeit und Ressourcen bei der Zuteilung von Intensivkapazitäten verloren, da die Planungsentscheidungen nicht von intelligenter Algorithmik unterstützt werden.</text:p>
            <text:p>Unsere Lösung bietet eine KI-basierte, automatisierte Planung der Intensivkapazitäten, welche Kapazitätsengpässe und Zeitverluste von vornherein vermeidet.</text:p>
          </table:table-cell>
          <table:table-cell/>
          <table:table-cell office:value-type="string" calcext:value-type="string">
            <text:p>Der Einsatz von künstlicher Intelligenz ermöglicht eine vorausschauende und effiziente Patientenzuweisung und verhindert Kapazitätsengpässe von vorneherein.</text:p>
          </table:table-cell>
          <table:table-cell table:number-columns-repeated="11"/>
        </table:table-row>
        <table:table-row table:style-name="ro2">
          <table:table-cell office:value-type="string" calcext:value-type="string">
            <text:p>Co-Response</text:p>
          </table:table-cell>
          <table:table-cell/>
          <table:table-cell office:value-type="string" calcext:value-type="string">
            <text:p/>
            <text:p>Unsere Lösung, die Co-Response, erfolgt in sieben Prozessschritten, welche über eine digitale Plattform erfolgen und koordiniert werden. Sie dient dazu die Probleme der überlasteten Arztpraxen zu lösen und Risikogruppen die Möglichkeit zu bieten trotz ärztlicher Konsultation zu Hause zu bleiben, die Neu-Infektionsrate durch persönliche Arztbesuche zu vermindern, TestKit-Lieferung und Durchführung zu koordinieren, Test-Analysen und deren Ergebnisse digital festzuhalten, zu ordnen und damit die Verwaltung zu entlasten.</text:p>
            <text:p/>
          </table:table-cell>
          <table:table-cell office:value-type="string" calcext:value-type="string">
            <text:p>vincent.zimmer@icme.com</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Unsere Lösung, die Co-Response, erfolgt in sieben Prozessschritten, welche über eine digitale Plattform erfolgen und koordiniert werden. Sie dient dazu die Probleme der überlasteten Arztpraxen zu lösen und Risikogruppen die Möglichkeit zu bieten trotz ärztlicher Konsultation zu Hause zu bleiben, die Neu-Infektionsrate durch persönliche Arztbesuche zu vermindern, TestKit-Lieferung und Durchführung zu koordinieren, Test-Analysen und deren Ergebnisse digital festzuhalten, zu ordnen und damit die Verwaltung zu entlasten.</text:p>
          </table:table-cell>
          <table:table-cell office:value-type="string" calcext:value-type="string">
            <text:p>dvmByvYq0bO8S3tlrch7TcZusvf1</text:p>
          </table:table-cell>
          <table:table-cell office:value-type="string" calcext:value-type="string">
            <text:p>projects</text:p>
          </table:table-cell>
          <table:table-cell/>
          <table:table-cell office:value-type="string" calcext:value-type="string">
            <text:p>dvmByvYq0bO8S3tlrch7TcZusvf1</text:p>
          </table:table-cell>
          <table:table-cell office:value-type="string" calcext:value-type="string">
            <text:p>Vincent</text:p>
          </table:table-cell>
          <table:table-cell office:value-type="string" calcext:value-type="string">
            <text:p>Risikogruppen, medizinisches und pflegerisches Personal, Gesundheitsämter, öffentliche Verwaltung von Kommunen zur Koordination Coronaspezifischer Maßnahmen. </text:p>
          </table:table-cell>
          <table:table-cell office:value-type="string" calcext:value-type="string">
            <text:p>Zimmer</text:p>
          </table:table-cell>
          <table:table-cell office:value-type="string" calcext:value-type="string">
            <text:p>Unsere Lösung, die Co-Response, erfolgt in sieben Prozessschritten, welche über eine digitale Plattform erfolgen und koordiniert werden. Sie dient dazu die Probleme der überlasteten Arztpraxen zu lösen und Risikogruppen die Möglichkeit zu bieten trotz ärztlicher Konsultation zu Hause zu bleiben, die Neu-Infektionsrate durch persönliche Arztbesuche zu vermindern, TestKit-Lieferung und Durchführung zu koordinieren, Test-Analysen und deren Ergebnisse digital festzuhalten, zu ordnen und damit die Verwaltung zu entlasten.</text:p>
          </table:table-cell>
          <table:table-cell/>
          <table:table-cell office:value-type="string" calcext:value-type="string">
            <text:p>Vincent Zimmer</text:p>
          </table:table-cell>
          <table:table-cell office:value-type="string" calcext:value-type="string">
            <text:p>https://drive.google.com/drive/folders/1MTUB62UVv8CZ56bHISiKKqlYHs0qdcn7</text:p>
          </table:table-cell>
          <table:table-cell office:value-type="float" office:value="1599640184497" calcext:value-type="float">
            <text:p>1599640184497</text:p>
          </table:table-cell>
          <table:table-cell office:value-type="string" calcext:value-type="string">
            <text:p>prototypeIteration</text:p>
          </table:table-cell>
          <table:table-cell office:value-type="string" calcext:value-type="string">
            <text:p>active</text:p>
          </table:table-cell>
          <table:table-cell/>
          <table:table-cell office:value-type="string" calcext:value-type="string">
            <text:p>RISKGROUP_ILLNESSES</text:p>
          </table:table-cell>
          <table:table-cell office:value-type="string" calcext:value-type="string">
            <text:p>RISKGROUP_ELDERLY</text:p>
          </table:table-cell>
          <table:table-cell office:value-type="string" calcext:value-type="string">
            <text:p>ADMINISTRATION_PUBLIC_SERVICE</text:p>
          </table:table-cell>
          <table:table-cell office:value-type="string" calcext:value-type="string">
            <text:p>MEDICAL_STAFF</text:p>
          </table:table-cell>
          <table:table-cell office:value-type="string" calcext:value-type="string">
            <text:p>Wir konnten Teilkomponenten testen gemeinsam mit Partnern. - Wir sind bereit die Teilkomponenten in eine holistisch anwendbare Plattform zu integrieren und die Plattform steht zur Integration bereit. - Wir konnten im Rahmen des Smart Dev Hackathons Ideen zur Internationalisierung konkretisieren.</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TEST_METHODS_AND_DIAGNOSIS</text:p>
          </table:table-cell>
          <table:table-cell office:value-type="float" office:value="1586965060638" calcext:value-type="float">
            <text:p>1586965060638</text:p>
          </table:table-cell>
          <table:table-cell office:value-type="string" calcext:value-type="string">
            <text:p>Berlin</text:p>
          </table:table-cell>
          <table:table-cell office:value-type="string" calcext:value-type="string">
            <text:p>Mit Co-Response führen wir relevante Komponenten zusammen und machen diese für alle Stakeholder, Patienten, medizinisches Personal, öffentliche Verwaltung und Regierung zugänglich. Dabei werden die Stakeholder im Prozess auf effiziente Weise miteinander verbunden und angeleitet. Co-Response setzt auf die Zusammenarbeit von Anbietern der einzelnen Komponenten und sieht sich als Schnittstellenmanager und Koordinator der Zusammenführung auf einer Plattform. <text:s/>Konkrete Anknüpfungspunkte sind an den sieben Prozessschritten ablesbar. So wäre beispielsweise eine Anbindung des Digitalen Wartezimmers des WirVSVirus Hackathon als Entrypoint in die Prozesskette, sozusagen als Schritt Null, denkbar. Über die App von Digitales Wartezimmer sowie über andere medizinische Plattformen unserer Partner können Patienten an Co-Response weitergeleitet werden und somit die Reichweite vergrößert werden. Auch besteht Potential für eine Zusammenarbeit mit Sicher Test des WirVSVirus Hackathon. Zwischen den Prozessschritten drei und vier könnte die Triage-Funktion effektiv integriert werden. Innerhalb der Prozesskette bestehen weitere Anknüpfungspunkte, welche sinnvoll ausgefüllt und einen Mehrwert erzeugen können.</text:p>
          </table:table-cell>
          <table:table-cell office:value-type="string" calcext:value-type="string">
            <text:p>https://de.linkedin.com/in/vincent-zimmer-berlin</text:p>
          </table:table-cell>
          <table:table-cell office:value-type="string" calcext:value-type="string">
            <text:p>Mit der Co-Response vereinen wir wichtige Komponenten auf einer digitalen Plattform, welche in einem neuen Prozess von der Erstdiagnose über die Ausstellung eines Rezepts zum Test bis hin zur Lieferung, Durchführung und Analyse des Tests führt. Das System ermöglicht es, kommunale Einheiten in den Prozess einzubeziehen und administrativ zu entlasten. Gleichzeitig werden Testergebnisse und andere Daten geordnet, sicher und schnell an Behörden rückgemeldet. Unser USP ist, dass sich unsere Plattform auch für andere Krankheitsbilder zur Fernüberwachung nutzen lässt und somit die Behandlung weitergeführt werden kann.</text:p>
          </table:table-cell>
          <table:table-cell table:number-columns-repeated="11"/>
        </table:table-row>
        <table:table-row table:style-name="ro5">
          <table:table-cell office:value-type="string" calcext:value-type="string">
            <text:p>Collabovid</text:p>
          </table:table-cell>
          <table:table-cell office:value-type="string" calcext:value-type="string">
            <text:p>U011GUVB354</text:p>
          </table:table-cell>
          <table:table-cell office:value-type="string" calcext:value-type="string">
            <text:p>https://twitter.com/collabovid</text:p>
          </table:table-cell>
          <table:table-cell office:value-type="string" calcext:value-type="string">
            <text:p>In der Wissenschaft durchlaufen Publikationen in der Regel einen aufwendigen Reviewprozess, der sich auf mehrere Wochen oder sogar Monate erstrecken kann. Aufgrund akuten Lage in der Welt, werden Publikationen zu SARS-CoV-2 und COVID19 als Vorabversionen auf sogenannten "Preprint" Servern wie medXriv oder bioXriv publiziert. Die dort veröffentlichten Texte wurden noch keiner Prüfung unterzogen, liefern aber Einblicke in aktuelle Forschungsthemen. Wissenschaftler sind natürlich sehr daran interessiert in den aktuellen Studien zu ihrem Fachgebiet auf dem neusten Stand zu sein. Aufgrund der hohen Fallzahlen und dem anhaltenden Interesse aus der Politik und Medizin, werden an manchen Tagen mehr als 100 neue Publikationen veröffentlicht. Die Fachleute sind wegen der schieren Masse überfordert und verlieren den Überblick. Collabovid nimmt sich diesem Problem an und aktualisiert alle 30 Minuten den Datensatz an Neuerscheinungen indem es die Preprint Server medXriv und bioXriv durchsucht. Dadurch wurden bislang mehr als 1600 Publikationen in den Datensatz aufgenommen. <text:s/>Die Veröffentlichungen werden auf der Seite aufbereitet und mit Verweis auf die Originaltexte angezeigt. Collabovid bietet dem Nutzer eine Vielzahl an Hilfestellungen, um die Texte zu filtern oder zu sortieren. So ist es beispielsweise möglich, den Datensatz nach Titeln oder Autoren zu durchsuchen. Weiterhin können Ergebnisse nach verschiedenen Maßen wie dem Erscheinungsdatum aber auch nach Ansehen der Autoren sortiert werden. Das Hauptfeature der Plattform ist die semantische Analyse der Publikationen. Es werden verschiedene Machine Learning Ansätze genutzt, die die Publikationen in vordefinierte Themen einteilen. Die einzelnen Themen decken verschiedene Bereiche, von Kenntnissen über Medikationen und Impfstoffe bis hin zu ethischen und sozialen Aspekten, ab. Darüber hinaus erlauben wir es dem Nutzer nach einem selbst definierten Thema zu suchen. Dies erlaubt es Wissenschaftlern gezielt nach neuen Erkenntnissen zu suchen und fördert den länderübergreifenden Austausch in der Forschung.</text:p>
          </table:table-cell>
          <table:table-cell office:value-type="string" calcext:value-type="string">
            <text:p>https://www.youtube.com/watch?v=sMz25dmQepI</text:p>
          </table:table-cell>
          <table:table-cell office:value-type="string" calcext:value-type="string">
            <text:p>m.perk@tu-bs.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Collabovid ist eine Kollaborationsplattform für den wissenschaftlichen Austausch über Publikationen zum Coronavirus. Die Website liefert einen schnellen Einblick in aktuelle Forschungsergebnisse.</text:p>
          </table:table-cell>
          <table:table-cell office:value-type="string" calcext:value-type="string">
            <text:p>itK9eUIP1udyIe163GpbdbnXbAe2</text:p>
          </table:table-cell>
          <table:table-cell office:value-type="string" calcext:value-type="string">
            <text:p>projects</text:p>
          </table:table-cell>
          <table:table-cell/>
          <table:table-cell office:value-type="string" calcext:value-type="string">
            <text:p>itK9eUIP1udyIe163GpbdbnXbAe2</text:p>
          </table:table-cell>
          <table:table-cell office:value-type="string" calcext:value-type="string">
            <text:p>https://www.collabovid.org/</text:p>
          </table:table-cell>
          <table:table-cell office:value-type="string" calcext:value-type="string">
            <text:p>Michael</text:p>
          </table:table-cell>
          <table:table-cell office:value-type="string" calcext:value-type="string">
            <text:p>Die Plattform unterstützt Wissenschaftler:innen, Wissenschaftsjournalist:innen und Mediziner:innen dabei, die aktuellsten Publikationen nach den für sie relevanten Informationen zu durchsuchen.</text:p>
          </table:table-cell>
          <table:table-cell office:value-type="string" calcext:value-type="string">
            <text:p>Perk</text:p>
          </table:table-cell>
          <table:table-cell office:value-type="string" calcext:value-type="string">
            <text:p>Collabovid ermöglicht es, wissenschaftliche Publikationen von diversen Quellen nach verschiedenen Kriterien zu filtern und zu sortieren. Darüber hinaus wird der Inhalt der Publikationen mit Machine Learning Ansätzen analysiert. So können Publikationen in relevante Themen unterteilt, Ähnlichkeitsanalysen durchgeführt und komplexe Suchanfragen mit passenden Publikationen beantwortet werden.</text:p>
          </table:table-cell>
          <table:table-cell office:value-type="string" calcext:value-type="string">
            <text:p>oumy covid19 (https://covid19.oumy.com/)</text:p>
            <text:p>biomed-sanity (http://biomed-sanity.com/)</text:p>
            <text:p>covid19primer (https://covid19primer.com/dashboard)</text:p>
            <text:p>covidseer (https://covidseer.ist.psu.edu/)</text:p>
          </table:table-cell>
          <table:table-cell office:value-type="string" calcext:value-type="string">
            <text:p>Michael Perk</text:p>
          </table:table-cell>
          <table:table-cell office:value-type="string" calcext:value-type="string">
            <text:p>https://drive.google.com/drive/folders/106k9KpuuQA1yDSVvLJyPE27lUZzAAI9q</text:p>
          </table:table-cell>
          <table:table-cell office:value-type="float" office:value="1600857467441" calcext:value-type="float">
            <text:p>1600857467441</text:p>
          </table:table-cell>
          <table:table-cell office:value-type="string" calcext:value-type="string">
            <text:p>activeUsers</text:p>
          </table:table-cell>
          <table:table-cell office:value-type="string" calcext:value-type="string">
            <text:p>active</text:p>
          </table:table-cell>
          <table:table-cell office:value-type="string" calcext:value-type="string">
            <text:p>Unser Team besteht aus fünf Informatikstudierenden, die das Projekt im Zuge des #BuildForCOVID19 Hackathons initiiert haben. <text:s/>Collabovid gehört zu den von der Jury ausgewählten "Highlighted Projects" (covidglobalhackathon.com) und gewann Preise bei weiteren Hackathons. Seit dem haben wir das Projekt sehr intensiv weiterentwickelt.</text:p>
          </table:table-cell>
          <table:table-cell office:value-type="string" calcext:value-type="string">
            <text:p>SCIENTISTS_RESEARCHERS</text:p>
          </table:table-cell>
          <table:table-cell table:number-columns-repeated="2"/>
          <table:table-cell office:value-type="string" calcext:value-type="string">
            <text:p>Wir haben bereits aus verschiedenen Quellen erfahren, dass derzeit ein massives Problem mit der Vielzahl an Veröffentlichungen zum Coronavirus besteht. Collabovid nimmt sich diesem Problem an und ist unter https://www.collabovid.org/ erreichbar. </text:p>
          </table:table-cell>
          <table:table-cell office:value-type="string" calcext:value-type="string">
            <text:p>https://firebasestorage.googleapis.com/v0/b/corona-e5c0e.appspot.com/o/users%2FitK9eUIP1udyIe163GpbdbnXbAe2%2Ftest.png?alt=media&amp;token=0fb8b2c8-7bee-4fba-b723-78c874b24460</text:p>
          </table:table-cell>
          <table:table-cell office:value-type="string" calcext:value-type="string">
            <text:p>INFECTION_CHAINS_AND_RESEARCH</text:p>
          </table:table-cell>
          <table:table-cell office:value-type="float" office:value="1586851209611" calcext:value-type="float">
            <text:p>1586851209611</text:p>
          </table:table-cell>
          <table:table-cell office:value-type="string" calcext:value-type="string">
            <text:p>Braunschweig</text:p>
          </table:table-cell>
          <table:table-cell office:value-type="string" calcext:value-type="string">
            <text:p>Derzeit werden täglich dutzende neue Studien und Resultate zu SARS-CoV-2/COVID-19 veröffentlicht. Die Artikel sind teils Vorveröffentlichungen, die noch keinen Review-Prozess durchlaufen haben. Als Wissenschaftler ist es nur unter sehr großem Zeitaufwand möglich, alle neuen Veröffentlichungen durchzusehen, semantisch einzuordnen, zu bewerten sowie mit anderen Publikationen in Verbindung zu bringen</text:p>
          </table:table-cell>
          <table:table-cell office:value-type="string" calcext:value-type="string">
            <text:p>https://www.linkedin.com/company/collabovid</text:p>
          </table:table-cell>
          <table:table-cell office:value-type="string" calcext:value-type="string">
            <text:p>Suchanfragen werden bei Collabovid nicht nur nach Schlagwörtern ausgewertet, sondern auf semantischer Ebene mit den Inhalten (Abstract und/oder Volltext) der Publikationen abgeglichen. Dadurch können komplexe Suchanfragen gestellt und beantwortet werden. Zusätzlich klassifizieren wir alle Publikationen in verschiedene - für die Wissenschaft relevante - Themengebiete.</text:p>
          </table:table-cell>
          <table:table-cell table:number-columns-repeated="9"/>
        </table:table-row>
        <table:table-row table:style-name="ro4">
          <table:table-cell office:value-type="string" calcext:value-type="string">
            <text:p>Collective Impact Campus (CIC)</text:p>
          </table:table-cell>
          <table:table-cell/>
          <table:table-cell office:value-type="string" calcext:value-type="string">
            <text:p>https://twitter.com/kiron_education</text:p>
          </table:table-cell>
          <table:table-cell table:number-columns-repeated="2"/>
          <table:table-cell office:value-type="string" calcext:value-type="string">
            <text:p>sabrina.konzok@kiron.ngo</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online learning</text:p>
          </table:table-cell>
          <table:table-cell office:value-type="string" calcext:value-type="string">
            <text:p>Jfbvy2ebtzVQ1APQEIvI7skGIJz1</text:p>
          </table:table-cell>
          <table:table-cell office:value-type="string" calcext:value-type="string">
            <text:p>projects</text:p>
          </table:table-cell>
          <table:table-cell/>
          <table:table-cell office:value-type="string" calcext:value-type="string">
            <text:p>Jfbvy2ebtzVQ1APQEIvI7skGIJz1</text:p>
          </table:table-cell>
          <table:table-cell office:value-type="string" calcext:value-type="string">
            <text:p>https://www.kiron.ngo</text:p>
          </table:table-cell>
          <table:table-cell office:value-type="string" calcext:value-type="string">
            <text:p>Sabrina</text:p>
          </table:table-cell>
          <table:table-cell office:value-type="string" calcext:value-type="string">
            <text:p>Global gibt es aktuell 79,5 Mio. Menschen auf der Flucht. Viele Organisationen, die diese Zielgruppe unterstützen, wurden auf Grund von Corona stark in der Bereitstellung ihrer Hilfeleistungen eingeschränkt. </text:p>
          </table:table-cell>
          <table:table-cell office:value-type="string" calcext:value-type="string">
            <text:p>Konzok</text:p>
          </table:table-cell>
          <table:table-cell office:value-type="string" calcext:value-type="string">
            <text:p>Wir haben den Collective Impact Campus(CIC) ins Leben gerufen, der die Wirkung einzelner Akteure vereinen soll und Geflüchteten weltweit neue Zugänge zu Bindungschancen bereitstellt. Akteure bekommen dafür eine personalisierte Landingpage und können in ihrem eigenen Bereich auf dem CIC ihre digitalen Lernangebote bereitstellen. Die ursprüngliche Idee "Online Lehren" haben wir massiv ausgebaut.</text:p>
          </table:table-cell>
          <table:table-cell table:number-columns-repeated="2"/>
          <table:table-cell office:value-type="string" calcext:value-type="string">
            <text:p>/</text:p>
          </table:table-cell>
          <table:table-cell office:value-type="float" office:value="1600859817851" calcext:value-type="float">
            <text:p>1600859817851</text:p>
          </table:table-cell>
          <table:table-cell office:value-type="string" calcext:value-type="string">
            <text:p>activeUsers</text:p>
          </table:table-cell>
          <table:table-cell office:value-type="string" calcext:value-type="string">
            <text:p>active</text:p>
          </table:table-cell>
          <table:table-cell office:value-type="string" calcext:value-type="string">
            <text:p>Schon lange wissen wir, dass wir alleine unsere Wirkungsziele nicht erreichen können. Zu groß ist der stetig steigende Bedarf von Geflüchteten weltweit Zugang zu Bildungsmöglichkeiten und damit auch zur Chancengerechtigkeit zu bekommen. Daher haben wir die Herausforderungen durch Corona als Chance genutzt, um endlich unsere Arbeit mit der anderer Akteure zu verbinden und den CIC ins Leben zu rufen</text:p>
          </table:table-cell>
          <table:table-cell office:value-type="string" calcext:value-type="string">
            <text:p>REFUGEES</text:p>
          </table:table-cell>
          <table:table-cell office:value-type="string" calcext:value-type="string">
            <text:p>ENTERPRISE_SME</text:p>
          </table:table-cell>
          <table:table-cell office:value-type="string" calcext:value-type="string">
            <text:p>PEOPLE_SPECIAL_NEEDS</text:p>
          </table:table-cell>
          <table:table-cell office:value-type="string" calcext:value-type="string">
            <text:p>Basierend auf dem Kiron Campus wurde die digitale Lernplattform Collective Impact Campus gebaut. Hierauf können alle Akteure, die digitiale Unterstützungs- und Bildungsangebote an Geflüchtete weltweit anbieten wollen, diese Angebote digital zugänglich machen. Nachdem wir mit dem Kurs "How to teach online" im Solution Enabler starteten, wird der CIC nun von NGOs wie Paper Airplanes genutzt.</text:p>
          </table:table-cell>
          <table:table-cell office:value-type="string" calcext:value-type="string">
            <text:p>https://firebasestorage.googleapis.com/v0/b/corona-e5c0e.appspot.com/o/users%2FJfbvy2ebtzVQ1APQEIvI7skGIJz1%2FScreenshot%202020-09-23%20at%2013.08.13.png?alt=media&amp;token=59f985e1-f490-4570-9c40-db5e36b8fde5</text:p>
          </table:table-cell>
          <table:table-cell office:value-type="string" calcext:value-type="string">
            <text:p>DIGITAL_EDUCATION</text:p>
          </table:table-cell>
          <table:table-cell office:value-type="float" office:value="1591709074608" calcext:value-type="float">
            <text:p>1591709074608</text:p>
          </table:table-cell>
          <table:table-cell office:value-type="string" calcext:value-type="string">
            <text:p>Berlin</text:p>
          </table:table-cell>
          <table:table-cell office:value-type="string" calcext:value-type="string">
            <text:p>Wir haben gesehen, dass viele Lehrkräfte mit dem digitalen Unterricht überfordert waren. Das lag nicht nur an den technologischen Grundvoraussetzungen, sondern auch an dem neuen insgesamten Setup. </text:p>
          </table:table-cell>
          <table:table-cell/>
          <table:table-cell office:value-type="string" calcext:value-type="string">
            <text:p>Wir wollen auf unseren Erfahrungen, die wir bei Kiron Open Higher Education in den vergangenen 5 Jahren mit dem Aufbau einer digitalen Lernplattform für Geflüchtete gemacht haben, auf die neuen Herausforderungen anpassen. </text:p>
            <text:p>Da wir bereits viel Wissen und Partnernetzwerke im Bereich digitale Bildung haben, ist das ein guter Ausgangspunkt um Lösungen für eine neue Zielgruppe zu schaffen. </text:p>
          </table:table-cell>
          <table:table-cell table:number-columns-repeated="9"/>
        </table:table-row>
        <table:table-row table:style-name="ro4">
          <table:table-cell office:value-type="string" calcext:value-type="string">
            <text:p>Cooperation Cafe</text:p>
          </table:table-cell>
          <table:table-cell table:number-columns-repeated="2"/>
          <table:table-cell office:value-type="string" calcext:value-type="string">
            <text:p>nrieke@gmail.com</text:p>
          </table:table-cell>
          <table:table-cell office:value-type="string" calcext:value-type="string">
            <text:p>NEW_SKILLS</text:p>
          </table:table-cell>
          <table:table-cell office:value-type="string" calcext:value-type="string">
            <text:p>wirvsvirus</text:p>
          </table:table-cell>
          <table:table-cell office:value-type="string" calcext:value-type="string">
            <text:p>Für besseren Austausch zwischen Lehrkräften</text:p>
          </table:table-cell>
          <table:table-cell office:value-type="string" calcext:value-type="string">
            <text:p>ZLLzxYQkjkRDyGMk4r8GLA435hj2</text:p>
          </table:table-cell>
          <table:table-cell office:value-type="string" calcext:value-type="string">
            <text:p>projects</text:p>
          </table:table-cell>
          <table:table-cell/>
          <table:table-cell office:value-type="string" calcext:value-type="string">
            <text:p>ZLLzxYQkjkRDyGMk4r8GLA435hj2</text:p>
          </table:table-cell>
          <table:table-cell office:value-type="string" calcext:value-type="string">
            <text:p>Nina</text:p>
          </table:table-cell>
          <table:table-cell office:value-type="string" calcext:value-type="string">
            <text:p>Lehrkräfte, die in unterschiedlichem Maß mit Digitalität vertraut sind - einige sind Enthusiasten oder Integratoren, andere sind Neugierige, Unsichere oder Ablehner. Aber auch Schüler*innen, die bei guter Qualität des Distanzlernens in der Lage wären, stärker zu partizipieren und sich zu verbessern,und auch die Eltern, die aktuell viel Aufwand beim Anleiten der Kinder haben. </text:p>
          </table:table-cell>
          <table:table-cell office:value-type="string" calcext:value-type="string">
            <text:p>Rieke</text:p>
          </table:table-cell>
          <table:table-cell office:value-type="string" calcext:value-type="string">
            <text:p>Ein Konzept, das es Lehrern ermöglicht, sich produktiv miteinander auszutauschen zu digitalem Lernen und hybridem Unterricht - um Unsicherheiten und Barrieren abzubauen,Neugier zu befriedigen und Enthusiasmus zu teilen. Durch kompakte, direkt umsetzbare Elemente,</text:p>
            <text:p>getragen in vertrauensvoller und lösungsorientierter Grundhaltung entsteht eine höhere Qualität des digitalen bzw. hybriden Lernens. </text:p>
          </table:table-cell>
          <table:table-cell table:number-columns-repeated="2"/>
          <table:table-cell office:value-type="string" calcext:value-type="string">
            <text:p>/</text:p>
          </table:table-cell>
          <table:table-cell office:value-type="float" office:value="1599582549424" calcext:value-type="float">
            <text:p>1599582549424</text:p>
          </table:table-cell>
          <table:table-cell office:value-type="string" calcext:value-type="string">
            <text:p>prototypeIteration</text:p>
          </table:table-cell>
          <table:table-cell office:value-type="string" calcext:value-type="string">
            <text:p>active</text:p>
          </table:table-cell>
          <table:table-cell office:value-type="string" calcext:value-type="string">
            <text:p>Claudia Weiss, Nina Rieke, Natalie Gruber, Felix Lehmann - mit dem Projekt waren wir einer der Gewinner des #wirfürschule Hackathons im Juni 2020. </text:p>
          </table:table-cell>
          <table:table-cell office:value-type="string" calcext:value-type="string">
            <text:p>TEACHING_STAFF</text:p>
          </table:table-cell>
          <table:table-cell office:value-type="string" calcext:value-type="string">
            <text:p>FAMILIES_CHILDREN</text:p>
          </table:table-cell>
          <table:table-cell table:number-columns-repeated="2"/>
          <table:table-cell office:value-type="string" calcext:value-type="string">
            <text:p>Konzept weiter entwickelt, basierend auf einem ersten Pilot an der Deutschen Schule Mailand (DSM). Ablauf als pdf für den Prozess, Entwurf zu ersten Methodik-Karten, Layout &amp; Grafik dafür steht, Website URL gesichert, erstes Konzept für Inhalte Website. Nächste Schritte: Prototyp zum weiteren Testen mit Lehrern fertig machen (inkl. Website-Gestaltung/ Programmierung)</text:p>
          </table:table-cell>
          <table:table-cell office:value-type="string" calcext:value-type="string">
            <text:p>https://firebasestorage.googleapis.com/v0/b/corona-e5c0e.appspot.com/o/users%2FZLLzxYQkjkRDyGMk4r8GLA435hj2%2FBildschirmfoto%202020-06-11%20um%2017.24.16.png?alt=media&amp;token=3dc7f98b-01cf-46b7-80a0-5d5223c3f527</text:p>
          </table:table-cell>
          <table:table-cell office:value-type="string" calcext:value-type="string">
            <text:p>SUPPORT_STRUCTURES_EDUCATION</text:p>
          </table:table-cell>
          <table:table-cell office:value-type="float" office:value="1593688883008" calcext:value-type="float">
            <text:p>1593688883008</text:p>
          </table:table-cell>
          <table:table-cell/>
          <table:table-cell office:value-type="string" calcext:value-type="string">
            <text:p>Unsicherheiten und sehr unterschiedliche Kompetenzen der Lehrkräfte im Umgang mit Unterricht auf Distanz, mangelnder Austausch zwischen Lehrkräften unterschiedlicher digitaler Kompetenzen</text:p>
            <text:p>(insbesondere im virtuellen Raum), kein “Raum” dafür,  fehlende Kapazitäten, um Kurse zu belegen oder sich "reinzufuchsen“</text:p>
          </table:table-cell>
          <table:table-cell office:value-type="string" calcext:value-type="string">
            <text:p>https://www.linkedin.com/in/ninarieke/</text:p>
          </table:table-cell>
          <table:table-cell office:value-type="string" calcext:value-type="string">
            <text:p>Niedrigschwelliges Konzept, Verzahnung analog und digital, Anerkennung das Digitalisierung in Schulen ein Buy-In von Vielen braucht und mehr als das Bereitstellen von Technologie - sondern auch viel gute Kommunikation. </text:p>
          </table:table-cell>
          <table:table-cell office:value-type="string" calcext:value-type="string">
            <text:p>https://twitter.com/cooperationcafe</text:p>
          </table:table-cell>
          <table:table-cell/>
          <table:table-cell office:value-type="string" calcext:value-type="string">
            <text:p>COORDINATION_SUPPORT</text:p>
          </table:table-cell>
          <table:table-cell office:value-type="string" calcext:value-type="string">
            <text:p>PROCESS_REDESIGN</text:p>
          </table:table-cell>
          <table:table-cell office:value-type="string" calcext:value-type="string">
            <text:p>www.cooperationcafe.com</text:p>
          </table:table-cell>
          <table:table-cell table:number-columns-repeated="3"/>
          <table:table-cell office:value-type="float" office:value="1787619728" calcext:value-type="float">
            <text:p>1787619728</text:p>
          </table:table-cell>
          <table:table-cell table:number-columns-repeated="2"/>
        </table:table-row>
        <table:table-row table:style-name="ro6">
          <table:table-cell office:value-type="string" calcext:value-type="string">
            <text:p>CoronaOne</text:p>
          </table:table-cell>
          <table:table-cell office:value-type="string" calcext:value-type="string">
            <text:p>U010VR5V06B</text:p>
          </table:table-cell>
          <table:table-cell office:value-type="string" calcext:value-type="string">
            <text:p>The CoronaOne Initiative. Fighting for cheap and reliable home-testing for COVID-19. Open-source in our mind. Non-profit at our heart. Support our mission! https://www.coronaone.de/</text:p>
          </table:table-cell>
          <table:table-cell office:value-type="string" calcext:value-type="string">
            <text:p>cedric.pascal.sommer@gmail.com</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Wir bieten ein Corona-Selbstabstrich-Kit, mit dem Menschen flächendeckend und vollkommen kontaktlos einen Rachenabstrich selbst durchführen und zur Analyse einsenden können. </text:p>
          </table:table-cell>
          <table:table-cell office:value-type="string" calcext:value-type="string">
            <text:p>NlGgopy3YqYn2zAPpfa6dA6E6aj1</text:p>
          </table:table-cell>
          <table:table-cell office:value-type="string" calcext:value-type="string">
            <text:p>projects</text:p>
          </table:table-cell>
          <table:table-cell/>
          <table:table-cell office:value-type="string" calcext:value-type="string">
            <text:p>NlGgopy3YqYn2zAPpfa6dA6E6aj1</text:p>
          </table:table-cell>
          <table:table-cell office:value-type="string" calcext:value-type="string">
            <text:p>Cedric-Pascal</text:p>
          </table:table-cell>
          <table:table-cell office:value-type="string" calcext:value-type="string">
            <text:p>- Risikogruppen</text:p>
            <text:p>- Arbeitgeber, speziell Beratung, Produktion und Reiseverkehr</text:p>
            <text:p>- Pflegeeinrichtungen</text:p>
            <text:p>- Gesundheitsämter</text:p>
            <text:p>- Bundesgesundheitsministerium / RKI für Infektionsausweis</text:p>
          </table:table-cell>
          <table:table-cell office:value-type="string" calcext:value-type="string">
            <text:p>Sommer</text:p>
          </table:table-cell>
          <table:table-cell office:value-type="string" calcext:value-type="string">
            <text:p>Wir haben ein Abstrich-Kit entwickelt, mit dem Menschen selbständig einen Rachenabstrich zur Analyse auf COVID-19 nehmen können.</text:p>
            <text:p/>
            <text:p>1) Arbeitgeber können Infektionen zwischen ihren Mitarbeitern und mit Kunden verhindern</text:p>
            <text:p>2) Pflegeeinrichtungen können neue Infektionen schneller eindämmen</text:p>
            <text:p>3) Ländliche Regionen haben besseren Zugang zu Tests</text:p>
            <text:p/>
            <text:p>Unser Kit ist extrem skalierbar und flächendeckend einsetzbar</text:p>
          </table:table-cell>
          <table:table-cell office:value-type="string" calcext:value-type="string">
            <text:p>docyet</text:p>
          </table:table-cell>
          <table:table-cell office:value-type="string" calcext:value-type="string">
            <text:p>teleclinic</text:p>
          </table:table-cell>
          <table:table-cell office:value-type="string" calcext:value-type="string">
            <text:p>data4life</text:p>
          </table:table-cell>
          <table:table-cell/>
          <table:table-cell office:value-type="string" calcext:value-type="string">
            <text:p>Cedric-Pascal Sommer</text:p>
          </table:table-cell>
          <table:table-cell office:value-type="string" calcext:value-type="string">
            <text:p>https://drive.google.com/drive/folders/14ZRIcOV7MMGBr097EJX2hmTE1xxbomiZ</text:p>
          </table:table-cell>
          <table:table-cell office:value-type="float" office:value="1593097343997" calcext:value-type="float">
            <text:p>1593097343997</text:p>
          </table:table-cell>
          <table:table-cell office:value-type="string" calcext:value-type="string">
            <text:p>beforeLaunch</text:p>
          </table:table-cell>
          <table:table-cell office:value-type="string" calcext:value-type="string">
            <text:p>active</text:p>
          </table:table-cell>
          <table:table-cell/>
          <table:table-cell office:value-type="string" calcext:value-type="string">
            <text:p>MEDICAL_STAFF</text:p>
          </table:table-cell>
          <table:table-cell office:value-type="string" calcext:value-type="string">
            <text:p>ADMINISTRATION_PUBLIC_SERVICE</text:p>
          </table:table-cell>
          <table:table-cell office:value-type="string" calcext:value-type="string">
            <text:p>SCIENTISTS_RESEARCHERS</text:p>
          </table:table-cell>
          <table:table-cell office:value-type="string" calcext:value-type="string">
            <text:p>GENERAL_PUBLIC</text:p>
          </table:table-cell>
          <table:table-cell office:value-type="string" calcext:value-type="string">
            <text:p>- Antrag auf Sonderzulassung beim BfArM in den letzten Schritten</text:p>
            <text:p>- Studie an 3 Unikliniken mit 40 Patienten durchgeführt</text:p>
            <text:p>- Konkrete Partnerschaft mit Uniklinik Dresden, Fraunhofer Institut, Johner Institut, mit weiteren Partnern im Gespräch</text:p>
            <text:p>- Konkrete Kaufangebote von mehreren Unternehmen</text:p>
            <text:p>- Erste Gespräche mit Flughafenbetreibern</text:p>
            <text:p>- Dringend gesucht: Kontaktperson im Kabinett für Infektionsausweise</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TEST_METHODS_AND_DIAGNOSIS</text:p>
          </table:table-cell>
          <table:table-cell office:value-type="float" office:value="1586872625550" calcext:value-type="float">
            <text:p>1586872625550</text:p>
          </table:table-cell>
          <table:table-cell office:value-type="string" calcext:value-type="string">
            <text:p>Berlin</text:p>
          </table:table-cell>
          <table:table-cell office:value-type="string" calcext:value-type="string">
            <text:p>Unsere Lösung adressiert Probleme von Arbeitgebern, Pflegeeinrichtungen und dem öffentlichen Gesundheitswesen:</text:p>
            <text:p/>
            <text:p>1) Arbeitgeber möchten ihr Personal im Werk und Büro beschäftigen, riskieren damit aber Infektionsketten zwischen Mitarbeitern</text:p>
            <text:p>2) Pflegeeinrichtungen durch neue Besucherregelungen einem hohen Risiko von neuen Infektionen ausgesetzt</text:p>
            <text:p>3) Ländliche Regionen haben erschwerten Zugang zu Tests</text:p>
          </table:table-cell>
          <table:table-cell office:value-type="string" calcext:value-type="string">
            <text:p>https://www.linkedin.com/in/cedric-sommer</text:p>
          </table:table-cell>
          <table:table-cell office:value-type="string" calcext:value-type="string">
            <text:p>- Wir setzen auf ein wissenschaftlich geprüftes und sicheres Produkt. Wir führen fortlaufend  zusammen mit Uniklinika Studien durch</text:p>
            <text:p>- Wir stimmen unser Produkt perfekt auf den Einsatz ab. Unser Produkt gibt es in Varianten für zu Hause, für Arbeitgeber, für Pflegeeinrichtungen und sogar für Flughäfen</text:p>
            <text:p>- Wir bringen Erfahrung in Medizin, Forschung und dem operativen Bereich zusammen</text:p>
          </table:table-cell>
          <table:table-cell office:value-type="string" calcext:value-type="string">
            <text:p>https://twitter.com/CoronaOneGlobal</text:p>
          </table:table-cell>
          <table:table-cell office:value-type="string" calcext:value-type="string">
            <text:p>https://www.youtube.com/watch?v=Y_pmpgwXD0g</text:p>
          </table:table-cell>
          <table:table-cell table:number-columns-repeated="2"/>
          <table:table-cell office:value-type="string" calcext:value-type="string">
            <text:p>http://coronaone.de/</text:p>
          </table:table-cell>
          <table:table-cell table:number-columns-repeated="3"/>
        </table:table-row>
        <table:table-row table:style-name="ro1">
          <table:table-cell office:value-type="string" calcext:value-type="string">
            <text:p>Coronavis</text:p>
          </table:table-cell>
          <table:table-cell office:value-type="string" calcext:value-type="string">
            <text:p>U012090T7J4</text:p>
          </table:table-cell>
          <table:table-cell office:value-type="string" calcext:value-type="string">
            <text:p>https://twitter.com/dbvis</text:p>
          </table:table-cell>
          <table:table-cell office:value-type="string" calcext:value-type="string">
            <text:p>Wir haben eine intuitive Kartenansicht für die Intensivbettenkapazitäten in drei Kategorien implementiert, die dabei hilft, Überlastungen schnell zu erkennen und verhindern zu können. Dazu greifen wir auf die Daten des Intensivregisters der DIVI-Organisation zu. Das System ist schon lauffähig und online erreichbar unter https://coronavis.dbvis.de</text:p>
          </table:table-cell>
          <table:table-cell office:value-type="string" calcext:value-type="string">
            <text:p>https://video.coronavis.dbvis.de</text:p>
          </table:table-cell>
          <table:table-cell office:value-type="string" calcext:value-type="string">
            <text:p>buchmueller@dbvis.inf.uni-konstanz.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Mit unserem Projekt können Überlastungen von Intensivstationen frühzeitig erkannt werden. Auch mit der Frühwarnungsfunktionalität können Entscheider Patienten auf freie Kapazitäten verteilen.</text:p>
          </table:table-cell>
          <table:table-cell office:value-type="string" calcext:value-type="string">
            <text:p>hKJAR5OoYwOHoSECOTovZCJr3aj1</text:p>
          </table:table-cell>
          <table:table-cell office:value-type="string" calcext:value-type="string">
            <text:p>projects</text:p>
          </table:table-cell>
          <table:table-cell/>
          <table:table-cell office:value-type="string" calcext:value-type="string">
            <text:p>hKJAR5OoYwOHoSECOTovZCJr3aj1</text:p>
          </table:table-cell>
          <table:table-cell office:value-type="string" calcext:value-type="string">
            <text:p>https://coronavis.dbvis.de</text:p>
          </table:table-cell>
          <table:table-cell office:value-type="string" calcext:value-type="string">
            <text:p>Juri</text:p>
          </table:table-cell>
          <table:table-cell office:value-type="string" calcext:value-type="string">
            <text:p>CoronaVis skaliert entlang aller Hierarchieebenen für lokale bis bundesweit orientierte Entscheider bei der Verteilung von Patienten sowie zur Lageanalyse in Krisenstäben.</text:p>
          </table:table-cell>
          <table:table-cell office:value-type="string" calcext:value-type="string">
            <text:p>Buchmüller</text:p>
          </table:table-cell>
          <table:table-cell office:value-type="string" calcext:value-type="string">
            <text:p>Wir haben eine intuitive Kartenansicht für die Intensivbettenkapazitäten in drei Kategorien entwickelt, die dabei hilft, Überlastungen erkennen und verhindern zu können. Einfache Visualisierungen und Interaktionsmöglichkeiten helfen, Patienten direkt zu verteilen. Das System ist fertig implementiert, erreichbar unter https://coronavis.dbvis.de/lockdown und verzeichnet mehrere Hundert User pro Tag.</text:p>
          </table:table-cell>
          <table:table-cell office:value-type="string" calcext:value-type="string">
            <text:p>RKI/DIVI, Kapamonitor, KI-Bettenverteilung</text:p>
          </table:table-cell>
          <table:table-cell office:value-type="string" calcext:value-type="string">
            <text:p>Juri Buchmüller</text:p>
          </table:table-cell>
          <table:table-cell office:value-type="string" calcext:value-type="string">
            <text:p>https://drive.google.com/drive/folders/1VsWJ-N-1-xsuji39uOMvV-4Xl5W-eTu8</text:p>
          </table:table-cell>
          <table:table-cell office:value-type="float" office:value="1605177406832" calcext:value-type="float">
            <text:p>1605177406832</text:p>
          </table:table-cell>
          <table:table-cell office:value-type="string" calcext:value-type="string">
            <text:p>activeUsers</text:p>
          </table:table-cell>
          <table:table-cell office:value-type="string" calcext:value-type="string">
            <text:p>active</text:p>
          </table:table-cell>
          <table:table-cell office:value-type="string" calcext:value-type="string">
            <text:p>Unser Tool ist vollständig lauffähig. Für die Erweiterung um dringende Funktionen wie Frühwarnkapazitäten benötigen wir Zugang zu exakten Kapazitätsdaten. Wir freuen uns auch über Feedback zur Verwendbarkeit und sinnvollen Erweiterungen.</text:p>
          </table:table-cell>
          <table:table-cell office:value-type="string" calcext:value-type="string">
            <text:p>MEDICAL_STAFF</text:p>
          </table:table-cell>
          <table:table-cell office:value-type="string" calcext:value-type="string">
            <text:p>GENERAL_PUBLIC</text:p>
          </table:table-cell>
          <table:table-cell/>
          <table:table-cell office:value-type="string" calcext:value-type="string">
            <text:p>CoronaVis ist ein sofort einsatzfähiges Tool mit einer Kartenkomponente, die die Lage in Bundesländern, Regierungsbezirken und Kreisen bis zum einzelnen Krankenhaus detailliert darstellt. CoronaVis kann vielseitig benutzt werden, z.B. auch zur Bürgerinformation, wo sich schon über 100 000 Seitenbesucher informiert haben. Die Kartenkomponente könnte auch jederzeit andere Projekte ergänzen.</text:p>
          </table:table-cell>
          <table:table-cell office:value-type="string" calcext:value-type="string">
            <text:p>https://firebasestorage.googleapis.com/v0/b/corona-e5c0e.appspot.com/o/users%2FhKJAR5OoYwOHoSECOTovZCJr3aj1%2Fcoronavis1920.png?alt=media&amp;token=f511ab3d-49f4-4429-a43b-dd1c5091718b</text:p>
          </table:table-cell>
          <table:table-cell office:value-type="string" calcext:value-type="string">
            <text:p>MEDICAL_CARE_TREATMENT</text:p>
          </table:table-cell>
          <table:table-cell office:value-type="float" office:value="1586810349195" calcext:value-type="float">
            <text:p>1586810349195</text:p>
          </table:table-cell>
          <table:table-cell office:value-type="string" calcext:value-type="string">
            <text:p>Konstanz</text:p>
          </table:table-cell>
          <table:table-cell office:value-type="string" calcext:value-type="string">
            <text:p>Mit unserem Projekt können Überlastungen von Intensivstationen auf drei Pflegestufen frühzeitig erkannt werden. Entscheider können dadurch schnell reagieren und Patienten effizient auf freie umliegende Kapazitäten verteilen. Vollständigen Datenzugang gegeben, kann unser System auch prognosebasiert arbeiten.</text:p>
          </table:table-cell>
          <table:table-cell office:value-type="string" calcext:value-type="string">
            <text:p>https://www.linkedin.com/in/juri-buchmueller/</text:p>
          </table:table-cell>
          <table:table-cell office:value-type="string" calcext:value-type="string">
            <text:p>CoronaVis ist extrem skalierbar von der individuellen Klinik bis zu bundesweiten Ansichten. Unser Interface ist intuitiv und zeigt komplexe Informationen kompakt und einfach an. Unser Team hat die Erfahrung, wie man sensible, mit Unsicherheiten behaftete Daten darstellt und verhindert, dass Nutzer sich zu sehr auf Werte wie unsichere Prognosen oder intransparente KI-Empfehlungen verlassen. </text:p>
          </table:table-cell>
          <table:table-cell table:number-columns-repeated="9"/>
        </table:table-row>
        <table:table-row table:style-name="ro1">
          <table:table-cell office:value-type="string" calcext:value-type="string">
            <text:p>Coronika App</text:p>
          </table:table-cell>
          <table:table-cell office:value-type="string" calcext:value-type="string">
            <text:p>U011L3MNA3X</text:p>
          </table:table-cell>
          <table:table-cell/>
          <table:table-cell office:value-type="string" calcext:value-type="string">
            <text:p>Die Coronika App ist ein Tagebuch für die Gesundheit aller. Durch das Eintragen von Orten und Kontaktpersonen sollen Infektionswege nachvollziehbar gemacht werden. Im Falle einer Infektion kann das Tagebuch exportiert und Ärzten/ Behörden zur Verfügung gestellt werden. Erinnerungen ans Händewaschen und Hygienetipps unterstützen eine Infektionsprävention. Des weiteren arbeiten wir gerade daran weitere Abfragen der körperlichen wie geistigen Gesundheit in unsere Lösung zu integrieren. Unsere App ist bereits in 17 Sprachen im Google Play Store erhältlich, weitere Sprachen sind bereits in Arbeit. <text:s/></text:p>
          </table:table-cell>
          <table:table-cell/>
          <table:table-cell office:value-type="string" calcext:value-type="string">
            <text:p>alexander@kreativzirkel.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Dein Corona Tagebuch</text:p>
          </table:table-cell>
          <table:table-cell office:value-type="string" calcext:value-type="string">
            <text:p>mJQTLVSWtmNNeEiCG2wsu6YEDrp2</text:p>
          </table:table-cell>
          <table:table-cell office:value-type="string" calcext:value-type="string">
            <text:p>projects</text:p>
          </table:table-cell>
          <table:table-cell/>
          <table:table-cell office:value-type="string" calcext:value-type="string">
            <text:p>mJQTLVSWtmNNeEiCG2wsu6YEDrp2</text:p>
          </table:table-cell>
          <table:table-cell office:value-type="string" calcext:value-type="string">
            <text:p>https://coronika.app</text:p>
          </table:table-cell>
          <table:table-cell office:value-type="string" calcext:value-type="string">
            <text:p>Alexander</text:p>
          </table:table-cell>
          <table:table-cell office:value-type="string" calcext:value-type="string">
            <text:p>Unsere Lösung betrifft alle Bügrer:innen, da jede/r von uns die Verantwortung hat aktiv Teil der Lösung zu sein. Coronika ist eine sinnvolle, manuelle Ergänzung zur offiziellen Warn-App, um Infektionsketten zu durchbrechen. </text:p>
          </table:table-cell>
          <table:table-cell office:value-type="string" calcext:value-type="string">
            <text:p>Braden</text:p>
          </table:table-cell>
          <table:table-cell office:value-type="string" calcext:value-type="string">
            <text:p>Unsere Lösung ist die erste Corona-Kontakttagebuch App in Deutschland . Coronika hilft dir zu merken, wann du wen wo getroffen hast. Darüber hinaus erinnert sich Coronka an die aktuellen Hygienetipps. Im Falle einer Infektion kann der Nutzer / die Nutzerin die Kontakte aus der App exportieren und den Behörden zugänglich machen. Coronika ist in 17 Sprachen übersetzt worden.</text:p>
          </table:table-cell>
          <table:table-cell/>
          <table:table-cell office:value-type="string" calcext:value-type="string">
            <text:p>Alexander Braden</text:p>
          </table:table-cell>
          <table:table-cell office:value-type="string" calcext:value-type="string">
            <text:p>https://drive.google.com/drive/folders/1O8aCqB_kDCtgXJGyQk6M4gl-4Oy5wgne</text:p>
          </table:table-cell>
          <table:table-cell office:value-type="float" office:value="1600788205399" calcext:value-type="float">
            <text:p>1600788205399</text:p>
          </table:table-cell>
          <table:table-cell office:value-type="string" calcext:value-type="string">
            <text:p>widespreadUsage</text:p>
          </table:table-cell>
          <table:table-cell office:value-type="string" calcext:value-type="string">
            <text:p>active</text:p>
          </table:table-cell>
          <table:table-cell office:value-type="string" calcext:value-type="string">
            <text:p>Die Intiative ist geboren worden, nachdem ein Messeprojekt, an dem wir gearbeitet haben, kurzfristig abgesagt wurde und wir Ende Februar beschlossen haben einen Beitrag zur Bekämpfung der Krise leisten zu wollen. Daher haben wir auch nicht am Hackathon teilgenommen, sondern sind direkt im Solution Enabler gestartet, da unsere Lösung zum Zeitpunkt des Hackathons schon fortgeschritten war. </text:p>
          </table:table-cell>
          <table:table-cell office:value-type="string" calcext:value-type="string">
            <text:p>GENERAL_PUBLIC</text:p>
          </table:table-cell>
          <table:table-cell office:value-type="string" calcext:value-type="string">
            <text:p>ENTERPRISE_SME</text:p>
          </table:table-cell>
          <table:table-cell/>
          <table:table-cell office:value-type="string" calcext:value-type="string">
            <text:p>Nachdem wir die erste Version im März veröffentlicht haben, haben wir in den letzten Monaten Funktionen ergänzt. Aktuell arbeiten wir an der Entwicklung einer Lösung für Unternehmen. Bislang sind wir leider nur im Google Play Store, obwohl unsere App auch auf iOS funktioniert. Hintergrund sind hier die Apple Richtilinen, da wir keine Gesundheitsorganisation sind – Unterstützer werden gesucht! </text:p>
          </table:table-cell>
          <table:table-cell office:value-type="string" calcext:value-type="string">
            <text:p>https://firebasestorage.googleapis.com/v0/b/corona-e5c0e.appspot.com/o/users%2FmJQTLVSWtmNNeEiCG2wsu6YEDrp2%2Fapp-icon-512px.png?alt=media&amp;token=c728ec86-1346-463c-ba11-57c1f30eb08d</text:p>
          </table:table-cell>
          <table:table-cell office:value-type="string" calcext:value-type="string">
            <text:p>INFECTION_CHAINS_AND_RESEARCH</text:p>
          </table:table-cell>
          <table:table-cell office:value-type="float" office:value="1586868097811" calcext:value-type="float">
            <text:p>1586868097811</text:p>
          </table:table-cell>
          <table:table-cell office:value-type="string" calcext:value-type="string">
            <text:p>Düsseldorf</text:p>
          </table:table-cell>
          <table:table-cell office:value-type="string" calcext:value-type="string">
            <text:p>Die Corona Krise setzt ein Mitmachen in der Bevölkerung voraus. Die Identifikation von Infektionsketten ist ein wichtiges Thema, um Infektionsherde zu verhindern. Menschen versprüren Unsicherheit und können sich im Falle einer Infektion nicht an die vergangenen Kontakte erinnern. </text:p>
          </table:table-cell>
          <table:table-cell office:value-type="string" calcext:value-type="string">
            <text:p>https://www.linkedin.com/in/alexander-braden-33556b92/</text:p>
          </table:table-cell>
          <table:table-cell office:value-type="string" calcext:value-type="string">
            <text:p>Was uns auszeichnet ist unser erfahrenes und eingespieltes Team, welches schon viele gemeinsame Projekte abgeschlossen hat. Darüber hinaus war es uns von Beginn an ein Anliegen, die Lösung möglichst breit verfügbar zu machen, so ist Coronika in 17 Sprachen und 230 Ländern im Google Play Store herunterladbar. </text:p>
          </table:table-cell>
          <table:table-cell office:value-type="float" office:value="1748111212" calcext:value-type="float">
            <text:p>1748111212</text:p>
          </table:table-cell>
          <table:table-cell office:value-type="string" calcext:value-type="string">
            <text:p>NEW_PRODUCTS_SERVICES</text:p>
          </table:table-cell>
          <table:table-cell table:number-columns-repeated="7"/>
        </table:table-row>
        <table:table-row table:style-name="ro3">
          <table:table-cell office:value-type="string" calcext:value-type="string">
            <text:p>cov2words</text:p>
          </table:table-cell>
          <table:table-cell office:value-type="string" calcext:value-type="string">
            <text:p>U011Q57KA81</text:p>
          </table:table-cell>
          <table:table-cell office:value-type="string" calcext:value-type="string">
            <text:p>Eine intelligente Hotline mit Handlungsempfehlungen für alle Bürger - auch die, die noch gerne zum Hörer greifen statt sich online zu informieren? Unsere Hotline liefert eine Handlungsempfehlung und codiert die gegebenen Antworten in ein Wortpaar - der Anrufer kann im Falle eines anstehenden Arztbesuches in der Klinik/Praxis das Wortpaar übermitteln und somit seine bereits gegebenen Antworten dem Arzt zur Verfügung stellen - alles unter Einhaltung des Datenschutzes.</text:p>
          </table:table-cell>
          <table:table-cell office:value-type="string" calcext:value-type="string">
            <text:p>mail@alexanderschoenhals.com</text:p>
          </table:table-cell>
          <table:table-cell office:value-type="string" calcext:value-type="string">
            <text:p>NEW_SKILLS</text:p>
          </table:table-cell>
          <table:table-cell office:value-type="string" calcext:value-type="string">
            <text:p>wirvsvirus</text:p>
          </table:table-cell>
          <table:table-cell office:value-type="string" calcext:value-type="string">
            <text:p>Wir bieten eine skalierbare Hotline, die unter Einhaltung des Datenschutzes Handlungsempfehlungen gibt.</text:p>
          </table:table-cell>
          <table:table-cell office:value-type="string" calcext:value-type="string">
            <text:p>yOVGb7aOu8PSNh32LyF4QGoFm462</text:p>
          </table:table-cell>
          <table:table-cell office:value-type="string" calcext:value-type="string">
            <text:p>projects</text:p>
          </table:table-cell>
          <table:table-cell/>
          <table:table-cell office:value-type="string" calcext:value-type="string">
            <text:p>yOVGb7aOu8PSNh32LyF4QGoFm462</text:p>
          </table:table-cell>
          <table:table-cell office:value-type="string" calcext:value-type="string">
            <text:p>Alexander</text:p>
          </table:table-cell>
          <table:table-cell office:value-type="string" calcext:value-type="string">
            <text:p>Ärzte und Kliniken, die Telefondienste anbieten und Menschen die kein Internet haben bzw. gerne eher zum Telefonhörer greifen</text:p>
          </table:table-cell>
          <table:table-cell office:value-type="string" calcext:value-type="string">
            <text:p>Schoenhals</text:p>
          </table:table-cell>
          <table:table-cell office:value-type="string" calcext:value-type="string">
            <text:p>Wir haben eine Hotline-Lösung der CovApp entwickelt. Unser Fokus liegt auf dem Transfer der Daten, unter Berücksichtigung des Datenschutzes, in ein KIS. Da ein QR-Code via Telefon nicht übermittelbar ist, codieren wir die Antworten in einem Wortpaar und nennen dieses Wortpaar am Ende der Befragung. Das Personal in der Untersuchungsstelle kann das Wortpaar dekodieren und die Antworten einsehen.</text:p>
            <text:p/>
          </table:table-cell>
          <table:table-cell office:value-type="string" calcext:value-type="string">
            <text:p>Twilio, mightycall, zendesk, Serenova, 116117</text:p>
          </table:table-cell>
          <table:table-cell office:value-type="string" calcext:value-type="string">
            <text:p>Alexander Schönhals</text:p>
          </table:table-cell>
          <table:table-cell office:value-type="string" calcext:value-type="string">
            <text:p>https://drive.google.com/drive/folders/197fkqo5f7v2Z6iGJWE5keiApjiWelPwP</text:p>
          </table:table-cell>
          <table:table-cell office:value-type="float" office:value="1599630495993" calcext:value-type="float">
            <text:p>1599630495993</text:p>
          </table:table-cell>
          <table:table-cell office:value-type="string" calcext:value-type="string">
            <text:p>live</text:p>
          </table:table-cell>
          <table:table-cell office:value-type="string" calcext:value-type="string">
            <text:p>active</text:p>
          </table:table-cell>
          <table:table-cell office:value-type="string" calcext:value-type="string">
            <text:p>Das Kernteam besteht aus vier Personen: </text:p>
            <text:p/>
            <text:p>Thomas Hepp, Alexander Schönhals, Fabian Lüders und Aaron Szerenczes. Wir alle haben einen IT-Background mit unterschiedlichen Schwerpunkten. Die Hauptmotivation war es ein kurzfristig einsetzbares Produkt zu entwickeln, welches bedürftigen Menschen asap hilft.</text:p>
            <text:p/>
            <text:p>Unser Produkt wurde in weiteren Challenges global als Sieger gekürt und finanziell prämiert. </text:p>
          </table:table-cell>
          <table:table-cell office:value-type="string" calcext:value-type="string">
            <text:p>RISKGROUP_ELDERLY</text:p>
          </table:table-cell>
          <table:table-cell office:value-type="string" calcext:value-type="string">
            <text:p>RISKGROUP_ILLNESSES</text:p>
          </table:table-cell>
          <table:table-cell office:value-type="string" calcext:value-type="string">
            <text:p>MEDICAL_STAFF</text:p>
          </table:table-cell>
          <table:table-cell office:value-type="string" calcext:value-type="string">
            <text:p>ADMINISTRATION_PUBLIC_SERVICE</text:p>
          </table:table-cell>
          <table:table-cell office:value-type="string" calcext:value-type="string">
            <text:p/>
            <text:p>Unser Produkt ist sehr weit fortgeschritten und könnte so wie es ist, in den Einsatz übernommen werden. Allerdings stellen wir fest, dass der Bedarf momentan nicht gegeben ist, es im Regelbetrieb zu erproben.</text:p>
            <text:p/>
          </table:table-cell>
          <table:table-cell office:value-type="string" calcext:value-type="string">
            <text:p>https://firebasestorage.googleapis.com/v0/b/corona-e5c0e.appspot.com/o/users%2FyOVGb7aOu8PSNh32LyF4QGoFm462%2Flogo.png?alt=media&amp;token=939108bc-b85c-4c79-a515-cb52d1f673a0</text:p>
          </table:table-cell>
          <table:table-cell office:value-type="string" calcext:value-type="string">
            <text:p>TEST_METHODS_AND_DIAGNOSIS</text:p>
          </table:table-cell>
          <table:table-cell office:value-type="float" office:value="1586874721989" calcext:value-type="float">
            <text:p>1586874721989</text:p>
          </table:table-cell>
          <table:table-cell office:value-type="string" calcext:value-type="string">
            <text:p>Pforzheim</text:p>
          </table:table-cell>
          <table:table-cell office:value-type="string" calcext:value-type="string">
            <text:p>Momentan ruft der Patient an und wird befragt, seine Antworten werden von einer Hilfskraft in die CovApp übertragen. Der Patient kommt in die Klinik und füllt den Fragebogen erneut händisch aus. Dieser wird wieder händisch von einer Hilfskraft in das KIS übertragen. Unser Ablauf ist automatisiert und reduziert den kompletten Prozess darauf dass ein Mitarbeiter 2 Wörter in eine App eingibt.</text:p>
            <text:p/>
          </table:table-cell>
          <table:table-cell office:value-type="string" calcext:value-type="string">
            <text:p>https://www.linkedin.com/in/schoenhals/</text:p>
          </table:table-cell>
          <table:table-cell office:value-type="string" calcext:value-type="string">
            <text:p>Easy to use. One click Hotline setup. Unser Lösung ist einzigartig, weil sie es schafft Patientendaten weiterzugeben ohne sie speichern zu müssen. Dieser Privacy by Design Ansatz kann helfen den oft repetierten Prozess der Datenabfrage auf ein Minimum zu reduzieren. Wir geben keine personenbezogene Daten weiter sondern nur Antwortkombinationen.</text:p>
          </table:table-cell>
          <table:table-cell office:value-type="string" calcext:value-type="string">
            <text:p>https://twitter.com/TheALEKZONE</text:p>
          </table:table-cell>
          <table:table-cell office:value-type="string" calcext:value-type="string">
            <text:p>https://www.youtube.com/watch?v=Ng0sAYo9WKw</text:p>
          </table:table-cell>
          <table:table-cell office:value-type="string" calcext:value-type="string">
            <text:p>NEW_PRODUCTS_SERVICES</text:p>
          </table:table-cell>
          <table:table-cell/>
          <table:table-cell office:value-type="string" calcext:value-type="string">
            <text:p>https://www.cov2words.com</text:p>
          </table:table-cell>
          <table:table-cell office:value-type="string" calcext:value-type="string">
            <text:p>HOMELESS</text:p>
          </table:table-cell>
          <table:table-cell office:value-type="string" calcext:value-type="string">
            <text:p>GENERAL_PUBLIC</text:p>
          </table:table-cell>
          <table:table-cell table:number-columns-repeated="4"/>
        </table:table-row>
        <table:table-row table:style-name="ro2">
          <table:table-cell office:value-type="string" calcext:value-type="string">
            <text:p>CoVerified</text:p>
          </table:table-cell>
          <table:table-cell office:value-type="string" calcext:value-type="string">
            <text:p>U011HCNCM1Q</text:p>
          </table:table-cell>
          <table:table-cell office:value-type="string" calcext:value-type="string">
            <text:p>https://twitter.com/CoVeri_fied</text:p>
          </table:table-cell>
          <table:table-cell office:value-type="string" calcext:value-type="string">
            <text:p>Mit CoVerified bringen wir verifizierte Informationen zu Covid-19 überall ins Netz. Hinter unserem Widget steht eine Datenbank, die verifizierte Infos automatisiert bündelt und diese als News-Auszüge zur Verfügung stellt. Außerdem haben User*innen immer die möglichkeit die aktuellen Fallzahlen abzufragen. Diese sind bei uns über eine API der Johns Hopkins University eingebunden. Unser Tool lässt sich ganz einfach über JavaScript oder Plugins in jede Website einbinden. Wir arbeiten damit proaktiv gegen Fakenews. Unser Ziel: ein neuer Kommunikationskanal, der die gesamte Bevölkerung verlässlich informiert und ihr Vertrauen in politische Entscheidungen stärkt. Mittelfristig gesehen arbeiten wir außerdem daran, dass unser Widget auch in anderen Krisensituationen zum Einsatz kommen kann, wie beispielsweise bei Naturkatastrophen.</text:p>
          </table:table-cell>
          <table:table-cell office:value-type="string" calcext:value-type="string">
            <text:p>https://www.youtube.com/watch?v=_afFn10f0to&amp;feature=emb_logo</text:p>
          </table:table-cell>
          <table:table-cell office:value-type="string" calcext:value-type="string">
            <text:p>alessa.fetzer@projektnetz.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Digitalisierung gestalten und staatliche Kommunikation neu denken. Als Infobutton, der verlässliche Informationen überall im Netz verbreitet.</text:p>
          </table:table-cell>
          <table:table-cell office:value-type="string" calcext:value-type="string">
            <text:p>SrZFULblLDOHqRtyrTx5JQmORwY2</text:p>
          </table:table-cell>
          <table:table-cell office:value-type="string" calcext:value-type="string">
            <text:p>projects</text:p>
          </table:table-cell>
          <table:table-cell/>
          <table:table-cell office:value-type="string" calcext:value-type="string">
            <text:p>SrZFULblLDOHqRtyrTx5JQmORwY2</text:p>
          </table:table-cell>
          <table:table-cell office:value-type="string" calcext:value-type="string">
            <text:p>https://coverified.info</text:p>
          </table:table-cell>
          <table:table-cell office:value-type="string" calcext:value-type="string">
            <text:p>Alessa</text:p>
          </table:table-cell>
          <table:table-cell office:value-type="string" calcext:value-type="string">
            <text:p>Staatliche Institutionen kämpfen alltäglich mit Desinformation. Hier unterstützen wir, um der Bevölkerung sichere Informationen unkompliziert bereitzustellen und mit transparenter Kommunikation Vertrauen aufzubauen. Um allen potentiellen Nutzer*innen diese Daten leicht zugänglich zu machen, berücksichtigen wir bereits in der Entwicklung Barrierefreiheit, einfache Sprache &amp; Mehrsprachigkeit.</text:p>
          </table:table-cell>
          <table:table-cell office:value-type="string" calcext:value-type="string">
            <text:p>Fetzer</text:p>
          </table:table-cell>
          <table:table-cell office:value-type="string" calcext:value-type="string">
            <text:p>Mit CoVerified finden Bürger*innen webweit sichere Informationen zu aktuellen Themen. Unser Widget ist ein Code, der auf allen Webseiten eingebunden werden kann. Dahinter steckt eine Plattform, die Daten bestehender RSS-Feeds aus sicheren Quellen bündelt, ansprechend aufbereitet und über einen Info-Button ausgibt. </text:p>
          </table:table-cell>
          <table:table-cell office:value-type="string" calcext:value-type="string">
            <text:p>Laut unserer Recherche keine, überlegen gerade uns als Browser-Extension anzubieten, da gäbe es Vorbilder.</text:p>
          </table:table-cell>
          <table:table-cell office:value-type="string" calcext:value-type="string">
            <text:p>Alessa Fetzer</text:p>
          </table:table-cell>
          <table:table-cell office:value-type="string" calcext:value-type="string">
            <text:p>https://drive.google.com/drive/folders/1ChUUs20QY3P3zn_yofqtIsJAPwPgGLSM</text:p>
          </table:table-cell>
          <table:table-cell office:value-type="float" office:value="1601546702845" calcext:value-type="float">
            <text:p>1601546702845</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6 Monate mit viel Support durch den Protoype Fund und das #WirvsVirus-Programm sind zu Ende und wir haben viel erreicht. So haben wir unser Konzept überarbeitet und arbeiten am neuen Prototypen. Ein Start-up zu gründen und unsere Technologie auf den Markt zu bringen, ist eine große Herausforderung, an der wir weiter wachsen. Wissen zu fördern und die Demokratie zu stärken wichtiger denn je. </text:p>
          </table:table-cell>
          <table:table-cell office:value-type="string" calcext:value-type="string">
            <text:p>GENERAL_PUBLIC</text:p>
          </table:table-cell>
          <table:table-cell table:number-columns-repeated="2"/>
          <table:table-cell office:value-type="string" calcext:value-type="string">
            <text:p>Mit staatlichen Institutionenhaben wir erörtert, wo deren kommunikative Herausforderungen liegen. Das Ergebnis: Desinformation vermeiden. Staatliche Kommunikation muss vor allem schneller und besser werden. Derzeit arbeiten wir am neuen Prototypen, der diesen Painpoint bedient und die Sicht der Enduser:innen einfließen lässt, die wir in Nutzer:inneninterviews zusammengetragen haben.  </text:p>
            <text:p/>
          </table:table-cell>
          <table:table-cell office:value-type="string" calcext:value-type="string">
            <text:p>https://firebasestorage.googleapis.com/v0/b/corona-e5c0e.appspot.com/o/users%2FSrZFULblLDOHqRtyrTx5JQmORwY2%2FCoVerified%20Favicon.png?alt=media&amp;token=74f795bc-5b7f-489e-9e1a-9d9eb6c3779f</text:p>
          </table:table-cell>
          <table:table-cell office:value-type="string" calcext:value-type="string">
            <text:p>COMMUNICATION</text:p>
          </table:table-cell>
          <table:table-cell office:value-type="float" office:value="1586897913294" calcext:value-type="float">
            <text:p>1586897913294</text:p>
          </table:table-cell>
          <table:table-cell office:value-type="string" calcext:value-type="string">
            <text:p>Offenbach</text:p>
          </table:table-cell>
          <table:table-cell office:value-type="string" calcext:value-type="string">
            <text:p>Eine informierte Öffentlichkeit ist wichtiger denn je: Falschmeldungen verunsichern die Bevölkerung und spalten die Gesellschaft. <text:s/>Hier setzen wir an: Mit CoVerified arbeiten wir proaktiv gegen Desinformation, indem wir sichere Informationen zu gesellschaftsrelevanten Themen wie Covid-19 leicht zugänglich und kompakt bereitstellen und damit die Faktensicherheit der Bürger:innen stärken.</text:p>
          </table:table-cell>
          <table:table-cell office:value-type="string" calcext:value-type="string">
            <text:p>https://www.linkedin.com/in/alessafetzer/</text:p>
          </table:table-cell>
          <table:table-cell office:value-type="string" calcext:value-type="string">
            <text:p>CoVerified hat sich zum Ziel gesetzt, in Zeiten der Infodemie Orientierung zu</text:p>
            <text:p>bieten. Digitalisierung gestalten und staatliche Kommunikation neu denken, das ist unsere Mission.Wir bieten die Lösung gegen Desinformation und stellen mit CoVerified plattformübergreifend, schnell und kompakt verlässliche Informationen bereit.</text:p>
            <text:p/>
          </table:table-cell>
          <table:table-cell table:number-columns-repeated="9"/>
        </table:table-row>
        <table:table-row table:style-name="ro5">
          <table:table-cell office:value-type="string" calcext:value-type="string">
            <text:p>darfichrein.de</text:p>
          </table:table-cell>
          <table:table-cell table:number-columns-repeated="2"/>
          <table:table-cell office:value-type="string" calcext:value-type="string">
            <text:p>hi@darfichrein.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Wir helfen Ihnen, Ihre Kunden den gesetzlichen Vorgaben entsprechend zu erfassen - ganz ohne Stift und Papier. Einfach. Sicher.</text:p>
          </table:table-cell>
          <table:table-cell office:value-type="string" calcext:value-type="string">
            <text:p>caMqKqhU8rffg1RMqSrMH3ukgPn1</text:p>
          </table:table-cell>
          <table:table-cell office:value-type="string" calcext:value-type="string">
            <text:p>projects</text:p>
          </table:table-cell>
          <table:table-cell/>
          <table:table-cell office:value-type="string" calcext:value-type="string">
            <text:p>caMqKqhU8rffg1RMqSrMH3ukgPn1</text:p>
          </table:table-cell>
          <table:table-cell office:value-type="string" calcext:value-type="string">
            <text:p>Stefan</text:p>
          </table:table-cell>
          <table:table-cell/>
          <table:table-cell office:value-type="string" calcext:value-type="string">
            <text:p>Michalk</text:p>
          </table:table-cell>
          <table:table-cell office:value-type="string" calcext:value-type="string">
            <text:p>Kontaktdatenerfassung digital.</text:p>
            <text:p>Wir haben Papier bei der Kontaktdatenerfassung obsolet gemacht.</text:p>
            <text:p/>
            <text:p>Wir erfassen Kundendaten einfach und sicher mit dem Smartphone. Hochverschlüsselt. In einem BSI-zertifizierten Rechenzentrum der AKDB.</text:p>
          </table:table-cell>
          <table:table-cell table:number-columns-repeated="2"/>
          <table:table-cell office:value-type="string" calcext:value-type="string">
            <text:p>/</text:p>
          </table:table-cell>
          <table:table-cell office:value-type="float" office:value="1594760412233" calcext:value-type="float">
            <text:p>1594760412233</text:p>
          </table:table-cell>
          <table:table-cell office:value-type="string" calcext:value-type="string">
            <text:p>widespreadUsage</text:p>
          </table:table-cell>
          <table:table-cell office:value-type="string" calcext:value-type="string">
            <text:p>active</text:p>
          </table:table-cell>
          <table:table-cell/>
          <table:table-cell office:value-type="string" calcext:value-type="string">
            <text:p>GENERAL_PUBLIC</text:p>
          </table:table-cell>
          <table:table-cell office:value-type="string" calcext:value-type="string">
            <text:p>ADMINISTRATION_PUBLIC_SERVICE</text:p>
          </table:table-cell>
          <table:table-cell office:value-type="string" calcext:value-type="string">
            <text:p>ENTERPRISE_SME</text:p>
          </table:table-cell>
          <table:table-cell/>
          <table:table-cell office:value-type="string" calcext:value-type="string">
            <text:p>Wir sind live. Sowas von live</text:p>
          </table:table-cell>
          <table:table-cell office:value-type="string" calcext:value-type="string">
            <text:p>-)</text:p>
          </table:table-cell>
          <table:table-cell office:value-type="string" calcext:value-type="string">
            <text:p>https://firebasestorage.googleapis.com/v0/b/corona-e5c0e.appspot.com/o/users%2FcaMqKqhU8rffg1RMqSrMH3ukgPn1%2Flogo1.png?alt=media&amp;token=2a8718a4-b4e0-4da1-8176-c028eed45614</text:p>
          </table:table-cell>
          <table:table-cell office:value-type="string" calcext:value-type="string">
            <text:p>PUBLIC_LIFE</text:p>
          </table:table-cell>
          <table:table-cell office:value-type="float" office:value="1593593722282" calcext:value-type="float">
            <text:p>1593593722282</text:p>
          </table:table-cell>
          <table:table-cell/>
          <table:table-cell office:value-type="string" calcext:value-type="string">
            <text:p>Digitale Kontaktdatenerfassung</text:p>
          </table:table-cell>
          <table:table-cell office:value-type="string" calcext:value-type="string">
            <text:p>https://www.linkedin.com/company/darfichrein-de</text:p>
          </table:table-cell>
          <table:table-cell office:value-type="string" calcext:value-type="string">
            <text:p>Unsere Lösung bietet für jede Konstellation den richtigen Ansatz. Sei es einfach am Smartphone vom Kunden, der stationäre Tablet-Modus oder kontextspezifischerQR-Code - wir können (fast) jede Situation meistern.</text:p>
          </table:table-cell>
          <table:table-cell office:value-type="string" calcext:value-type="string">
            <text:p>https://twitter.com/darfichrein</text:p>
          </table:table-cell>
          <table:table-cell/>
          <table:table-cell office:value-type="string" calcext:value-type="string">
            <text:p>PROCESS_REDESIGN</text:p>
          </table:table-cell>
          <table:table-cell/>
          <table:table-cell office:value-type="string" calcext:value-type="string">
            <text:p>www.darfichrein.de</text:p>
          </table:table-cell>
          <table:table-cell table:number-columns-repeated="5"/>
        </table:table-row>
        <table:table-row table:style-name="ro6">
          <table:table-cell office:value-type="string" calcext:value-type="string">
            <text:p>Das Digitale Wartezimmer</text:p>
          </table:table-cell>
          <table:table-cell office:value-type="string" calcext:value-type="string">
            <text:p>U011PNN80TF</text:p>
          </table:table-cell>
          <table:table-cell office:value-type="string" calcext:value-type="string">
            <text:p>https://twitter.com/Dig_Wartezimmer</text:p>
          </table:table-cell>
          <table:table-cell office:value-type="string" calcext:value-type="string">
            <text:p>Das Digitale Wartezimmer begleitet als zentrale Anlaufstelle COVID-19-Betroffene auf ihrem persönlichen Weg – vom Verdachtsfall, über Test und Quarantäne bis hin zur Genesung.</text:p>
          </table:table-cell>
          <table:table-cell/>
          <table:table-cell office:value-type="string" calcext:value-type="string">
            <text:p>theresa.willem@outlook.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Die Coronakrise kann für Patient:innen schnell unübersichtlich werden. Wir zeigen Ihnen, was Sie als nächstes tun sollten.</text:p>
          </table:table-cell>
          <table:table-cell office:value-type="string" calcext:value-type="string">
            <text:p>EYHSVhovpCUQt9gN9jBvdjGtefa2</text:p>
          </table:table-cell>
          <table:table-cell office:value-type="string" calcext:value-type="string">
            <text:p>projects</text:p>
          </table:table-cell>
          <table:table-cell/>
          <table:table-cell office:value-type="string" calcext:value-type="string">
            <text:p>EYHSVhovpCUQt9gN9jBvdjGtefa2</text:p>
          </table:table-cell>
          <table:table-cell office:value-type="string" calcext:value-type="string">
            <text:p>https://digitales-wartezimmer.org/</text:p>
          </table:table-cell>
          <table:table-cell office:value-type="string" calcext:value-type="string">
            <text:p>Theresa</text:p>
          </table:table-cell>
          <table:table-cell office:value-type="string" calcext:value-type="string">
            <text:p>Patient:innen / Betroffene</text:p>
            <text:p>Öffentlicher Gesundheitsdienst</text:p>
            <text:p>Schnittstellen (DEMIS, SORMAS)</text:p>
          </table:table-cell>
          <table:table-cell office:value-type="string" calcext:value-type="string">
            <text:p>Willem</text:p>
          </table:table-cell>
          <table:table-cell office:value-type="string" calcext:value-type="string">
            <text:p>Auf digitales-wartezimmer.org werden relevante Informationen von</text:p>
            <text:p>COVID-19-Kontaktpersonen digital erfasst und an die von den</text:p>
            <text:p>zuständigen Gesundheitsämtern zur Nachverfolgung von</text:p>
            <text:p>Kontaktpersonen verwendeten Systeme übertragen.  Mit der</text:p>
            <text:p>Digitalisierung der Übermittlung von COVID-19-Kontaktpersonendaten</text:p>
            <text:p>werden die Gesundheitsbehörden unterstützt, Infektionsketten</text:p>
            <text:p>schnell zu durchbrechen.</text:p>
          </table:table-cell>
          <table:table-cell office:value-type="string" calcext:value-type="string">
            <text:p>RKI Informationsplattform</text:p>
            <text:p>Corona Chatbots</text:p>
          </table:table-cell>
          <table:table-cell/>
          <table:table-cell office:value-type="string" calcext:value-type="string">
            <text:p>https://drive.google.com/drive/folders/12_-SbAct6uH7H4xbwO4yh1je-nALN357</text:p>
          </table:table-cell>
          <table:table-cell office:value-type="float" office:value="1600851474938" calcext:value-type="float">
            <text:p>1600851474938</text:p>
          </table:table-cell>
          <table:table-cell office:value-type="string" calcext:value-type="string">
            <text:p>live</text:p>
          </table:table-cell>
          <table:table-cell office:value-type="string" calcext:value-type="string">
            <text:p>active</text:p>
          </table:table-cell>
          <table:table-cell office:value-type="string" calcext:value-type="string">
            <text:p>Als eines der Siegerprojekte des #WirVsVirus freuen wir uns ein nachhaltiges Team aufgebaut zu haben das sich als gemeinnütziger Verein der Weiterentwicklung des Lösungsansatzes verschrieben hat.</text:p>
          </table:table-cell>
          <table:table-cell office:value-type="string" calcext:value-type="string">
            <text:p>GENERAL_PUBLIC</text:p>
          </table:table-cell>
          <table:table-cell office:value-type="string" calcext:value-type="string">
            <text:p>ADMINISTRATION_PUBLIC_SERVICE</text:p>
          </table:table-cell>
          <table:table-cell/>
          <table:table-cell office:value-type="string" calcext:value-type="string">
            <text:p>Die Lösung ist live, wir erweitern aktuell um weitere Features</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TEST_METHODS_AND_DIAGNOSIS</text:p>
          </table:table-cell>
          <table:table-cell office:value-type="float" office:value="1586876971960" calcext:value-type="float">
            <text:p>1586876971960</text:p>
          </table:table-cell>
          <table:table-cell office:value-type="string" calcext:value-type="string">
            <text:p>Berlin</text:p>
          </table:table-cell>
          <table:table-cell office:value-type="string" calcext:value-type="string">
            <text:p>Aktuell können relevante Informationen von COVID-19-Kontaktpersonen noch immer nicht zentral digital erfasst und an die von den zuständigen Gesundheitsämtern zur Nachverfolgung von Kontaktpersonen verwendeten Systeme übertragen werden.</text:p>
          </table:table-cell>
          <table:table-cell office:value-type="string" calcext:value-type="string">
            <text:p>https://www.linkedin.com/in/theresa-willem-769aa187/</text:p>
          </table:table-cell>
          <table:table-cell office:value-type="string" calcext:value-type="string">
            <text:p>Im fragmentierten System des ÖGD haben wir eine zentrale Anlaufstelle für COVID-19 Betroffene Bürger:innen gescharffen, um sich im Verdachtsfall an ihr zuständiges Gesundheitsamt zu wenden - zentral und nutzerfreundlich.</text:p>
          </table:table-cell>
          <table:table-cell office:value-type="string" calcext:value-type="string">
            <text:p>+49 176 62315637</text:p>
          </table:table-cell>
          <table:table-cell office:value-type="string" calcext:value-type="string">
            <text:p>NEW_PRODUCTS_SERVICES</text:p>
          </table:table-cell>
          <table:table-cell office:value-type="string" calcext:value-type="string">
            <text:p>COORDINATION_SUPPORT</text:p>
          </table:table-cell>
          <table:table-cell table:number-columns-repeated="6"/>
        </table:table-row>
        <table:table-row table:style-name="ro5">
          <table:table-cell office:value-type="string" calcext:value-type="string">
            <text:p>Das Virtuelle Klassenzimmer</text:p>
          </table:table-cell>
          <table:table-cell/>
          <table:table-cell office:value-type="string" calcext:value-type="string">
            <text:p>Pädagogik statt PDF --- Wir bringen Lehrkräfte mit studentischen Online-Assistenten zusammen. Diese erklären, wie man Videounterricht mit Schülerinnen und Schülern umsetzen kann.</text:p>
          </table:table-cell>
          <table:table-cell office:value-type="string" calcext:value-type="string">
            <text:p>steffen@ki-macht-schule.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Pädagogik statt PDF — Unsere Online-Assistent:innen beraten und helfen Lehrer:innen beim Umzug in das Virtuelle Klassenzimmer</text:p>
          </table:table-cell>
          <table:table-cell office:value-type="string" calcext:value-type="string">
            <text:p>22nerhbOc9WJSzvZw2N3VnEJGFH2</text:p>
          </table:table-cell>
          <table:table-cell office:value-type="string" calcext:value-type="string">
            <text:p>projects</text:p>
          </table:table-cell>
          <table:table-cell/>
          <table:table-cell office:value-type="string" calcext:value-type="string">
            <text:p>22nerhbOc9WJSzvZw2N3VnEJGFH2</text:p>
          </table:table-cell>
          <table:table-cell office:value-type="string" calcext:value-type="string">
            <text:p>Steffen</text:p>
          </table:table-cell>
          <table:table-cell office:value-type="string" calcext:value-type="string">
            <text:p>direkt: Lehrer:innen</text:p>
          </table:table-cell>
          <table:table-cell office:value-type="string" calcext:value-type="string">
            <text:p>Schulleiter:innen</text:p>
          </table:table-cell>
          <table:table-cell office:value-type="string" calcext:value-type="string">
            <text:p>indirekt: Eltern &amp; Schüler:innen</text:p>
          </table:table-cell>
          <table:table-cell office:value-type="string" calcext:value-type="string">
            <text:p>Schneider</text:p>
          </table:table-cell>
          <table:table-cell office:value-type="string" calcext:value-type="string">
            <text:p>Wir bringen Lehrkräfte mit studentischen Online-Assistenten zusammen. Diese erklären interessierten LehrerInnen, wie man Videounterricht mit Schülerinnen und Schülern umsetzen kann. Wir begleiten wir die Lehrkräfte in den ersten Unterrichtstunden und unterstützen die NetzberaterInnen der Schulen bei Ihrer Arbeit.</text:p>
          </table:table-cell>
          <table:table-cell/>
          <table:table-cell office:value-type="string" calcext:value-type="string">
            <text:p>Steffen Schneider</text:p>
          </table:table-cell>
          <table:table-cell office:value-type="string" calcext:value-type="string">
            <text:p>https://drive.google.com/drive/folders/1ISDGLFVTpx_W1shTN8J-WxuJcEsi7J6o</text:p>
          </table:table-cell>
          <table:table-cell office:value-type="float" office:value="1597791812648" calcext:value-type="float">
            <text:p>1597791812648</text:p>
          </table:table-cell>
          <table:table-cell office:value-type="string" calcext:value-type="string">
            <text:p>live</text:p>
          </table:table-cell>
          <table:table-cell office:value-type="string" calcext:value-type="string">
            <text:p>active</text:p>
          </table:table-cell>
          <table:table-cell/>
          <table:table-cell office:value-type="string" calcext:value-type="string">
            <text:p>TEACHING_STAFF</text:p>
          </table:table-cell>
          <table:table-cell office:value-type="string" calcext:value-type="string">
            <text:p>FAMILIES_CHILDREN</text:p>
          </table:table-cell>
          <table:table-cell table:number-columns-repeated="2"/>
          <table:table-cell office:value-type="string" calcext:value-type="string">
            <text:p>Zusammen mit IT4Kids Tübingen konnten wir sechs Informatik AGs für Grundschüler pilotieren; Wir haben bislang ca. 70 LehrerInnen in Schulungen für Microsoft Teams erreicht; Bislang haben wir sechs LehrerInnen persönlich über die Schulung hinaus betreut und waren bei acht Unterrichts- oder AG-Stunden als Online Assistenten dabei. Wir suchen aktuell nach weiteren Partnerschulen, an denen wir unser Programm großflächig ausrollen können.</text:p>
          </table:table-cell>
          <table:table-cell office:value-type="string" calcext:value-type="string">
            <text:p>https://firebasestorage.googleapis.com/v0/b/corona-e5c0e.appspot.com/o/users%2F22nerhbOc9WJSzvZw2N3VnEJGFH2%2Flogo.png?alt=media&amp;token=b08d3217-3e40-4e92-9215-e6d87093fabd</text:p>
          </table:table-cell>
          <table:table-cell office:value-type="string" calcext:value-type="string">
            <text:p>DIGITAL_EDUCATION</text:p>
          </table:table-cell>
          <table:table-cell office:value-type="float" office:value="1586830706574" calcext:value-type="float">
            <text:p>1586830706574</text:p>
          </table:table-cell>
          <table:table-cell office:value-type="string" calcext:value-type="string">
            <text:p>München</text:p>
          </table:table-cell>
          <table:table-cell office:value-type="string" calcext:value-type="string">
            <text:p>Der übliche Unterricht in Deutschland ist weitestgehend eingestellt und wird nur langsam wieder hochgefahren. Lehrerinnen und Lehrer sind überfordert und verunsichert -- statt auf die Vorbereitung ihres Unterrichts müssen sie sich zugleich auch den technischen und rechtlichen Herausforderungen stellen. Das führt letztlich zu Abstrichen in der Bildungsqualität, die wir mit unserem Projekt beheben.</text:p>
          </table:table-cell>
          <table:table-cell office:value-type="string" calcext:value-type="string">
            <text:p>https://www.linkedin.com/in/steffen-schneider/</text:p>
          </table:table-cell>
          <table:table-cell office:value-type="string" calcext:value-type="string">
            <text:p>Team &amp; Ressourcen:</text:p>
            <text:p>- relevante Vorerfahrung in digitaler Bildung durch unsere Initiativen it-for-kids.org und ki-macht-schule.de , dort führen wir auch selbst Onlineunterricht durch</text:p>
            <text:p>- viele unserer Teammitglieder geben selbst Online-Unterricht durch ihre Tätigkeit an der Universität (Vorlesungen, Tutorien)</text:p>
            <text:p>- Lösung: Wir sind einfach und unkompliziert für LehrerInnen erreichbar, unser Projekt skaliert sehr einfach</text:p>
          </table:table-cell>
          <table:table-cell/>
          <table:table-cell office:value-type="string" calcext:value-type="string">
            <text:p>https://das-virtuelle-klassenzimmer.de/images/das-virtuelle-klassenzimmer-v4.mp4</text:p>
          </table:table-cell>
          <table:table-cell office:value-type="string" calcext:value-type="string">
            <text:p>COORDINATION_SUPPORT</text:p>
          </table:table-cell>
          <table:table-cell/>
          <table:table-cell office:value-type="string" calcext:value-type="string">
            <text:p>https://das-virtuelle-klassenzimmer.de/</text:p>
          </table:table-cell>
          <table:table-cell table:number-columns-repeated="4"/>
        </table:table-row>
        <table:table-row table:style-name="ro7">
          <table:table-cell office:value-type="string" calcext:value-type="string">
            <text:p>DEalog</text:p>
          </table:table-cell>
          <table:table-cell office:value-type="string" calcext:value-type="string">
            <text:p>U011P83D7BP</text:p>
          </table:table-cell>
          <table:table-cell office:value-type="string" calcext:value-type="string">
            <text:p>https://twitter.com/dealogapp</text:p>
          </table:table-cell>
          <table:table-cell office:value-type="string" calcext:value-type="string">
            <text:p>Wir sind Bürger:innen. Wie kommen wir an verlässliche und vertrauenswürdige Informationen zu Gefahren-, Schadens- und Krisenlagen?</text:p>
            <text:p>Wir sind Teil der Exekutive. Wie können wir sicherstellen, dass unsere Bürger:innen verlässliche und vertrauenswürdige Informationen zu Gefahren-, Schadens- und Krisenlagen erhalten? Diese Potenziale sollen durch DEalog gehoben werden. </text:p>
            <text:p/>
            <text:p/>
            <text:p>Gerade COVID-19 hat gezeigt, wie schnell Gerüchte und Falschmeldungen zu sog. Hamsterkäufen führen können und wie manche Akteure vorsätzlich Desinformationskampagnen zur weiteren Verunsicherungen durchführen. Vertrauenswürdige Informationen sind Grundlage eines effektiven Krisenmanagements. Das Problem ist jedoch auch unabhängig von COVID-19 zu sehen. Es tritt in vielen Krisenlagen auf: verlässliche Informationen aus erster Hand für die Bürger:innen sind unerlässlich. Falschinformationen verbreiten sich absichtlich oder unabsichtlich sehr schnell und lassen sich nicht einfach richtigstellen. Aktuell müssen Bürger:innen selbst über die notwendige Medienkompetenz verfügen, um zwischen FakeNews, Fakten, ClickBait und oder staatlicher Desinformation zu unterscheiden und Informationen manuell von verschiedenen Quellen zusammentragen.</text:p>
            <text:p/>
            <text:p>Eine "single source of truth" ist für Krisenlagen notwendig, um Unsicherheit und Panik zu vermeiden und besonnen agieren zu können. Eine Informationsinfrastruktur muss nachhaltig aufgebaut werden, sodass sie für unterschiedlichste Krisenlagen funktioniert, sich bewährt und skalierbar ist. Eine Informations-Plattform soll dabei so gestaltet werden, dass sie langfristig immer wieder genutzt werden kann. So muss bei der nächsten Krise nicht erneut eine Infrastruktur geschaffen werden. Die Bürger:innen gewöhnen sich an die Plattform, lernen und vertrauen ihr und handeln so sicherer.</text:p>
            <text:p/>
            <text:p>Mit der Notfall-Informations- und Nachrichten-App (NINA) des Bundesamt für Bevölkerungsschutz und Katastrophenhilfe (BBK) existiert bereits eine staatliche Infrastruktur, um die Bevölkerung vor akuten Gefahren für Leib und Leben zu bewahren - eine ansprechende und vollumfängliche kommunikative Begleitung während einer länger anhaltenden Krisenlage kann damit bisher aber nicht gewährleistet werden. Die bisherige Funktionalität ist auf den Zweck der Warnung und nicht auf eine Informationsbündelung ausgerichtet. Zudem partizipieren noch wenige Akteure an NINA.</text:p>
            <text:p/>
            <text:p>Nähere Informationen und detaillierte Beschreibung: https://devpost.com/software/039_staatliche_kommunikation_ebenenubergreifende_info-app</text:p>
          </table:table-cell>
          <table:table-cell/>
          <table:table-cell office:value-type="string" calcext:value-type="string">
            <text:p>markus.mueller-schikora@dealog.de</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DEalog soll den Bürger:innen die für sie vor Ort relevanten Informationen verlässlich entlang der gesamten Kaskade des föderalen Systems liefern.</text:p>
          </table:table-cell>
          <table:table-cell office:value-type="string" calcext:value-type="string">
            <text:p>BOGBUWE6QpOIAgeqJULCZYiMjct2</text:p>
          </table:table-cell>
          <table:table-cell office:value-type="string" calcext:value-type="string">
            <text:p>projects</text:p>
          </table:table-cell>
          <table:table-cell/>
          <table:table-cell office:value-type="string" calcext:value-type="string">
            <text:p>BOGBUWE6QpOIAgeqJULCZYiMjct2</text:p>
          </table:table-cell>
          <table:table-cell office:value-type="string" calcext:value-type="string">
            <text:p>http://www.dealog.de</text:p>
          </table:table-cell>
          <table:table-cell office:value-type="string" calcext:value-type="string">
            <text:p>Markus</text:p>
          </table:table-cell>
          <table:table-cell office:value-type="string" calcext:value-type="string">
            <text:p>Exekutivorgane und Bürger:innen</text:p>
          </table:table-cell>
          <table:table-cell office:value-type="string" calcext:value-type="string">
            <text:p>Mueller-Schikora</text:p>
          </table:table-cell>
          <table:table-cell office:value-type="string" calcext:value-type="string">
            <text:p>DEalog ermöglicht es den Bürger:innen ihren Informationsbedarf entlang von Ort und/oder Thema zu benennen und auszuwählen. DEalog ermöglicht es allen Akteuren der Exekutive entlang der gesamten Kaskade von Bund bis zum einzelnen Bürgermeister und allen an Krisen beteiligten Akteuren mit einem Profil als "Feeder" am DEalog teilzunehmen. Profile werden ex ante akkreditiert.</text:p>
          </table:table-cell>
          <table:table-cell office:value-type="string" calcext:value-type="string">
            <text:p>NINA (BBK), KATWARN, HESSENWarn</text:p>
          </table:table-cell>
          <table:table-cell office:value-type="string" calcext:value-type="string">
            <text:p>Markus Mueller-Schikora</text:p>
          </table:table-cell>
          <table:table-cell office:value-type="string" calcext:value-type="string">
            <text:p>https://drive.google.com/drive/folders/1WlTn9VJrEzrj8rird4oCZzyug3VCcS1k</text:p>
          </table:table-cell>
          <table:table-cell office:value-type="float" office:value="1601550397247" calcext:value-type="float">
            <text:p>1601550397247</text:p>
          </table:table-cell>
          <table:table-cell office:value-type="string" calcext:value-type="string">
            <text:p>prototypeIteration</text:p>
          </table:table-cell>
          <table:table-cell office:value-type="string" calcext:value-type="string">
            <text:p>active</text:p>
          </table:table-cell>
          <table:table-cell office:value-type="string" calcext:value-type="string">
            <text:p>Top20 Projekt beim #WirVsVirus-Hack</text:p>
            <text:p>Team bestehend aus rund 10 Personen</text:p>
            <text:p>Pilot-Setting unter Beteiligung von BBK, IM NRW, RegBez Arnsberg, Hochsauerlandkreis, Ennepe-Ruhr-Kreis, Stadt Arnsberg, Stadt Sprockhövel</text:p>
          </table:table-cell>
          <table:table-cell office:value-type="string" calcext:value-type="string">
            <text:p>GENERAL_PUBLIC</text:p>
          </table:table-cell>
          <table:table-cell office:value-type="string" calcext:value-type="string">
            <text:p>ADMINISTRATION_PUBLIC_SERVICE</text:p>
          </table:table-cell>
          <table:table-cell/>
          <table:table-cell office:value-type="string" calcext:value-type="string">
            <text:p>Wir haben für unser Pilot-Setting Praxispartner auf allen Ebenen des föderalen Systems gewinnen können. Aktuell entwickeln wir mit allen Praxispartnern (Schwerpunkt NRW, Regierungsbezirk Arnsberg ( https://www.bezreg-arnsberg.nrw.de/govlab/ ) den Prototypen.</text:p>
          </table:table-cell>
          <table:table-cell office:value-type="string" calcext:value-type="string">
            <text:p>https://firebasestorage.googleapis.com/v0/b/corona-e5c0e.appspot.com/o/users%2FBOGBUWE6QpOIAgeqJULCZYiMjct2%2Fdealog_logo_durchsichtig.png?alt=media&amp;token=53157c02-c91d-4e2f-9d72-307688ccbb02</text:p>
          </table:table-cell>
          <table:table-cell office:value-type="string" calcext:value-type="string">
            <text:p>STATE_SUPPORT</text:p>
          </table:table-cell>
          <table:table-cell office:value-type="float" office:value="1586847708439" calcext:value-type="float">
            <text:p>1586847708439</text:p>
          </table:table-cell>
          <table:table-cell/>
          <table:table-cell office:value-type="string" calcext:value-type="string">
            <text:p>In anhaltenden Krisenlagen ist es für die Bürger:innen schwer, die für sie relevanten Informationen aus der primären Quelle (Exekutive) zu beziehen. Es gibt gegenwärtig, abgesehen von der NINA Warn-App (primär Warnung), keinen einheitlichen Kanal, über den die Exekutive mit den Bürger:innen in Kontakt treten kann um krisenbegleitendes Informationsmanagement zu betreiben.</text:p>
          </table:table-cell>
          <table:table-cell/>
          <table:table-cell office:value-type="string" calcext:value-type="string">
            <text:p>Back-Office-Lösung und Verifikation der Informationsquelle (Akkreditierung): Wir möchten es den Exekutivorganen möglichst einfach machen die Informationen einzustellen, sodass es einen Effizienzgewinn auf öffentlicher Seite gibt.</text:p>
            <text:p>Für Bürger:innen sind die Aspekte der Verlässlichkeit und der Relevanz der Informationen, sowie die Eigenschaft aus der "Primärquelle" informiert zu werden, entscheidend.</text:p>
          </table:table-cell>
          <table:table-cell/>
          <table:table-cell office:value-type="string" calcext:value-type="string">
            <text:p>INFORMATION_AWARENESS</text:p>
          </table:table-cell>
          <table:table-cell table:number-columns-repeated="7"/>
        </table:table-row>
        <table:table-row table:style-name="ro5">
          <table:table-cell office:value-type="string" calcext:value-type="string">
            <text:p>Die SchulEntwickler</text:p>
          </table:table-cell>
          <table:table-cell office:value-type="string" calcext:value-type="string">
            <text:p>U0173PB1KQQ</text:p>
          </table:table-cell>
          <table:table-cell/>
          <table:table-cell office:value-type="string" calcext:value-type="string">
            <text:p>alex@die-schulentwickler.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Erfolgsrezepte, um gemeinsam die Schule von morgen zu gestalten</text:p>
          </table:table-cell>
          <table:table-cell office:value-type="string" calcext:value-type="string">
            <text:p>2SZuQurQORWS03PPwyC4kmwzPSj2</text:p>
          </table:table-cell>
          <table:table-cell office:value-type="string" calcext:value-type="string">
            <text:p>projects</text:p>
          </table:table-cell>
          <table:table-cell/>
          <table:table-cell office:value-type="string" calcext:value-type="string">
            <text:p>2SZuQurQORWS03PPwyC4kmwzPSj2</text:p>
          </table:table-cell>
          <table:table-cell office:value-type="string" calcext:value-type="string">
            <text:p>Alex</text:p>
          </table:table-cell>
          <table:table-cell office:value-type="string" calcext:value-type="string">
            <text:p>Schulleiter*innen, Lehrer*innen, Referendar*innen, Schüler*innen, </text:p>
          </table:table-cell>
          <table:table-cell office:value-type="string" calcext:value-type="string">
            <text:p>Nusselt</text:p>
          </table:table-cell>
          <table:table-cell office:value-type="string" calcext:value-type="string">
            <text:p>Wir schaffen eine Plattform, die</text:p>
            <text:p>- bestehende Apps und Tools vorstellt und Bewertungen ermöglicht</text:p>
            <text:p>- Erfahrungsberichte und Rezepte von anderen Schulen bereitstellt</text:p>
            <text:p>- mit einem ChatBot die Hilfe-Suchenden beim Finden und Kombinieren von Lösungskonzepten unterstützt</text:p>
          </table:table-cell>
          <table:table-cell table:number-columns-repeated="2"/>
          <table:table-cell office:value-type="string" calcext:value-type="string">
            <text:p>/</text:p>
          </table:table-cell>
          <table:table-cell office:value-type="float" office:value="1599640811895" calcext:value-type="float">
            <text:p>1599640811895</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Unser Team ist unter den Gewinner*innen des #wirfürschule Hackathon</text:p>
          </table:table-cell>
          <table:table-cell office:value-type="string" calcext:value-type="string">
            <text:p>ADMINISTRATION_PUBLIC_SERVICE</text:p>
          </table:table-cell>
          <table:table-cell office:value-type="string" calcext:value-type="string">
            <text:p>FAMILIES_CHILDREN</text:p>
          </table:table-cell>
          <table:table-cell office:value-type="string" calcext:value-type="string">
            <text:p>SINGLE_PARENTS</text:p>
          </table:table-cell>
          <table:table-cell office:value-type="string" calcext:value-type="string">
            <text:p>TEACHING_STAFF</text:p>
          </table:table-cell>
          <table:table-cell office:value-type="string" calcext:value-type="string">
            <text:p>Unser Prototyp aus dem Hackathon wird um weitere Features erweitert und ausgebaut. </text:p>
            <text:p/>
            <text:p>Aktuell suchen wir Unterstützung im Bereich UI/UX Design, Medien Design und Kommunikation und Machine Learning / NLP.</text:p>
          </table:table-cell>
          <table:table-cell office:value-type="string" calcext:value-type="string">
            <text:p>https://firebasestorage.googleapis.com/v0/b/corona-e5c0e.appspot.com/o/users%2F2SZuQurQORWS03PPwyC4kmwzPSj2%2Fdieschulentwickler_frei.png?alt=media&amp;token=398b5fbd-7fa4-491c-94e4-290a3b86c70b</text:p>
          </table:table-cell>
          <table:table-cell office:value-type="string" calcext:value-type="string">
            <text:p>DIGITAL_EDUCATION</text:p>
          </table:table-cell>
          <table:table-cell office:value-type="float" office:value="1593639308271" calcext:value-type="float">
            <text:p>1593639308271</text:p>
          </table:table-cell>
          <table:table-cell/>
          <table:table-cell office:value-type="string" calcext:value-type="string">
            <text:p>Viele Schulleiter*innen, Lehrer*innen, Referendar*innen, Schüler*innen und Eltern haben den Eindruck, dass sie allein mit ihren Problemen sind und wissen oft nicht, wo sie anfangen sollen. </text:p>
          </table:table-cell>
          <table:table-cell office:value-type="string" calcext:value-type="string">
            <text:p>https://www.linkedin.com/in/nusselt/</text:p>
          </table:table-cell>
          <table:table-cell office:value-type="string" calcext:value-type="string">
            <text:p>Wir sind ein Team aus Schulleiter*innen, Lehrer*innen, Referendar*innen, Schüler*innen und Eltern, sowie IT- und Digitalexpert*innen.</text:p>
          </table:table-cell>
          <table:table-cell office:value-type="string" calcext:value-type="string">
            <text:p>https://twitter.com/alexnusselt</text:p>
          </table:table-cell>
          <table:table-cell/>
          <table:table-cell office:value-type="string" calcext:value-type="string">
            <text:p>NEW_SKILLS</text:p>
          </table:table-cell>
          <table:table-cell/>
          <table:table-cell office:value-type="string" calcext:value-type="string">
            <text:p>www. die-schulentwickler.de</text:p>
          </table:table-cell>
          <table:table-cell office:value-type="string" calcext:value-type="string">
            <text:p>PEOPLE_SPECIAL_NEEDS</text:p>
          </table:table-cell>
          <table:table-cell office:value-type="string" calcext:value-type="string">
            <text:p>NON_GERMAN_SPEAKERS</text:p>
          </table:table-cell>
          <table:table-cell office:value-type="string" calcext:value-type="string">
            <text:p>CHILDCARERS</text:p>
          </table:table-cell>
          <table:table-cell office:value-type="float" office:value="4915111019790" calcext:value-type="float">
            <text:p>4915111019790</text:p>
          </table:table-cell>
          <table:table-cell office:value-type="string" calcext:value-type="string">
            <text:p>EMPLOYEES</text:p>
          </table:table-cell>
          <table:table-cell/>
        </table:table-row>
        <table:table-row table:style-name="ro2">
          <table:table-cell office:value-type="string" calcext:value-type="string">
            <text:p>Digital Lehren lernen</text:p>
          </table:table-cell>
          <table:table-cell table:number-columns-repeated="4"/>
          <table:table-cell office:value-type="string" calcext:value-type="string">
            <text:p>tobi@corona-school.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Wir vermitteln digitale Kompetenzen in einem Modul für Medienkompetenz für angehende Lehrer*innen.</text:p>
          </table:table-cell>
          <table:table-cell office:value-type="string" calcext:value-type="string">
            <text:p>xx4dF4VF3hWhLSVUcTa8co8yokF2</text:p>
          </table:table-cell>
          <table:table-cell office:value-type="string" calcext:value-type="string">
            <text:p>projects</text:p>
          </table:table-cell>
          <table:table-cell/>
          <table:table-cell office:value-type="string" calcext:value-type="string">
            <text:p>xx4dF4VF3hWhLSVUcTa8co8yokF2</text:p>
          </table:table-cell>
          <table:table-cell office:value-type="string" calcext:value-type="string">
            <text:p>https://www.corona-school.de</text:p>
          </table:table-cell>
          <table:table-cell office:value-type="string" calcext:value-type="string">
            <text:p>Tobias</text:p>
          </table:table-cell>
          <table:table-cell office:value-type="string" calcext:value-type="string">
            <text:p>Aktuell bieten nur wenige Universitäten Lehramtsstudierenden die Möglichkeit, die notwendigen technischen und digitalen Kompetenzen zu erlangen. Zudem konnten in Folge der Schulschließungen viele Studierende ihre Pflichtpraktika im Studium nicht absolvieren. Daher müssen jetzt Aus-, Weiter- und Fortbildung für Lehrer*innen geschaffen und Medienkompetenz in allen Bereichen festgesetzt werden.</text:p>
          </table:table-cell>
          <table:table-cell office:value-type="string" calcext:value-type="string">
            <text:p>Bork</text:p>
          </table:table-cell>
          <table:table-cell office:value-type="string" calcext:value-type="string">
            <text:p>Wir haben ein Modul für Medienkompetenz entwickelt, welches pädagogische, didaktische und technische Kompetenzen fördert. Zentrale Bestandteile unserer Lösung sind ein theoretisches Seminar bestehend aus zehn Lektionen und eine Praxisphase, mit denen Studierende vor allem allgemein- und medienpädagogische Fachqualifikationen für die Tätigkeit in ihrem lehrenden Handlungsfeld erwerben sollen. </text:p>
          </table:table-cell>
          <table:table-cell table:number-columns-repeated="2"/>
          <table:table-cell office:value-type="string" calcext:value-type="string">
            <text:p>/</text:p>
          </table:table-cell>
          <table:table-cell office:value-type="float" office:value="1605897224126" calcext:value-type="float">
            <text:p>1605897224126</text:p>
          </table:table-cell>
          <table:table-cell office:value-type="string" calcext:value-type="string">
            <text:p>widespreadUsage</text:p>
          </table:table-cell>
          <table:table-cell office:value-type="string" calcext:value-type="string">
            <text:p>active</text:p>
          </table:table-cell>
          <table:table-cell office:value-type="string" calcext:value-type="string">
            <text:p>- Gewinner-Projekt beim #SemesterHack Hackathon des Hochschulforums Digitalisierung</text:p>
            <text:p>- Gewinner-Projekt beim #WirFürSchule Hackathon</text:p>
            <text:p>- Aufbau auf bestehenden Lösungen der Corona School und StudyCore</text:p>
          </table:table-cell>
          <table:table-cell office:value-type="string" calcext:value-type="string">
            <text:p>SCIENTISTS_RESEARCHERS</text:p>
          </table:table-cell>
          <table:table-cell office:value-type="string" calcext:value-type="string">
            <text:p>TEACHING_STAFF</text:p>
          </table:table-cell>
          <table:table-cell office:value-type="string" calcext:value-type="string">
            <text:p>FAMILIES_CHILDREN</text:p>
          </table:table-cell>
          <table:table-cell office:value-type="string" calcext:value-type="string">
            <text:p>Unsere Lösung ist unter https://www.corona-school.de/ einsehbar.</text:p>
          </table:table-cell>
          <table:table-cell/>
          <table:table-cell office:value-type="string" calcext:value-type="string">
            <text:p>DIGITAL_EDUCATION</text:p>
          </table:table-cell>
          <table:table-cell office:value-type="float" office:value="1594132623304" calcext:value-type="float">
            <text:p>1594132623304</text:p>
          </table:table-cell>
          <table:table-cell/>
          <table:table-cell office:value-type="string" calcext:value-type="string">
            <text:p>Digitale Wissensvermittlung und Lernen sowie das kritische Reflektieren über derartige Themen, stellen ein großes Potential zur Entwicklung und zum Einsatz neuer Lehr- und Lernmethoden dar. <text:s/>Dennoch werden diese Kompetenzen in schulischen und universitären Kontexten nicht verpflichtend gelehrt und/oder gelernt, so dass Lehrer*innen nicht angemessen auf den Unterricht von morgen vorbereitet werden.</text:p>
          </table:table-cell>
          <table:table-cell/>
          <table:table-cell office:value-type="string" calcext:value-type="string">
            <text:p>Die Kombination von Theorie und Praxis sowie die Einbettung von Mentor*innen im Tandem-System unterscheidet unseren Ansatz maßgeblich von bisherigen Ideen. Durch das persönliche Betreuungsverhältnis können Fremdwahrnehmung und Selbstwahrnehmung verglichen, positive Verhaltensweisen gefördert und Verbesserungen des eigenen Denkens und Handelns erfolgen.</text:p>
          </table:table-cell>
          <table:table-cell office:value-type="float" office:value="15738203755" calcext:value-type="float">
            <text:p>15738203755</text:p>
          </table:table-cell>
          <table:table-cell office:value-type="string" calcext:value-type="string">
            <text:p>NEW_PRODUCTS_SERVICES</text:p>
          </table:table-cell>
          <table:table-cell office:value-type="string" calcext:value-type="string">
            <text:p>NEW_SKILLS</text:p>
          </table:table-cell>
          <table:table-cell table:number-columns-repeated="6"/>
        </table:table-row>
        <table:table-row table:style-name="ro1">
          <table:table-cell office:value-type="string" calcext:value-type="string">
            <text:p>Digital Sparks</text:p>
          </table:table-cell>
          <table:table-cell table:number-columns-repeated="4"/>
          <table:table-cell office:value-type="string" calcext:value-type="string">
            <text:p>sarah@education-innovation-lab.d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Wir bringen Zukunftskompetenzen und digitale Bildung an die Schule. Wie? Durch kostenfreie Online-Workshops zu gesellschaftlichen Themen. Unser Motto: Lernen, was wirklich zählt.</text:p>
          </table:table-cell>
          <table:table-cell office:value-type="string" calcext:value-type="string">
            <text:p>qWJeqWHpY5Q8BIW8dl3Bp7wiE7S2</text:p>
          </table:table-cell>
          <table:table-cell office:value-type="string" calcext:value-type="string">
            <text:p>projects</text:p>
          </table:table-cell>
          <table:table-cell/>
          <table:table-cell office:value-type="string" calcext:value-type="string">
            <text:p>qWJeqWHpY5Q8BIW8dl3Bp7wiE7S2</text:p>
          </table:table-cell>
          <table:table-cell office:value-type="string" calcext:value-type="string">
            <text:p>https://devpost.com/software/digital-sparks</text:p>
          </table:table-cell>
          <table:table-cell office:value-type="string" calcext:value-type="string">
            <text:p>Sarah</text:p>
          </table:table-cell>
          <table:table-cell office:value-type="string" calcext:value-type="string">
            <text:p>Unser Anliegen ist es, Schüler:innen differenzierte Lernerfahrungen mit den Herausforderungen unserer Zeit zu ermöglichen. Außerdem wollen wir Lehrkräfte dabei zu unterstützen, projektbezogene Lernarrangements zu gestalten, die in einer hybriden Schule umsetzbar sind. Und wir möchten die vielfältige Expertise unterschiedlichster Menschen in die Lernwelt der Schüler:innen einbeziehen.</text:p>
          </table:table-cell>
          <table:table-cell office:value-type="string" calcext:value-type="string">
            <text:p>Fasbender</text:p>
          </table:table-cell>
          <table:table-cell office:value-type="string" calcext:value-type="string">
            <text:p>Die Digital Sparks sind Online-Workshops für Schüler*innen ab der 9. Jahrgangsstufe. <text:s/>Sie sind selbsterklärend aufbereitet und ermöglichen eine aktive, kollaborative und kreative Auseinandersetzung mit den Inhalten – vom Explorieren des Themas, über das Gestalten von Lösungansätzen, hin zum Teilen und Reflektieren der Ergebnisse.</text:p>
          </table:table-cell>
          <table:table-cell table:number-columns-repeated="2"/>
          <table:table-cell office:value-type="string" calcext:value-type="string">
            <text:p>/</text:p>
          </table:table-cell>
          <table:table-cell office:value-type="float" office:value="1600945904048" calcext:value-type="float">
            <text:p>1600945904048</text:p>
          </table:table-cell>
          <table:table-cell office:value-type="string" calcext:value-type="string">
            <text:p>beforeLaunch</text:p>
          </table:table-cell>
          <table:table-cell office:value-type="string" calcext:value-type="string">
            <text:p>active</text:p>
          </table:table-cell>
          <table:table-cell office:value-type="string" calcext:value-type="string">
            <text:p>Die Idee für das Digital Sparks Projekt haben wir am Anfang der Covid-19-Pandemie entwickelt. Wir waren frustiert zu sehen, wie Schüler*innen im Distanzunterricht Fachinhalte einfach abarbeiten müssen und kein Raum für die Beschäftigung mit aktuellen Themen und der Entwicklung relevanter Zukunftskompetenzen bleibt. Das wollen wir ändern. </text:p>
          </table:table-cell>
          <table:table-cell office:value-type="string" calcext:value-type="string">
            <text:p>TEACHING_STAFF</text:p>
          </table:table-cell>
          <table:table-cell table:number-columns-repeated="2"/>
          <table:table-cell office:value-type="string" calcext:value-type="string">
            <text:p>Wir launchen die Digital Sparks Plattform am 05. Oktober 2020 mit dem Aufruf an Lehrpersonen, sich mit ihrer Klasse für eine Teilnahme an unseren ersten Digital Sparks Online-Workshops zu bewerben. Diese werden wir ab Februar 2021 durchführen. Im Zeitraum von Februar bis Juli 2021 werden wir mit unseren Digital Sparks Online-Workshops rund 5.200 Schülerinnen erreichen. </text:p>
          </table:table-cell>
          <table:table-cell office:value-type="string" calcext:value-type="string">
            <text:p>https://firebasestorage.googleapis.com/v0/b/corona-e5c0e.appspot.com/o/users%2FqWJeqWHpY5Q8BIW8dl3Bp7wiE7S2%2Flogo_digital_sparks_black.png?alt=media&amp;token=b40f61d7-9b17-41d7-afc8-9e4282d198e8</text:p>
          </table:table-cell>
          <table:table-cell office:value-type="string" calcext:value-type="string">
            <text:p>CONTEMPORARY_EDUCATION_CONTENT</text:p>
          </table:table-cell>
          <table:table-cell office:value-type="float" office:value="1594186127692" calcext:value-type="float">
            <text:p>1594186127692</text:p>
          </table:table-cell>
          <table:table-cell office:value-type="string" calcext:value-type="string">
            <text:p>Wallstrasse 32, 10170 Berlin </text:p>
          </table:table-cell>
          <table:table-cell office:value-type="string" calcext:value-type="string">
            <text:p>Es kann nicht mehr darum gehen, Curricula abzuarbeiten. Wir haben die Verantwortung, Schüler*innen auf die Gestaltung des 21. Jahrhunderts vorzubereiten. Es ist an der Zeit, Curricula in fachübergreifende Lernarrangments zu übersetzen und die Möglichkeiten digitaler Werkzeuge in schulische Praxis zu integrieren. </text:p>
          </table:table-cell>
          <table:table-cell office:value-type="string" calcext:value-type="string">
            <text:p>https://www.linkedin.com/company/education-innovation-lab/</text:p>
          </table:table-cell>
          <table:table-cell office:value-type="string" calcext:value-type="string">
            <text:p>Als Projektteam haben wir langjährige Erfahrung in der Erstellung und Co-Creation von Bildungsmaterial. Wir freuen uns sehr darauf mit den Schüler*innen, Lehrpersonen und Expert*innen auf Augenhöhe die Sparks zu gestalten. </text:p>
          </table:table-cell>
          <table:table-cell office:value-type="float" office:value="17645637004" calcext:value-type="float">
            <text:p>17645637004</text:p>
          </table:table-cell>
          <table:table-cell table:number-columns-repeated="8"/>
        </table:table-row>
        <table:table-row table:style-name="ro3">
          <table:table-cell office:value-type="string" calcext:value-type="string">
            <text:p>Digitale Bühne</text:p>
          </table:table-cell>
          <table:table-cell office:value-type="string" calcext:value-type="string">
            <text:p>U011FV9B2RZ</text:p>
          </table:table-cell>
          <table:table-cell office:value-type="string" calcext:value-type="string">
            <text:p>https://twitter.com/digitalstageorg</text:p>
          </table:table-cell>
          <table:table-cell office:value-type="string" calcext:value-type="string">
            <text:p>Live Probe, Unterricht und Aufführung im Internet (von zu Hause aus)</text:p>
            <text:p>Konzerte, Theater und andere Aufführungen werden derzeit vor allem in Form von Aufzeichnungen im Internet angeboten. Live funktionieren sie deswegen kaum, weil die meisten Angebote im Internet wegen der angestrebten Datenreduktion keine echte Audio-Mischung anbieten. Brauchbare Lösungen sind meist teuer oder/und benötigen spezielle Hardware oder Voraussetzungen wie etwa Glasfaseranschlüsse.</text:p>
            <text:p>Übliche verfügbare Konferenzdienste bieten relativ gute Videoverbindungen, aber meistens eine für Musik und Theater unbrauchbare Audio-Übertragung. Automatische Kompression, Mischung und Stummschaltung (Pegelwaage) sowie eine hohe Latenz erschweren Proben und Aufführungen mit mehr als ca. 4 Mitwirkenden.</text:p>
            <text:p>Wir möchten eine Möglichkeit entwickeln, die es größeren Musik- und Theaterensembles erlaubt, verteilt von zu Hause aus und mit haushaltsüblicher vorhandener Technik im Internet zu proben und live auf einer digitalen Bühne gemeinsam vor Publikum auftreten zu können. In einem späteren Schritt sollen auch 3D Audio und Virtual Reality Formate integriert werden.</text:p>
            <text:p>Im Unterschied zu den meisten verfügbaren, oft kommerziellen Angeboten beachtet dieses Projekt insbesondere den deutschen und europäischen Datenschutz (EU-DSGVO) und schließt Datenlieferungen an Dritte sowie absichtlich versteckte Sicherheitslücken aus.</text:p>
          </table:table-cell>
          <table:table-cell office:value-type="string" calcext:value-type="string">
            <text:p>https://vimeo.com/404321938</text:p>
          </table:table-cell>
          <table:table-cell office:value-type="string" calcext:value-type="string">
            <text:p>julianklein@artistic-research.d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Wir bieten eine Audio- &amp; Video-Konferenz-Lösung für Musik- und Theaterensembles, mit einer hohen Audioqualität, geringer Verzögerung und gleichzeitiger Nutzung mehrer Audio-/Videoquellen</text:p>
          </table:table-cell>
          <table:table-cell office:value-type="string" calcext:value-type="string">
            <text:p>ORTWLsq1d1QRVyt3YgShFzPWhB42</text:p>
          </table:table-cell>
          <table:table-cell office:value-type="string" calcext:value-type="string">
            <text:p>projects</text:p>
          </table:table-cell>
          <table:table-cell/>
          <table:table-cell office:value-type="string" calcext:value-type="string">
            <text:p>ORTWLsq1d1QRVyt3YgShFzPWhB42</text:p>
          </table:table-cell>
          <table:table-cell office:value-type="string" calcext:value-type="string">
            <text:p>https://digital-stage.org</text:p>
          </table:table-cell>
          <table:table-cell office:value-type="string" calcext:value-type="string">
            <text:p>Julian</text:p>
          </table:table-cell>
          <table:table-cell office:value-type="string" calcext:value-type="string">
            <text:p>Professionelle und Amateur-Musiker, Musikhochschulen, Musikschulen, Bands, Chöre, Orchester</text:p>
          </table:table-cell>
          <table:table-cell office:value-type="string" calcext:value-type="string">
            <text:p>Klein</text:p>
          </table:table-cell>
          <table:table-cell office:value-type="string" calcext:value-type="string">
            <text:p>3 Versionen als Prototypen im Test: <text:s/>(1) Browser-basiert für Internet-Endgeräte - "web" (2) lokal installiertes Programm - "pc" (3) Hardware (Raspberry Pie Minicomputer) - "box". Wir entwickeln eine kombinierte peer-to-peer und Server-Sternarchitektur, um den Datenfluss möglichst gering und latenzarm zu halten. Dazu ein zentraler Audiomix und Video-Bildmix. Später 3D-Audio + Virtual Reality.</text:p>
          </table:table-cell>
          <table:table-cell office:value-type="string" calcext:value-type="string">
            <text:p>- Jacktrip</text:p>
            <text:p>- JamKazam</text:p>
            <text:p>- Jamulus</text:p>
          </table:table-cell>
          <table:table-cell office:value-type="string" calcext:value-type="string">
            <text:p>Julian Klein</text:p>
          </table:table-cell>
          <table:table-cell office:value-type="string" calcext:value-type="string">
            <text:p>https://drive.google.com/drive/folders/1BgzZ2h_8ReMUvi3iynxOvxVcKdDFH6Rt</text:p>
          </table:table-cell>
          <table:table-cell office:value-type="float" office:value="1614688463861" calcext:value-type="float">
            <text:p>1614688463861</text:p>
          </table:table-cell>
          <table:table-cell office:value-type="string" calcext:value-type="string">
            <text:p>activeUsers</text:p>
          </table:table-cell>
          <table:table-cell office:value-type="string" calcext:value-type="string">
            <text:p>active</text:p>
          </table:table-cell>
          <table:table-cell office:value-type="string" calcext:value-type="string">
            <text:p>Prototyp, Team und Aktueller Stand siehe digital-stage.org</text:p>
          </table:table-cell>
          <table:table-cell office:value-type="string" calcext:value-type="string">
            <text:p>ARTISTS</text:p>
          </table:table-cell>
          <table:table-cell office:value-type="string" calcext:value-type="string">
            <text:p>TEACHING_STAFF</text:p>
          </table:table-cell>
          <table:table-cell office:value-type="string" calcext:value-type="string">
            <text:p>SCIENTISTS_RESEARCHERS</text:p>
          </table:table-cell>
          <table:table-cell office:value-type="string" calcext:value-type="string">
            <text:p>Tester-Pool von ca 130 Personen und Ensembles (darunter a rose is, Mosaik, RIAS-Chor, Komische Oper, LJNM Berlin, Musikschule B-Mitte). Rundfunksender haben Ensembles (z.B. den WDR Rundfunkchor) testen lassen und darüber berichtet. Derzeit 24 internationale Kooperationspartner (Hochschulen und Universitäten, Theater, Verbände) in D, A, CH, NO, B. Gespräche mit Partnern in F, USA, CAN, DK, FI, IT.</text:p>
          </table:table-cell>
          <table:table-cell office:value-type="string" calcext:value-type="string">
            <text:p>https://firebasestorage.googleapis.com/v0/b/corona-e5c0e.appspot.com/o/users%2FORTWLsq1d1QRVyt3YgShFzPWhB42%2FDigitalStage-logo.png?alt=media&amp;token=ed314dc4-fbfa-40ee-9970-e50317adc828</text:p>
          </table:table-cell>
          <table:table-cell office:value-type="string" calcext:value-type="string">
            <text:p>PUBLIC_LIFE</text:p>
          </table:table-cell>
          <table:table-cell office:value-type="float" office:value="1586810974032" calcext:value-type="float">
            <text:p>1586810974032</text:p>
          </table:table-cell>
          <table:table-cell office:value-type="string" calcext:value-type="string">
            <text:p>Berlin</text:p>
          </table:table-cell>
          <table:table-cell office:value-type="string" calcext:value-type="string">
            <text:p>Verfügbare Videokonferenzdienste sind nicht geeignet für Proben und Aufführungen. Theatergruppen, Bands, Ensembles, Chöre, Orchester, Tanzcompagnien etc. (Profis und Laien) müssen sich treffen, wenn sie proben oder eine Aufführung für ein Publikum streamen wollen.</text:p>
          </table:table-cell>
          <table:table-cell/>
          <table:table-cell office:value-type="string" calcext:value-type="string">
            <text:p>- Wir sind und bleiben kostenlos für nichtkommerzielle Nutzer, bieten technischen Support, haben ein breites Netzwerk an Partnern in Industrie, Hochschulen, Theatern und Verbänden. Das Projekt ist auch für die Zeit nach der Krise konzipiert (v.a. Digitalisierung, CO2-Reduktion, internationale Vernetzung)</text:p>
          </table:table-cell>
          <table:table-cell table:number-columns-repeated="9"/>
        </table:table-row>
        <table:table-row table:style-name="ro8">
          <table:table-cell office:value-type="string" calcext:value-type="string">
            <text:p>DigitalHospital</text:p>
          </table:table-cell>
          <table:table-cell office:value-type="string" calcext:value-type="string">
            <text:p>U16D7MH4Z</text:p>
          </table:table-cell>
          <table:table-cell office:value-type="string" calcext:value-type="string">
            <text:p>https://twitter.com/SHerberger1</text:p>
          </table:table-cell>
          <table:table-cell office:value-type="string" calcext:value-type="string">
            <text:p>DigitalHospital (Formerly Hospital@home) entwickelt im Rahmen des WirVsVirus Enablers ein System, um Patienten engmaschig und vollumfänglich telemedizinisch zu betreuen. DigitalHospital ist ein open-source Projekt mit dem Ziel, ein komplettes remote medical care system als offene, innovative technologische Grundlage zu entwickeln.</text:p>
          </table:table-cell>
          <table:table-cell/>
          <table:table-cell office:value-type="string" calcext:value-type="string">
            <text:p>sebastian.herberger@charite.d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Eine kontinuierliche Versorgung von Patienten ausserhalb von Kliniken ist aktuell nicht möglich. DigitalHospital nutzt Elemente und Prozesse aus der Klinik und bildet sie in einer digitalen Lösung ab.</text:p>
          </table:table-cell>
          <table:table-cell office:value-type="string" calcext:value-type="string">
            <text:p>wb9byb1ZqQZ1UV1VAVJ4kgIEPFI3</text:p>
          </table:table-cell>
          <table:table-cell office:value-type="string" calcext:value-type="string">
            <text:p>projects</text:p>
          </table:table-cell>
          <table:table-cell/>
          <table:table-cell office:value-type="string" calcext:value-type="string">
            <text:p>wb9byb1ZqQZ1UV1VAVJ4kgIEPFI3</text:p>
          </table:table-cell>
          <table:table-cell office:value-type="string" calcext:value-type="string">
            <text:p>https://digitalhospital.atlassian.net/wiki/spaces/HOH/overview?homepageId=3637291</text:p>
          </table:table-cell>
          <table:table-cell office:value-type="string" calcext:value-type="string">
            <text:p>Sebastian</text:p>
          </table:table-cell>
          <table:table-cell office:value-type="string" calcext:value-type="string">
            <text:p>Patienten, Leistungserbringer, Gesundheitswesen/ Public-health</text:p>
          </table:table-cell>
          <table:table-cell office:value-type="string" calcext:value-type="string">
            <text:p>Herberger</text:p>
          </table:table-cell>
          <table:table-cell office:value-type="string" calcext:value-type="string">
            <text:p>DigitalHospital ermöglicht Gesundheitsversorgung ausserhalb von Kliniken. Die Patienten-App dient zur Kommunikation, fragt regelmässig Symptome ab, und erfasst Bedürfnisse der Patienten. Zusätzlich werden medizinische wearables zum monitoring relevanter Vitalparameter angeschlossen. Die betreuenden Ärzte sind dadurch laufend über den Gesundheitszustand des Pat. informiert, und können regieren.</text:p>
          </table:table-cell>
          <table:table-cell office:value-type="string" calcext:value-type="string">
            <text:p>Verschiedene Teile unseres Lösungsansatzes finden sich in der aktuellen Landschaft wieder: </text:p>
            <text:p/>
            <text:p>- Symptom-tracker Apps</text:p>
            <text:p>- Telemed. / Videokonferenz-Provider</text:p>
            <text:p>- Hotline des Gesundheitsamts</text:p>
            <text:p>- Remote wearable-tracking Lösungen, z.B. mit EKG</text:p>
          </table:table-cell>
          <table:table-cell office:value-type="string" calcext:value-type="string">
            <text:p>Sebastian Herberger</text:p>
          </table:table-cell>
          <table:table-cell office:value-type="string" calcext:value-type="string">
            <text:p>https://drive.google.com/drive/folders/1fs5lBbjHPlavYFoh7tQNzQ2OkksYldVd</text:p>
          </table:table-cell>
          <table:table-cell office:value-type="float" office:value="1599663749295" calcext:value-type="float">
            <text:p>1599663749295</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Unser Core-Team arbeitet seit 03/2020 mit Nachdruck an der Lösung. Wir benötigen einerseits Expertenkontakt zur Validierung und Verbesserung unserer Lösung, sowie Unterstützung durch IT- und MedTech-Spezialisten zur Unterstützung der Entwicklung.</text:p>
            <text:p/>
            <text:p/>
          </table:table-cell>
          <table:table-cell office:value-type="string" calcext:value-type="string">
            <text:p>MEDICAL_STAFF</text:p>
          </table:table-cell>
          <table:table-cell office:value-type="string" calcext:value-type="string">
            <text:p>ADMINISTRATION_PUBLIC_SERVICE</text:p>
          </table:table-cell>
          <table:table-cell office:value-type="string" calcext:value-type="string">
            <text:p>RISKGROUP_ELDERLY</text:p>
          </table:table-cell>
          <table:table-cell office:value-type="string" calcext:value-type="string">
            <text:p>Wir nehmen an, dass eine kontinuierliche telemedizinische Behandlung in der aktuellen Situation von Nutzen ist. Dies konnten wir mit Patienten, Ärzten und weiteren stakeholdern validieren. Aktuell bilden wir erste Testversionen der App &amp; Cloud-Infrastrukturen ab, und sprechen mit Nutzern auf beiden Seiten, Patienten und Ärzte. Das Projekt ist durch die open-source Bedingungen breit aufgestellt.</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MEDICAL_CARE_TREATMENT</text:p>
          </table:table-cell>
          <table:table-cell office:value-type="float" office:value="1586874444835" calcext:value-type="float">
            <text:p>1586874444835</text:p>
          </table:table-cell>
          <table:table-cell office:value-type="string" calcext:value-type="string">
            <text:p>Berlin</text:p>
          </table:table-cell>
          <table:table-cell office:value-type="string" calcext:value-type="string">
            <text:p>Die Betreuung von Patienten ausserhalb von Kliniken ist nach wie vor technisch kaum möglich. Die aktuelle telemedizinische Behandlung von Patienten beschränkt sich en gros auf Video-Sprechstunden. Wir benötigen neue, intelligentere Lösungen um Patienten adäquat ambulant zu behandeln. In der Kombination software-unterstützter Kommunikation und mobiler Sensorik liegt dabei der Kern der Lösung.</text:p>
          </table:table-cell>
          <table:table-cell office:value-type="string" calcext:value-type="string">
            <text:p>https://www.linkedin.com/in/sebastian-herberger-07b51b33</text:p>
          </table:table-cell>
          <table:table-cell office:value-type="string" calcext:value-type="string">
            <text:p>DigitalHospital ist eine bessere Lösung zur dezentralen telemedizinischen Patientenversorgung. Durch die neuartige Form der Versorgung werden medizinische und pflegerische Leistungen ausserhalb von Kliniken effizient und leicht skalierbar zum Patienten gebracht. Im Rahmen des open-source Projektes entwickeln wir die technologische Basis, welche zukünftig in verschiedenen Kontexten anwendbar ist.</text:p>
          </table:table-cell>
          <table:table-cell/>
          <table:table-cell office:value-type="string" calcext:value-type="string">
            <text:p>PROCESS_REDESIGN</text:p>
          </table:table-cell>
          <table:table-cell office:value-type="string" calcext:value-type="string">
            <text:p>NEW_SKILLS</text:p>
          </table:table-cell>
          <table:table-cell office:value-type="string" calcext:value-type="string">
            <text:p>COORDINATION_SUPPORT</text:p>
          </table:table-cell>
          <table:table-cell table:number-columns-repeated="5"/>
        </table:table-row>
        <table:table-row table:style-name="ro1">
          <table:table-cell office:value-type="string" calcext:value-type="string">
            <text:p>digitalSchoolStory</text:p>
          </table:table-cell>
          <table:table-cell/>
          <table:table-cell office:value-type="string" calcext:value-type="string">
            <text:p>https://twitter.com/digitalSchoolSt</text:p>
          </table:table-cell>
          <table:table-cell table:number-columns-repeated="2"/>
          <table:table-cell office:value-type="string" calcext:value-type="string">
            <text:p>enabler@digitalschoolstory.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Storytelling lernen von und mit Content-Creatorn</text:p>
          </table:table-cell>
          <table:table-cell office:value-type="string" calcext:value-type="string">
            <text:p>kLAteC9eFtMbmpcb34Mx4w9uAnp2</text:p>
          </table:table-cell>
          <table:table-cell office:value-type="string" calcext:value-type="string">
            <text:p>projects</text:p>
          </table:table-cell>
          <table:table-cell/>
          <table:table-cell office:value-type="string" calcext:value-type="string">
            <text:p>kLAteC9eFtMbmpcb34Mx4w9uAnp2</text:p>
          </table:table-cell>
          <table:table-cell office:value-type="string" calcext:value-type="string">
            <text:p>https://digitalschoolstory.de/</text:p>
          </table:table-cell>
          <table:table-cell office:value-type="string" calcext:value-type="string">
            <text:p>Nina</text:p>
          </table:table-cell>
          <table:table-cell office:value-type="string" calcext:value-type="string">
            <text:p>Schüler*innen, Lehrer*innen</text:p>
          </table:table-cell>
          <table:table-cell office:value-type="string" calcext:value-type="string">
            <text:p>Mülhens</text:p>
          </table:table-cell>
          <table:table-cell office:value-type="string" calcext:value-type="string">
            <text:p>Die Website ist Anlaufstelle &amp; Guide für LuL, die Wert auf eine zeitgemäße Kompetenzvermittlung legen. Abgerundet wird der Internetauftritt durch die Kooperation mit Content-Creatorn, die Vorbilder &amp; Experten sind. Die Website bündelt unsere Präsenz auf verschiedenen Kanälen und macht die Ergebnisse sichtbar. Wir vermitteln relevante Impulse und stellen das nötige Handwerkszeug zur Verfügung. </text:p>
          </table:table-cell>
          <table:table-cell table:number-columns-repeated="2"/>
          <table:table-cell office:value-type="string" calcext:value-type="string">
            <text:p>/</text:p>
          </table:table-cell>
          <table:table-cell office:value-type="float" office:value="1600001445661" calcext:value-type="float">
            <text:p>1600001445661</text:p>
          </table:table-cell>
          <table:table-cell office:value-type="string" calcext:value-type="string">
            <text:p>prototypeIteration</text:p>
          </table:table-cell>
          <table:table-cell office:value-type="string" calcext:value-type="string">
            <text:p>active</text:p>
          </table:table-cell>
          <table:table-cell/>
          <table:table-cell office:value-type="string" calcext:value-type="string">
            <text:p>TEACHING_STAFF</text:p>
          </table:table-cell>
          <table:table-cell table:number-columns-repeated="2"/>
          <table:table-cell office:value-type="string" calcext:value-type="string">
            <text:p>Wir versuchen aktuell Reichweite für das Projekt zu generieren. Aktuell evaluieren wir unsere Projektannahmen., um das Konzept an dem Bedarf anzupassen. Des weiteren suchen wir die optimale Rechtsform für unser Projekt. </text:p>
          </table:table-cell>
          <table:table-cell office:value-type="string" calcext:value-type="string">
            <text:p>https://firebasestorage.googleapis.com/v0/b/corona-e5c0e.appspot.com/o/users%2FkLAteC9eFtMbmpcb34Mx4w9uAnp2%2FdigitalSchoolStory_SEP_Logo.jpg?alt=media&amp;token=af35cd15-b6e5-45aa-8ffc-6f108fbe0837</text:p>
          </table:table-cell>
          <table:table-cell office:value-type="string" calcext:value-type="string">
            <text:p>CONTEMPORARY_EDUCATION_CONTENT</text:p>
          </table:table-cell>
          <table:table-cell office:value-type="float" office:value="1594155938712" calcext:value-type="float">
            <text:p>1594155938712</text:p>
          </table:table-cell>
          <table:table-cell/>
          <table:table-cell office:value-type="string" calcext:value-type="string">
            <text:p>Im Unterricht lassen sich die Kompetenzen, die in einer Welt der Digitalisierung des Lebens- und Arbeitsalltags dringend benötigt werden, schwer vermitteln. Alltägliche Szenarien aus den Leben der SuS (“Konsum” von Videos, Erstellen von TikTok-Videos) spielen im Unterricht eher keine oder nur eine untergeordnete Rolle, werden oftmals auch kritisch hinterfragt und vielfach von LuL “verurteilt”.</text:p>
          </table:table-cell>
          <table:table-cell/>
          <table:table-cell office:value-type="string" calcext:value-type="string">
            <text:p>Jedes Teammitglied verfügt über eine andere Expertise und bringt diese ein. Die Vielseitigkeit der Blickwinkel beleuchtet die Themen auf unterschiedliche Art und Weise und fördert eine optimale Lösung zu tage. Die Motivation das Projekt gemeinsam auf die Beine zu stellen, hat uns als Team unglaublich zusammengeschweißt. Außerdem werden wir bei unserem Projekt von Content-Creatorn unterstützt. </text:p>
          </table:table-cell>
          <table:table-cell/>
          <table:table-cell office:value-type="string" calcext:value-type="string">
            <text:p>COORDINATION_SUPPORT</text:p>
          </table:table-cell>
          <table:table-cell table:number-columns-repeated="7"/>
        </table:table-row>
        <table:table-row table:style-name="ro4">
          <table:table-cell office:value-type="string" calcext:value-type="string">
            <text:p>DIY-Beatmungsgerät</text:p>
          </table:table-cell>
          <table:table-cell/>
          <table:table-cell office:value-type="string" calcext:value-type="string">
            <text:p>https://twitter.com/beatmungsgeraet</text:p>
          </table:table-cell>
          <table:table-cell table:number-columns-repeated="2"/>
          <table:table-cell office:value-type="string" calcext:value-type="string">
            <text:p>diyventilator@diyventilator.d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Das Team vom DIY-Beatmungsgerät hat sich zum Ziel gesetzt, ein Beatmungsgerät (incl. O2) zu entwickeln, dessen Nachbau und EInsatz mit verhältnismäßig einfachen Mitteln weltweit möglich sein soll.</text:p>
          </table:table-cell>
          <table:table-cell office:value-type="string" calcext:value-type="string">
            <text:p>LHZIw1N87UbMTuqosQy2j2qxStH3</text:p>
          </table:table-cell>
          <table:table-cell office:value-type="string" calcext:value-type="string">
            <text:p>projects</text:p>
          </table:table-cell>
          <table:table-cell/>
          <table:table-cell office:value-type="string" calcext:value-type="string">
            <text:p>LHZIw1N87UbMTuqosQy2j2qxStH3</text:p>
          </table:table-cell>
          <table:table-cell office:value-type="string" calcext:value-type="string">
            <text:p>https://diyventilator.de</text:p>
          </table:table-cell>
          <table:table-cell office:value-type="string" calcext:value-type="string">
            <text:p>Arthur</text:p>
          </table:table-cell>
          <table:table-cell office:value-type="string" calcext:value-type="string">
            <text:p>Wir sehen die Anwendung des Geräts besonders in der Fortbildung von Fachkräften aus dem Bereichen Einsatz und Wartung.</text:p>
          </table:table-cell>
          <table:table-cell office:value-type="string" calcext:value-type="string">
            <text:p>Kronenberger</text:p>
          </table:table-cell>
          <table:table-cell office:value-type="string" calcext:value-type="string">
            <text:p>Für uns steht fest, dass unser Gerät sicher und zuverlässig funktionieren, die Eigenatmung des Patienten durch Sensorik erkennen und hierauf entsprechen reagieren muss. Somit soll der Patient mit einer auf ihn angepassten Luftmenge versorgt werden. Wir entwickeln parallel verschiedene Lösungen, welche Teilprobleme lösen. WIr hoffen so flexibel auf die Anforderungen der Nutzer reagieren zu können.</text:p>
          </table:table-cell>
          <table:table-cell table:number-columns-repeated="2"/>
          <table:table-cell office:value-type="string" calcext:value-type="string">
            <text:p>/</text:p>
          </table:table-cell>
          <table:table-cell office:value-type="float" office:value="1600812925674" calcext:value-type="float">
            <text:p>1600812925674</text:p>
          </table:table-cell>
          <table:table-cell office:value-type="string" calcext:value-type="string">
            <text:p>prototypeDevelopment</text:p>
          </table:table-cell>
          <table:table-cell office:value-type="string" calcext:value-type="string">
            <text:p>active</text:p>
          </table:table-cell>
          <table:table-cell/>
          <table:table-cell office:value-type="string" calcext:value-type="string">
            <text:p>NON_GERMAN_SPEAKERS</text:p>
          </table:table-cell>
          <table:table-cell office:value-type="string" calcext:value-type="string">
            <text:p>MEDICAL_STAFF</text:p>
          </table:table-cell>
          <table:table-cell office:value-type="string" calcext:value-type="string">
            <text:p>RISKGROUP_ILLNESSES</text:p>
          </table:table-cell>
          <table:table-cell office:value-type="string" calcext:value-type="string">
            <text:p>Wir haben eine Auswahl aus mehreren Teilprojekten vollzogen und  führen diese nun Schritt für Schritt zusammen.</text:p>
            <text:p>Erste Tests laufen erfolgreich.</text:p>
          </table:table-cell>
          <table:table-cell office:value-type="string" calcext:value-type="string">
            <text:p>https://firebasestorage.googleapis.com/v0/b/corona-e5c0e.appspot.com/o/users%2FLHZIw1N87UbMTuqosQy2j2qxStH3%2FDIYRespirator_Logo.png?alt=media&amp;token=25b08b29-f124-4327-ac97-02ec63f2f418</text:p>
          </table:table-cell>
          <table:table-cell office:value-type="string" calcext:value-type="string">
            <text:p>MEDICAL_EQUIPMENT</text:p>
          </table:table-cell>
          <table:table-cell office:value-type="float" office:value="1591725203645" calcext:value-type="float">
            <text:p>1591725203645</text:p>
          </table:table-cell>
          <table:table-cell/>
          <table:table-cell office:value-type="string" calcext:value-type="string">
            <text:p>Weltweit herrscht vor allem in Südamerika und in großen Teilen Afrikas ein erheblicher Mangel an medizinischen Beatmungsgeräten. Patieten, die an Corona erkrant sind, kann somit oftmals nicht adäquat geholfen werden. Diesen Mangel möchten wir durch unsere Lösung beseitigen und somit zu einer besseren medizinischen Versorgung beitragen.</text:p>
          </table:table-cell>
          <table:table-cell table:number-columns-repeated="3"/>
          <table:table-cell office:value-type="string" calcext:value-type="string">
            <text:p>PROCESS_REDESIGN</text:p>
          </table:table-cell>
          <table:table-cell table:number-columns-repeated="7"/>
        </table:table-row>
        <table:table-row table:style-name="ro9">
          <table:table-cell office:value-type="string" calcext:value-type="string">
            <text:p>DunkelzifferRadar</text:p>
          </table:table-cell>
          <table:table-cell office:value-type="string" calcext:value-type="string">
            <text:p>U011LTR5M62</text:p>
          </table:table-cell>
          <table:table-cell office:value-type="string" calcext:value-type="string">
            <text:p>Mit unserem Projekt möchten wir “Licht” in die Dunkelziffer von COVID-Infektionen bringen. Der Kerngedanke: Erhebung und Zusammenführung von nutzerspezifischen Daten mit etablierten Quellen zur Abschätzung von nicht registrierten Infektionsfällen mittels verschiedener Berechnungsmodelle. Die “Dunkelziffer” soll nutzerfreundlich und leicht verständlich visualisiert und den Nutzer*innen zur Verfügung gestellt werden. Darüber hinaus können Symptomerfassungen auch interessante Informationen zur Häufung von Krankheiten wie beispielsweise Influenza oder Noro-Virus liefern. Unser System ist auch für potentielle zukünftige Epidemien relevant.</text:p>
            <text:p/>
            <text:p>Welches Problem möchten wir lösen?</text:p>
            <text:p>Da die Tests bisher vor allem bei starkem Infektionsverdacht oder bei Risikogruppen (z. B. im Pflegeheim oder Krankenhaus) durchgeführt werden, wird eine hohe Dunkelziffer von COVID-Erkrankten vermutet.</text:p>
            <text:p>Über diese Fälle sind kaum Informationen vorhanden. Die Wissenslücke schließen wir mit dem DunkelzifferRadar, das eine Datengrundlage für Forschung und Politik bietet. Zum einen können die Bürger*innen die Verteilung von mutmaßlichen COVID-19 Infektionen in ihrem Wohngebiet sehen und entsprechend reagieren, zum anderen können die Maßnahmen zur Eindämmung durch die bis auf Postleitzahl aufgeschlüsselten Daten Argumentationsstütze für Lockerung oder Verstärkung von Einschränkungen bieten.</text:p>
            <text:p/>
            <text:p>Wer ist unsere Zielgruppe?</text:p>
            <text:p>Am Anfang unserer Wertschöpfungskette stehen die Anwendungsnutzer, die ihre Symptome und weitere relevante Daten erfassen. Nutzer können alle Mitglieder der Gesellschaft sein. Am anderen Ende stehen Service-Konsumenten, welche die von uns erhobenen und integrierten Daten weiterverwenden: Angefangen von interessierten Privatpersonen über Projektteams aus dem Enabler-Programm oder aus der Forschung bis hin zu Entscheidungsträgern in der Politik.</text:p>
            <text:p/>
            <text:p>Wie setzen wir unser Projekt um?</text:p>
            <text:p>Kern des Systems ist 1) die Erfassung und Integration relevanter Daten, 2) die Bestimmung der aktuellen Dunkelziffer und 3) die Bereitstellung von Ergebnissen.</text:p>
            <text:p/>
            <text:p>Anhand eines Fragebogens werden relevante Daten erfasst. Für die Verfeinerung des Fragebogens streben wir die enge Zusammenarbeit mit bestehenden Projekten und Fachexperten an.</text:p>
            <text:p>Wir integrieren regelmäßig Daten unterschiedlicher Quellen in einer zentralen relationalen Datenbank. Datenquellen sind COVID-19-Melde- und Testzahlen und Tracing-Statistiken.</text:p>
            <text:p>Zur Bestimmung der Dunkelziffer implementieren wir etablierte statistische Modelle der epidemologischen Forschung. DunkelzifferRadar folgt dem Microservice-Paradigma, um ein hohes Maß an Wiederverwendbarkeit und Skalierbarkeit zu ermöglichen.</text:p>
            <text:p>Ein einheitliches API-Layer exponiert die integrierten Datenbestände in aggregierter Form nach außen. Die Schnittstellen werden in Zusammenarbeit mit Konsumenten unseres Systems erarbeitet und - soweit möglich - an bestehende APIs angepasst. Einen Konsumenten werden wir in Form eines Web Dashboards selbst erstellen.</text:p>
            <text:p/>
            <text:p>Persönliche Daten werden nur nach vorheriger Zustimmung durch die oder den Nutzer*in durch den Fragebogen erfasst. Alle Daten sind stets nur aggregiert abrufbar, um Rückschlusse auf einzelne Person zu verhindern.</text:p>
            <text:p/>
            <text:p/>
          </table:table-cell>
          <table:table-cell office:value-type="string" calcext:value-type="string">
            <text:p>info@covid19.dunkelzifferradar.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Wir bringen Licht in die Dunkelziffer von COVID-19 durch wissenschaftliche Methoden, nutzerspezifische Daten und verständliche Visualisierung.</text:p>
          </table:table-cell>
          <table:table-cell office:value-type="string" calcext:value-type="string">
            <text:p>tryvMFcQ7fa3J8ZXbwx2evOVe082</text:p>
          </table:table-cell>
          <table:table-cell office:value-type="string" calcext:value-type="string">
            <text:p>projects</text:p>
          </table:table-cell>
          <table:table-cell/>
          <table:table-cell office:value-type="string" calcext:value-type="string">
            <text:p>tryvMFcQ7fa3J8ZXbwx2evOVe082</text:p>
          </table:table-cell>
          <table:table-cell office:value-type="string" calcext:value-type="string">
            <text:p>Christian</text:p>
          </table:table-cell>
          <table:table-cell office:value-type="string" calcext:value-type="string">
            <text:p>Generell alle Menschen, die Fragen wie: "wieviele Menschen waren bereits infiziert?" oder "wie hoch ist das Ansteckungsrisiko hier und jetzt?" umtreiben, konkret aber auch Entscheidungsträger und Forscher.</text:p>
          </table:table-cell>
          <table:table-cell office:value-type="string" calcext:value-type="string">
            <text:p>Paul</text:p>
          </table:table-cell>
          <table:table-cell office:value-type="string" calcext:value-type="string">
            <text:p>Wir bauen epidemologische Modelle auf Basis aktuellster wissenschaftlicher Erkenntnisse und ermöglichen der breiten Bevölkerung, wie auch Politik und Forschung auf tagesaktuelle und geografisch hochaufgelöste Dunkelzifferschätzungen zuzugreifen. Diese heben wir auf ein neues Level mit einer mobilen App zur Erfassung von Daten zu nicht (kürzlich) getesteten Personen.</text:p>
          </table:table-cell>
          <table:table-cell office:value-type="string" calcext:value-type="string">
            <text:p>* https://reproduktionszahl-corona.de</text:p>
            <text:p>* optimizethecurve.eu</text:p>
            <text:p>* CovApp, Facebook, weitere Tools zur Symptomerfassung</text:p>
            <text:p>* Viele Forschungseinrichtungen</text:p>
          </table:table-cell>
          <table:table-cell office:value-type="string" calcext:value-type="string">
            <text:p>Christian Paul</text:p>
          </table:table-cell>
          <table:table-cell office:value-type="string" calcext:value-type="string">
            <text:p>https://drive.google.com/drive/folders/1_k8IzBs09u_ZWCV93m6G3gzbyz_3ECpq</text:p>
          </table:table-cell>
          <table:table-cell office:value-type="float" office:value="1598877145277" calcext:value-type="float">
            <text:p>1598877145277</text:p>
          </table:table-cell>
          <table:table-cell office:value-type="string" calcext:value-type="string">
            <text:p>live</text:p>
          </table:table-cell>
          <table:table-cell office:value-type="string" calcext:value-type="string">
            <text:p>active</text:p>
          </table:table-cell>
          <table:table-cell office:value-type="string" calcext:value-type="string">
            <text:p>Wir sind ein zehnköpfiges Team aus ganz Deutschland, das Kompetenzen im Software Development, Projektmanagement und Design kombiniert.</text:p>
          </table:table-cell>
          <table:table-cell office:value-type="string" calcext:value-type="string">
            <text:p>GENERAL_PUBLIC</text:p>
          </table:table-cell>
          <table:table-cell table:number-columns-repeated="3"/>
          <table:table-cell office:value-type="string" calcext:value-type="string">
            <text:p>Lösung ist live! Wir haben schon viel Nutzerfeedback erhalten und haben basierend darauf einige Verbesserungen einbauen können. Wir sind dabei es einem weiteren Kreis an Nutzern bekanntzumachen.</text:p>
          </table:table-cell>
          <table:table-cell office:value-type="string" calcext:value-type="string">
            <text:p>https://firebasestorage.googleapis.com/v0/b/corona-e5c0e.appspot.com/o/users%2FtryvMFcQ7fa3J8ZXbwx2evOVe082%2FDunkelzifferRadar_Klein.png?alt=media&amp;token=296a2016-3121-42d2-a27d-00c17049e2fd</text:p>
          </table:table-cell>
          <table:table-cell office:value-type="string" calcext:value-type="string">
            <text:p>INFECTION_CHAINS_AND_RESEARCH</text:p>
          </table:table-cell>
          <table:table-cell office:value-type="float" office:value="1586860100402" calcext:value-type="float">
            <text:p>1586860100402</text:p>
          </table:table-cell>
          <table:table-cell office:value-type="string" calcext:value-type="string">
            <text:p>Stuttgart</text:p>
          </table:table-cell>
          <table:table-cell office:value-type="string" calcext:value-type="string">
            <text:p>Das Grundproblem ist die vermutet hohe Anzahl an nicht erfassten COVID-19-Fällen durch eingeschränkte Testing-Resourcen und viele leichte Krankheitsverläufe. Die allgemeine Dunkelziffer-Reportage offenbart noch ein filigraneres Problem: zwar werden in Medien oft wissenschaftliche Ansätze zitiert, jedoch stellen diese zumeist nur eine Momentaufnahme für eingeschränkte Geographien und Zeiträume dar.</text:p>
          </table:table-cell>
          <table:table-cell office:value-type="string" calcext:value-type="string">
            <text:p>https://www.linkedin.com/in/christian-paul-59b6a87a/</text:p>
          </table:table-cell>
          <table:table-cell office:value-type="string" calcext:value-type="string">
            <text:p>* Wir machen epidemologische Ansätze greifbar und verständlich</text:p>
            <text:p>* Tagesaktuelle und geografisch aufgelöste Schätzungen auf Landkreisebene</text:p>
            <text:p>* (Geplante) Symptomerfassung zur Ergänzung epidemologischer Modelle mit Daten über nicht (kürzlich) getestete Individuen</text:p>
          </table:table-cell>
          <table:table-cell office:value-type="string" calcext:value-type="string">
            <text:p>https://twitter.com/DunkelzifferR</text:p>
          </table:table-cell>
          <table:table-cell office:value-type="string" calcext:value-type="string">
            <text:p>https://www.youtube.com/watch?v=7AdTo49Lg88</text:p>
          </table:table-cell>
          <table:table-cell table:number-columns-repeated="2"/>
          <table:table-cell office:value-type="string" calcext:value-type="string">
            <text:p>https://covid19.dunkelzifferradar.de</text:p>
          </table:table-cell>
          <table:table-cell table:number-columns-repeated="6"/>
        </table:table-row>
        <table:table-row table:style-name="ro3">
          <table:table-cell office:value-type="string" calcext:value-type="string">
            <text:p>EDUmentoring</text:p>
          </table:table-cell>
          <table:table-cell office:value-type="string" calcext:value-type="string">
            <text:p>U011QQB2KBN</text:p>
          </table:table-cell>
          <table:table-cell office:value-type="string" calcext:value-type="string">
            <text:p>https://twitter.com/edumentoring_de</text:p>
          </table:table-cell>
          <table:table-cell office:value-type="string" calcext:value-type="string">
            <text:p>Wir helfen Lehrer:innen, schnell und praxisorientiert digital zu unterrichten. Dabei räumen wir die größten Herausforderungen (fehlende Medienkompetenz, Unsicherheiten beim Datenschutz, Überforderung bei der Auswahl von Tools, fehlende digitale Unterrichtsmaterialien, didaktisches Neuland) aus dem Weg. Ziel ist es Lehrer:innen zu motivieren, inspirieren und aktivieren. Wir möchten einen Beitrag dazu leisten, dass Lehrer:innen eine Vorbildfunktion im Umgang mit digitalen Medien einnehmen können.</text:p>
            <text:p>Wenn Schulen mit der notwendigen Technik ausgestattet sind, benötigen Lehrer:innen Kompetenzen damit sicher umgehen zu können. Edumentoring.de begleitet diesen Weg.</text:p>
          </table:table-cell>
          <table:table-cell office:value-type="string" calcext:value-type="string">
            <text:p>https://youtu.be/T6VOr9Gx5uw</text:p>
          </table:table-cell>
          <table:table-cell office:value-type="string" calcext:value-type="string">
            <text:p>johannes@recruiting-nerds.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Lehrende müssen eine Vorbildfunktion im Umgang mit digitalen Medien einnehmen. Wenn Schulen mit notwendiger Technik ausgestattet sind, benötigen Sie Kompetenzen damit sicher umgehen zu können.</text:p>
          </table:table-cell>
          <table:table-cell office:value-type="string" calcext:value-type="string">
            <text:p>SmLn5dDXejO0GpUjfAnY03Y5oWX2</text:p>
          </table:table-cell>
          <table:table-cell office:value-type="string" calcext:value-type="string">
            <text:p>projects</text:p>
          </table:table-cell>
          <table:table-cell/>
          <table:table-cell office:value-type="string" calcext:value-type="string">
            <text:p>SmLn5dDXejO0GpUjfAnY03Y5oWX2</text:p>
          </table:table-cell>
          <table:table-cell office:value-type="string" calcext:value-type="string">
            <text:p>https://edumentoring.de/unterstuetzen/</text:p>
          </table:table-cell>
          <table:table-cell office:value-type="string" calcext:value-type="string">
            <text:p>Johannes</text:p>
          </table:table-cell>
          <table:table-cell office:value-type="string" calcext:value-type="string">
            <text:p>Die digitalen Einsteiger:innen unter den Lehrenden</text:p>
          </table:table-cell>
          <table:table-cell office:value-type="string" calcext:value-type="string">
            <text:p>König</text:p>
          </table:table-cell>
          <table:table-cell office:value-type="string" calcext:value-type="string">
            <text:p>Wir machen Lehrer:innen digital fit - <text:s/>schnell und praxisorientiert. Dabei räumen wir die größten Herausforderungen aus dem Weg. Wir unterstützen Medienkompetenz aufzuholen, didaktisches Neuland zu erschließen und die richtige Technik auszuwählen sowie einzusetzen. Ziel ist es Lehrer:innen zu motivieren, inspirieren und aktivieren. Unser Angebot ist von Lehrer:innen für Lehrer:innen.</text:p>
          </table:table-cell>
          <table:table-cell office:value-type="string" calcext:value-type="string">
            <text:p>Wir lernen online</text:p>
            <text:p>Sofatutor</text:p>
            <text:p>Netzlehrer</text:p>
            <text:p>Edutalk</text:p>
          </table:table-cell>
          <table:table-cell office:value-type="string" calcext:value-type="string">
            <text:p>Johannes König</text:p>
          </table:table-cell>
          <table:table-cell office:value-type="string" calcext:value-type="string">
            <text:p>https://drive.google.com/drive/folders/1w4navgYEOcPs3T2EsvtQFwYx8-2b0rT7</text:p>
          </table:table-cell>
          <table:table-cell office:value-type="float" office:value="1600848902154" calcext:value-type="float">
            <text:p>1600848902154</text:p>
          </table:table-cell>
          <table:table-cell office:value-type="string" calcext:value-type="string">
            <text:p>activeUsers</text:p>
          </table:table-cell>
          <table:table-cell office:value-type="string" calcext:value-type="string">
            <text:p>active</text:p>
          </table:table-cell>
          <table:table-cell/>
          <table:table-cell office:value-type="string" calcext:value-type="string">
            <text:p>TEACHING_STAFF</text:p>
          </table:table-cell>
          <table:table-cell office:value-type="string" calcext:value-type="string">
            <text:p>ADMINISTRATION_PUBLIC_SERVICE</text:p>
          </table:table-cell>
          <table:table-cell office:value-type="string" calcext:value-type="string">
            <text:p>FAMILIES_CHILDREN</text:p>
          </table:table-cell>
          <table:table-cell office:value-type="string" calcext:value-type="string">
            <text:p>Aktuell versuchen wir die Teilprojekte zusammenzuführen und arbeiten an der inhaltlichen und technischen Umsetzung der neuen EDUmentoring-Seite. Dabei legen wir verstärkt einen Fokus auf ein Verständnis für den Einsatz digitaler Medien im Unterricht . Zusätzlich integrieren wir dabei Materialien, um Multiplikator:innen zu stärken, digitale Themen in die Kollegien zu tragen.</text:p>
          </table:table-cell>
          <table:table-cell office:value-type="string" calcext:value-type="string">
            <text:p>https://firebasestorage.googleapis.com/v0/b/corona-e5c0e.appspot.com/o/users%2FSmLn5dDXejO0GpUjfAnY03Y5oWX2%2FUntitled-1.jpg?alt=media&amp;token=dc8b8bdc-a49c-442d-9e1a-b41fe8e5da2e</text:p>
          </table:table-cell>
          <table:table-cell office:value-type="string" calcext:value-type="string">
            <text:p>DIGITAL_EDUCATION</text:p>
          </table:table-cell>
          <table:table-cell office:value-type="float" office:value="1586860237145" calcext:value-type="float">
            <text:p>1586860237145</text:p>
          </table:table-cell>
          <table:table-cell office:value-type="string" calcext:value-type="string">
            <text:p>Berlin</text:p>
          </table:table-cell>
          <table:table-cell office:value-type="string" calcext:value-type="string">
            <text:p>Lehrende fühlen sich überfordert. Es gibt viele Unsicherheiten bezüglich der technischen Grundlagen oder Ideen für den sinnvollen Einsatz im Unterricht. Bestehende Informationen werfen oft weitere Probleme oder Fragen auf. Aufgrund des unterschiedlichen Kenntnisstandes im Kollegium braucht es jetzt Lösungen, die auch diejenigen mit wenig Technikerfahrung mitnimmt.</text:p>
          </table:table-cell>
          <table:table-cell office:value-type="string" calcext:value-type="string">
            <text:p>https://www.linkedin.com/in/johannes-k%C3%B6nig-754b4a193</text:p>
          </table:table-cell>
          <table:table-cell office:value-type="string" calcext:value-type="string">
            <text:p>Wir richten uns speziell an digitale Anfänger:innen und bieten ihnen einen bedarfsorientierten Einstieg. Dabei ist uns folgendes Wichtig:</text:p>
            <text:p>(1)Motivation steht für uns im Vordergrund.</text:p>
            <text:p>(2)Wir vermitteln die Grundlagen der Digitalisierung.</text:p>
            <text:p>(3)Wir bieten einen schnellen Überblick über die wesentlichen Elemente ohne zu überfordern.</text:p>
            <text:p>(4)Wir befähigen Lehrende selber Entscheidungen treffen zu können.</text:p>
          </table:table-cell>
          <table:table-cell office:value-type="float" office:value="17662926512" calcext:value-type="float">
            <text:p>17662926512</text:p>
          </table:table-cell>
          <table:table-cell office:value-type="string" calcext:value-type="string">
            <text:p>PROCESS_REDESIGN</text:p>
          </table:table-cell>
          <table:table-cell office:value-type="string" calcext:value-type="string">
            <text:p>INFORMATION_AWARENESS</text:p>
          </table:table-cell>
          <table:table-cell table:number-columns-repeated="6"/>
        </table:table-row>
        <table:table-row table:style-name="ro10">
          <table:table-cell office:value-type="string" calcext:value-type="string">
            <text:p>epiLAB</text:p>
          </table:table-cell>
          <table:table-cell office:value-type="string" calcext:value-type="string">
            <text:p>U011PHSESUX</text:p>
          </table:table-cell>
          <table:table-cell office:value-type="string" calcext:value-type="string">
            <text:p>https://twitter.com/epilab_de</text:p>
          </table:table-cell>
          <table:table-cell table:number-columns-repeated="2"/>
          <table:table-cell office:value-type="string" calcext:value-type="string">
            <text:p>kathrin.hadasch@lab3.org</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SARS-CoV-2 Schnelltestoptimierung aus der Open Science Bewegung</text:p>
          </table:table-cell>
          <table:table-cell office:value-type="string" calcext:value-type="string">
            <text:p>2fYUhA8do0XwsFqT5nQMMeaxPWz1</text:p>
          </table:table-cell>
          <table:table-cell office:value-type="string" calcext:value-type="string">
            <text:p>projects</text:p>
          </table:table-cell>
          <table:table-cell/>
          <table:table-cell office:value-type="string" calcext:value-type="string">
            <text:p>2fYUhA8do0XwsFqT5nQMMeaxPWz1</text:p>
          </table:table-cell>
          <table:table-cell office:value-type="string" calcext:value-type="string">
            <text:p>https://lab3.org/portfolio/epilab/</text:p>
          </table:table-cell>
          <table:table-cell office:value-type="string" calcext:value-type="string">
            <text:p>Kathrin</text:p>
          </table:table-cell>
          <table:table-cell office:value-type="string" calcext:value-type="string">
            <text:p>Wir entwickeln Open Source. Bisherige Schnelltests sind von überlasteten Lieferketten abhängig.</text:p>
            <text:p/>
            <text:p>Durch ein kostenoptimiertes und vereinfachtes Verfahren ermöglichen wir flächendeckendes Screenen der Infektionsdynamik, um die diagnostische Infrastruktur zu entlasten.</text:p>
            <text:p/>
            <text:p>Ähnliche Initiativen sind bereits live: https://www.medrxiv.org/node/92179.external-links.html &amp; wir sind in Kontakt.</text:p>
          </table:table-cell>
          <table:table-cell office:value-type="string" calcext:value-type="string">
            <text:p>Hadasch</text:p>
          </table:table-cell>
          <table:table-cell office:value-type="string" calcext:value-type="string">
            <text:p>Wir haben uns der globalen Open Science Initative der Methode "RT-LAMP" angeschlossen. </text:p>
            <text:p/>
            <text:p>Diese stellt eine simplifizierte Alternativmethode zum bisherigen Standart RT-qPCR dar. RT-LAMP wird bereits bei anderen Schnelltests e.g. zu Influenza A &amp; B, Dengue- und Zika-Viren erfolgreich verwendet.</text:p>
            <text:p/>
            <text:p>FDA-akkreditierte industrielle RT-LAMP Tests auf SARS-CoV-2 sind ebenfalls bereits auf dem Markt.</text:p>
            <text:p/>
            <text:p/>
          </table:table-cell>
          <table:table-cell table:number-columns-repeated="2"/>
          <table:table-cell office:value-type="string" calcext:value-type="string">
            <text:p>/</text:p>
          </table:table-cell>
          <table:table-cell office:value-type="float" office:value="1601486964537" calcext:value-type="float">
            <text:p>1601486964537</text:p>
          </table:table-cell>
          <table:table-cell office:value-type="string" calcext:value-type="string">
            <text:p>prototypeIteration</text:p>
          </table:table-cell>
          <table:table-cell office:value-type="string" calcext:value-type="string">
            <text:p>active</text:p>
          </table:table-cell>
          <table:table-cell office:value-type="string" calcext:value-type="string">
            <text:p>Wir sind im Halbfinale des XPRIZE Wettbewerbs! https://www.xprize.org/prizes/covidtesting</text:p>
            <text:p/>
            <text:p>Im Moment arbeiten unsere Partner an der 2. Iteration unseres Schnelltests, der neben internen Kontrollen auch zwischen Influenza und SARS-CoV-2 Viren unterscheiden kann.</text:p>
            <text:p/>
            <text:p>Einen detaillieren Einblick über unser Teilprojekt im Open Science Konsortium findet man hier: https://app.jogl.io/project/174 </text:p>
          </table:table-cell>
          <table:table-cell office:value-type="string" calcext:value-type="string">
            <text:p>SCIENTISTS_RESEARCHERS</text:p>
          </table:table-cell>
          <table:table-cell office:value-type="string" calcext:value-type="string">
            <text:p>MEDICAL_STAFF</text:p>
          </table:table-cell>
          <table:table-cell office:value-type="string" calcext:value-type="string">
            <text:p>ADMINISTRATION_PUBLIC_SERVICE</text:p>
          </table:table-cell>
          <table:table-cell office:value-type="string" calcext:value-type="string">
            <text:p>Unsere Kollaborationen testen bereits eigenentw. Protokolle an Patientenproben(Speichel).</text:p>
            <text:p/>
            <text:p>epiLAB:optimieren des Katalysators/Enzyms</text:p>
            <text:p/>
            <text:p>Abgeschlossen:</text:p>
            <text:p>- Optimierungsparameter festgelegt</text:p>
            <text:p>- Computermodell des Enzyms modelliert</text:p>
            <text:p>- Wildtyp des Enzyms hergestellt und getestet</text:p>
            <text:p>- Benchmarking Infrastruktur in vitro</text:p>
            <text:p/>
            <text:p>In Progress:</text:p>
            <text:p>- Simulationen laufen</text:p>
            <text:p/>
            <text:p>Next Steps:</text:p>
            <text:p>- Mutieren &amp; Testen des optimierten Enzyms</text:p>
            <text:p/>
            <text:p/>
          </table:table-cell>
          <table:table-cell office:value-type="string" calcext:value-type="string">
            <text:p>https://firebasestorage.googleapis.com/v0/b/corona-e5c0e.appspot.com/o/users%2F2fYUhA8do0XwsFqT5nQMMeaxPWz1%2Fepilab_logo.png?alt=media&amp;token=5408e531-c9fb-48ce-abba-a07601dd0a08</text:p>
          </table:table-cell>
          <table:table-cell office:value-type="string" calcext:value-type="string">
            <text:p>TEST_METHODS_AND_DIAGNOSIS</text:p>
          </table:table-cell>
          <table:table-cell office:value-type="float" office:value="1595334491216" calcext:value-type="float">
            <text:p>1595334491216</text:p>
          </table:table-cell>
          <table:table-cell office:value-type="string" calcext:value-type="string">
            <text:p>Darmstadt</text:p>
          </table:table-cell>
          <table:table-cell office:value-type="string" calcext:value-type="string">
            <text:p>Es ist globaler Konsens in der scientific community, dass flächendeckende, unkomplizierte und schnelle Testmethoden ein wichtiger Pfeiler im Pandemie-Management durch Detektion asymptomatische Fälle spielen.</text:p>
            <text:p/>
            <text:p>In der Dynamik der Corona-Krise haben sich Academia, Citizen Science und Industrie in vielen Initativen organisiert um verschiedene Testmethoden zu explorieren, evaluieren und zu entwickeln.</text:p>
            <text:p/>
          </table:table-cell>
          <table:table-cell office:value-type="string" calcext:value-type="string">
            <text:p>https://www.linkedin.com/in/kathrin-hadasch</text:p>
          </table:table-cell>
          <table:table-cell office:value-type="string" calcext:value-type="string">
            <text:p>Wir sehen uns voll und ganz dem Open Science Prinzip verpflichtet. </text:p>
            <text:p/>
            <text:p>Das bedeutet explizit:</text:p>
            <text:p/>
            <text:p>-Verzicht auf anschließende Patentierung</text:p>
            <text:p/>
            <text:p>-Lizenzierung unseres Outcomes unter OpenMTA:https://www.nature.com/articles/nbt.4263</text:p>
            <text:p/>
            <text:p>-Transparentes Kommunizieren von Ergebnissen inkl. der lessons-learned</text:p>
            <text:p/>
            <text:p>-Arbeiten, die hohen wissenschaftlichen Standarts genügen</text:p>
            <text:p/>
          </table:table-cell>
          <table:table-cell office:value-type="float" office:value="4915777920202" calcext:value-type="float">
            <text:p>4915777920202</text:p>
          </table:table-cell>
          <table:table-cell office:value-type="string" calcext:value-type="string">
            <text:p>NEW_PRODUCTS_SERVICES</text:p>
          </table:table-cell>
          <table:table-cell office:value-type="string" calcext:value-type="string">
            <text:p>PROCESS_REDESIGN</text:p>
          </table:table-cell>
          <table:table-cell table:number-columns-repeated="6"/>
        </table:table-row>
        <table:table-row table:style-name="ro3">
          <table:table-cell office:value-type="string" calcext:value-type="string">
            <text:p>epiLAMP</text:p>
          </table:table-cell>
          <table:table-cell office:value-type="string" calcext:value-type="string">
            <text:p>U0126JFMT6C</text:p>
          </table:table-cell>
          <table:table-cell office:value-type="string" calcext:value-type="string">
            <text:p>Flaechendeckende Schnelltests global ermoeglichen:</text:p>
            <text:p>Qualitative  RNA-basierte Schnelltests (mittels RT-LAMP)  sind biochemisch und technisch einfacher zu implementieren als der Standard WHO (RT-qPCR) Test. Wir bringen Hacker, Maker und Wissenschaftler zusammen, um zusammen offene biochemische Protokolle, Hardware und Software zu entwickeln, um die dezentrale Einrichtung von Teststationen zu ermoeglichen.</text:p>
          </table:table-cell>
          <table:table-cell office:value-type="string" calcext:value-type="string">
            <text:p>bernhard.altaner@epilamp.org</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Die Ressourcen der Science- und DIY-Community nutzen, um dezentrale und flächendeckende Testkapazitäten weltweit zu ermöglichen.</text:p>
          </table:table-cell>
          <table:table-cell office:value-type="string" calcext:value-type="string">
            <text:p>yytSWY8SOsWimlWXzA0h8bT3Mxs1</text:p>
          </table:table-cell>
          <table:table-cell office:value-type="string" calcext:value-type="string">
            <text:p>projects</text:p>
          </table:table-cell>
          <table:table-cell/>
          <table:table-cell office:value-type="string" calcext:value-type="string">
            <text:p>yytSWY8SOsWimlWXzA0h8bT3Mxs1</text:p>
          </table:table-cell>
          <table:table-cell office:value-type="string" calcext:value-type="string">
            <text:p>Bernhard</text:p>
          </table:table-cell>
          <table:table-cell office:value-type="string" calcext:value-type="string">
            <text:p>Zur qPCR alternative (flaechendeckende) Testanstrengungen in Deutschland.</text:p>
            <text:p>Gesundheitssysteme in weniger ressourcenstarken Regionen.</text:p>
          </table:table-cell>
          <table:table-cell office:value-type="string" calcext:value-type="string">
            <text:p>Altaner</text:p>
          </table:table-cell>
          <table:table-cell office:value-type="string" calcext:value-type="string">
            <text:p>Wir erarbeiten und aggregieren frei verfuegbare (Open-Source) Covid19-Diagnostikmethoden (RT-LAMP) und implementieren einen funktionierenden Prototyp.</text:p>
            <text:p>Die Informationen werden offen und patentfrei zur Verfuegung gestellt.</text:p>
            <text:p>Mithilfe von Partnern arbeiten wir an einer Skalierung des Prototypen zum grossflaechigen Einsatz.</text:p>
            <text:p/>
          </table:table-cell>
          <table:table-cell office:value-type="string" calcext:value-type="string">
            <text:p>JOGL (just one giant lab)</text:p>
          </table:table-cell>
          <table:table-cell office:value-type="string" calcext:value-type="string">
            <text:p>Bernhard Altaner</text:p>
          </table:table-cell>
          <table:table-cell office:value-type="string" calcext:value-type="string">
            <text:p>https://drive.google.com/drive/folders/176LmJix9anwQvL64ODDSv4n3XDck9qL6</text:p>
          </table:table-cell>
          <table:table-cell office:value-type="float" office:value="1599640058101" calcext:value-type="float">
            <text:p>1599640058101</text:p>
          </table:table-cell>
          <table:table-cell office:value-type="string" calcext:value-type="string">
            <text:p>prototypeDevelopment</text:p>
          </table:table-cell>
          <table:table-cell office:value-type="string" calcext:value-type="string">
            <text:p>active</text:p>
          </table:table-cell>
          <table:table-cell/>
          <table:table-cell office:value-type="string" calcext:value-type="string">
            <text:p>GENERAL_PUBLIC</text:p>
          </table:table-cell>
          <table:table-cell office:value-type="string" calcext:value-type="string">
            <text:p>SCIENTISTS_RESEARCHERS</text:p>
          </table:table-cell>
          <table:table-cell office:value-type="string" calcext:value-type="string">
            <text:p>ADMINISTRATION_PUBLIC_SERVICE</text:p>
          </table:table-cell>
          <table:table-cell office:value-type="string" calcext:value-type="string">
            <text:p>MEDICAL_STAFF</text:p>
          </table:table-cell>
          <table:table-cell office:value-type="string" calcext:value-type="string">
            <text:p>epiLAMP hat sich mit einer Reihe von internationalen Forscherteams vernetzt. Die Enzyme für das testreife Kit sind hergestellt. Das Hardware Prototypenkonzept ist erstellt. Erwarten erste Vergleichsstudien mit kommerziellen Kits mit synthetischen Modellen und Patientenproben in den nächsten Wochen.</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TEST_METHODS_AND_DIAGNOSIS</text:p>
          </table:table-cell>
          <table:table-cell office:value-type="float" office:value="1586864891573" calcext:value-type="float">
            <text:p>1586864891573</text:p>
          </table:table-cell>
          <table:table-cell office:value-type="string" calcext:value-type="string">
            <text:p>München</text:p>
          </table:table-cell>
          <table:table-cell office:value-type="string" calcext:value-type="string">
            <text:p>Aktuellen Testverfahren finden in vollausgestatteten Diagnostiklaboren statt und benötigen viele knappe Ressourcen. Kommerzielle Testlösungen sind teuer und oft nicht verfügbar. Ressourcenschwächere Staaten/Länder/Bezirke/Kommunen haben somit Probleme flächendeckendes Testen zu ermöglichen.</text:p>
          </table:table-cell>
          <table:table-cell office:value-type="string" calcext:value-type="string">
            <text:p>https://www.linkedin.com/in/bernhard-altaner-95a1b7166/</text:p>
          </table:table-cell>
          <table:table-cell office:value-type="string" calcext:value-type="string">
            <text:p>Durch die Verwendung von quelloffenen und unpatentierter Protokolle ermoeglichen wir Testbemuehung jenseits kommerzieller Loesungen.</text:p>
            <text:p/>
            <text:p>Der Fokus auf die Entwicklung eines "Research-Only"-Produkts erlaubt uns ein unbuerokratisches und schnelleres Vorgehen als kommerzielle Konkurrenz.</text:p>
            <text:p/>
            <text:p>Durch starke internationale Vernetzung mit Forschern ist epiLAMP stets auf dem aktuellen wissenschaftlichen Stand.</text:p>
          </table:table-cell>
          <table:table-cell office:value-type="string" calcext:value-type="string">
            <text:p>https://twitter.com/epi_LAMP</text:p>
          </table:table-cell>
          <table:table-cell office:value-type="string" calcext:value-type="string">
            <text:p>https://www.youtube.com/watch?v=Y8oBEiS5iDA</text:p>
          </table:table-cell>
          <table:table-cell office:value-type="string" calcext:value-type="string">
            <text:p>COORDINATION_SUPPORT</text:p>
          </table:table-cell>
          <table:table-cell office:value-type="string" calcext:value-type="string">
            <text:p>NEW_PRODUCTS_SERVICES</text:p>
          </table:table-cell>
          <table:table-cell office:value-type="string" calcext:value-type="string">
            <text:p>https://epilamp.org</text:p>
          </table:table-cell>
          <table:table-cell table:number-columns-repeated="6"/>
        </table:table-row>
        <table:table-row table:style-name="ro5">
          <table:table-cell office:value-type="string" calcext:value-type="string">
            <text:p>Erklärvideos "Wissen in einfacher Sprache" </text:p>
          </table:table-cell>
          <table:table-cell office:value-type="string" calcext:value-type="string">
            <text:p>U011H0DBP1R</text:p>
          </table:table-cell>
          <table:table-cell office:value-type="string" calcext:value-type="string">
            <text:p>In der UN-BRK wird die Politik und die Gesellschaft aufgefordert, Teilhabe für Menschen mit Behinderung zu ermöglichen. In ihr sind Menschenrechte formuliert.</text:p>
            <text:p>Die Teilhabe an Bildung über digitale Angebote für Menschen mit Lernschwierigkeiten steckt noch in den Kinderschuhen. Zwar gibt es eine Vielzahl von Erklärfilmen, Übersetzungen in Einfache und Leichte Sprache und auch Lernmaterialien. Eine Möglichkeit für Bildungsbegleitende, Sozialpädagog:innen oder Lehrer:innen, mit Lernenden in Kontakt zu sein, den Lernprozess digital zu begleiten besteht noch nicht – oder wird zumindest nicht flächendeckend umgesetzt.</text:p>
            <text:p>Die Situation in der Coronakrise verdeutlicht das Ungleichgewicht: Komplexe und nicht barrierefreie Lernangebote verhindern die aktive Teilhabe. Ganz besonders für diejenigen, die auf persönliche Begleitung bei Lernprozessen angewiesen sind.</text:p>
            <text:p>Zugleich eröffnet sich eine Chance, die UN-BRK aktiv weiter umzusetzen. Indem wir digitale Lernangebote und digitale Bildungsbegleitung in barrierefrei entwickeln.</text:p>
          </table:table-cell>
          <table:table-cell office:value-type="string" calcext:value-type="string">
            <text:p>info@erklaerfilm-studio.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Wissen in einfacher Sprache- Wir konzipieren und erstellen Erklärvideos für Menschen mit Lernschwierigkeiten und stellen diese öffentlich zur Verfügung. Es entsteht eine Anlaufstelle im Internet.</text:p>
          </table:table-cell>
          <table:table-cell office:value-type="string" calcext:value-type="string">
            <text:p>mYx6MYdVx3SrxULtJqJeiIzQwEx2</text:p>
          </table:table-cell>
          <table:table-cell office:value-type="string" calcext:value-type="string">
            <text:p>projects</text:p>
          </table:table-cell>
          <table:table-cell/>
          <table:table-cell office:value-type="string" calcext:value-type="string">
            <text:p>mYx6MYdVx3SrxULtJqJeiIzQwEx2</text:p>
          </table:table-cell>
          <table:table-cell office:value-type="string" calcext:value-type="string">
            <text:p>Martha</text:p>
          </table:table-cell>
          <table:table-cell office:value-type="string" calcext:value-type="string">
            <text:p>Menschen mit Behinderungen und Lernschwierigkeiten, Verwaltung und Gesundheitswesen können Ihre Themen kommunizieren</text:p>
          </table:table-cell>
          <table:table-cell office:value-type="string" calcext:value-type="string">
            <text:p>Friedrich</text:p>
          </table:table-cell>
          <table:table-cell office:value-type="string" calcext:value-type="string">
            <text:p>Wir konzipieren und erstellen Erklärvideos für Menschen mit Lernschwierigkeiten und stellen diese öffentlich zur Verfügung. Flankiert wird dies über eine Homepage in Einfacher Sprache. Es entsteht eine Anlaufstelle, die insbesondere von den Betroffenen selbst genutzt werden kann, aber auch von Begleitenden in Schulen, Wohneinrichtungen, Werkstätten für Menschen mit Behinderung und Bildungsträgern.</text:p>
          </table:table-cell>
          <table:table-cell office:value-type="string" calcext:value-type="string">
            <text:p>Illustrations Set der Bremer Lebenshilfe, https://corona-leichte-sprache.de</text:p>
            <text:p>www.metacom-symbole.de</text:p>
          </table:table-cell>
          <table:table-cell office:value-type="string" calcext:value-type="string">
            <text:p>Martha Friedrich</text:p>
          </table:table-cell>
          <table:table-cell office:value-type="string" calcext:value-type="string">
            <text:p>https://drive.google.com/drive/folders/1b2yPK1x3Ht_XUlElz6I0XMcHrIEQKDDc</text:p>
          </table:table-cell>
          <table:table-cell office:value-type="float" office:value="1599571140584" calcext:value-type="float">
            <text:p>1599571140584</text:p>
          </table:table-cell>
          <table:table-cell office:value-type="string" calcext:value-type="string">
            <text:p>live</text:p>
          </table:table-cell>
          <table:table-cell office:value-type="string" calcext:value-type="string">
            <text:p>active</text:p>
          </table:table-cell>
          <table:table-cell office:value-type="string" calcext:value-type="string">
            <text:p>Am Anfang stand der WirVsVirus-Hackathon, eine Zusammenkunft von über 42.000 Menschen, die Lösungen für Herausforderungen im Zuge der Coronakrise gesucht haben. Dort haben sich acht Menschen mit unterschiedlichen Professionen und Hintergründen zusammen gefunden: Das Team von „Wissen in einfacher Sprache“.</text:p>
            <text:p>Innerhalb von 48 Stunden haben wir einen Prototypen für ein Erklärvideo zum Thema Dreisatz (Mathematik) entwickelt und ein Konzept für ein weiteres Video zum Verhalten in der Coronakrise konzipiert und gescriptet. Wir haben einen Youtube-Kanal erstellt. Und Ideen gesammelt. Ein technisches Konzept für eine barrierefreie Lernplattform wurde entwickelt.</text:p>
            <text:p>Im Anschluss wurde der Prototyp getestet. Wir haben Menschen mit Lernschwierigkeiten um Rückmeldungen gebeten. Diese Rückmeldungen gingen ein in die didaktische Überarbeitung der Videokonzepte und eine entsprechende Anpassung der Videos.</text:p>
          </table:table-cell>
          <table:table-cell office:value-type="string" calcext:value-type="string">
            <text:p>PEOPLE_SPECIAL_NEEDS</text:p>
          </table:table-cell>
          <table:table-cell office:value-type="string" calcext:value-type="string">
            <text:p>NON_GERMAN_SPEAKERS</text:p>
          </table:table-cell>
          <table:table-cell table:number-columns-repeated="2"/>
          <table:table-cell office:value-type="string" calcext:value-type="string">
            <text:p>Wir werden die Tests <text:s/>ausweiten und bieten erstmal die Filme folgenden Multiplikatoren an.</text:p>
          </table:table-cell>
          <table:table-cell office:value-type="string" calcext:value-type="string">
            <text:p>https://firebasestorage.googleapis.com/v0/b/corona-e5c0e.appspot.com/o/users%2FmYx6MYdVx3SrxULtJqJeiIzQwEx2%2Fprofilpic.jpg?alt=media&amp;token=dca6dee3-ff2c-4c96-a75c-1855ce10bbe0</text:p>
          </table:table-cell>
          <table:table-cell office:value-type="string" calcext:value-type="string">
            <text:p>RISK_GROUPS_AND_MINORITIES</text:p>
          </table:table-cell>
          <table:table-cell office:value-type="float" office:value="1586815967784" calcext:value-type="float">
            <text:p>1586815967784</text:p>
          </table:table-cell>
          <table:table-cell office:value-type="string" calcext:value-type="string">
            <text:p>Berlin</text:p>
          </table:table-cell>
          <table:table-cell office:value-type="string" calcext:value-type="string">
            <text:p>Es gibt kein didaktisch-pädagogisches Bildungs-Portal für Menschen mit Lernschwierigkeiten. Vorhandene digitale Lösungen lassen sich nicht auf Menschen mit Lernschwierigkeiten übertragen.</text:p>
          </table:table-cell>
          <table:table-cell office:value-type="string" calcext:value-type="string">
            <text:p>https://www.linkedin.com/in/marthafriedrich/</text:p>
          </table:table-cell>
          <table:table-cell office:value-type="string" calcext:value-type="string">
            <text:p>Unsere Lösung ist Bewegtbild und daher einfacher von der Zielgruppe aufzunehmen. Wir arbeiten an einem Einfachen aber ansprechenden Stil.Wir sind auch nicht nur auf Corna beschränkt sondern können alle anderen medizinischen Themen oder Fragen im Alltag bearbeiten. Im Team sind ein Experten für einfache Sprache, Drehbücher für Erklärfilme und einen Animator/ Illustrator der Erklärfilme umsetzt</text:p>
          </table:table-cell>
          <table:table-cell office:value-type="string" calcext:value-type="string">
            <text:p>https://twitter.com/einfach_gewusst</text:p>
          </table:table-cell>
          <table:table-cell office:value-type="string" calcext:value-type="string">
            <text:p>https://www.youtube.com/watch?v=k-mzupTAY7Y</text:p>
          </table:table-cell>
          <table:table-cell table:number-columns-repeated="2"/>
          <table:table-cell office:value-type="string" calcext:value-type="string">
            <text:p>https://www.youtube.com/channel/UC4TG1MyzYFFaUnujmp1G4fw</text:p>
          </table:table-cell>
          <table:table-cell table:number-columns-repeated="6"/>
        </table:table-row>
        <table:table-row table:style-name="ro1">
          <table:table-cell office:value-type="string" calcext:value-type="string">
            <text:p>ErnteErfolg</text:p>
          </table:table-cell>
          <table:table-cell office:value-type="string" calcext:value-type="string">
            <text:p>U01032QUFLJ</text:p>
          </table:table-cell>
          <table:table-cell office:value-type="string" calcext:value-type="string">
            <text:p>https://twitter.com/ernte_erfolg</text:p>
          </table:table-cell>
          <table:table-cell office:value-type="string" calcext:value-type="string">
            <text:p>Wir vermitteln Erntehelfer*innen an landwirtschaftliche Betriebe. Mit unserem Projekt möchten wir vor allem auch die Organisation der Einsätze erleichtern.</text:p>
          </table:table-cell>
          <table:table-cell office:value-type="string" calcext:value-type="string">
            <text:p>https://www.youtube.com/watch?v=MKnO6KAzzwU</text:p>
          </table:table-cell>
          <table:table-cell office:value-type="string" calcext:value-type="string">
            <text:p>kontakt@ernte-erfolg.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Eine leicht bedienbare WebApp zur Verbindung von Landwirt:innen mit Menschen, die in der Landwirtschaft arbeiten möchten.</text:p>
          </table:table-cell>
          <table:table-cell office:value-type="string" calcext:value-type="string">
            <text:p>KY9rQfgBo2Tma89n7FrHbtAcAE43</text:p>
          </table:table-cell>
          <table:table-cell office:value-type="string" calcext:value-type="string">
            <text:p>projects</text:p>
          </table:table-cell>
          <table:table-cell/>
          <table:table-cell office:value-type="string" calcext:value-type="string">
            <text:p>KY9rQfgBo2Tma89n7FrHbtAcAE43</text:p>
          </table:table-cell>
          <table:table-cell office:value-type="string" calcext:value-type="string">
            <text:p>ernte-erfolg.de</text:p>
          </table:table-cell>
          <table:table-cell office:value-type="string" calcext:value-type="string">
            <text:p>Yannik</text:p>
          </table:table-cell>
          <table:table-cell office:value-type="string" calcext:value-type="string">
            <text:p>Land-,Forst und Gartenwirtschaft.</text:p>
          </table:table-cell>
          <table:table-cell office:value-type="string" calcext:value-type="string">
            <text:p>Gassmann</text:p>
          </table:table-cell>
          <table:table-cell office:value-type="string" calcext:value-type="string">
            <text:p>Im Zentrum der Anwendung steht ein Kalendertool. Hier werden Gesuche ganz einfach mit dem benötigeten Personenbedarf erstellt. Auf Grund des Zeitraums, der benötigten Personen und der Postleitzahl zeigen wir die Gesuche schnell den Helfer:innen in der Umgebung. Hat der Landwirt genug Helfer:innen angenommen, schalten wir das Gesuch automatisch offline.</text:p>
          </table:table-cell>
          <table:table-cell office:value-type="string" calcext:value-type="string">
            <text:p>Aehrenmann, wurde 02.2020 als Start Up gegründet. <text:s/>Unter dem Namen "erntehelfer-gesucht" wurde es dann im Hackathon umgesetzt. Wir wissen nicht genau wie der Ansatz aussehen wird. erntehelfer-gesucht beinhaltet kein Matching-Tool. Desweiteren daslandhilft.de, bauer-sucht-hilfe, house of crops, saison-hilfe-in-deutschland.de.</text:p>
          </table:table-cell>
          <table:table-cell office:value-type="string" calcext:value-type="string">
            <text:p>Magdalena Kuhn</text:p>
          </table:table-cell>
          <table:table-cell office:value-type="string" calcext:value-type="string">
            <text:p>https://drive.google.com/drive/folders/1YmJxEf6F2NCfTTHuadDkzwdNWwcGHoO6</text:p>
          </table:table-cell>
          <table:table-cell office:value-type="float" office:value="1599645063503" calcext:value-type="float">
            <text:p>1599645063503</text:p>
          </table:table-cell>
          <table:table-cell office:value-type="string" calcext:value-type="string">
            <text:p>live</text:p>
          </table:table-cell>
          <table:table-cell office:value-type="string" calcext:value-type="string">
            <text:p>active</text:p>
          </table:table-cell>
          <table:table-cell/>
          <table:table-cell office:value-type="string" calcext:value-type="string">
            <text:p>SELR_EMPLOYED</text:p>
          </table:table-cell>
          <table:table-cell office:value-type="string" calcext:value-type="string">
            <text:p>GENERAL_PUBLIC</text:p>
          </table:table-cell>
          <table:table-cell office:value-type="string" calcext:value-type="string">
            <text:p>ENTERPRISE_SME</text:p>
          </table:table-cell>
          <table:table-cell office:value-type="string" calcext:value-type="string">
            <text:p>Wir freuen uns mit unserer Lösung der Landwirtschaft helfen zu können. Unsere Lösung wird genutzt und weiter verbessert. Wir arbeiten an spannenden Kooperationen und planen Pilotphasen für eine "Work an Travel" Plattform. </text:p>
          </table:table-cell>
          <table:table-cell office:value-type="string" calcext:value-type="string">
            <text:p>https://firebasestorage.googleapis.com/v0/b/corona-e5c0e.appspot.com/o/users%2FKY9rQfgBo2Tma89n7FrHbtAcAE43%2FKopie%20von%20logo_erntehelfer_g1_180x180.svg?alt=media&amp;token=f922ec86-10d3-4a11-80c4-e3c830e041ac</text:p>
          </table:table-cell>
          <table:table-cell office:value-type="string" calcext:value-type="string">
            <text:p>WORKERS_LABOUR_MARKET</text:p>
          </table:table-cell>
          <table:table-cell office:value-type="float" office:value="1586881926446" calcext:value-type="float">
            <text:p>1586881926446</text:p>
          </table:table-cell>
          <table:table-cell office:value-type="string" calcext:value-type="string">
            <text:p>Berlin</text:p>
          </table:table-cell>
          <table:table-cell office:value-type="string" calcext:value-type="string">
            <text:p>Die Landwirtschaft braucht uns und wir brauchen die Landwirtschaft. Vielerorts werden ganze Felder mit erntereifen Gewächsen untergegraben, weil die Landwirt:innen nicht genug Unterstützung aus der Gesellschaft bekommen. Der Wille zu helfen ist da, es fehlt nur das richtige Tool, Helfer zu Suchen und dann auch übersichtlich zu organisieren. </text:p>
          </table:table-cell>
          <table:table-cell office:value-type="string" calcext:value-type="string">
            <text:p>https://www.linkedin.com/company/ernteerfolg/?viewAsMember=true</text:p>
          </table:table-cell>
          <table:table-cell office:value-type="string" calcext:value-type="string">
            <text:p>Wir bieten ein schnelles Matching statt einem digitalen schwarzen Brett. Durch ein Kalendertool nehmen wir Organisationsaufwand ab und wir legen einen hohen Wert auf Datenschutz.</text:p>
          </table:table-cell>
          <table:table-cell office:value-type="float" office:value="1708727847" calcext:value-type="float">
            <text:p>1708727847</text:p>
          </table:table-cell>
          <table:table-cell office:value-type="string" calcext:value-type="string">
            <text:p>NEW_SKILLS</text:p>
          </table:table-cell>
          <table:table-cell office:value-type="string" calcext:value-type="string">
            <text:p>PROCESS_REDESIGN</text:p>
          </table:table-cell>
          <table:table-cell table:number-columns-repeated="6"/>
        </table:table-row>
        <table:table-row table:style-name="ro1">
          <table:table-cell office:value-type="string" calcext:value-type="string">
            <text:p>Erntefrisch</text:p>
          </table:table-cell>
          <table:table-cell office:value-type="string" calcext:value-type="string">
            <text:p>U011C4RSM7H</text:p>
          </table:table-cell>
          <table:table-cell/>
          <table:table-cell office:value-type="string" calcext:value-type="string">
            <text:p>Online Direktvermarktung für Selbstabholer von Erdbeeren, Spargel und anderem Obst und Gemüse.</text:p>
          </table:table-cell>
          <table:table-cell/>
          <table:table-cell office:value-type="string" calcext:value-type="string">
            <text:p>mkammler2020@gmail.com</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Wir <text:s/>möchten Landwirte bei der Direktvermarktung von Obst und Gemüse unterstützen.</text:p>
          </table:table-cell>
          <table:table-cell office:value-type="string" calcext:value-type="string">
            <text:p>APbcHjyG8meCnHB0Z7h66jKc7Om2</text:p>
          </table:table-cell>
          <table:table-cell office:value-type="string" calcext:value-type="string">
            <text:p>projects</text:p>
          </table:table-cell>
          <table:table-cell/>
          <table:table-cell office:value-type="string" calcext:value-type="string">
            <text:p>APbcHjyG8meCnHB0Z7h66jKc7Om2</text:p>
          </table:table-cell>
          <table:table-cell/>
          <table:table-cell office:value-type="string" calcext:value-type="string">
            <text:p>Maren</text:p>
          </table:table-cell>
          <table:table-cell office:value-type="string" calcext:value-type="string">
            <text:p>Direktvermarktende Landwirte und Verbraucher.</text:p>
          </table:table-cell>
          <table:table-cell office:value-type="string" calcext:value-type="string">
            <text:p>Kammler</text:p>
          </table:table-cell>
          <table:table-cell office:value-type="string" calcext:value-type="string">
            <text:p>Eine digitale Plattform als Übersicht für den Verbraucher, um in der Region Spargel- und Beerenverkaufststände zu finden und direkt online kontaktlos zu kaufen. </text:p>
          </table:table-cell>
          <table:table-cell/>
          <table:table-cell office:value-type="string" calcext:value-type="string">
            <text:p>Maren Kammler</text:p>
          </table:table-cell>
          <table:table-cell office:value-type="string" calcext:value-type="string">
            <text:p>https://drive.google.com/drive/folders/1SFwTzexQ9eJAPbhGO9hnz9I3mL265RHk</text:p>
          </table:table-cell>
          <table:table-cell office:value-type="float" office:value="1603110253957" calcext:value-type="float">
            <text:p>1603110253957</text:p>
          </table:table-cell>
          <table:table-cell office:value-type="string" calcext:value-type="string">
            <text:p>beforeLaunch</text:p>
          </table:table-cell>
          <table:table-cell office:value-type="string" calcext:value-type="string">
            <text:p>active</text:p>
          </table:table-cell>
          <table:table-cell office:value-type="string" calcext:value-type="string">
            <text:p>Wir nutzen Firebase und Angular als TechStack.</text:p>
          </table:table-cell>
          <table:table-cell office:value-type="string" calcext:value-type="string">
            <text:p>ENTERPRISE_SME</text:p>
          </table:table-cell>
          <table:table-cell table:number-columns-repeated="2"/>
          <table:table-cell office:value-type="string" calcext:value-type="string">
            <text:p>Wir haben ein MVP enwickelt, welches im Oktober weiter getestet wird, dann entscheiden wir je nach Nutzerakzeptanz, wie es weiter geht. </text:p>
          </table:table-cell>
          <table:table-cell office:value-type="string" calcext:value-type="string">
            <text:p>https://firebasestorage.googleapis.com/v0/b/corona-e5c0e.appspot.com/o/users%2FAPbcHjyG8meCnHB0Z7h66jKc7Om2%2Fasparagus-4140312_1920.jpg?alt=media&amp;token=83a7bb5d-2623-4be4-93a7-1b489134dc01</text:p>
          </table:table-cell>
          <table:table-cell office:value-type="string" calcext:value-type="string">
            <text:p>COMPANY_CRISIS_MANAGEMENT</text:p>
          </table:table-cell>
          <table:table-cell office:value-type="float" office:value="1586941757077" calcext:value-type="float">
            <text:p>1586941757077</text:p>
          </table:table-cell>
          <table:table-cell office:value-type="string" calcext:value-type="string">
            <text:p>Gifhorn</text:p>
          </table:table-cell>
          <table:table-cell office:value-type="string" calcext:value-type="string">
            <text:p>OnlineBestellplattform zum Kauf von Spargel und Erdbeeren sowie Gemüse und Obst im Allgemeinen. <text:s/>Der Verbraucher kann den Standort des Verkaufsortes ermitteln, das Produkt online bestellen und direkt kontaktlos und ohne Accountanmeldung zahlen.</text:p>
          </table:table-cell>
          <table:table-cell office:value-type="string" calcext:value-type="string">
            <text:p>https://www.linkedin.com/in/maren-kammler</text:p>
          </table:table-cell>
          <table:table-cell/>
          <table:table-cell office:value-type="float" office:value="15118996319" calcext:value-type="float">
            <text:p>15118996319</text:p>
          </table:table-cell>
          <table:table-cell table:number-columns-repeated="8"/>
        </table:table-row>
        <table:table-row table:style-name="ro11">
          <table:table-cell office:value-type="string" calcext:value-type="string">
            <text:p>EveryoneCounts</text:p>
          </table:table-cell>
          <table:table-cell office:value-type="string" calcext:value-type="string">
            <text:p>U011H0NKTML</text:p>
          </table:table-cell>
          <table:table-cell office:value-type="string" calcext:value-type="string">
            <text:p>https://twitter.com/_everyonecounts</text:p>
          </table:table-cell>
          <table:table-cell office:value-type="string" calcext:value-type="string">
            <text:p>Durch unsere Lösung wird Social Distancing jetzt mess- und anfassbar für alle gesellschaftlichen Stakeholder (Bürger:innen, Journalist:innen, Politiker:innen)!</text:p>
            <text:p/>
            <text:p>Bisher fehlen verlässliche und vergleichbare Daten zur Umsetzung von Social Distancing. Gesellschaftliche Akteure können sich nur auf einzelne, teilweise schwer vergleichbare Datenquelle oder sogar nur anekdotische Evidenz berufen. Die einfache und zeitnahe Verfügbarkeit dieser Daten ist notwendig um die Ausbreitung von Covid-19 zu verlangsamen und den Erfolg politischer Maßnahmen zu quantifizieren.</text:p>
            <text:p/>
            <text:p>Wir setzen auf kontinuierliche Erfassung und standardisierte Aufbereitung einer Kombination von öffentlichen und selbst gewonnenen Datenquellen mit anschließender Aggregation in einem Datenpool. Dieser Datenpool wird auf der einen Seite direkt in einem Dashboard visualisiert um der Gesellschaft auf einfache Weise zu zeigen, wie erfolgreich sich Maßnahmen auf Social Distancing in verschieden Orten und Regionen auswirken. Auf der anderen Seite werden die gesammelten Daten auch der Gesellschaft als Open Data zur Verfügung gestellt um die Basis für weitere Anwendungen zu bilden.</text:p>
            <text:p/>
            <text:p/>
            <text:p>Ein funktionaler Prototyp befindet sich unter www.everyonecounts.de. Wie die Tagesthemen unsere Lösung beschreiben: https://youtu.be/gXxTrZAFx04?t=1560</text:p>
            <text:p/>
            <text:p/>
          </table:table-cell>
          <table:table-cell/>
          <table:table-cell office:value-type="string" calcext:value-type="string">
            <text:p>kontakt@everyonecounts.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EveryoneCounts ist die "Open Activity Data Platform". Wir zeigen wie sich Aktivität im öffentlichen Raum entwickelt.</text:p>
          </table:table-cell>
          <table:table-cell office:value-type="string" calcext:value-type="string">
            <text:p>Sk9O467jCKX7NS1KSLhtkjB8rxq1</text:p>
          </table:table-cell>
          <table:table-cell office:value-type="string" calcext:value-type="string">
            <text:p>projects</text:p>
          </table:table-cell>
          <table:table-cell/>
          <table:table-cell office:value-type="string" calcext:value-type="string">
            <text:p>Sk9O467jCKX7NS1KSLhtkjB8rxq1</text:p>
          </table:table-cell>
          <table:table-cell office:value-type="string" calcext:value-type="string">
            <text:p>https://everyonecounts.de</text:p>
          </table:table-cell>
          <table:table-cell office:value-type="string" calcext:value-type="string">
            <text:p>Michael</text:p>
          </table:table-cell>
          <table:table-cell office:value-type="string" calcext:value-type="string">
            <text:p>Wir informieren Bürger:innen und Politiker:innen über die Aktivität im öffentlichen Raum und die Auswirkungen der Covid-19-Maßnahmen. Wir stellen für Forscher:innen/Journalist:innen offene Daten bereit. Wir unterstützen lokale Initiativen und Events bei der Aufbereitung, Visualisierung und Bereitstellung von Aktivitätsdaten.</text:p>
          </table:table-cell>
          <table:table-cell office:value-type="string" calcext:value-type="string">
            <text:p>Adams</text:p>
          </table:table-cell>
          <table:table-cell office:value-type="string" calcext:value-type="string">
            <text:p>Durch kontinuierliche Aufbereitung von öffentlichen und selbst erschlossenen Datenquellen wird die lokale Aktivität sowie aktuelle Trends bestimmt. Die Daten werden in einem Dashboard visualisiert um zeitliche und regionale Entwicklungen offen zu legen. Als Widget können die Werte überall im Netz eingebunden werden. Die Daten werden als Open Data veröffentlicht.</text:p>
          </table:table-cell>
          <table:table-cell office:value-type="string" calcext:value-type="string">
            <text:p>- Klassische Medien: Spiegel, Bild,...</text:p>
            <text:p>- Mobilitäts-Reports von Google und Apple</text:p>
            <text:p>- RKI Mobility Monitor (http://rocs.hu-berlin.de/covid-19-mobility/mobility-monitor/)</text:p>
          </table:table-cell>
          <table:table-cell office:value-type="string" calcext:value-type="string">
            <text:p>Michael Adams</text:p>
          </table:table-cell>
          <table:table-cell office:value-type="string" calcext:value-type="string">
            <text:p>https://drive.google.com/drive/folders/1KgVGz1fxyhwmHUThz0-pQhfnFOWhVTlh</text:p>
          </table:table-cell>
          <table:table-cell office:value-type="float" office:value="1600799966960" calcext:value-type="float">
            <text:p>1600799966960</text:p>
          </table:table-cell>
          <table:table-cell office:value-type="string" calcext:value-type="string">
            <text:p>activeUsers</text:p>
          </table:table-cell>
          <table:table-cell office:value-type="string" calcext:value-type="string">
            <text:p>active</text:p>
          </table:table-cell>
          <table:table-cell office:value-type="string" calcext:value-type="string">
            <text:p>Nach einem intensiven Hackathon-Wochenende wollten wir aus dem Dashboard-Prototypen eine versatile Datenplattform entwickeln und haben dies mit einem relativ kleinen Kern-Team aus 5 Personen auch geschafft.</text:p>
            <text:p/>
            <text:p>Wir sind immer interessiert an neuen Datenquellen und Kontakt mit Interessenten an unserer Rohdaten-API oder für an unserer Visualisierungs-Lösung.</text:p>
          </table:table-cell>
          <table:table-cell office:value-type="string" calcext:value-type="string">
            <text:p>GENERAL_PUBLIC</text:p>
          </table:table-cell>
          <table:table-cell office:value-type="string" calcext:value-type="string">
            <text:p>SCIENTISTS_RESEARCHERS</text:p>
          </table:table-cell>
          <table:table-cell office:value-type="string" calcext:value-type="string">
            <text:p>ADMINISTRATION_PUBLIC_SERVICE</text:p>
          </table:table-cell>
          <table:table-cell office:value-type="string" calcext:value-type="string">
            <text:p>Wir wurden von verschiedenen Medien in die Berichterstattung mit einbezogen (NDR, WDR, Tagesschau, Abendzeitung München). Die Webseite ist live und hatte zu Spitzenzeiten (Erwähnung in den Tagesthemen) über 10.000 Requests/Minute. Aktuell haben wir 700 Besucher/Monat.</text:p>
            <text:p>Wir haben erste Kooperationen mit lokalen Veranstaltungen (Besucherzählung beim Bauernmark Zwönitz) erfolgreich abgeschlossen.</text:p>
          </table:table-cell>
          <table:table-cell office:value-type="string" calcext:value-type="string">
            <text:p>https://firebasestorage.googleapis.com/v0/b/corona-e5c0e.appspot.com/o/users%2FSk9O467jCKX7NS1KSLhtkjB8rxq1%2Fprojecttogether_logo.png?alt=media&amp;token=0e826868-05d4-4793-851a-e437778c9705</text:p>
          </table:table-cell>
          <table:table-cell office:value-type="string" calcext:value-type="string">
            <text:p>INFECTION_CHAINS_AND_RESEARCH</text:p>
          </table:table-cell>
          <table:table-cell office:value-type="float" office:value="1586856594402" calcext:value-type="float">
            <text:p>1586856594402</text:p>
          </table:table-cell>
          <table:table-cell/>
          <table:table-cell office:value-type="string" calcext:value-type="string">
            <text:p>Bisher fehlten <text:s/>vergleichbare Daten zur Umsetzung von Einschränkungen der öffentlichen Aktivität im Zuge der Covid-19-Eindämmung. <text:s/>Die einfache und zeitnahe Verfügbarkeit dieser Daten ist einerseits notwendig um die Ausbreitung von Covid-19 zu kontrollieren und den Erfolg von Maßnahmen zu messen. Andererseits können Live-Auslastungszahlen bei der Organisation von Veranstaltungen helfen.</text:p>
          </table:table-cell>
          <table:table-cell office:value-type="string" calcext:value-type="string">
            <text:p>https://www.linkedin.com/in/realmichaeladams/</text:p>
          </table:table-cell>
          <table:table-cell office:value-type="string" calcext:value-type="string">
            <text:p>Wir verknüpfen mehrere Datenquellen und unsere Daten sind stets tagesaktuell (teilweise sogar minütlich). Des Weiteren machen wir die Daten nach dem Open-Data-Prinzip öffentlich verfügbar. Wir unterstützen Initiativen bei der Anbindung an unser Datenplattform und der Einbundung anschaulicher Visualisierungen (z.B. Auslastungs-Ampel oder Zeitleiste).</text:p>
            <text:p/>
          </table:table-cell>
          <table:table-cell/>
          <table:table-cell office:value-type="string" calcext:value-type="string">
            <text:p>NEW_SKILLS</text:p>
          </table:table-cell>
          <table:table-cell table:number-columns-repeated="7"/>
        </table:table-row>
        <table:table-row table:style-name="ro8">
          <table:table-cell office:value-type="string" calcext:value-type="string">
            <text:p>Facts for Friends</text:p>
          </table:table-cell>
          <table:table-cell office:value-type="string" calcext:value-type="string">
            <text:p>U011VUR12LC</text:p>
          </table:table-cell>
          <table:table-cell office:value-type="string" calcext:value-type="string">
            <text:p>https://twitter.com/facts4friends</text:p>
          </table:table-cell>
          <table:table-cell office:value-type="string" calcext:value-type="string">
            <text:p/>
            <text:p>Die Webapp Facts for Friends stellt kurze und leicht verständliche Gegenargumente (Fact-Snacks) zu kursierende Fake-News in Bezug auf COVID-19 bereit. Engagierte Bürger:innen finden dort teilbare Fact-Snacks mit denen sie Fake News in ihrem privaten Umfeld begegnen können, auch wenn es Ihnen an Wissen und/oder Zeit fehlt um selbst lange Texte zu schreiben. Als Multiplikator:innen und Informational-Influencers erreichen sie so mit geringem Aufwand Personen ihrem privaten Umfeld, die klassischen massenmedialen Fact-Checking-Inhalten oder politischer Kommunikation nicht vertrauen oder von solchen Inhalten überfordert sind.</text:p>
            <text:p/>
          </table:table-cell>
          <table:table-cell/>
          <table:table-cell office:value-type="string" calcext:value-type="string">
            <text:p>katharina@factsforfriends.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ErzählMirKeineMärchen</text:p>
          </table:table-cell>
          <table:table-cell office:value-type="string" calcext:value-type="string">
            <text:p>IymPD1lrYJV3Gb2kJBqFpTJFQhr2</text:p>
          </table:table-cell>
          <table:table-cell office:value-type="string" calcext:value-type="string">
            <text:p>projects</text:p>
          </table:table-cell>
          <table:table-cell/>
          <table:table-cell office:value-type="string" calcext:value-type="string">
            <text:p>IymPD1lrYJV3Gb2kJBqFpTJFQhr2</text:p>
          </table:table-cell>
          <table:table-cell office:value-type="string" calcext:value-type="string">
            <text:p>https://factsforfriends.de/</text:p>
          </table:table-cell>
          <table:table-cell office:value-type="string" calcext:value-type="string">
            <text:p>Katharina</text:p>
          </table:table-cell>
          <table:table-cell office:value-type="string" calcext:value-type="string">
            <text:p>Wir möchten eine breite Masse an Menschen erreichen, die über kursierende Informationen verunsichert sind und sich und andere in ihrem Umfeld gerne über Fake News aufklären wollen. Besonders Nutzer:innen von Social Media und Messenger Diensten sind unsere Zielgruppe. </text:p>
          </table:table-cell>
          <table:table-cell office:value-type="string" calcext:value-type="string">
            <text:p>Klimkeit</text:p>
          </table:table-cell>
          <table:table-cell office:value-type="string" calcext:value-type="string">
            <text:p>Mit Facts for Friends bieten wir einen Weg, im Gegenzug Richtigstellungen, Fakten oder Gegenargumente schnell und weitreichend zu verbreiten.</text:p>
            <text:p>Wir haben das Ziel, eine zentrale und niedrigschwellige Anlaufstelle zu sein, um kursierende Inhalte auf ihren Hintergrund und Wahrheitsgehalt hin zu prüfen und gegebenenfalls FactSnacks (prägnante Klar- &amp; Richtigstellungen) im eigenen Umfeld zu verbreiten.</text:p>
            <text:p/>
          </table:table-cell>
          <table:table-cell office:value-type="string" calcext:value-type="string">
            <text:p>Mimikama, Correctiv, ARD-Faktenfinder</text:p>
          </table:table-cell>
          <table:table-cell office:value-type="string" calcext:value-type="string">
            <text:p>Katharina Klimkeit</text:p>
          </table:table-cell>
          <table:table-cell office:value-type="string" calcext:value-type="string">
            <text:p>https://drive.google.com/drive/folders/1uyJRQGOc4asQu-UPsgGnIVtEBT2zxYtq</text:p>
          </table:table-cell>
          <table:table-cell office:value-type="float" office:value="1600840988573" calcext:value-type="float">
            <text:p>1600840988573</text:p>
          </table:table-cell>
          <table:table-cell office:value-type="string" calcext:value-type="string">
            <text:p>beforeLaunch</text:p>
          </table:table-cell>
          <table:table-cell office:value-type="string" calcext:value-type="string">
            <text:p>active</text:p>
          </table:table-cell>
          <table:table-cell office:value-type="string" calcext:value-type="string">
            <text:p>- BMBF Förderung durch den Prototype Fund (3 Monate)</text:p>
            <text:p>- Neun Teammitglieder:innen aus unterschiedlichen Bereichen</text:p>
            <text:p>- Interesse und Aufmerksamkeit von diversen Ministerien</text:p>
            <text:p>- Funktionierende WebApp mit bereits aktiven Nutzer:innen</text:p>
            <text:p>- Kurz vor dem Launch eines neuen Prototypens in neuem Design</text:p>
            <text:p/>
          </table:table-cell>
          <table:table-cell office:value-type="string" calcext:value-type="string">
            <text:p>GENERAL_PUBLIC</text:p>
          </table:table-cell>
          <table:table-cell table:number-columns-repeated="2"/>
          <table:table-cell office:value-type="string" calcext:value-type="string">
            <text:p>Aktuell arbeiten wir an der Beta-Version unserer Plattform. Den ersten Prototypen konnten wir bereits testen und nun wollen wir die WebApp bis hin zur maximalen Nutzerfreundlichkeit optimieren. </text:p>
            <text:p/>
          </table:table-cell>
          <table:table-cell office:value-type="string" calcext:value-type="string">
            <text:p>https://firebasestorage.googleapis.com/v0/b/corona-e5c0e.appspot.com/o/users%2FIymPD1lrYJV3Gb2kJBqFpTJFQhr2%2FScreenshot%202020-09-23%20at%2008.02.36.png?alt=media&amp;token=80df5cf7-9df3-4d8c-86a3-92524d358438</text:p>
          </table:table-cell>
          <table:table-cell office:value-type="string" calcext:value-type="string">
            <text:p>COMMUNICATION</text:p>
          </table:table-cell>
          <table:table-cell office:value-type="float" office:value="1586965615415" calcext:value-type="float">
            <text:p>1586965615415</text:p>
          </table:table-cell>
          <table:table-cell office:value-type="string" calcext:value-type="string">
            <text:p>Hamburg</text:p>
          </table:table-cell>
          <table:table-cell office:value-type="string" calcext:value-type="string">
            <text:p>Besonders in Krisenzeiten wirken Fake News destabilisierend.</text:p>
            <text:p>Mit hoher individueller Verunsicherung steigt auch die Anfälligkeit gegenüber Fake News in Form von Desinformationen, Fehlinterpretationen und manipulierten sowie frei erfundenen Inhalten.</text:p>
            <text:p>Durch das Internet, z. B. über Social Media oder Instant Messaging Dienste, verbreiten sich solche Inhalte oft in rasanter Geschwindigkeit. </text:p>
            <text:p/>
          </table:table-cell>
          <table:table-cell office:value-type="string" calcext:value-type="string">
            <text:p>https://www.linkedin.com/company/facts-for-friends/</text:p>
          </table:table-cell>
          <table:table-cell office:value-type="string" calcext:value-type="string">
            <text:p>Wir sehen uns als <text:s/>eine Brücke zwischen den bereits etablierten Fact-Checking Organisationen und Webseiten und den Sozialen Medien. Facts for Friends soll eine unabhängige Plattform sein, auf der Inhalte von mehreren Quellen dargestellt werden. Dabei liegt der Fokus auf prägnanten Aussagen in Form von Fact Snacks auf Sharepics, die sehr leicht über Social Media/Messenger Dienste teilbar sind.</text:p>
          </table:table-cell>
          <table:table-cell office:value-type="string" calcext:value-type="string">
            <text:p>+49 151 51093242</text:p>
          </table:table-cell>
          <table:table-cell table:number-columns-repeated="8"/>
        </table:table-row>
        <table:table-row table:style-name="ro2">
          <table:table-cell office:value-type="string" calcext:value-type="string">
            <text:p>fon4food</text:p>
          </table:table-cell>
          <table:table-cell office:value-type="string" calcext:value-type="string">
            <text:p>U011R1K8HT3</text:p>
          </table:table-cell>
          <table:table-cell office:value-type="string" calcext:value-type="string">
            <text:p>Einkaufen per Telefon mit Lieferung nach Hause. Webplattform bringt Anbieter und Lieferanten zusammen.</text:p>
          </table:table-cell>
          <table:table-cell office:value-type="string" calcext:value-type="string">
            <text:p>ana@recovecos.de</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fon4food ist eine Webplattform, die besonders kleinere Lebensmittelläden und Lieferanten dabei unterstützt, den Endkunden über Zeitung und Telefon einen komfortablen analogen Lieferservice anzubieten.</text:p>
          </table:table-cell>
          <table:table-cell office:value-type="string" calcext:value-type="string">
            <text:p>sOkdEo2k49fkmtcvp6G5UX2Py503</text:p>
          </table:table-cell>
          <table:table-cell office:value-type="string" calcext:value-type="string">
            <text:p>projects</text:p>
          </table:table-cell>
          <table:table-cell/>
          <table:table-cell office:value-type="string" calcext:value-type="string">
            <text:p>sOkdEo2k49fkmtcvp6G5UX2Py503</text:p>
          </table:table-cell>
          <table:table-cell office:value-type="string" calcext:value-type="string">
            <text:p>Ana</text:p>
          </table:table-cell>
          <table:table-cell office:value-type="string" calcext:value-type="string">
            <text:p>Ältere Menschen, die kein Internet nutzen. Arbeitsuchende, die als Lieferant arbeiten wollen. Lebensmittelläden, die einen Lieferservice anbieten wollen. Zeitungen, die Printanzeigen verkaufen wollen.</text:p>
          </table:table-cell>
          <table:table-cell office:value-type="string" calcext:value-type="string">
            <text:p>Fernández</text:p>
          </table:table-cell>
          <table:table-cell office:value-type="string" calcext:value-type="string">
            <text:p>Lebensmittelhändler planen zunächst die Lieferzeiträume und holen dafür ggf. Angebote von externen Lieferanten ein. Mit externen oder internen Lieferanten vereinbarte Liefertouren ergeben dann das finale Lieferangebot für den Endkunden. Zeitungen können Angebote für standardisierte Printanzeigen einstellen, in denen regionale Anbieter bei Bedarf mit ihrem aktuellen Lieferangebot aufgeführt werden.</text:p>
          </table:table-cell>
          <table:table-cell office:value-type="string" calcext:value-type="string">
            <text:p>Keine vergleichbare Plattform bekannt</text:p>
          </table:table-cell>
          <table:table-cell office:value-type="string" calcext:value-type="string">
            <text:p>Ana Fernández</text:p>
          </table:table-cell>
          <table:table-cell office:value-type="string" calcext:value-type="string">
            <text:p>https://drive.google.com/drive/folders/1a_iOjHqEU661joJMw5U2r33SGJvnzDKC</text:p>
          </table:table-cell>
          <table:table-cell office:value-type="float" office:value="1595404706177" calcext:value-type="float">
            <text:p>1595404706177</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 Team: Ana, Johannes, Daniil</text:p>
            <text:p>🍊 Aktueller Stand: Prototyp in Arbeit</text:p>
            <text:p>🍊</text:p>
          </table:table-cell>
          <table:table-cell office:value-type="string" calcext:value-type="string">
            <text:p>RISKGROUP_ILLNESSES</text:p>
          </table:table-cell>
          <table:table-cell office:value-type="string" calcext:value-type="string">
            <text:p>RISKGROUP_ELDERLY</text:p>
          </table:table-cell>
          <table:table-cell office:value-type="string" calcext:value-type="string">
            <text:p>RETAIL</text:p>
          </table:table-cell>
          <table:table-cell/>
          <table:table-cell office:value-type="string" calcext:value-type="string">
            <text:p>Wir haben intensiv am Konzept gearbeitet und einen Ansatz gefunden, der allen Beteiligten einen Mehrwert bietet und gut skaliert. Besondere Aufmerksamkeit widmen wir dem Geschäftsmodell des selbständigen Lieferanten, der auf eine hohe Auslastung seiner Lieferkapazität und einen angemessenen Umsatz pro Lieferung angewiesen ist. Prototyp und Interviews sind in Arbeit, jedoch ist unser Team zu klein.</text:p>
          </table:table-cell>
          <table:table-cell office:value-type="string" calcext:value-type="string">
            <text:p>https://firebasestorage.googleapis.com/v0/b/corona-e5c0e.appspot.com/o/users%2FsOkdEo2k49fkmtcvp6G5UX2Py503%2Ffon4food2.png?alt=media&amp;token=4eac533a-4ecf-40e2-8094-2486ba64c531</text:p>
          </table:table-cell>
          <table:table-cell office:value-type="string" calcext:value-type="string">
            <text:p>WORKERS_LABOUR_MARKET</text:p>
          </table:table-cell>
          <table:table-cell office:value-type="float" office:value="1586880632660" calcext:value-type="float">
            <text:p>1586880632660</text:p>
          </table:table-cell>
          <table:table-cell/>
          <table:table-cell office:value-type="string" calcext:value-type="string">
            <text:p>Für Risikogruppen ist es gefährlich, Lebensmittel einzukaufen. Viele ältere Menschen nutzen kein Internet, wodurch ihnen digitale Lieferservice-Lösungen nicht zugänglich sind. Für kleinere Lebensmittelhändler ist es zu aufwendig, neben dem Ladenverkauf einen effizienten Lieferservice anzubieten. Viele Menschen benötigen dringend Arbeit, um ihre Miete zu bezahlen und könnten als Lieferant arbeiten.</text:p>
          </table:table-cell>
          <table:table-cell/>
          <table:table-cell office:value-type="string" calcext:value-type="string">
            <text:p>fon4food bietet dem Endkunden einen komplett analogen Zugang zu einem Lebensmittel-Lieferservice. Die Nutzer der Plattform (Anbieter, Lieferanten und Zeitungen) können bei geringen Kosten zusätzlichen Umsatz erzielen. Der Ansatz hat das Potenzial, neue Arbeitsplätze zu schaffen. Endkunden können durch die Nutzung des Lieferservice Zeit sparen und gleichzeitig gezielt die lokale Wirtschaft stärken.</text:p>
          </table:table-cell>
          <table:table-cell office:value-type="string" calcext:value-type="string">
            <text:p>https://twitter.com/fon4food</text:p>
          </table:table-cell>
          <table:table-cell office:value-type="string" calcext:value-type="string">
            <text:p>https://www.youtube.com/watch?v=BUNZU-Hfax8</text:p>
          </table:table-cell>
          <table:table-cell table:number-columns-repeated="2"/>
          <table:table-cell office:value-type="string" calcext:value-type="string">
            <text:p>https://fon4food.de</text:p>
          </table:table-cell>
          <table:table-cell table:number-columns-repeated="6"/>
        </table:table-row>
        <table:table-row table:style-name="ro2">
          <table:table-cell office:value-type="string" calcext:value-type="string">
            <text:p>FREI DAY Projektvorlage</text:p>
          </table:table-cell>
          <table:table-cell office:value-type="string" calcext:value-type="string">
            <text:p>U016G3PCR9P</text:p>
          </table:table-cell>
          <table:table-cell office:value-type="string" calcext:value-type="string">
            <text:p>https://twitter.com/initiativeSiA</text:p>
          </table:table-cell>
          <table:table-cell table:number-columns-repeated="2"/>
          <table:table-cell office:value-type="string" calcext:value-type="string">
            <text:p>tobias.feitkenhauer@schule-im-aufbruch.d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Ein Lernformat zur Entwicklung von Handlungskompetenz und Gestaltungsmut bei Schüler*innen</text:p>
          </table:table-cell>
          <table:table-cell office:value-type="string" calcext:value-type="string">
            <text:p>Bl8IczhBIZQL8DKYXQ0iU1zldBE2</text:p>
          </table:table-cell>
          <table:table-cell office:value-type="string" calcext:value-type="string">
            <text:p>projects</text:p>
          </table:table-cell>
          <table:table-cell/>
          <table:table-cell office:value-type="string" calcext:value-type="string">
            <text:p>Bl8IczhBIZQL8DKYXQ0iU1zldBE2</text:p>
          </table:table-cell>
          <table:table-cell office:value-type="string" calcext:value-type="string">
            <text:p>https://frei-day.org</text:p>
          </table:table-cell>
          <table:table-cell office:value-type="string" calcext:value-type="string">
            <text:p>Tobias</text:p>
          </table:table-cell>
          <table:table-cell office:value-type="string" calcext:value-type="string">
            <text:p>Schüler:innen und Lehrer:innen lernen und lehren häufig an Schulen, die konzeptionell und strukturell tradiert auf Sicherheit angelegt sind. </text:p>
            <text:p/>
            <text:p>Mit dem FREI DAY führen die Schulen einen Musterbruch ein, der Schüler*innen einen Raum bietet, eigene Projekte in die Welt zu bringen und erfordert gleichzeitig einen Haltungswandel bei Lehrer*innen. Die Projektvorlage fängt diese beiden Bedürfnisse auf.</text:p>
          </table:table-cell>
          <table:table-cell office:value-type="string" calcext:value-type="string">
            <text:p>Feitkenhauer</text:p>
          </table:table-cell>
          <table:table-cell office:value-type="string" calcext:value-type="string">
            <text:p>Im ersten Schritt haben wir eine Projektvorlage für Schüler:innen entwickelt, die Schüler:innen unterstützt den gesamten FREI DAY Prozess selbstgesteuert zu durchlaufen: von der Suche nach einer eigenen Idee über die Teamfindung bis hin zur Umsetzung und Abschluss des eigenen Projektes. </text:p>
            <text:p/>
            <text:p>Unser pädagogisches Weiterbildungskonzept befähigt Lehrer:innen zur professionellen Begleitung der Projekte. </text:p>
          </table:table-cell>
          <table:table-cell table:number-columns-repeated="2"/>
          <table:table-cell office:value-type="string" calcext:value-type="string">
            <text:p>/</text:p>
          </table:table-cell>
          <table:table-cell office:value-type="float" office:value="1605555106500" calcext:value-type="float">
            <text:p>1605555106500</text:p>
          </table:table-cell>
          <table:table-cell office:value-type="string" calcext:value-type="string">
            <text:p>prototypeIteration</text:p>
          </table:table-cell>
          <table:table-cell office:value-type="string" calcext:value-type="string">
            <text:p>active</text:p>
          </table:table-cell>
          <table:table-cell office:value-type="string" calcext:value-type="string">
            <text:p>Seit Beginn des Jahres und insbesondere durch den #wirfürschule Hackathon ist die Zahl der Schulen, die einen FREI DAY einführen wollen, stark gestiegen. Nach unserem Testlauf auf der digitalen Woche und mehreren Fernseh- und Zeitungsberichten über den FREI DAY in Schleswig-Holstein haben sich <text:s/>im dortigen Ministerium mehrere Türen geöffnet. </text:p>
          </table:table-cell>
          <table:table-cell office:value-type="string" calcext:value-type="string">
            <text:p>TEACHING_STAFF</text:p>
          </table:table-cell>
          <table:table-cell office:value-type="string" calcext:value-type="string">
            <text:p>GENERAL_PUBLIC</text:p>
          </table:table-cell>
          <table:table-cell/>
          <table:table-cell office:value-type="string" calcext:value-type="string">
            <text:p>Entwicklung Projektvorlage V1 abgeschlossen, Weiterbildung mit Lehrer:innen getestet, Projektvorlage mit Zielgruppe (7. Klasse) getestet, Iteration der Vorlage in Planung, Koordination mit weiteren Unterstützungsteams vom FREI DAY für weiteres Vorgehen.</text:p>
          </table:table-cell>
          <table:table-cell office:value-type="string" calcext:value-type="string">
            <text:p>https://firebasestorage.googleapis.com/v0/b/corona-e5c0e.appspot.com/o/users%2FBl8IczhBIZQL8DKYXQ0iU1zldBE2%2Ffreiday_logo_quadrat_schwarz.jpg?alt=media&amp;token=47691b42-fdd8-4d7f-8844-b0a76102f3b5</text:p>
          </table:table-cell>
          <table:table-cell office:value-type="string" calcext:value-type="string">
            <text:p>CONTEMPORARY_EDUCATION_CONTENT</text:p>
          </table:table-cell>
          <table:table-cell office:value-type="float" office:value="1593788283156" calcext:value-type="float">
            <text:p>1593788283156</text:p>
          </table:table-cell>
          <table:table-cell office:value-type="string" calcext:value-type="string">
            <text:p>Berlin</text:p>
          </table:table-cell>
          <table:table-cell office:value-type="string" calcext:value-type="string">
            <text:p>Das Lernformat FREI DAY (weitere Infos: www.frei-day.org) von Schule im Aufbruch schlägt Wellen. Immer mehr Schulen wollen einen FREI DAY einführen. Dafür wird ein Konzept benötigt, das die Skalierung ermöglicht und gleichzeitig allen Stakeholdern die notwendigen Informationen und Unterstützung an die Hand gibt, um einen FREI DAY erfolgreich einzuführen und in der Umsetzung zu begleiten. </text:p>
          </table:table-cell>
          <table:table-cell office:value-type="string" calcext:value-type="string">
            <text:p>https://www.linkedin.com/in/tobiasfeitkenhauer</text:p>
          </table:table-cell>
          <table:table-cell office:value-type="string" calcext:value-type="string">
            <text:p>Die Projektvorlage greift ein reales Bedürfnis von Schulen auf, die einen FREI DAY einführen und ermöglicht es noch mehr Schulen, dieses transformative Element einzuführen. </text:p>
            <text:p/>
            <text:p>Das Team zeichnet sich durch seine Interdisziplinarität aus (Schüler:innen, Eltern, Lehrer:innen, Wirtschaft, Wissenschaft), das die Transformation der Schule in Richtung Nachhaltigkeit und Digitalisierung fördert.</text:p>
          </table:table-cell>
          <table:table-cell office:value-type="string" calcext:value-type="string">
            <text:p>0173 6145482</text:p>
          </table:table-cell>
          <table:table-cell office:value-type="string" calcext:value-type="string">
            <text:p>POLITICAL_INITIATIVES</text:p>
          </table:table-cell>
          <table:table-cell office:value-type="string" calcext:value-type="string">
            <text:p>PROCESS_REDESIGN</text:p>
          </table:table-cell>
          <table:table-cell table:number-columns-repeated="6"/>
        </table:table-row>
        <table:table-row table:style-name="ro2">
          <table:table-cell office:value-type="string" calcext:value-type="string">
            <text:p>Futuring</text:p>
          </table:table-cell>
          <table:table-cell office:value-type="string" calcext:value-type="string">
            <text:p>U011HHR5UJ2</text:p>
          </table:table-cell>
          <table:table-cell/>
          <table:table-cell office:value-type="string" calcext:value-type="string">
            <text:p/>
            <text:p>Futuring ist ein soziales Netzwerk, das Verhaltensänderung spielerisch und in Gemeinschaft ermöglicht und sich den Herausforderungen der Corona- UND der Klimakrise stellt. Nutzer*innen fordern Freunde / Kollegen / Verwandte etc. zu einer Challenge, z.B.”#bleibzuhause: Koch vegan” heraus, die sie gemeinsam im Team über einen bestimmten Zeitraum meistern. Während der Challenge werden sie durch die Plattform begleitet, unterstützt, aufgeklärt. Für die Challenges bekommen sie Credits als Belohnung und Motivation, mit denen eine umweltfreundliche Stadt/Lebenswelt simuliert wird.</text:p>
            <text:p/>
          </table:table-cell>
          <table:table-cell/>
          <table:table-cell office:value-type="string" calcext:value-type="string">
            <text:p>anna@futuring.earth</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Futuring revolutioniert Klima- und Umweltschutz. Damit die größere Krise gar nicht erst eintritt.</text:p>
          </table:table-cell>
          <table:table-cell office:value-type="string" calcext:value-type="string">
            <text:p>3HyTKLsF4jSksdYtOJoQIJK6gHt1</text:p>
          </table:table-cell>
          <table:table-cell office:value-type="string" calcext:value-type="string">
            <text:p>projects</text:p>
          </table:table-cell>
          <table:table-cell/>
          <table:table-cell office:value-type="string" calcext:value-type="string">
            <text:p>3HyTKLsF4jSksdYtOJoQIJK6gHt1</text:p>
          </table:table-cell>
          <table:table-cell office:value-type="string" calcext:value-type="string">
            <text:p>www.futuring.earth</text:p>
          </table:table-cell>
          <table:table-cell office:value-type="string" calcext:value-type="string">
            <text:p>Anna</text:p>
          </table:table-cell>
          <table:table-cell office:value-type="string" calcext:value-type="string">
            <text:p>Unsere Zielgruppe sind Menschen, die ihren Konsum und ihr Verhalten nachhaltiger gestalten wollen (in Deutschland alleine ca. 30 Mio Menschen). Die Early Adopter sind "Couragierte Weltretter" der Gen Y/Z (ca. 6,5 Mio), die dafür auch gerne neue (digitale) Produkte ausprobieren und viel Zeit mit Social Media verbringen.</text:p>
          </table:table-cell>
          <table:table-cell office:value-type="string" calcext:value-type="string">
            <text:p>Pflug</text:p>
          </table:table-cell>
          <table:table-cell office:value-type="string" calcext:value-type="string">
            <text:p>Futuring ist die erste Plattform, die die Nutzer*innen durch Gamification und Gemeinschaft zu nachhaltiger Verhaltensänderung motiviert und sichtbar macht. </text:p>
          </table:table-cell>
          <table:table-cell office:value-type="string" calcext:value-type="string">
            <text:p>Strava, Headspace, Climate Labs, Plan A</text:p>
          </table:table-cell>
          <table:table-cell office:value-type="string" calcext:value-type="string">
            <text:p>Anna Pflug</text:p>
          </table:table-cell>
          <table:table-cell office:value-type="string" calcext:value-type="string">
            <text:p>https://drive.google.com/drive/folders/1gcSGqnz7M5fcSGwUGn6yZdDagMuEyJmG</text:p>
          </table:table-cell>
          <table:table-cell office:value-type="float" office:value="1599646058566" calcext:value-type="float">
            <text:p>1599646058566</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Wir sind in Gesprächen mit der Stadt Hamburg bzgl. einer Kooperation. Die Welthungerhilfe hat uns zugesagt, nach erfolgreichem Launch zwei Challenge Kampagnen zu beauftragen. Wir haben eine Startup--Förderung der IFB Hamburg über 75 k in Aussicht. </text:p>
            <text:p>Für die Gründung und Produktentwicklung sind wir jetzt auf der Suche nach einer/m technischen Co-Founder*in!</text:p>
          </table:table-cell>
          <table:table-cell office:value-type="string" calcext:value-type="string">
            <text:p>GENERAL_PUBLIC</text:p>
          </table:table-cell>
          <table:table-cell table:number-columns-repeated="2"/>
          <table:table-cell office:value-type="string" calcext:value-type="string">
            <text:p>Wir haben den MVP definiert und führen regelmäßig User Testing mit einzelnen Segmenten durch. Für die Produktentwicklung brauchen wir nun eine Finanzierung.</text:p>
          </table:table-cell>
          <table:table-cell office:value-type="string" calcext:value-type="string">
            <text:p>https://firebasestorage.googleapis.com/v0/b/corona-e5c0e.appspot.com/o/users%2F3HyTKLsF4jSksdYtOJoQIJK6gHt1%2FLogo_Futuring_960x960Pixel.jpg?alt=media&amp;token=d20d884b-34bc-408f-aa18-0b154c1a8402</text:p>
          </table:table-cell>
          <table:table-cell office:value-type="string" calcext:value-type="string">
            <text:p>MENTAL_HEALTH</text:p>
          </table:table-cell>
          <table:table-cell office:value-type="float" office:value="1586931804981" calcext:value-type="float">
            <text:p>1586931804981</text:p>
          </table:table-cell>
          <table:table-cell office:value-type="string" calcext:value-type="string">
            <text:p>Hamburg</text:p>
          </table:table-cell>
          <table:table-cell office:value-type="string" calcext:value-type="string">
            <text:p>Jede (bevorstehende) Krise erfordert Verhaltensänderung. <text:s/>Gewohntes Verhalten zu verändern fällt Menschen jedoch sehr schwer, vor allem wenn die Auswirkungen des Verhaltens nicht direkt sichtbar sind. </text:p>
          </table:table-cell>
          <table:table-cell office:value-type="string" calcext:value-type="string">
            <text:p>https://www.linkedin.com/in/anna-pflug-05b30917b/</text:p>
          </table:table-cell>
          <table:table-cell office:value-type="string" calcext:value-type="string">
            <text:p>Futuring ist in der Lage, Menschen in (bevorstehenden) Krisensituationen zusammenzubringen und ihnen Verhaltensänderung spielerisch einfach zu ermöglichen!</text:p>
          </table:table-cell>
          <table:table-cell/>
          <table:table-cell office:value-type="string" calcext:value-type="string">
            <text:p>INFORMATION_AWARENESS</text:p>
          </table:table-cell>
          <table:table-cell office:value-type="string" calcext:value-type="string">
            <text:p>NEW_SKILLS</text:p>
          </table:table-cell>
          <table:table-cell table:number-columns-repeated="6"/>
        </table:table-row>
        <table:table-row table:style-name="ro4">
          <table:table-cell office:value-type="string" calcext:value-type="string">
            <text:p>Ganzheitlich-dynamisches Informationssystem</text:p>
          </table:table-cell>
          <table:table-cell/>
          <table:table-cell office:value-type="string" calcext:value-type="string">
            <text:p>Mit meiner Arbeit untersuche ich die kreative Handhabung von Interaktionen zwischen unterschiedlichen Interessenvertretern bei der Bildung von relevanten Faktoren für den Austausch von Fragen und Antworten in einem dynamischen System. Meine Expertise ist die Visualisierung und Förderung von bewussten Wissenstransformationen zwischen unterschiedlichen Prinzipien und Interessen in Diskursen zwischen menschlichen und artifiziellen Verhaltensweisen. Mit meiner Doktorarbeit am Umeå Institute of Design habe ich ein Modell für ein ganzheitlich-dynamisches Informationssystem entwickelt.</text:p>
          </table:table-cell>
          <table:table-cell office:value-type="string" calcext:value-type="string">
            <text:p>danielarothkegel@yahoo.de</text:p>
          </table:table-cell>
          <table:table-cell office:value-type="string" calcext:value-type="string">
            <text:p>PROCESS_REDESIGN</text:p>
          </table:table-cell>
          <table:table-cell office:value-type="string" calcext:value-type="string">
            <text:p>wirvsvirus</text:p>
          </table:table-cell>
          <table:table-cell/>
          <table:table-cell office:value-type="string" calcext:value-type="string">
            <text:p>yyAblvzm1EOiA6wbhdZXVQl60Aq2</text:p>
          </table:table-cell>
          <table:table-cell office:value-type="string" calcext:value-type="string">
            <text:p>projects</text:p>
          </table:table-cell>
          <table:table-cell/>
          <table:table-cell office:value-type="string" calcext:value-type="string">
            <text:p>yyAblvzm1EOiA6wbhdZXVQl60Aq2</text:p>
          </table:table-cell>
          <table:table-cell office:value-type="string" calcext:value-type="string">
            <text:p>Daniela</text:p>
          </table:table-cell>
          <table:table-cell/>
          <table:table-cell office:value-type="string" calcext:value-type="string">
            <text:p>Rothkegel</text:p>
          </table:table-cell>
          <table:table-cell table:number-columns-repeated="3"/>
          <table:table-cell office:value-type="string" calcext:value-type="string">
            <text:p>https://drive.google.com/drive/folders/1AfKN58WXQHvvlQFbaUNIcujqPkvpWufY</text:p>
          </table:table-cell>
          <table:table-cell office:value-type="float" office:value="1593097364483" calcext:value-type="float">
            <text:p>1593097364483</text:p>
          </table:table-cell>
          <table:table-cell office:value-type="string" calcext:value-type="string">
            <text:p>prePrototype</text:p>
          </table:table-cell>
          <table:table-cell office:value-type="string" calcext:value-type="string">
            <text:p>active</text:p>
          </table:table-cell>
          <table:table-cell office:value-type="string" calcext:value-type="string">
            <text:p>Ich verfolge eine Designperspektive mit einer systemischen Herangehensweise mit den Fokus der Informationsgenerierung durch den Designprozess zwischen Menschen und "Dingen" durch "inter-mediary objects". HERAUSFORDERUNG: Wie können Möglichkeiten und Limitationen zur Transformation von Daten gleichzeitig von individuellen und generellen Perspektiven entdeckt und evaluiert werden? FRAGESTELLUNGEN: Wie können wir praktisch testen WIE Lösungsansätze in Interaktionen zwischen Menschen und "Dingen"  erfahren werden. &gt; WAS diese Erkenntnisse praktisch für Interaktionen zwischen unterschiedlichen Herangehensweisen und Perspektiven verschiedner Interessenvertreter bedeuten. &gt; WARUM Maßnahmen ergriffen werden und Umstände geschaffen werden.</text:p>
            <text:p>AKTUELLER STAND: praktische Auseinandersetzung mit dem theoretischen Rahmenwerk Critical Systems Heuristics CSH, W. Ulrich 83, das dazu beitragen soll praktische Gründe für die Systementwicklung zu identifizieren, um Probleme in Koordinations- und Planungssituationen zu lösen. ERFOLGE: methodische Weiterentwicklung als praktisches Assessment während der Ideengenerierung vorhanden!</text:p>
          </table:table-cell>
          <table:table-cell office:value-type="string" calcext:value-type="string">
            <text:p>GENERAL_PUBLIC</text:p>
          </table:table-cell>
          <table:table-cell table:number-columns-repeated="4"/>
          <table:table-cell office:value-type="string" calcext:value-type="string">
            <text:p>https://firebasestorage.googleapis.com/v0/b/corona-e5c0e.appspot.com/o/users%2FyyAblvzm1EOiA6wbhdZXVQl60Aq2%2FIkonbild.jpg?alt=media&amp;token=4fe23f96-c610-4117-8bfa-13d1da98b374</text:p>
          </table:table-cell>
          <table:table-cell office:value-type="string" calcext:value-type="string">
            <text:p>PUBLIC_LIFE</text:p>
          </table:table-cell>
          <table:table-cell office:value-type="float" office:value="1587482325178" calcext:value-type="float">
            <text:p>1587482325178</text:p>
          </table:table-cell>
          <table:table-cell office:value-type="string" calcext:value-type="string">
            <text:p>Schwaikheim</text:p>
          </table:table-cell>
          <table:table-cell/>
          <table:table-cell office:value-type="string" calcext:value-type="string">
            <text:p>https://www.linkedin.com/feed/?trk=guest_homepage-basic_nav-header-signin</text:p>
          </table:table-cell>
          <table:table-cell table:number-columns-repeated="12"/>
        </table:table-row>
        <table:table-row table:style-name="ro8">
          <table:table-cell office:value-type="string" calcext:value-type="string">
            <text:p>Gemeinde Cockpit</text:p>
          </table:table-cell>
          <table:table-cell office:value-type="string" calcext:value-type="string">
            <text:p>U011HE6K4DU</text:p>
          </table:table-cell>
          <table:table-cell office:value-type="string" calcext:value-type="string">
            <text:p>Krisenstäbe und Bürgermeister:innen kommunizieren mit der Verwaltung kritischer Infrastruktur hauptsächlich mithilfe antiquierter Mittel. Telefonabfragen, FAX und Exceltabellen.</text:p>
            <text:p>Das Gemeinde Cockpit digitalisiert diesen Prozess.</text:p>
            <text:p>Auf der einen Seite steht ein hochanpassbares, leicht skalierbares Dashboard in der Form einer Web-App. Hier bekommen Entscheider:innen übersichtlich relevante und aktuelle Informationen ihrer Gemeinde zur laufende Krise angezeigt.</text:p>
            <text:p>Auf der anderen Seite gibt es eine Eingabe-Web-App für nicht maschinenlesbare Daten. Diese wird z.B. von der Verwaltung von Unternehmen der kritischen Infrastruktur verwendet.</text:p>
            <text:p/>
            <text:p>Zusätzlich zu diesen Informationen werden sonstige wichtige Daten (z.B. Anrufe bei der Seelsorge oder in Frauenhäusern) eingebunden, um ein Stimmungsbild innerhalb der Bevölkerung zu erlangen.</text:p>
          </table:table-cell>
          <table:table-cell office:value-type="string" calcext:value-type="string">
            <text:p>andre.saltymakov@gmail.com</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Das Gemeinde Cockpit unterstützt kommunale Entscheider:innen mit aktuellen und relevanten Daten ihres Entscheidungsgebiets.</text:p>
          </table:table-cell>
          <table:table-cell office:value-type="string" calcext:value-type="string">
            <text:p>SGNrJ7KMrtN7dYjVggeoPdkSTsB3</text:p>
          </table:table-cell>
          <table:table-cell office:value-type="string" calcext:value-type="string">
            <text:p>projects</text:p>
          </table:table-cell>
          <table:table-cell/>
          <table:table-cell office:value-type="string" calcext:value-type="string">
            <text:p>SGNrJ7KMrtN7dYjVggeoPdkSTsB3</text:p>
          </table:table-cell>
          <table:table-cell office:value-type="string" calcext:value-type="string">
            <text:p>André</text:p>
          </table:table-cell>
          <table:table-cell office:value-type="string" calcext:value-type="string">
            <text:p>Kommunale Entscheider:innen und die ihnen unterliegende Kritische Infrastruktur.</text:p>
          </table:table-cell>
          <table:table-cell office:value-type="string" calcext:value-type="string">
            <text:p>Saltymakov</text:p>
          </table:table-cell>
          <table:table-cell office:value-type="string" calcext:value-type="string">
            <text:p>Das Gemeine Cockpit ist ein hoch individualisierbares und leicht skalierbares Dashboard für (public) Entscheidungsträger:innen, in dem relevante und tagesaktuelle Daten zur kritischen Infrastruktur dargestellt werden. Beispielsweise Daten über die Einsatzbereitschaft kritischer, kommunaler Einrichtungen im Zusammenhang mit Covid-19 geben. Sind Feuerwehr, Wasserwerk, Krankenhäuser einsatzfähig?</text:p>
          </table:table-cell>
          <table:table-cell office:value-type="string" calcext:value-type="string">
            <text:p>keine für Krisen</text:p>
            <text:p>sonst: polyteia, tablaeu</text:p>
          </table:table-cell>
          <table:table-cell office:value-type="string" calcext:value-type="string">
            <text:p>André Saltymakov</text:p>
          </table:table-cell>
          <table:table-cell office:value-type="string" calcext:value-type="string">
            <text:p>https://drive.google.com/drive/folders/14I9ycsgTsea0zjlmah2aMvD6qZUreGHz</text:p>
          </table:table-cell>
          <table:table-cell office:value-type="float" office:value="1595410596814" calcext:value-type="float">
            <text:p>1595410596814</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Wir sind ein hochmotiviertes Team aus allen relevanten Bereichen. Unsere Pilotierung folgt bald.</text:p>
            <text:p/>
            <text:p>Wir sind im engen Austausch mit großen Partnern und Hochschulen.</text:p>
            <text:p>Was wir suchen sind Menschen, die unsere Vision in die obersten Ebenen unterstützen können.</text:p>
          </table:table-cell>
          <table:table-cell office:value-type="string" calcext:value-type="string">
            <text:p>ADMINISTRATION_PUBLIC_SERVICE</text:p>
          </table:table-cell>
          <table:table-cell table:number-columns-repeated="3"/>
          <table:table-cell office:value-type="string" calcext:value-type="string">
            <text:p>Wir stehen kurz vor der Pilotierung mit Kommunen.</text:p>
            <text:p>Wir Sprechen mit Partnern die ihre Lösungen bei uns integrieren wollen.</text:p>
            <text:p/>
          </table:table-cell>
          <table:table-cell office:value-type="string" calcext:value-type="string">
            <text:p>https://firebasestorage.googleapis.com/v0/b/corona-e5c0e.appspot.com/o/users%2FSGNrJ7KMrtN7dYjVggeoPdkSTsB3%2FLogosq_GemeindeCockpit.png?alt=media&amp;token=51e4c19a-c683-4177-819c-cee33bb4d901</text:p>
          </table:table-cell>
          <table:table-cell office:value-type="string" calcext:value-type="string">
            <text:p>STATE_SUPPORT</text:p>
          </table:table-cell>
          <table:table-cell office:value-type="float" office:value="1586810270634" calcext:value-type="float">
            <text:p>1586810270634</text:p>
          </table:table-cell>
          <table:table-cell office:value-type="string" calcext:value-type="string">
            <text:p>Braunschweig + Neumünster</text:p>
          </table:table-cell>
          <table:table-cell office:value-type="string" calcext:value-type="string">
            <text:p>Entscheidungen zu weitreichenden Maßnahmen im Krisenfall müssen aktuell sowohl schnell als auch nachvollziehbar getroffen werden: Von Ausgangssperren über Ladenschließungen bis hin zu Personalverlegungen. <text:s/>Aktuell wird zur Übertragung der grundlegenen Daten mit analogen Mitteln (Fax, Telefon, Excel-Listen, WhatsApp) gearbeitet. Das macht Daten alt und unvollständig. </text:p>
          </table:table-cell>
          <table:table-cell office:value-type="string" calcext:value-type="string">
            <text:p>https://www.linkedin.com/in/a-saltymakov/</text:p>
          </table:table-cell>
          <table:table-cell office:value-type="string" calcext:value-type="string">
            <text:p>Unsere Lösung packt konkret bei Krisen an. Unser Team besteht aus IT-Beratern von Ministerien, Kommunalkundenbetreuern und dem Geschäftsführer einer E-Gov Firma, zusätzlich haben wir freiw. Feuerwehrmänner im Team und Kommunalpolitiker. Wer könnte noch fehlen? ;) Unsere Lösung wird sich durchsetzen, da es *noch* keine Konkurenz gibt, wir open source sind und wir eng am Kunden entwickeln.</text:p>
          </table:table-cell>
          <table:table-cell office:value-type="string" calcext:value-type="string">
            <text:p>https://twitter.com/GemCockpit</text:p>
          </table:table-cell>
          <table:table-cell/>
          <table:table-cell office:value-type="string" calcext:value-type="string">
            <text:p>NEW_SKILLS</text:p>
          </table:table-cell>
          <table:table-cell table:number-columns-repeated="8"/>
        </table:table-row>
        <table:table-row table:style-name="ro2">
          <table:table-cell office:value-type="string" calcext:value-type="string">
            <text:p>Gewaltfrei in die Zukunft</text:p>
          </table:table-cell>
          <table:table-cell office:value-type="string" calcext:value-type="string">
            <text:p>U011GAP41FC</text:p>
          </table:table-cell>
          <table:table-cell office:value-type="string" calcext:value-type="string">
            <text:p/>
            <text:p>Wir entwickeln eine sichere inkognito App, die Opfern häuslicher Gewalt eine Abhilfe schafft - nicht nur juristisch, sondern auch psychologisch. In dieser App haben die Opfer die Möglichkeit sicher mit Psychologen und Juristen zu chatten, sich zu informieren, welche juristischen Optionen sie haben, welche Vereine und Organisationen ihnen mit diesen juristischen Schritten helfen können und welche Frauenhäuser in ihrer Umgebung existieren. Mit der Funktion Bilder von den Wunden auf einen sicheren Server zu laden und genau zu notieren, wie die Gewalt zustande kam, geben wir den Betroffen die Möglichkeit ein Gewalttagebuch zu führen, welches sie später strafrechtlich verwenden können – wenn das Opfer dazu bereit ist.</text:p>
            <text:p/>
          </table:table-cell>
          <table:table-cell office:value-type="string" calcext:value-type="string">
            <text:p>knaab@gewaltfrei-in-die-zukunft.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Die inkognito App - Hilfe zur Selbsthilfe für Opfer häuslicher Gewalt</text:p>
          </table:table-cell>
          <table:table-cell office:value-type="string" calcext:value-type="string">
            <text:p>HWB29tDbW7UHPWplLYkIXkXBYK23</text:p>
          </table:table-cell>
          <table:table-cell office:value-type="string" calcext:value-type="string">
            <text:p>projects</text:p>
          </table:table-cell>
          <table:table-cell/>
          <table:table-cell office:value-type="string" calcext:value-type="string">
            <text:p>HWB29tDbW7UHPWplLYkIXkXBYK23</text:p>
          </table:table-cell>
          <table:table-cell office:value-type="string" calcext:value-type="string">
            <text:p>Stefanie</text:p>
          </table:table-cell>
          <table:table-cell office:value-type="string" calcext:value-type="string">
            <text:p>Die App richtet sich an alle Betroffene häuslicher Gewalt.</text:p>
          </table:table-cell>
          <table:table-cell office:value-type="string" calcext:value-type="string">
            <text:p>Knaab</text:p>
          </table:table-cell>
          <table:table-cell office:value-type="string" calcext:value-type="string">
            <text:p>Unsere inkognito App setzt niedrigschwellig an, wir geben den Betroffenen nicht nur die Möglichkeiten die häusliche Gewalt mit Hilfe des 'Gewalttagebuchs' gerichtsfest zu dokumentieren, wir geben ihnen auch die Möglichkeit, sich psychologisch und juristisch beraten zu lassen.</text:p>
          </table:table-cell>
          <table:table-cell/>
          <table:table-cell office:value-type="string" calcext:value-type="string">
            <text:p>Stefanie Knaab</text:p>
          </table:table-cell>
          <table:table-cell office:value-type="string" calcext:value-type="string">
            <text:p>https://drive.google.com/drive/folders/10tVCswdXPeEo46yuSJs8Mv7R7jVabGVt</text:p>
          </table:table-cell>
          <table:table-cell office:value-type="float" office:value="1595317661851" calcext:value-type="float">
            <text:p>1595317661851</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Unser Team besteht aus einer Politologin, einem Staatsanwalt, einer Juristin Kriminalpolizisten und Psycholginnen. Wir haben eine Kooperation mit dem LKA Niedersachsen, die BIG e.V. unterstützt uns inhaltlich mit ihrer jahrzehntelangen Expertise mit Opfern häuslicher Gewalt.</text:p>
            <text:p/>
          </table:table-cell>
          <table:table-cell office:value-type="string" calcext:value-type="string">
            <text:p>GENERAL_PUBLIC</text:p>
          </table:table-cell>
          <table:table-cell office:value-type="string" calcext:value-type="string">
            <text:p>FAMILIES_CHILDREN</text:p>
          </table:table-cell>
          <table:table-cell table:number-columns-repeated="2"/>
          <table:table-cell office:value-type="string" calcext:value-type="string">
            <text:p>Wir haben den Verein 'Gewaltfrei in die Zukunft e.V' gegründet und schließen weiterhin neue Kooperationen mit wichtigen Akteuren. Der Prototyp ist in Entwicklung, da unser Projekt die höchste Sensibiltät verlangt, stimmen wir jeden Schritt mit unseren inhaltlichen Kooperationspartnern (u.a. LKA Niedersachsen) ab, sodass die Sicherheit für die Betroffenen garantiert werden kann. </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MENTAL_HEALTH</text:p>
          </table:table-cell>
          <table:table-cell office:value-type="float" office:value="1586852212271" calcext:value-type="float">
            <text:p>1586852212271</text:p>
          </table:table-cell>
          <table:table-cell office:value-type="string" calcext:value-type="string">
            <text:p>Berlin</text:p>
          </table:table-cell>
          <table:table-cell office:value-type="string" calcext:value-type="string">
            <text:p>Mit unserer inkognito App geben wir den Betroffenen häuslicher Gewalt eine Hilfe zur Selbsthilfe an die Hand. 12 Millionen Frauen in Deutschland werde Dunkelfeldstudien zufolge im Laufe ihres Lebens Opfer häuslicher Gewalt. Die Tendenz steigt. Dieses strukturelle Problem möchten wir nicht nur im Zuge der COVID19 Krise sondern auch nachhaltig angehen.</text:p>
          </table:table-cell>
          <table:table-cell office:value-type="string" calcext:value-type="string">
            <text:p>https://www.linkedin.com/in/stefanie-knaab-7b04161a7/</text:p>
          </table:table-cell>
          <table:table-cell office:value-type="string" calcext:value-type="string">
            <text:p>Der Innovationsgehalt liegt in der Inkognito-Funktion, das heißt, dass sie zunächst nicht als Präventions-App erkennbar ist. Die App ist getarnt. So kann sichergestellt werden, dass etwaige Täter*innen, die das Handy des Opfers durchsuchen, nicht auf die App aufmerksam werden. Das ist von entscheidender Bedeutung, denn mit der App kommt unser Hilfsangebot unmittelbar an den Tatort.</text:p>
          </table:table-cell>
          <table:table-cell table:number-columns-repeated="2"/>
          <table:table-cell office:value-type="string" calcext:value-type="string">
            <text:p>POLITICAL_INITIATIVES</text:p>
          </table:table-cell>
          <table:table-cell office:value-type="string" calcext:value-type="string">
            <text:p>COORDINATION_SUPPORT</text:p>
          </table:table-cell>
          <table:table-cell table:number-columns-repeated="4"/>
          <table:table-cell office:value-type="float" office:value="17620005351" calcext:value-type="float">
            <text:p>17620005351</text:p>
          </table:table-cell>
          <table:table-cell/>
          <table:table-cell office:value-type="string" calcext:value-type="string">
            <text:p>NEW_PRODUCTS_SERVICES</text:p>
          </table:table-cell>
        </table:table-row>
        <table:table-row table:style-name="ro2">
          <table:table-cell office:value-type="string" calcext:value-type="string">
            <text:p>HelferHände</text:p>
          </table:table-cell>
          <table:table-cell office:value-type="string" calcext:value-type="string">
            <text:p>U010FTXCJ9W</text:p>
          </table:table-cell>
          <table:table-cell/>
          <table:table-cell office:value-type="string" calcext:value-type="string">
            <text:p>Das Projekt Helferhände möchte medizinische Inhalte für freiwillige Helfer*innen zugänglich machen.</text:p>
            <text:p>Dazu wird eine Open-Source Plattform genutzt, um in Kursen und Modulen alle relevanten Inhalte so kurz wie möglich abzubilden, um Helfer'innen ein möglichst schnelles theoretisches Onboarding in Einrichtungen des Gesundheitswesens zu ermöglichen.</text:p>
            <text:p>Unsere Lösung soll in Zeiten von Krisen, aber vor allem auch darüber hinaus nutzbar sein, um Gesundheitseinrichtungen im theoretischen Onboarding der Helfer'innen zu unterstützen.</text:p>
          </table:table-cell>
          <table:table-cell/>
          <table:table-cell office:value-type="string" calcext:value-type="string">
            <text:p>henrikeschulze@hotmail.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Wir sorgen für eine ganzheitliche, transparente Einarbeitung von Pflegekräften in Kliniken. Dabei unterstützen wir Einrichtungen strukturell als auch inhaltlich mit Elearning und Process Tracking. </text:p>
          </table:table-cell>
          <table:table-cell office:value-type="string" calcext:value-type="string">
            <text:p>59ySfwb7qAVUsyYv6bnFowzQTWx1</text:p>
          </table:table-cell>
          <table:table-cell office:value-type="string" calcext:value-type="string">
            <text:p>projects</text:p>
          </table:table-cell>
          <table:table-cell/>
          <table:table-cell office:value-type="string" calcext:value-type="string">
            <text:p>59ySfwb7qAVUsyYv6bnFowzQTWx1</text:p>
          </table:table-cell>
          <table:table-cell office:value-type="string" calcext:value-type="string">
            <text:p>https://clinicbuddy.de</text:p>
          </table:table-cell>
          <table:table-cell office:value-type="string" calcext:value-type="string">
            <text:p>Henrike</text:p>
          </table:table-cell>
          <table:table-cell office:value-type="string" calcext:value-type="string">
            <text:p>Wir ermöglichen dem Krankenhausmanagement und Pflegekräften ein transparentes und strukturiertes Onboarding, integriert mit Wissensmanagement und strukturierten Feedbackmodulen.</text:p>
          </table:table-cell>
          <table:table-cell office:value-type="string" calcext:value-type="string">
            <text:p>Beverungen</text:p>
          </table:table-cell>
          <table:table-cell office:value-type="string" calcext:value-type="string">
            <text:p>Wir möchten mit einer digitalen Plattform Onboarding für Pflegekräfte und Mitarbeiterentwiclklung aus einer Hand anbieten. Dabei setzen wir die beiden Komponenten Wissensvermittlung und strukturelles Onboarding (Feedback, Zielvereinbarungen, Informationen, E-Learning) kombiniert ein, bereits vor dem ersten Tag. </text:p>
          </table:table-cell>
          <table:table-cell office:value-type="string" calcext:value-type="string">
            <text:p>Thieme CNE</text:p>
            <text:p>Haufe my Onboarding</text:p>
            <text:p>SuperNurse</text:p>
          </table:table-cell>
          <table:table-cell/>
          <table:table-cell office:value-type="string" calcext:value-type="string">
            <text:p>https://drive.google.com/drive/folders/1D22ndacvJ6lTof1wpo8JpMbh1Dkk7o-X</text:p>
          </table:table-cell>
          <table:table-cell office:value-type="float" office:value="1600717705961" calcext:value-type="float">
            <text:p>1600717705961</text:p>
          </table:table-cell>
          <table:table-cell office:value-type="string" calcext:value-type="string">
            <text:p>prototypeIteration</text:p>
          </table:table-cell>
          <table:table-cell office:value-type="string" calcext:value-type="string">
            <text:p>active</text:p>
          </table:table-cell>
          <table:table-cell office:value-type="string" calcext:value-type="string">
            <text:p>Wir planen eine Kooperation mit einer Onboarding Software einzugehen, um uns noch mehr auf unsere Kernkompetenz die Unterstützung von Kliniken im Onboardingprozess konzentrieren zu können. Wir sehen uns mittelfristig als Mittler zwischen Softwareunternehmen und Kliniken und haben als interdisziplinäres Team hier besonders gute Voraussetzungen, um diese Schnittstelle optimal bedienen zu können.</text:p>
          </table:table-cell>
          <table:table-cell office:value-type="string" calcext:value-type="string">
            <text:p>GENERAL_PUBLIC</text:p>
          </table:table-cell>
          <table:table-cell office:value-type="string" calcext:value-type="string">
            <text:p>MEDICAL_STAFF</text:p>
          </table:table-cell>
          <table:table-cell/>
          <table:table-cell office:value-type="string" calcext:value-type="string">
            <text:p>Unser Problem wurde durch Nutzerinterviews validiert, dabei wurden alle Stakeholder mit einbezogen. Der erste Prototyp wurde bereits erstellt und wird weiter angepasst. Es besteht bereits eine Partnerschaft mit einer Onboardingsoftware. Weitere sollen in nächster Zeit ausgelotet werden, um die bestmögliche Lösung für Krankenhäuser anbieten zu können.</text:p>
          </table:table-cell>
          <table:table-cell office:value-type="string" calcext:value-type="string">
            <text:p>https://firebasestorage.googleapis.com/v0/b/corona-e5c0e.appspot.com/o/users%2F59ySfwb7qAVUsyYv6bnFowzQTWx1%2Fhelferhaende-export-02.png?alt=media&amp;token=a5cc9f13-3a59-4201-b2f6-5d2cb6d9104f</text:p>
          </table:table-cell>
          <table:table-cell office:value-type="string" calcext:value-type="string">
            <text:p>MEDICAL_CARE_TREATMENT</text:p>
          </table:table-cell>
          <table:table-cell office:value-type="float" office:value="1587659580886" calcext:value-type="float">
            <text:p>1587659580886</text:p>
          </table:table-cell>
          <table:table-cell office:value-type="string" calcext:value-type="string">
            <text:p>Leipzig</text:p>
          </table:table-cell>
          <table:table-cell office:value-type="string" calcext:value-type="string">
            <text:p>Bereits jetzt fehlen in deutschen Kliniken bereits 17.000 Pfleger (bei konservativer Betrachtung) und 9.000 Ärzte. Zudem ist die Mitarbeiterfluktuation im Gesundheitswesen überdurchschnittlich hoch. Um ein erfolgreiches Onboarding zu ermöglichen, benötigt es sowohl die Vermittlung von Fachwissen als auch eine transparente Struktur. Oftmals stehen dafür jedoch keine digitale Lösungen bereit.</text:p>
          </table:table-cell>
          <table:table-cell office:value-type="string" calcext:value-type="string">
            <text:p>https://www.linkedin.com/in/henrike-beverungen-7511891a5/</text:p>
          </table:table-cell>
          <table:table-cell office:value-type="string" calcext:value-type="string">
            <text:p>Unsere Lösung bietet die Möglichkeit, sich genau an die Bedürfnisse der Organisation anzupassen. Dabei bestehen Partizipations- und Gestaltungsmöglichkeiten seitens der Organisation sowie allgemeiner, abrufbarer Content.</text:p>
          </table:table-cell>
          <table:table-cell office:value-type="float" office:value="4917670337151" calcext:value-type="float">
            <text:p>4917670337151</text:p>
          </table:table-cell>
          <table:table-cell table:number-columns-repeated="8"/>
        </table:table-row>
        <table:table-row table:style-name="ro1">
          <table:table-cell office:value-type="string" calcext:value-type="string">
            <text:p>Help-On-Spot</text:p>
          </table:table-cell>
          <table:table-cell office:value-type="string" calcext:value-type="string">
            <text:p>U011R0DM81F</text:p>
          </table:table-cell>
          <table:table-cell office:value-type="string" calcext:value-type="string">
            <text:p>Ein zentrales Tool, um Hilfesuchende und Helfer:innen schnell und unbürokratisch zusammen zu bringen. Unsere Lösung ist flexibel anpassbar. Im ersten Ansatz sprechen wir alle Institutionen des Gesundheitswesens an. Helfen kann jeder.</text:p>
          </table:table-cell>
          <table:table-cell office:value-type="string" calcext:value-type="string">
            <text:p>maxhasin@gmail.com</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Wir unterstützen Sozialeinrichtungen dabei, das volle Potential freiwilliger Hilfsbereitschaft zu nutzen.</text:p>
          </table:table-cell>
          <table:table-cell office:value-type="string" calcext:value-type="string">
            <text:p>ZnzZy85VLTUaYFKd8BgYFNu5ucD2</text:p>
          </table:table-cell>
          <table:table-cell office:value-type="string" calcext:value-type="string">
            <text:p>projects</text:p>
          </table:table-cell>
          <table:table-cell/>
          <table:table-cell office:value-type="string" calcext:value-type="string">
            <text:p>ZnzZy85VLTUaYFKd8BgYFNu5ucD2</text:p>
          </table:table-cell>
          <table:table-cell office:value-type="string" calcext:value-type="string">
            <text:p>Max</text:p>
          </table:table-cell>
          <table:table-cell office:value-type="string" calcext:value-type="string">
            <text:p>Sozialorganisationen, Gesundheitsämter, Freiwillige, Altenheime</text:p>
          </table:table-cell>
          <table:table-cell office:value-type="string" calcext:value-type="string">
            <text:p>Hasin</text:p>
          </table:table-cell>
          <table:table-cell office:value-type="string" calcext:value-type="string">
            <text:p>So funktioniert‘s: Interessierte Freiwillige registrieren sich via App oder in der Webanwendung mit detailliertem Fragestellungsfilter, der die Mobilisierung „on the spot“ sowohl zeitlich wie auch nach Kompetenzen ermöglicht. Zunächst richten wir unser Konzept dabei auf alle Institutionen des Gesundheitswesens für den Ad hoc Einsatz in allen Unterstützungsfragen aus. Die Hilfesuchenden <text:s/>können dann – zentralisiert in einem Tool - in Echtzeit die Anzahl der verfügbaren Hilfskräfte einsehen und entsprechend der Anforderungen filtern und lokal entsprechend des Aufenthaltsortes kontaktieren. Wir sehen uns nicht als Arbeitsvermittler, sondern wir bieten ein professionelles Matchingtool, um jedem in der Gesellschaft die Möglichkeit zu bieten, zu helfen und Hilfe zu erhalten. Deshalb kann die Zielgruppe der Hilfesuchenden beliebig erweitert und an die Bedürfnisse angepasst werden – auch in sprachlicher Hinsicht (Deutsch/Englisch)</text:p>
          </table:table-cell>
          <table:table-cell office:value-type="string" calcext:value-type="string">
            <text:p>we.help, corona-helfer.com, vostel.de</text:p>
          </table:table-cell>
          <table:table-cell office:value-type="string" calcext:value-type="string">
            <text:p>Yvonne Peters</text:p>
          </table:table-cell>
          <table:table-cell office:value-type="string" calcext:value-type="string">
            <text:p>https://drive.google.com/drive/folders/1qDY8mnlYqIJQk9uELyMA5N0BSjNwnABj</text:p>
          </table:table-cell>
          <table:table-cell office:value-type="float" office:value="1593097351914" calcext:value-type="float">
            <text:p>1593097351914</text:p>
          </table:table-cell>
          <table:table-cell office:value-type="string" calcext:value-type="string">
            <text:p>beforeLaunch</text:p>
          </table:table-cell>
          <table:table-cell office:value-type="string" calcext:value-type="string">
            <text:p>active</text:p>
          </table:table-cell>
          <table:table-cell office:value-type="string" calcext:value-type="string">
            <text:p>Aktueller Stand: MVP fertig, desweiteren Aufbau eines Netzwerkes, um Vernetzung und User Research von ähnlichen Initiativen voranzutreiben: https://connected-help.org/ </text:p>
          </table:table-cell>
          <table:table-cell office:value-type="string" calcext:value-type="string">
            <text:p>GENERAL_PUBLIC</text:p>
          </table:table-cell>
          <table:table-cell table:number-columns-repeated="4"/>
          <table:table-cell office:value-type="string" calcext:value-type="string">
            <text:p>https://firebasestorage.googleapis.com/v0/b/corona-e5c0e.appspot.com/o/users%2FZnzZy85VLTUaYFKd8BgYFNu5ucD2%2Fbildmarke.png?alt=media&amp;token=00f4b356-f229-4f05-8b0f-b4fd8661b5ac</text:p>
          </table:table-cell>
          <table:table-cell office:value-type="string" calcext:value-type="string">
            <text:p>HELPERS_VOLUNTARY_WORK</text:p>
          </table:table-cell>
          <table:table-cell office:value-type="float" office:value="1586845184356" calcext:value-type="float">
            <text:p>1586845184356</text:p>
          </table:table-cell>
          <table:table-cell office:value-type="string" calcext:value-type="string">
            <text:p>Deutschland</text:p>
          </table:table-cell>
          <table:table-cell office:value-type="string" calcext:value-type="string">
            <text:p>Durch die Corona-Krise kommen Gesundheitssysteme an die Grenzen ihrer Kapazitäten. Insbesondere für ihr Personal brauchen die Institutionen deshalb zeitnahe Unterstützung, sowohl im medizinischen als auch im nicht-medizinischen Bereich. Doch trotz des akuten Zeit- und Personalmangels haben die Institutionen des Gesundheitssystems bisher wenig bis keine Möglichkeiten, schnell und unkompliziert über ein zentrales Tool potenzielle Helfer:innen zu finden und zu kontaktieren und somit konstruktiv einzubinden. Mit dieser Herausforderung kämpft aber nicht nur das Gesundheitswesen und wir haben daher schon die Evaluierung weiterer Zielgruppen in Arbeit.</text:p>
          </table:table-cell>
          <table:table-cell office:value-type="string" calcext:value-type="string">
            <text:p>https://www.linkedin.com/in/max-hasin-886b2587/</text:p>
          </table:table-cell>
          <table:table-cell office:value-type="string" calcext:value-type="string">
            <text:p>Wir sind agiler und flexibler, und bereit auch politische Koordination zu betreiben. Derzeit evaluieren wir, spezifische Zielgruppen anzusprechen, und institutionelle Anreize für den Einsatz von Freiwilligen zu setzen.</text:p>
          </table:table-cell>
          <table:table-cell office:value-type="string" calcext:value-type="string">
            <text:p>https://twitter.com/HelpOnSpot?s=20</text:p>
          </table:table-cell>
          <table:table-cell table:number-columns-repeated="3"/>
          <table:table-cell office:value-type="string" calcext:value-type="string">
            <text:p>https://helponspot-client-dev.now.sh/</text:p>
          </table:table-cell>
          <table:table-cell table:number-columns-repeated="6"/>
        </table:table-row>
        <table:table-row table:style-name="ro6">
          <table:table-cell office:value-type="string" calcext:value-type="string">
            <text:p>HelpNavigator</text:p>
          </table:table-cell>
          <table:table-cell office:value-type="string" calcext:value-type="string">
            <text:p>U011KFVD61K</text:p>
          </table:table-cell>
          <table:table-cell office:value-type="string" calcext:value-type="string">
            <text:p>Wir wollen mit unserer App über neue Wege auch in Zeiten der Corona-Krise Kinder und Jugendliche erreichen, die von sexuellem Missbrauch, Kindesmisshandlung oder Vernachlässigung betroffen sind, damit sie schnell Schutz und Hilfe erhalten. </text:p>
            <text:p/>
            <text:p>Täglich werden in Deutschland und weltweit Kinder und Jugendliche Opfer von Gewalt. In Zeiten der Corona-Krise steigt die familiäre Belastung und Frustration in allen Bereichen (z.B. durch Ausgangsbeschränkungen, Schulschließungen, finanzielle Nöte) und lässt damit das Risiko für Kindesmisshandlungen und sexuellem Missbrauch massiv ansteigen. Einst im Alltag protektive Strukturen wie z.B. Schule, Kinderbetreuung, Freunde und Nachbarn fallen weg, sodass die Gefahr einer Verdunkelung von Kindeswohlgefährdungen steigt. Gleichzeitig fallen viele Beratungsstellen Corona-bedingt teilweise oder komplett aus und Jugendämter arbeiten am Limit. Betroffene Kinder und Jugendliche benötigen nun schnelle Orientierung über die noch verfügbaren Anlaufstellen und neue Möglichkeiten, sich Hilfe zu holen.</text:p>
            <text:p/>
            <text:p>Über HelpNavigator können die Betroffenen mithilfe geleiteter Fragen passende und noch erreichbare Hilfsangebote in ihrer Umgebung finden. Die Hilfsinstitutionen können den Status ihrer Anlaufstelle jeden Tag updaten, wodurch eine stets aktuelle Übersichtlichkeit gewahrt wird. Zudem wird den Betroffenen die anonyme Kontaktaufnahme erleichtert, da neben dem sehr oft als unangenehme Hürde wahrgenommenen direkten Telefonat mithilfe neuer Kommunikationstools (z.B. Stiller Alarm, Textbausteinsystem) eine noch niederschwelligere Kontaktaufnahme ermöglicht wird. </text:p>
            <text:p/>
            <text:p>Wir sind überzeugt: Jedes Kind verdient Schutz! In der Corona-Krise brauchen die betroffenen Kinder und Jugendlichen unsere Unterstützung wahrscheinlich mehr denn je! Unterstützt uns dabei, HelpNavigator so schnell wie möglich auf die Straßen zu bringen, damit wir so vielen Kindern und Jugendlichen wie möglich helfen können!</text:p>
          </table:table-cell>
          <table:table-cell office:value-type="string" calcext:value-type="string">
            <text:p>t.tran@traumatherapie-tran.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Kinder u. Jugendliche, die von sexuellem Missbrauch o. Kindesmisshandlung betroffen sind, können sich über unsere sichere digitale Plattform über neue Wege niederschwellig Hilfe holen. </text:p>
          </table:table-cell>
          <table:table-cell office:value-type="string" calcext:value-type="string">
            <text:p>ZPgmZ1FRQZdRqi8KUsbrNnHD3423</text:p>
          </table:table-cell>
          <table:table-cell office:value-type="string" calcext:value-type="string">
            <text:p>projects</text:p>
          </table:table-cell>
          <table:table-cell/>
          <table:table-cell office:value-type="string" calcext:value-type="string">
            <text:p>ZPgmZ1FRQZdRqi8KUsbrNnHD3423</text:p>
          </table:table-cell>
          <table:table-cell office:value-type="string" calcext:value-type="string">
            <text:p>Thien An</text:p>
          </table:table-cell>
          <table:table-cell office:value-type="string" calcext:value-type="string">
            <text:p>Kinder und Jugendliche, die von sexuellem Missbrauch, Kindesmisshandlung oder Vernachlässigung betroffen sind.</text:p>
          </table:table-cell>
          <table:table-cell office:value-type="string" calcext:value-type="string">
            <text:p>Tran</text:p>
          </table:table-cell>
          <table:table-cell office:value-type="string" calcext:value-type="string">
            <text:p>Kinder u. Jugendliche, die von sexuellem Missbrauch o. Kindesmisshandlung betroffen sind, können mithilfe der Plattform, erreichbar über App u. Web, über geleitete Fragen u. Textbausteine <text:s/>passende (u. verfügbare!) Hilfsangebote in ihrer Umgebung finden. Den Betroffenen wird die Kontaktaufnahme über neue Tools erleichtert; Nachrichten werden pseudonymisiert u. sicher übermittelt u. ausgetauscht. </text:p>
          </table:table-cell>
          <table:table-cell office:value-type="string" calcext:value-type="string">
            <text:p>Nummer gegen Kummer e.V., Between the Lines</text:p>
          </table:table-cell>
          <table:table-cell office:value-type="string" calcext:value-type="string">
            <text:p>Thien An Tran</text:p>
          </table:table-cell>
          <table:table-cell office:value-type="string" calcext:value-type="string">
            <text:p>https://drive.google.com/drive/folders/1O4wz8WEWF7-y_xQpW07a1dv43SVr1Ubu</text:p>
          </table:table-cell>
          <table:table-cell office:value-type="float" office:value="1599591281345" calcext:value-type="float">
            <text:p>1599591281345</text:p>
          </table:table-cell>
          <table:table-cell office:value-type="string" calcext:value-type="string">
            <text:p>beforeLaunch</text:p>
          </table:table-cell>
          <table:table-cell office:value-type="string" calcext:value-type="string">
            <text:p>active</text:p>
          </table:table-cell>
          <table:table-cell office:value-type="string" calcext:value-type="string">
            <text:p>Die fachliche Fundierung des Projektes ist durch unseren TL (Dipl.-Psych., Kinder- u. Jugendlichenpsychotherapeut, Kinderschutzfachkraft) + 5-köpfiges Fachteam gesichert. Die technische Umsetzung erfolgt durch unseren Softwareentwickler (VZ). Ein Projektassistent steht 20 Std./Wo. zur Verfügung. Das Team besteht aus 12 Mitgliedern, u.a. Medienkommunikation, Produktentwicklung, Wirtschaftsingenieur</text:p>
          </table:table-cell>
          <table:table-cell office:value-type="string" calcext:value-type="string">
            <text:p>FAMILIES_CHILDREN</text:p>
          </table:table-cell>
          <table:table-cell table:number-columns-repeated="3"/>
          <table:table-cell office:value-type="string" calcext:value-type="string">
            <text:p>Wir haben unsere Crowdfunding-Kampagne erfolgreich abgeschlossen mit 15.499 EUR von 157 Spender*innen. Wir können nun eine*n Graphikdesigner*in beauftragen, um die App visuell umzusetzen. Wir testen aktuell einen anonymisierten Chatbot für Messenger-Dienste als Vorstufe unserer App.</text:p>
            <text:p>Die Entwicklungskosten sind bis Sept gesichert; für die Weiterentwicklung akquirieren wir nun finanzielle Förderung.</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MENTAL_HEALTH</text:p>
          </table:table-cell>
          <table:table-cell office:value-type="float" office:value="1586897823257" calcext:value-type="float">
            <text:p>1586897823257</text:p>
          </table:table-cell>
          <table:table-cell office:value-type="string" calcext:value-type="string">
            <text:p>Marburg</text:p>
          </table:table-cell>
          <table:table-cell office:value-type="string" calcext:value-type="string">
            <text:p>Täglich werden Kinder u. Jugendliche sexuell missbraucht u. misshandelt. Die Dunkelziffer übersteigt um ein Vielfaches die bekannt gewordenen Fälle. Die Kinder entwickeln psychische u. körperliche Erkrankungen, die ihr gesamtes Leben beeinflussen. Jugendämter sind mit solchen chronifizierten Fällen überlastet; es kommt zu einem Drehtür-Effekt zwischen Jugendhilfe u. Gesundheitssystem.</text:p>
            <text:p/>
          </table:table-cell>
          <table:table-cell office:value-type="string" calcext:value-type="string">
            <text:p>https://www.linkedin.com/in/thien-an-tran-9303321a5/</text:p>
          </table:table-cell>
          <table:table-cell office:value-type="string" calcext:value-type="string">
            <text:p>HelpNavigator ermöglicht durch Anonymität und mithilfe neuer Kommunikationstools (z.B. Textbausteinsystem, Stiller Alarm) eine noch niederschwelligere Kontaktaufnahme durch die Betroffenen. Wir stellen den Hilfsparteien mit unserer digitalen Plattform eine neue Infrastruktur auf höchstem Sicherheitsniveau zur Verfügung, um datenschutzsicher miteinander kommunizieren und Hilfe einleiten zu können.</text:p>
          </table:table-cell>
          <table:table-cell office:value-type="string" calcext:value-type="string">
            <text:p>https://twitter.com/PsychTran</text:p>
          </table:table-cell>
          <table:table-cell office:value-type="string" calcext:value-type="string">
            <text:p>https://youtu.be/_286C-ahlGE</text:p>
          </table:table-cell>
          <table:table-cell office:value-type="string" calcext:value-type="string">
            <text:p>PROCESS_REDESIGN</text:p>
          </table:table-cell>
          <table:table-cell office:value-type="string" calcext:value-type="string">
            <text:p>NEW_SKILLS</text:p>
          </table:table-cell>
          <table:table-cell office:value-type="string" calcext:value-type="string">
            <text:p>https://traumatherapie-tran.de</text:p>
          </table:table-cell>
          <table:table-cell table:number-columns-repeated="6"/>
        </table:table-row>
        <table:table-row table:style-name="ro3">
          <table:table-cell office:value-type="string" calcext:value-type="string">
            <text:p>IMIS</text:p>
          </table:table-cell>
          <table:table-cell office:value-type="string" calcext:value-type="string">
            <text:p>U011KFYTDU6</text:p>
          </table:table-cell>
          <table:table-cell office:value-type="string" calcext:value-type="string">
            <text:p>https://twitter.com/IMIS_team</text:p>
          </table:table-cell>
          <table:table-cell office:value-type="string" calcext:value-type="string">
            <text:p>IMIS ist eine modulare und skalierbare Lösung zum Entlasten und Beschleunigen des SARS-CoV-2 Test- und Meldeprozesses.</text:p>
            <text:p/>
            <text:p>Statt sämtliche Meldungen und Informationen wie bisher per Telefon, Fax oder E-Mail an das Gesundheitsamt zu übermitteln, setzt unsere Lösung auf ein schnelles, sicheres und einfach zu bedienendes Online-Tool. Weitere Funktionen ermöglichen z.B. die Selbstregistrierung von Bürgern bei Infektionsverdacht, einfache Testanordnung durch Ärzte und einen reduzierten Dokumentationsaufwand an den Teststellen und in Laboren. IMIS lässt sich dabei ohne Mehraufwand unkompliziert in bestehende Abläufe integrieren.</text:p>
          </table:table-cell>
          <table:table-cell/>
          <table:table-cell office:value-type="string" calcext:value-type="string">
            <text:p>imis-team@gmx.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IMIS digitalisiert und beschleunigt die Infekionsmeldung und Prozesse in Gesundheitsämtern. Somit kann das Infektionsgeschehen schneller und efektiv bekämpft werden.</text:p>
          </table:table-cell>
          <table:table-cell office:value-type="string" calcext:value-type="string">
            <text:p>oyBnYqUcX9PVR5syCCHvrLYJ7bn1</text:p>
          </table:table-cell>
          <table:table-cell office:value-type="string" calcext:value-type="string">
            <text:p>projects</text:p>
          </table:table-cell>
          <table:table-cell/>
          <table:table-cell office:value-type="string" calcext:value-type="string">
            <text:p>oyBnYqUcX9PVR5syCCHvrLYJ7bn1</text:p>
          </table:table-cell>
          <table:table-cell/>
          <table:table-cell office:value-type="string" calcext:value-type="string">
            <text:p>Achim</text:p>
          </table:table-cell>
          <table:table-cell office:value-type="string" calcext:value-type="string">
            <text:p>IMIS hilft vor allem Gesundheitsämtern ihre Prozesse zu beschleunigen. Politische Entscheidungsträger können ebenfalls von den genauren Statistiken profitieren.</text:p>
          </table:table-cell>
          <table:table-cell office:value-type="string" calcext:value-type="string">
            <text:p>Löbke</text:p>
          </table:table-cell>
          <table:table-cell office:value-type="string" calcext:value-type="string">
            <text:p>Statt auf manuelle, händische Erfassung von Meldungen setzt IMIS in Kooperation mit SORMAS auf ein schnelles und einfach zu bedienendes Online-Tool. Das Gesundheitsamt findet alle Informationen, die für eine erfolgreiche Eindämmung der Pandemie gebraucht werden, in einer übersichtlichen Form vor. Weitere Funktionen ermöglichen z.B. eine schnelle Quarantäneanordnung oder Infektionsketten-Tracing.</text:p>
          </table:table-cell>
          <table:table-cell office:value-type="string" calcext:value-type="string">
            <text:p>SORMAS</text:p>
          </table:table-cell>
          <table:table-cell office:value-type="string" calcext:value-type="string">
            <text:p>Andrey Eganov</text:p>
          </table:table-cell>
          <table:table-cell office:value-type="string" calcext:value-type="string">
            <text:p>https://drive.google.com/drive/folders/10TZqXeXmXv6TMyvnCTiKwiTBrRUN77HW</text:p>
          </table:table-cell>
          <table:table-cell office:value-type="float" office:value="1600810154395" calcext:value-type="float">
            <text:p>1600810154395</text:p>
          </table:table-cell>
          <table:table-cell office:value-type="string" calcext:value-type="string">
            <text:p>widespreadUsage</text:p>
          </table:table-cell>
          <table:table-cell office:value-type="string" calcext:value-type="string">
            <text:p>active</text:p>
          </table:table-cell>
          <table:table-cell office:value-type="string" calcext:value-type="string">
            <text:p>Enger Partner des Helmholtz-Zentrum für Infektionsforschung (HZI) und der Björn Steiger Stiftung.</text:p>
            <text:p/>
            <text:p>Feature Entwicklung und Qualitätskontrolle für SORMAS.</text:p>
            <text:p/>
            <text:p>Mitinitiatoren des "ÖGD-Projektverbundes".</text:p>
          </table:table-cell>
          <table:table-cell office:value-type="string" calcext:value-type="string">
            <text:p>ADMINISTRATION_PUBLIC_SERVICE</text:p>
          </table:table-cell>
          <table:table-cell office:value-type="string" calcext:value-type="string">
            <text:p>GENERAL_PUBLIC</text:p>
          </table:table-cell>
          <table:table-cell/>
          <table:table-cell office:value-type="string" calcext:value-type="string">
            <text:p>IMIS steht in engem Austausch mit zahlreichen Gesundheitsämtern. Unsere Lösung trägt dort zur Entlastung bei arbeitsaufwändigen Prozessen in der Pandemiebekämpfung bei. So haben wir beispielsweise eine automatische Quarantäne-Anordnung für SORMAS entwickelt und übernehmen ab sofort die Qualitätsprüfung für das Gesamtprojekt des HZI.</text:p>
            <text:p/>
            <text:p>Außerdem sind wir Mitinitiatoren des "ÖGD-Projektverbundes". </text:p>
          </table:table-cell>
          <table:table-cell office:value-type="string" calcext:value-type="string">
            <text:p>https://firebasestorage.googleapis.com/v0/b/corona-e5c0e.appspot.com/o/users%2FoyBnYqUcX9PVR5syCCHvrLYJ7bn1%2FIMIS_Logo1.jpg?alt=media&amp;token=e4e992b4-c492-4757-8f9c-9e920486bb8b</text:p>
          </table:table-cell>
          <table:table-cell office:value-type="string" calcext:value-type="string">
            <text:p>TEST_METHODS_AND_DIAGNOSIS</text:p>
          </table:table-cell>
          <table:table-cell office:value-type="float" office:value="1586955172321" calcext:value-type="float">
            <text:p>1586955172321</text:p>
          </table:table-cell>
          <table:table-cell office:value-type="string" calcext:value-type="string">
            <text:p>Deutschland</text:p>
          </table:table-cell>
          <table:table-cell office:value-type="string" calcext:value-type="string">
            <text:p>Viele Prozesse zur Infektionsbekämpfung in Gesundheitsämtern setzen auf manuelle Arbeit und Papier, statt auf zentrale und automatische Prozesse. Da es keine übersichtliche Datenhaltung gibt, verlieren Mitarbeiter wichtige Zeit für die Unterbrechung von Infektionsketten.</text:p>
          </table:table-cell>
          <table:table-cell/>
          <table:table-cell office:value-type="string" calcext:value-type="string">
            <text:p>Wir arbeiten agil, schnell und innovativ. </text:p>
            <text:p/>
            <text:p>Mit unserem Know-how ermöglichen wir eine zielgerichtete und moderne Weiterentwicklung von Projekten wie SORMAS.  Dabei setzen wir ausschließlich auf Open Source, Social Mindset und Nachhaltigkeit. Der direkte Austausch mit Nutzern, Institutionen und politischen Entscheidungsträgern erlaubt es uns  maßgeschneiderte Lösungen zu entwickeln.</text:p>
          </table:table-cell>
          <table:table-cell table:number-columns-repeated="9"/>
        </table:table-row>
        <table:table-row table:style-name="ro12">
          <table:table-cell office:value-type="string" calcext:value-type="string">
            <text:p>ImmunHelden</text:p>
          </table:table-cell>
          <table:table-cell office:value-type="string" calcext:value-type="string">
            <text:p>U011C30CS15</text:p>
          </table:table-cell>
          <table:table-cell office:value-type="string" calcext:value-type="string">
            <text:p>https://twitter.com/ImmunHelden</text:p>
          </table:table-cell>
          <table:table-cell office:value-type="string" calcext:value-type="string">
            <text:p>Mit unserer Website verbinden wir Menschen, die von COVID-19 genesen sind, mit allen, die ihre Unterstützung benötigen und prägen den Begriff “ImmunHelden”. </text:p>
            <text:p/>
            <text:p>Genesene sind nach dem aktuellen Forschungsstand höchstwahrscheinlich für mindestens mehrere Monate immun und können auch ihre Mitmenschen nicht mit dem Coronavirus Sars-CoV-2 infizieren. Ihr Einsatz im beruflichen oder ehrenamtlichen Kontext ist daher von unschätzbarem Wert. Ob in Krankenhäusern, Pflegeheimen, Fahrdiensten oder im Einzelhandel: Je mehr Immunheld:innen kontaktintensive Aufgaben übernehmen, desto effektiver können Infektionsketten unterbrochen werden. </text:p>
            <text:p/>
            <text:p>Bis ein wirksamer Impfstoff für den Großteil der Bevölkerung zur Verfügung steht, können Immunheld:innen darüber hinaus einen wichtigen Beitrag zur Erprobung neuer Therapiemöglichkeiten leisten. Aktuell werden sie händeringend als Blutspender:innen gesucht. Einige COVID-19 Patient:innen können nicht so schnell Antikörper gegen das Coronavirus Sars-CoV-2 bilden, wodurch es zu lebensbedrohlichen Erkrankungsverläufen kommen kann. Plasma von Gesundeten könnte ihnen bei der Überwindung ihrer Krankheit helfen. </text:p>
            <text:p/>
            <text:p>Der Vermittlung von Möglichkeiten zur Blutplasmaspende möchten wir in der aktuellen Lage die höchste Priorität auf unserer Plattform einräumen – und diese letztere so zugleich bekannter machen, „im Feld“ testen und weiterentwickeln.</text:p>
            <text:p>Unsere ImmunHelden Map macht es Nutzern leicht, Angebote in ihrer Nähe zu finden und ermöglicht es uns, Angebote aus existierenden Quellen und Datenbanken zu bündeln (z.B. von blutspenden.de).</text:p>
            <text:p/>
            <text:p>Je nach Einsatzbereich und Vereinbarung, können hilfesuchende Personen oder Organisationen von den Freiwilligen spätestens beim ersten persönlichen Kontakt die Vorlage von Ergebnissen klinischer Tests zum Nachweis einer Genesung von COVID-19 (PCR-Tests oder zukünftig Antikörpertests) verlangen. Unser Vermittlungsverfahren schützt die Identität der Immunheld:innen und kommt ohne Gesundheitsdatenspeicherung aus. </text:p>
            <text:p/>
            <text:p/>
          </table:table-cell>
          <table:table-cell office:value-type="string" calcext:value-type="string">
            <text:p>https://youtu.be/fyPF3RUv00A</text:p>
          </table:table-cell>
          <table:table-cell office:value-type="string" calcext:value-type="string">
            <text:p>team@immunhelden.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Wir verbinden Personen, die von Covid-19 genesen sind, mit ehrenamtlichen Enrichtungen die Unterstützung benötigen</text:p>
          </table:table-cell>
          <table:table-cell office:value-type="string" calcext:value-type="string">
            <text:p>jOr4TLzNn2QvVafrmU6WpoJZR5C3</text:p>
          </table:table-cell>
          <table:table-cell office:value-type="string" calcext:value-type="string">
            <text:p>projects</text:p>
          </table:table-cell>
          <table:table-cell/>
          <table:table-cell office:value-type="string" calcext:value-type="string">
            <text:p>jOr4TLzNn2QvVafrmU6WpoJZR5C3</text:p>
          </table:table-cell>
          <table:table-cell office:value-type="string" calcext:value-type="string">
            <text:p>https://immunhelden.de</text:p>
          </table:table-cell>
          <table:table-cell office:value-type="string" calcext:value-type="string">
            <text:p>Stefan</text:p>
          </table:table-cell>
          <table:table-cell office:value-type="string" calcext:value-type="string">
            <text:p>Einerseits Personen, die von COVID-19 genesen sind. Andererseits Organisationen, die deren Hilfe brauchen, wie z.B. Spendezentren für Rekonvaleszentenplasma, Tafeln, Seniorenheime usw.</text:p>
          </table:table-cell>
          <table:table-cell office:value-type="string" calcext:value-type="string">
            <text:p>Gränitz</text:p>
          </table:table-cell>
          <table:table-cell office:value-type="string" calcext:value-type="string">
            <text:p>COVID-19 Genesene sind höchstwahrscheinlich immun und können auch ihre Mitmenschen nicht mit dem Coronavirus Sars-CoV-2 infizieren. Wir verbinden sie als ehrenamltiche Helfer:innen mit Organisationen, die ihre Hilfe brauchen.</text:p>
          </table:table-cell>
          <table:table-cell office:value-type="string" calcext:value-type="string">
            <text:p>Für Vision keine. Für Rekonvaleszenz-Plasmaspende viele: CoViG Plasma Alliance &amp; CoViG Bot (US), NHS Donate COVID Plasma Program (UK), blutspenden.de (BZgA). Map könnte alle bündeln.</text:p>
          </table:table-cell>
          <table:table-cell office:value-type="string" calcext:value-type="string">
            <text:p>Stefan Gränitz</text:p>
          </table:table-cell>
          <table:table-cell office:value-type="string" calcext:value-type="string">
            <text:p>https://drive.google.com/drive/folders/152cZXp6vq58d0468CcnpImmoeQkmOXSw</text:p>
          </table:table-cell>
          <table:table-cell office:value-type="float" office:value="1600863209723" calcext:value-type="float">
            <text:p>1600863209723</text:p>
          </table:table-cell>
          <table:table-cell office:value-type="string" calcext:value-type="string">
            <text:p>live</text:p>
          </table:table-cell>
          <table:table-cell office:value-type="string" calcext:value-type="string">
            <text:p>active</text:p>
          </table:table-cell>
          <table:table-cell office:value-type="string" calcext:value-type="string">
            <text:p>TEAM MITGLIEDER: Stefan Gränitz, Christine Eichkorn, Heike Borst, Dominik Golle, Viktoria Arnold, Saskia Kools, David Kools, Sandra Wiegand-Landgraf</text:p>
            <text:p/>
            <text:p>GITHUB: https://github.com/ImmunHelden</text:p>
            <text:p/>
            <text:p>SLACK CHANNEL: #3_immunhelden</text:p>
          </table:table-cell>
          <table:table-cell office:value-type="string" calcext:value-type="string">
            <text:p>GENERAL_PUBLIC</text:p>
          </table:table-cell>
          <table:table-cell table:number-columns-repeated="2"/>
          <table:table-cell office:value-type="string" calcext:value-type="string">
            <text:p>Webseite live:</text:p>
            <text:p>https://immunhelden.de</text:p>
            <text:p/>
            <text:p>Map live:</text:p>
            <text:p>https://immunhelden.de/maps/all/</text:p>
            <text:p/>
            <text:p>Partnerlogin live:</text:p>
            <text:p>https://dev.immunhelden.de/en/partner/signup/</text:p>
            <text:p/>
            <text:p>ImmunHelden Updates können manuell getriggert werden:</text:p>
            <text:p>https://immunhelden.de/sendUpdateMails?template=/email/de/hero_updates.md</text:p>
          </table:table-cell>
          <table:table-cell office:value-type="string" calcext:value-type="string">
            <text:p>https://firebasestorage.googleapis.com/v0/b/corona-e5c0e.appspot.com/o/users%2FjOr4TLzNn2QvVafrmU6WpoJZR5C3%2Flogo_square_white.png?alt=media&amp;token=66b3e308-28da-402e-929e-6e7c25721c05</text:p>
          </table:table-cell>
          <table:table-cell office:value-type="string" calcext:value-type="string">
            <text:p>HELPERS_VOLUNTARY_WORK</text:p>
          </table:table-cell>
          <table:table-cell office:value-type="float" office:value="1586850643590" calcext:value-type="float">
            <text:p>1586850643590</text:p>
          </table:table-cell>
          <table:table-cell office:value-type="string" calcext:value-type="string">
            <text:p>Berlin</text:p>
          </table:table-cell>
          <table:table-cell office:value-type="string" calcext:value-type="string">
            <text:p>Viele Organisationen sind gerade jetzt auf ehrenamtliches Engagement angewiesen. Dabei können COVID-19 Genesene helfen Risiken zu reduzieren.  Bis ein Impfstoff zur Verfügung steht, werden sie zudem als Blutplasmaspender:innen gesucht, um die COVID-19-Forschung voranzubringen und schwer Erkrankte zu therapieren. </text:p>
            <text:p/>
          </table:table-cell>
          <table:table-cell office:value-type="string" calcext:value-type="string">
            <text:p>https://www.linkedin.com/company/immunhelden/</text:p>
          </table:table-cell>
          <table:table-cell office:value-type="string" calcext:value-type="string">
            <text:p>Einzigartigkeit: Immunreaktion als Ressource</text:p>
            <text:p/>
            <text:p>Unsere Map bündelt alle Standorte an denen Helfer:innen gesucht werden. Partnerorganisationen können einen Account anlegen, um ihre Standorte selbst zu verwalten. Auf unserer Webseite können ImmunHeld:innen unseren ortsbasierten "ImmunHelden Updates" Newsletter abbonieren, um Informationen zu Standorten in ihrer Nähe zu erhalten.</text:p>
          </table:table-cell>
          <table:table-cell table:number-columns-repeated="9"/>
        </table:table-row>
        <table:table-row table:style-name="ro7">
          <table:table-cell office:value-type="string" calcext:value-type="string">
            <text:p>itshelp.info</text:p>
          </table:table-cell>
          <table:table-cell office:value-type="string" calcext:value-type="string">
            <text:p>U011W16P457</text:p>
          </table:table-cell>
          <table:table-cell office:value-type="string" calcext:value-type="string">
            <text:p>Itshelp.info bietet ein Zeichen als analoges Werkzeug um Nachbarschaftshilfe zu unterstützen. Dieses kann einfach und schnell an Briefkästen oder Fenstern angebracht werden, um zu signalisieren, dass man Hilfe braucht oder bereit ist, seinen Nachbarn zu helfen. Verschiedene Wege der Distribution sind angedacht. Das DIN A4-Poster kann selbst ausgedruckt werden, über Tageszeitungen/Werbeblätter verteilt werden, an Supermärkten und Apotheken ausgelegt werden, oder selbst gemalt werden. Uns ist es wichtig, dass wir einen niederschwellingen Zugang zur Hilfe bereitstellen.  Speziell in der Krise ist uns wichtig, dass Menschen mit besonderem Schutzbedürfnis geholfen wird. Durch eine Sichtbarkeit und eine unromantische und zurückhaltende Gestaltung wollen wir Hilfe als "normal" und "standard" verstehen, da eine "neue Normalität" unterstützt. Itshelp hält an -Vollständige Gesinnungsneutralität, -keinen unverhältnismäßigen Gewinnabsichten (non-profit), -Inklusivität statt Exklusivität fest. Wenn diese Grundwerte gehalten werden, ist das Werkzeug "itshelp" freu zum nutzen verfügbar.</text:p>
            <text:p/>
          </table:table-cell>
          <table:table-cell office:value-type="string" calcext:value-type="string">
            <text:p>Hello@robin-weidner.com</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Ein Symbol das "Geben und Nehmen" auf aktivierenden analogen Medien, wie Poster oder T-Shirts <text:s/>sichtbar und erlebar macht.</text:p>
          </table:table-cell>
          <table:table-cell office:value-type="string" calcext:value-type="string">
            <text:p>rDWCSE7vdwfUivG521fML2DnuFL2</text:p>
          </table:table-cell>
          <table:table-cell office:value-type="string" calcext:value-type="string">
            <text:p>projects</text:p>
          </table:table-cell>
          <table:table-cell/>
          <table:table-cell office:value-type="string" calcext:value-type="string">
            <text:p>rDWCSE7vdwfUivG521fML2DnuFL2</text:p>
          </table:table-cell>
          <table:table-cell office:value-type="string" calcext:value-type="string">
            <text:p>Robin</text:p>
          </table:table-cell>
          <table:table-cell office:value-type="string" calcext:value-type="string">
            <text:p>Wir sind ein Werkzeug, das lokale Initiation unterstützt seine Nutzer, welche eine besonderes Schutzbedürfnis haben, zu befähigen sich auf direktestem Wege eine "Geben und Nehmen"-Kultur einfacher möglich zu machen.</text:p>
          </table:table-cell>
          <table:table-cell office:value-type="string" calcext:value-type="string">
            <text:p>Weidner</text:p>
          </table:table-cell>
          <table:table-cell office:value-type="string" calcext:value-type="string">
            <text:p>It’s help - gibt Nachbarschaftshilfe ein Zeichen. Einfach, schnell und analog mit digitalen Ankünpfungs-ideen. . Dieses kann am eigenen Briefkasten oder Fenstern angebracht werden, um zu signalisieren, dass man Hilfe braucht oder bereit ist, seinen Nachbarn zu helfen. Geben und Nehmen soll ein bleibendes Gesicht und eine Sichtbarkeit im Alltag verschaffen werden. </text:p>
            <text:p>– https://youtu.be/BuAv53pgMOE</text:p>
          </table:table-cell>
          <table:table-cell office:value-type="string" calcext:value-type="string">
            <text:p>Concept of DWC print:</text:p>
            <text:p>https://www.samensterktegencorona.nl</text:p>
            <text:p/>
            <text:p>Stadt Utrecht, Utrecht zorg goed voor elkaar: </text:p>
            <text:p>https://cmutrecht.nl/utrecht-zorg-goed-voor-elkaar/</text:p>
            <text:p/>
            <text:p>#fuerdenfall,die Druckvorlage von Nachbarn zu Nachbarn:</text:p>
            <text:p>http://fuerdenfall.com</text:p>
            <text:p/>
            <text:p>Jutenachbarn–Jutebeutel raushängen für Hilfe und Solidarität:</text:p>
            <text:p>https://jutenachbarn.de</text:p>
          </table:table-cell>
          <table:table-cell/>
          <table:table-cell office:value-type="string" calcext:value-type="string">
            <text:p>https://drive.google.com/drive/folders/1rs-v6Qk4vMucuFjXSKWRdZyuVoDAHUhn</text:p>
          </table:table-cell>
          <table:table-cell office:value-type="float" office:value="1599641894794" calcext:value-type="float">
            <text:p>1599641894794</text:p>
          </table:table-cell>
          <table:table-cell office:value-type="string" calcext:value-type="string">
            <text:p>live</text:p>
          </table:table-cell>
          <table:table-cell office:value-type="string" calcext:value-type="string">
            <text:p>active</text:p>
          </table:table-cell>
          <table:table-cell office:value-type="string" calcext:value-type="string">
            <text:p>Case-Study und Mitarbeit bei Machbarschaft. ..Die Grundhaltung das "Geben und Nehmen" im sichtbaren und greibbaren Alltag zu implementieren wurde weiter verfolgt und für andere Medien, wie Möbel geöffnet.</text:p>
          </table:table-cell>
          <table:table-cell office:value-type="string" calcext:value-type="string">
            <text:p>RISKGROUP_ILLNESSES</text:p>
          </table:table-cell>
          <table:table-cell office:value-type="string" calcext:value-type="string">
            <text:p>FAMILIES_CHILDREN</text:p>
          </table:table-cell>
          <table:table-cell office:value-type="string" calcext:value-type="string">
            <text:p>SINGLE_PARENTS</text:p>
          </table:table-cell>
          <table:table-cell office:value-type="string" calcext:value-type="string">
            <text:p>RISKGROUP_ELDERLY</text:p>
          </table:table-cell>
          <table:table-cell office:value-type="string" calcext:value-type="string">
            <text:p>In enger Kooperation mit Machbarschaft --Unser Team unterstützt nur seit längerem Machbarschaft mit den Gedankengut von Itshelp und dem Drang nach Offline-Strategien der Begegung als Ergänzung zu elektronischen Komponenten... <text:s/>die Anwendung von itshelp ansich wird bei machbarschaft ebenso eine Rolle spielen und neue Konzepte, die gemeinschaftliche Entstanden sind und entstehen werden...</text:p>
          </table:table-cell>
          <table:table-cell office:value-type="string" calcext:value-type="string">
            <text:p>https://firebasestorage.googleapis.com/v0/b/corona-e5c0e.appspot.com/o/users%2FrDWCSE7vdwfUivG521fML2DnuFL2%2Ffile_itshelp-45_small_8kb.png?alt=media&amp;token=8a626de2-c446-46f0-af98-acece3b40104</text:p>
          </table:table-cell>
          <table:table-cell office:value-type="string" calcext:value-type="string">
            <text:p>RISK_GROUPS_AND_MINORITIES</text:p>
          </table:table-cell>
          <table:table-cell office:value-type="float" office:value="1588160875777" calcext:value-type="float">
            <text:p>1588160875777</text:p>
          </table:table-cell>
          <table:table-cell office:value-type="string" calcext:value-type="string">
            <text:p>rutesheim</text:p>
          </table:table-cell>
          <table:table-cell office:value-type="string" calcext:value-type="string">
            <text:p>Man kann im Alltag seine Hilfsbereitschaft und sein Bedürfnis nach Hilfe nicht äußern ohne Worte und ohne digitale Medien. Kommunitation über Symbolik existiert nicht oder hat zu wenig Informationsgehalt</text:p>
          </table:table-cell>
          <table:table-cell office:value-type="string" calcext:value-type="string">
            <text:p>https://www.linkedin.com/in/robin-weidner-338388ab/</text:p>
          </table:table-cell>
          <table:table-cell office:value-type="string" calcext:value-type="string">
            <text:p>Itshelp strebt an Hilfsbereitschaft sichtbar und direkter erlebar zu machen, Geben und Nehmen kultivieren auch nach der Krise. Eine "Marke/Symbolik", die in diesem Fall nicht für kommerzielles Wachsen dienen soll, sondern ein Kernelement eines Prozesses darstellt. Die Medien auf denen die Symbolik verwendet wird sind zunächste Poster und T-shirts.. </text:p>
          </table:table-cell>
          <table:table-cell office:value-type="string" calcext:value-type="string">
            <text:p>https://twitter.com/itshelp_info</text:p>
          </table:table-cell>
          <table:table-cell office:value-type="string" calcext:value-type="string">
            <text:p>https://youtu.be/BuAv53pgMOE</text:p>
          </table:table-cell>
          <table:table-cell office:value-type="string" calcext:value-type="string">
            <text:p>INFORMATION_AWARENESS</text:p>
          </table:table-cell>
          <table:table-cell office:value-type="string" calcext:value-type="string">
            <text:p>NEW_PRODUCTS_SERVICES</text:p>
          </table:table-cell>
          <table:table-cell office:value-type="string" calcext:value-type="string">
            <text:p>www.itshelp.info</text:p>
          </table:table-cell>
          <table:table-cell office:value-type="string" calcext:value-type="string">
            <text:p>REFUGEES</text:p>
          </table:table-cell>
          <table:table-cell office:value-type="string" calcext:value-type="string">
            <text:p>HOMELESS</text:p>
          </table:table-cell>
          <table:table-cell office:value-type="string" calcext:value-type="string">
            <text:p>GENERAL_PUBLIC</text:p>
          </table:table-cell>
          <table:table-cell table:number-columns-repeated="3"/>
        </table:table-row>
        <table:table-row table:style-name="ro3">
          <table:table-cell office:value-type="string" calcext:value-type="string">
            <text:p>JOWOMO</text:p>
          </table:table-cell>
          <table:table-cell office:value-type="string" calcext:value-type="string">
            <text:p>U011KEW8V9B</text:p>
          </table:table-cell>
          <table:table-cell office:value-type="string" calcext:value-type="string">
            <text:p>https://twitter.com/JOWOMODE</text:p>
          </table:table-cell>
          <table:table-cell office:value-type="string" calcext:value-type="string">
            <text:p>Unser Ziel ist eine intelligente Verteilung von Arbeitskräften, um auch in der Krise Entlassungen und Kurzarbeit auf ein Minimum zu begrenzen. Über unsere Plattform bringen wir Unternehmen für einen flexiblen temporären Austausch von Personal zusammen – Unternehmen mit aktuellem Mehrbedarf auf der einen Seite und Unternehmen mit aktuell freien Mitarbeiterkapazitäten auf der anderen Seite. Wir möchten die erste Anlaufstelle für Unternehmen mit temporären Kapazitätsänderungen sein. Durch eine passgenaue Zusammenführung von Unternehmen und Unterstützung bei der rechtlichen Umsetzung von Personalpartnerschaften sorgen wir für eine effiziente krisengerechte Kapazitätsverteilung.</text:p>
          </table:table-cell>
          <table:table-cell office:value-type="string" calcext:value-type="string">
            <text:p>https://1drv.ms/u/s!AsZhgWk9zfG4mEzTiA6k66QeY_O7</text:p>
          </table:table-cell>
          <table:table-cell office:value-type="string" calcext:value-type="string">
            <text:p>markus@jowomo.de</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Als Plattform für Personalpartnerschaften vernetzt JOWOMO Unternehmen für einen temporären Austausch von Personal und begrenzt so Entlassungen und Kurzarbeit in der Krise auf ein Minimum.</text:p>
          </table:table-cell>
          <table:table-cell office:value-type="string" calcext:value-type="string">
            <text:p>Xen0S3lOJuXvajrCnaxInnrFzCT2</text:p>
          </table:table-cell>
          <table:table-cell office:value-type="string" calcext:value-type="string">
            <text:p>projects</text:p>
          </table:table-cell>
          <table:table-cell/>
          <table:table-cell office:value-type="string" calcext:value-type="string">
            <text:p>Xen0S3lOJuXvajrCnaxInnrFzCT2</text:p>
          </table:table-cell>
          <table:table-cell office:value-type="string" calcext:value-type="string">
            <text:p>https://www.jowomo.de</text:p>
          </table:table-cell>
          <table:table-cell office:value-type="string" calcext:value-type="string">
            <text:p>Markus</text:p>
          </table:table-cell>
          <table:table-cell office:value-type="string" calcext:value-type="string">
            <text:p>Die Nutzer sind Unternehmer und Personalverantwortliche, die weitere Unterstützung für ihr Unternehmen suchen oder ihren Mitarbeitern die Chance bieten, temporär an anderer Stelle zu unterstützen.</text:p>
          </table:table-cell>
          <table:table-cell office:value-type="string" calcext:value-type="string">
            <text:p>Kling</text:p>
          </table:table-cell>
          <table:table-cell office:value-type="string" calcext:value-type="string">
            <text:p>Eine digitale Plattform für den temporären Austausch von Personal: Unternehmen die ihr Personal aktuell nicht voll beschäftigen, können die Verfügbarkeit einzelner Mitarbeiter:innen oder ganzer Teams auf der Plattform angeben. Unternehmen, die einen akut höheren Personalbedarf haben, können sich über die Plattform direkt an diese Unternehmen wenden. Wir führen beide Seiten bedarfsgerecht zusammen.</text:p>
          </table:table-cell>
          <table:table-cell office:value-type="string" calcext:value-type="string">
            <text:p>Accenture People+Work Connect (https://www.accenture.com/bg-en/about/company/people-work-connect) </text:p>
            <text:p>teamtausch.de </text:p>
            <text:p>gemeinsam-handeln.ehi.de </text:p>
            <text:p>personal-tausch.de </text:p>
            <text:p>Mindshyft</text:p>
          </table:table-cell>
          <table:table-cell office:value-type="string" calcext:value-type="string">
            <text:p>Markus Kling</text:p>
          </table:table-cell>
          <table:table-cell office:value-type="string" calcext:value-type="string">
            <text:p>https://drive.google.com/drive/folders/1Z9_7kjxh369NbPPD8dRX6QE78_sPLnzx</text:p>
          </table:table-cell>
          <table:table-cell office:value-type="float" office:value="1600840558048" calcext:value-type="float">
            <text:p>1600840558048</text:p>
          </table:table-cell>
          <table:table-cell office:value-type="string" calcext:value-type="string">
            <text:p>activeUsers</text:p>
          </table:table-cell>
          <table:table-cell office:value-type="string" calcext:value-type="string">
            <text:p>active</text:p>
          </table:table-cell>
          <table:table-cell office:value-type="string" calcext:value-type="string">
            <text:p>Durch die Zusammenlegung von drei Teams haben wir die Umsetzbarkeit der Idee entlang der gesamten Customer Journey überprüft. Das inhaltliche Konzept wurde ausgearbeitet und mittels schriftlicher Umfrage und Telefoninterviews mit Arbeitgebern und Arbeitnehmer:innen validiert. Wir haben zudem eine juristische Überprüfung der rechtlichen Themen vornehmen lassen.</text:p>
          </table:table-cell>
          <table:table-cell office:value-type="string" calcext:value-type="string">
            <text:p>SELR_EMPLOYED</text:p>
          </table:table-cell>
          <table:table-cell office:value-type="string" calcext:value-type="string">
            <text:p>ENTERPRISE_SME</text:p>
          </table:table-cell>
          <table:table-cell office:value-type="string" calcext:value-type="string">
            <text:p>GENERAL_PUBLIC</text:p>
          </table:table-cell>
          <table:table-cell office:value-type="string" calcext:value-type="string">
            <text:p>Wir sind weit über den MVP-Status gekommen. Unsere Plattform konnte in den letzten Wochen nicht nur 150 Anmeldungen verzeichnen, sondern wir haben auch erfolgreiche Vermittlungen gesehen. Wir konnten so das Konzept von JOWOMO, den Prozess von Personalpartnerschaften und auch die Kriterien in unserem Matching-Algorithmus validieren und weiter optimieren.</text:p>
          </table:table-cell>
          <table:table-cell office:value-type="string" calcext:value-type="string">
            <text:p>https://firebasestorage.googleapis.com/v0/b/corona-e5c0e.appspot.com/o/users%2FXen0S3lOJuXvajrCnaxInnrFzCT2%2Flogo.png?alt=media&amp;token=f550d6e3-0339-4b81-ac4e-938ff0d9ecd3</text:p>
          </table:table-cell>
          <table:table-cell office:value-type="string" calcext:value-type="string">
            <text:p>WORKERS_LABOUR_MARKET</text:p>
          </table:table-cell>
          <table:table-cell office:value-type="float" office:value="1586808597341" calcext:value-type="float">
            <text:p>1586808597341</text:p>
          </table:table-cell>
          <table:table-cell office:value-type="string" calcext:value-type="string">
            <text:p>Ludwigsburg</text:p>
          </table:table-cell>
          <table:table-cell office:value-type="string" calcext:value-type="string">
            <text:p>Die Corona-Krise hat die Weltwirtschaft hart getroffen. Viele Unternehmen waren gezwungen, den Betrieb einzustellen, Kurzarbeit zu beantragen oder sogar Mitarbeiter:innen zu entlassen. Gleichzeitig suchten während der Pandemie ganze Branchen wie etwa der Einzelhandel oder die Logistik verzweifelt nach Arbeitskräften, um die gestiegene Nachfrage und COVID19-Sondermaßnahmen bedienen zu können. </text:p>
          </table:table-cell>
          <table:table-cell office:value-type="string" calcext:value-type="string">
            <text:p>https://www.linkedin.com/company/jowomo</text:p>
          </table:table-cell>
          <table:table-cell office:value-type="string" calcext:value-type="string">
            <text:p>JOWOMO vernetzt Personalpartner krisengerecht, basierend auf Basiskompetenzen und Potenzialen, nicht nur via Jobtitel. Mittelfristig Optimierung des Matchings durch maschinelles Lernen. Vermittlung ganzer Teams. Ausführliche FAQs adressieren Unsicherheiten bei der rechtlichen Umsetzung. Wir sehen in Kooperation mit der Arbeitsagentur eine langfristige gesamtwirtschaftliche Wirksamkeit des Modells.</text:p>
          </table:table-cell>
          <table:table-cell office:value-type="float" office:value="491736994372" calcext:value-type="float">
            <text:p>491736994372</text:p>
          </table:table-cell>
          <table:table-cell office:value-type="string" calcext:value-type="string">
            <text:p>COORDINATION_SUPPORT</text:p>
          </table:table-cell>
          <table:table-cell table:number-columns-repeated="7"/>
        </table:table-row>
        <table:table-row table:style-name="ro13">
          <table:table-cell office:value-type="string" calcext:value-type="string">
            <text:p>Jugendhilfe-App.de</text:p>
          </table:table-cell>
          <table:table-cell office:value-type="string" calcext:value-type="string">
            <text:p>U01248795UY</text:p>
          </table:table-cell>
          <table:table-cell/>
          <table:table-cell office:value-type="string" calcext:value-type="string">
            <text:p>Commissura fokussiert sich auf Kinder- und Jugendtherapie für Patienten, die durch Covid-19 keinen Kontakt mehr mit ihrem Therapeuten haben und möchte durch einen spielerischen Ansatz eigenständige Maßnahmen ermöglichen. Diese Maßnahmen können direkt von dem betreuenden Therapeuten gestellt, oder alleine angegangen werden und sind auch nach der Pandemie eine sinnvolle Ergänzung für bestimmte Nutzergruppen.</text:p>
          </table:table-cell>
          <table:table-cell office:value-type="string" calcext:value-type="string">
            <text:p>https://www.youtube.com/watch?v=zjjKytUkJK4</text:p>
          </table:table-cell>
          <table:table-cell office:value-type="string" calcext:value-type="string">
            <text:p>hi@davide.me</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Wir lassen Klient:innen in der Kinder- und Jugendhilfe spielerisch an ihren Hilfemaßnahmen teilhaben und stellen den Betreuer:innen für die Hilfegestaltung situativ relevante Infos zur Verfügung.</text:p>
          </table:table-cell>
          <table:table-cell office:value-type="string" calcext:value-type="string">
            <text:p>WZp1KaVQqNQDhT8MWrugjS9javQ2</text:p>
          </table:table-cell>
          <table:table-cell office:value-type="string" calcext:value-type="string">
            <text:p>projects</text:p>
          </table:table-cell>
          <table:table-cell/>
          <table:table-cell office:value-type="string" calcext:value-type="string">
            <text:p>WZp1KaVQqNQDhT8MWrugjS9javQ2</text:p>
          </table:table-cell>
          <table:table-cell office:value-type="string" calcext:value-type="string">
            <text:p>https://jugendhilfe-app.de</text:p>
          </table:table-cell>
          <table:table-cell office:value-type="string" calcext:value-type="string">
            <text:p>Davide</text:p>
          </table:table-cell>
          <table:table-cell office:value-type="string" calcext:value-type="string">
            <text:p>Erster Fokus ist die stationäre &amp; ambulante Kinder- und Jugendhilfe. Unser Tool wird beidseitig, von Therapeuten/Betreuern und Jugendlichen genutzt.</text:p>
          </table:table-cell>
          <table:table-cell office:value-type="string" calcext:value-type="string">
            <text:p>Becker</text:p>
          </table:table-cell>
          <table:table-cell office:value-type="string" calcext:value-type="string">
            <text:p>Wir entwickeln eine geräteübergreifende Plattform, die eine pädagogisch motivierte digitale Kommunikationserweiterung für die Kinder- und Jugendhilfe darstellt. Mittels synchronisierter Termine, To-Dos, Routinen, sowie Regeln und Absprachen sind Betreuer:innen und Klient:innen immer auf dem gleichen Stand. Durch datenschutzkonforme Kommunikationstools ist bedarfsgerechter Kontakt immer möglich. </text:p>
          </table:table-cell>
          <table:table-cell office:value-type="string" calcext:value-type="string">
            <text:p>• Daarwin (Softwarelösung für Jugendhilfe) </text:p>
            <text:p/>
            <text:p>• Habitica (Routinenbildung durch Gamification) </text:p>
            <text:p/>
            <text:p>• Mobiletherapy.com (Beidseitige Therapie)</text:p>
            <text:p/>
            <text:p>• What's Up? - A Mental Health App (Verhaltenstherapie) </text:p>
            <text:p/>
            <text:p>• Headspace (Self-improvement &amp; Sehr gute UX)</text:p>
          </table:table-cell>
          <table:table-cell office:value-type="string" calcext:value-type="string">
            <text:p>Davide Becker</text:p>
          </table:table-cell>
          <table:table-cell office:value-type="string" calcext:value-type="string">
            <text:p>https://drive.google.com/drive/folders/1w7_Ato5Y0SF3a5zKRq6n4Jta9RKcVVTA</text:p>
          </table:table-cell>
          <table:table-cell office:value-type="float" office:value="1605119349906" calcext:value-type="float">
            <text:p>1605119349906</text:p>
          </table:table-cell>
          <table:table-cell office:value-type="string" calcext:value-type="string">
            <text:p>prototypeIteration</text:p>
          </table:table-cell>
          <table:table-cell office:value-type="string" calcext:value-type="string">
            <text:p>active</text:p>
          </table:table-cell>
          <table:table-cell/>
          <table:table-cell office:value-type="string" calcext:value-type="string">
            <text:p>FAMILIES_CHILDREN</text:p>
          </table:table-cell>
          <table:table-cell office:value-type="string" calcext:value-type="string">
            <text:p>MEDICAL_STAFF</text:p>
          </table:table-cell>
          <table:table-cell office:value-type="string" calcext:value-type="string">
            <text:p>PEOPLE_SPECIAL_NEEDS</text:p>
          </table:table-cell>
          <table:table-cell office:value-type="string" calcext:value-type="string">
            <text:p>Wir testen unser Tool aktuell in enger Zusammenarbeit mit dem DRK und führen ständig Workshops und Interviews in neuen Einrichtungen durch. Eine vertragliche Ausarbeitung der Kooperationsvereinbarung mit dem DRK ist in Arbeit. Laut Einschätzung der Einrichtungsleiter ist eine schnelle und einrichtungsübergreifende Adaption nach einer Validierung der Idee sehr wahrscheinlich.</text:p>
          </table:table-cell>
          <table:table-cell office:value-type="string" calcext:value-type="string">
            <text:p>https://firebasestorage.googleapis.com/v0/b/corona-e5c0e.appspot.com/o/users%2FWZp1KaVQqNQDhT8MWrugjS9javQ2%2FTemp-Logo.png?alt=media&amp;token=d20c4f46-7c4f-4c3c-805c-d52884ac4583</text:p>
          </table:table-cell>
          <table:table-cell office:value-type="string" calcext:value-type="string">
            <text:p>MENTAL_HEALTH</text:p>
          </table:table-cell>
          <table:table-cell office:value-type="float" office:value="1586869537193" calcext:value-type="float">
            <text:p>1586869537193</text:p>
          </table:table-cell>
          <table:table-cell office:value-type="string" calcext:value-type="string">
            <text:p>Darmstadt</text:p>
          </table:table-cell>
          <table:table-cell office:value-type="string" calcext:value-type="string">
            <text:p>Die Kinder- und Jugendhilfe in Deutschland ist digital vernachlässigt. Aufgrund fehlender Arbeitsspezifischer Software ist es Betreuer:innen schwer möglich adäquat digitalen Kontakt zu ihren Klient:innen zu halten. Diese Kommunikationslücke und die fehlende Synchronisation von Informationen führen im stationären sowie ambulanten Bereich zu Zeitverlusten und Missverständnissen auf beiden Seiten.</text:p>
          </table:table-cell>
          <table:table-cell office:value-type="string" calcext:value-type="string">
            <text:p>https://www.linkedin.com/in/davide-becker/</text:p>
          </table:table-cell>
          <table:table-cell office:value-type="string" calcext:value-type="string">
            <text:p>Wir drängen nicht zur Umsetzung, sondern arbeiten systemisch und nutzerzentriert. Unser Team beinhaltet Experten unseres Themenfeldes. Viele Studien haben die Effektivität von Gamification im Therapieprozess nachweisen, wir sind eine der ersten Lösungen, die diesen Aspekt konzeptionell in einem Produkt aufgreift. Die Digitalisierung im Therapieprozess fokussiert sich aktuell auf Verwaltung.</text:p>
          </table:table-cell>
          <table:table-cell office:value-type="string" calcext:value-type="string">
            <text:p>0176-47344944</text:p>
          </table:table-cell>
          <table:table-cell office:value-type="string" calcext:value-type="string">
            <text:p>NEW_SKILLS</text:p>
          </table:table-cell>
          <table:table-cell table:number-columns-repeated="7"/>
        </table:table-row>
        <table:table-row table:style-name="ro2">
          <table:table-cell office:value-type="string" calcext:value-type="string">
            <text:p>karmakurier</text:p>
          </table:table-cell>
          <table:table-cell office:value-type="string" calcext:value-type="string">
            <text:p>U011HJ0TZB8</text:p>
          </table:table-cell>
          <table:table-cell office:value-type="string" calcext:value-type="string">
            <text:p>https://twitter.com/karmakurier</text:p>
          </table:table-cell>
          <table:table-cell office:value-type="string" calcext:value-type="string">
            <text:p>Wir sind eine solidarische Plattform, die Hilfesuchende und Helfer deutschlandweit zusammen bringt – einfach, unkompliziert und nicht anonym! Mit und ohne Internet können Helfer für die Besorgungen des täglichen Lebens über karmakurier zueinander finden. Die Helfer erhalten in Form von monetären Karmapunkten ein kleines Dankeschön für Ihre Courage zurück. </text:p>
          </table:table-cell>
          <table:table-cell office:value-type="string" calcext:value-type="string">
            <text:p>https://www.youtube.com/watch?v=6Kr9JdEWCt8</text:p>
          </table:table-cell>
          <table:table-cell office:value-type="string" calcext:value-type="string">
            <text:p>info@karmakurier.org</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karmakurier: Hilfe anders sehen</text:p>
          </table:table-cell>
          <table:table-cell office:value-type="string" calcext:value-type="string">
            <text:p>9HV7kMUOwcgMbrFvrJMCvkfWz9p2</text:p>
          </table:table-cell>
          <table:table-cell office:value-type="string" calcext:value-type="string">
            <text:p>projects</text:p>
          </table:table-cell>
          <table:table-cell/>
          <table:table-cell office:value-type="string" calcext:value-type="string">
            <text:p>9HV7kMUOwcgMbrFvrJMCvkfWz9p2</text:p>
          </table:table-cell>
          <table:table-cell office:value-type="string" calcext:value-type="string">
            <text:p>https://karmakurier.org</text:p>
          </table:table-cell>
          <table:table-cell office:value-type="string" calcext:value-type="string">
            <text:p>Andreas</text:p>
          </table:table-cell>
          <table:table-cell office:value-type="string" calcext:value-type="string">
            <text:p>Hilfesuchende müssen psychologische Hürden überwinden, und Solidarität wird aktuell nicht messbar gemacht. Im besten Falle sieht der Helfende was sein Beitrag bewirkt, aber weder Der Hilfesuchende bemerkt dass sein Handeln Solidarität sichtbar macht, noch können Städte und Kommunen messen wie Solidarität die Gemeinschaften nachhaltiger und widerstandsfähiger macht. </text:p>
          </table:table-cell>
          <table:table-cell office:value-type="string" calcext:value-type="string">
            <text:p>Geburtig-Chiocchetti</text:p>
          </table:table-cell>
          <table:table-cell office:value-type="string" calcext:value-type="string">
            <text:p>Karmakurier ist eine Plattform, die es allen ermöglicht Unterstützung zu finden und zu geben. Dabei sammeln alle UserInnen Karmapunkte. Diese kann man nachhaltigen Zwecken spenden. Alle werden zu Akteuren. Durch das Karmapunktesystem wird der Beitrag jedes Einzelnen transparent. Die Solidarität und Nachhaltigkeit kann als Karmafluss gemessen werden</text:p>
          </table:table-cell>
          <table:table-cell office:value-type="string" calcext:value-type="string">
            <text:p>jgl. nachbarschaftshilfe plattform: nebenan.de flixite.de, Punktesystem: payback, reddit, RPG-games etc..</text:p>
          </table:table-cell>
          <table:table-cell office:value-type="string" calcext:value-type="string">
            <text:p>Andreas.chiocchetti@web.de</text:p>
          </table:table-cell>
          <table:table-cell office:value-type="string" calcext:value-type="string">
            <text:p>https://drive.google.com/drive/folders/1xxdB9ufULjbi5h2MgBdNUklBXFULLcgF</text:p>
          </table:table-cell>
          <table:table-cell office:value-type="float" office:value="1601547909846" calcext:value-type="float">
            <text:p>1601547909846</text:p>
          </table:table-cell>
          <table:table-cell office:value-type="string" calcext:value-type="string">
            <text:p>prototypeIteration</text:p>
          </table:table-cell>
          <table:table-cell office:value-type="string" calcext:value-type="string">
            <text:p>active</text:p>
          </table:table-cell>
          <table:table-cell office:value-type="string" calcext:value-type="string">
            <text:p>Unser Ziel ist es Solidarität messbar, nachhaltig und sichtbar zu machen.  </text:p>
            <text:p>Karmapunkte werden als geospezifischer Fingerabdruck dargestellt. Solidarität wird in der Community sichtbar ebenso welche Bedürfnisse es wo und wann gibt. Wir machen Solidarität smart und auswertbar. </text:p>
            <text:p>Das Team  besteht aus 18 Personen, die deutschlandweit aktiv sind wir sind ehrenamtlich und gemeinnützig aufgestellt. </text:p>
          </table:table-cell>
          <table:table-cell office:value-type="string" calcext:value-type="string">
            <text:p>GENERAL_PUBLIC</text:p>
          </table:table-cell>
          <table:table-cell office:value-type="string" calcext:value-type="string">
            <text:p>ADMINISTRATION_PUBLIC_SERVICE</text:p>
          </table:table-cell>
          <table:table-cell/>
          <table:table-cell office:value-type="string" calcext:value-type="string">
            <text:p>Wir suchen aktuell nach User Gruppen die Interesse haben den aktuellen Pretotype mit uns zu testen. Die Entwicklung der Web/Mobile App ist gestartet, nachdem nun das Designkonzept und die User-Stories fertig entwickelt wurden.</text:p>
            <text:p>  </text:p>
          </table:table-cell>
          <table:table-cell office:value-type="string" calcext:value-type="string">
            <text:p>https://firebasestorage.googleapis.com/v0/b/corona-e5c0e.appspot.com/o/users%2F9HV7kMUOwcgMbrFvrJMCvkfWz9p2%2Fkarmakurier_linkedin_profil.jpg?alt=media&amp;token=19cec3ad-0614-4198-a24e-8fb21dd1461c</text:p>
          </table:table-cell>
          <table:table-cell office:value-type="string" calcext:value-type="string">
            <text:p>HELPERS_VOLUNTARY_WORK</text:p>
          </table:table-cell>
          <table:table-cell office:value-type="float" office:value="1586841766863" calcext:value-type="float">
            <text:p>1586841766863</text:p>
          </table:table-cell>
          <table:table-cell office:value-type="string" calcext:value-type="string">
            <text:p>Heidelberg</text:p>
          </table:table-cell>
          <table:table-cell office:value-type="string" calcext:value-type="string">
            <text:p>Solidarität muss innerhalb der Gemeinschaft grundlegend gestärkt werden, denn Solidarität fördert Resilienz der Gemeinschaft und ist nachhaltig. Sie trägt damit zu den 17 SDG-Zielen der UN bei. <text:s/>Der Gesellschaft wollen wir zeigen wo und wie geholfen wird, und dass der Beitrag - ob als Unterstützer oder Hilfesuchender - <text:s/>nachhaltig die Gemeinschaft stärkt. </text:p>
          </table:table-cell>
          <table:table-cell office:value-type="string" calcext:value-type="string">
            <text:p>https://www.linkedin.com/company/karmakurier</text:p>
          </table:table-cell>
          <table:table-cell office:value-type="string" calcext:value-type="string">
            <text:p>Wir haben einen Fokus auf smarte Solidarität und Nachhaltigkeit. Gamification und Visualisierung der Interaktionen sind zudem als Kernelemente integriert. Wir setzen Hilfesuchende und Helfende <text:s/>auf eine Ebene: Karmapunkte bekommen beide. Diese können gespendet werden und genutzt werden um Solidarität zu quantifizieren ohne zu bewerten und nachhaltiger zu machen.</text:p>
          </table:table-cell>
          <table:table-cell office:value-type="float" office:value="1717750193" calcext:value-type="float">
            <text:p>1717750193</text:p>
          </table:table-cell>
          <table:table-cell office:value-type="string" calcext:value-type="string">
            <text:p>PROCESS_REDESIGN</text:p>
          </table:table-cell>
          <table:table-cell office:value-type="string" calcext:value-type="string">
            <text:p>INFORMATION_AWARENESS</text:p>
          </table:table-cell>
          <table:table-cell table:number-columns-repeated="6"/>
        </table:table-row>
        <table:table-row table:style-name="ro2">
          <table:table-cell office:value-type="string" calcext:value-type="string">
            <text:p>LabHive</text:p>
          </table:table-cell>
          <table:table-cell office:value-type="string" calcext:value-type="string">
            <text:p>U011FA5NALS</text:p>
          </table:table-cell>
          <table:table-cell office:value-type="string" calcext:value-type="string">
            <text:p>https://twitter.com/lab_hive</text:p>
          </table:table-cell>
          <table:table-cell office:value-type="string" calcext:value-type="string">
            <text:p>Wir bündeln die Kräfte für mehr SARS-CoV-2 Tests und entfesseln die geballte Kraft der Wissenschaft. Auf unserer digitalen Plattform bringen wir qualifizierte Freiwillige und Forschungslabore mit den Diagnostikzentren zusammen, erleichtern den Austausch und ermöglichen gegenseitige Unterstützung. Dank hoher wissenschaftlicher Expertise im Team können wir zielgruppengerecht kommunizieren. Sei es durch die Bereitstellung von Arbeitskräften, Materialien, Reagenzien und Geräten oder durch geeignete Laborflächen. Spread the test, beat the virus!</text:p>
          </table:table-cell>
          <table:table-cell office:value-type="string" calcext:value-type="string">
            <text:p>https://www.youtube.com/watch?v=5JhKnnHm4vs</text:p>
          </table:table-cell>
          <table:table-cell office:value-type="string" calcext:value-type="string">
            <text:p>info@labhive.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Die digitale Plattform für ein starkes Diagnostiknetzwerk: Wir bündeln Kräfte für mehr SARS-CoV-2 Tests.</text:p>
          </table:table-cell>
          <table:table-cell office:value-type="string" calcext:value-type="string">
            <text:p>Y9rRGtlZnaPU0b9ieedDR62I0Ep2</text:p>
          </table:table-cell>
          <table:table-cell office:value-type="string" calcext:value-type="string">
            <text:p>projects</text:p>
          </table:table-cell>
          <table:table-cell/>
          <table:table-cell office:value-type="string" calcext:value-type="string">
            <text:p>Y9rRGtlZnaPU0b9ieedDR62I0Ep2</text:p>
          </table:table-cell>
          <table:table-cell office:value-type="string" calcext:value-type="string">
            <text:p>https://labhive.de</text:p>
          </table:table-cell>
          <table:table-cell office:value-type="string" calcext:value-type="string">
            <text:p>Dr. Tobias</text:p>
          </table:table-cell>
          <table:table-cell office:value-type="string" calcext:value-type="string">
            <text:p>Diagnostikzentren, qualifizierte Freiwillige und wissenschaftliche Einrichtungen. Von der vernetzten Infrastruktur profitieren außerdem politische Entscheidungsgremien und die Verwaltung.</text:p>
          </table:table-cell>
          <table:table-cell office:value-type="string" calcext:value-type="string">
            <text:p>Opialla</text:p>
          </table:table-cell>
          <table:table-cell office:value-type="string" calcext:value-type="string">
            <text:p>Wir bündeln Kräfte für mehr SARS-CoV-2 Tests. Unsere digitale Plattform bringt qualifizierte Freiwillige und Forschungslabore mit Diagnostikzentren zusammen, erleichtert den Austausch und ermöglicht gegenseitige Unterstützung. Dies kann durch die Bereitstellung von Arbeitskräften, Materialien, Reagenzien und Geräten oder durch geeignete Laborflächen geschehen. Spread the test, beat the virus!</text:p>
          </table:table-cell>
          <table:table-cell office:value-type="string" calcext:value-type="string">
            <text:p>- PIRAT</text:p>
            <text:p>- Charité (Online Questionnaire for Volunteer onboarding)</text:p>
            <text:p>- Test Center Denmark (Public-private initiative in Denmark)</text:p>
          </table:table-cell>
          <table:table-cell office:value-type="string" calcext:value-type="string">
            <text:p>Tobias Opialla</text:p>
          </table:table-cell>
          <table:table-cell office:value-type="string" calcext:value-type="string">
            <text:p>https://drive.google.com/drive/folders/1bnlju6XrQxi3qk_TNAHK8Au9XAUY2nhr</text:p>
          </table:table-cell>
          <table:table-cell office:value-type="float" office:value="1605529742954" calcext:value-type="float">
            <text:p>1605529742954</text:p>
          </table:table-cell>
          <table:table-cell office:value-type="string" calcext:value-type="string">
            <text:p>activeUsers</text:p>
          </table:table-cell>
          <table:table-cell office:value-type="string" calcext:value-type="string">
            <text:p>active</text:p>
          </table:table-cell>
          <table:table-cell office:value-type="string" calcext:value-type="string">
            <text:p>Partnerschaft mit Björn Steiger Stiftung, Solution Enabler, HackTheCrisis Berlin, #EuVsVirus Hackathon, BMBF Förderung: Prototype Fund (50.000€), Healthcare Hackathon, Fallings Walls Finalist. Wir sind Teil eines Projektverbunds, der sich während des Hackathons gefunden hat und der sich zum Ziel gesetzt hat, das Dreieck Bürger–Gesundheitsamt–Labor mit weiteren Digitalen Lösungen zu unterstützen.</text:p>
          </table:table-cell>
          <table:table-cell office:value-type="string" calcext:value-type="string">
            <text:p>ADMINISTRATION_PUBLIC_SERVICE</text:p>
          </table:table-cell>
          <table:table-cell office:value-type="string" calcext:value-type="string">
            <text:p>MEDICAL_STAFF</text:p>
          </table:table-cell>
          <table:table-cell office:value-type="string" calcext:value-type="string">
            <text:p>SCIENTISTS_RESEARCHERS</text:p>
          </table:table-cell>
          <table:table-cell office:value-type="string" calcext:value-type="string">
            <text:p>LabHive ist seit Mitte Mai live, hat mehrere hundert Zugriffe pro Tag und eine zweistellige Zahl an Registrierungen. Über das Projekt wurde an mehreren Stellen berichtet (Institute von Helmholtz und Max-Planck, FAU Erlangen, HPI Potsdam, TÜViT). Die Haftung ist durch den Kollaborationspartner sicher gestellt, das Datenschutzkonzept ist umfassed geprüft und das Projekt wird vom BMBF gefördert.</text:p>
          </table:table-cell>
          <table:table-cell office:value-type="string" calcext:value-type="string">
            <text:p>https://firebasestorage.googleapis.com/v0/b/corona-e5c0e.appspot.com/o/users%2FY9rRGtlZnaPU0b9ieedDR62I0Ep2%2FLabHive_Twitter_profile_pic.jpg?alt=media&amp;token=cbea9e75-cbc5-4552-9362-5d832646deb8</text:p>
          </table:table-cell>
          <table:table-cell office:value-type="string" calcext:value-type="string">
            <text:p>TEST_METHODS_AND_DIAGNOSIS</text:p>
          </table:table-cell>
          <table:table-cell office:value-type="float" office:value="1586870316393" calcext:value-type="float">
            <text:p>1586870316393</text:p>
          </table:table-cell>
          <table:table-cell office:value-type="string" calcext:value-type="string">
            <text:p>Berlin</text:p>
          </table:table-cell>
          <table:table-cell office:value-type="string" calcext:value-type="string">
            <text:p>Labortests sind entscheidend im Kampf gegen SARS-CoV-2. Um Testkapazitäten schnell und effizient freizusetzen, fehlt es oft an Reagenzien, Personal und Geräten. Zwar gibt es viele qualifizierte Helfer und andere Resourcen, dieses Potential bleibt aber meistens ungenutzt. Hilfeaufrufe sind unstrukturiert und es besteht keine Möglichkeit, Resourcen sichtbar zu machen, zu sortieren und zu verwalten.</text:p>
          </table:table-cell>
          <table:table-cell office:value-type="string" calcext:value-type="string">
            <text:p>https://www.linkedin.com/company/labhive/</text:p>
          </table:table-cell>
          <table:table-cell office:value-type="string" calcext:value-type="string">
            <text:p>LabHive ist eine kuratierte Datenbank für Diagnostikapazität: Ein digitales Werzeug, das ungenutzte Resourcen sichtbar macht und neutrale Kooperationsstrukturen fördert. Hinter Labhive steht ein interdisziplinäres Team aus den Bereichen Wissenschaft, Software-Entwicklung und Datensicherheit, das mit der Björn Steiger Stiftung als Partner eine neuartige nutzer-zentrierte Lösung erarbeitet.</text:p>
          </table:table-cell>
          <table:table-cell/>
          <table:table-cell office:value-type="string" calcext:value-type="string">
            <text:p>PROCESS_REDESIGN</text:p>
          </table:table-cell>
          <table:table-cell office:value-type="string" calcext:value-type="string">
            <text:p>INFORMATION_AWARENESS</text:p>
          </table:table-cell>
          <table:table-cell table:number-columns-repeated="6"/>
        </table:table-row>
        <table:table-row table:style-name="ro8">
          <table:table-cell office:value-type="string" calcext:value-type="string">
            <text:p>lokabees</text:p>
          </table:table-cell>
          <table:table-cell office:value-type="string" calcext:value-type="string">
            <text:p>U011Q0SAUC9</text:p>
          </table:table-cell>
          <table:table-cell office:value-type="string" calcext:value-type="string">
            <text:p>https://twitter.com/lokabees</text:p>
          </table:table-cell>
          <table:table-cell office:value-type="string" calcext:value-type="string">
            <text:p>Von Zuhause lokal shoppen</text:p>
            <text:p/>
            <text:p>Get it! ist eine Verkaufs- Shopping- und Lieferplattform als Basis für weitere Funktionalitäten, die es heute noch in dieser Kombination nicht gibt: Der Marktplatz bietet das Produktportfolio der Händler als Visitenkarte oder Shop an - bestehende Shops werden integriert. Käufer können per App, Telefon und Umfeldsuche in unterschiedlichen lokalen Läden virtuell Einkäufe erledigen, die Abrechnung erledigt unsere Plattform über einen zentralen Warenkorb, die Lieferung erfolgt über lokale Kuriere, die von get it! eine standort- und zeitoptimierte Route für die Lieferung bekommen, sodass wir schwarmintelligente sameday Lieferlösungen auf lokaler Ebene realisieren, um den lokalen Einzelhandel nachhaltig attraktiv zu halten.</text:p>
            <text:p/>
            <text:p>Kunden können darüberhinaus einfach einen Einkaufszettel mit Produkten erstellen, die Läden aus deiner Umgebung auf unserer Plattform anbieten. get it! findet die passenden Angebote und jemanden in deinem Umkreis, der die Waren einsammelt und zu dir bringt. </text:p>
            <text:p>Unsere App ermöglicht eine unkomplizierte und kontaktlose Lieferung, indem wir die optimale Route für den Lieferanten berechnen. Außerdem bietet get it! verschiedene Möglichkeiten, mit denen auch Menschen ohne Internetanschluss unsere Plattform nutzen können.</text:p>
          </table:table-cell>
          <table:table-cell office:value-type="string" calcext:value-type="string">
            <text:p>https://vimeo.com/403585538</text:p>
          </table:table-cell>
          <table:table-cell office:value-type="string" calcext:value-type="string">
            <text:p>thorsten.jankowski@gmail.com</text:p>
          </table:table-cell>
          <table:table-cell office:value-type="string" calcext:value-type="string">
            <text:p>NEW_SKILLS</text:p>
          </table:table-cell>
          <table:table-cell office:value-type="string" calcext:value-type="string">
            <text:p>wirvsvirus</text:p>
          </table:table-cell>
          <table:table-cell office:value-type="string" calcext:value-type="string">
            <text:p>lokabees ist die Plattform für den lokalen Handel, die Offline und Online Shopping mit intelligenten Algorithmen und smarter urbaner Lieferungslogik kombiniert</text:p>
          </table:table-cell>
          <table:table-cell office:value-type="string" calcext:value-type="string">
            <text:p>ruM54eUyrWYzR0cXHEPn0cMmXTh2</text:p>
          </table:table-cell>
          <table:table-cell office:value-type="string" calcext:value-type="string">
            <text:p>projects</text:p>
          </table:table-cell>
          <table:table-cell/>
          <table:table-cell office:value-type="string" calcext:value-type="string">
            <text:p>ruM54eUyrWYzR0cXHEPn0cMmXTh2</text:p>
          </table:table-cell>
          <table:table-cell office:value-type="string" calcext:value-type="string">
            <text:p>www.lokabees.de</text:p>
          </table:table-cell>
          <table:table-cell office:value-type="string" calcext:value-type="string">
            <text:p>Thorsten</text:p>
          </table:table-cell>
          <table:table-cell office:value-type="string" calcext:value-type="string">
            <text:p>Händler - Kunden - Lieferanten. Eine digitaler Marktplatz für lokale Bestellungen mit intelligenter Routenführung und digitaler Beratung</text:p>
          </table:table-cell>
          <table:table-cell office:value-type="string" calcext:value-type="string">
            <text:p>Jankowski</text:p>
          </table:table-cell>
          <table:table-cell office:value-type="string" calcext:value-type="string">
            <text:p>Wir haben eine Plattform entwickelt, um Shops zu digitalisieren, ihre Sichtbarkeit im lokalen Stadtteil zu erhöhen und ihren Warenverkauf abzuwickeln. Falls vom Kunden gewünscht, bieten wir einen lokalen, dezentralen, zeit- und standortoptimierten sameday-Lieferservice. Zudem ist eine Akademie integriert, die die Läden mit Workshops langfristig zur digitalen Transformation berät.</text:p>
            <text:p/>
          </table:table-cell>
          <table:table-cell office:value-type="string" calcext:value-type="string">
            <text:p>https://www.findeling.de/</text:p>
            <text:p>https://www.lozuka.com/</text:p>
            <text:p>https://www.instacart.com/</text:p>
            <text:p>https://www.moia.io/de-DE</text:p>
            <text:p>https://www.uber.com/us/en/deliver/</text:p>
          </table:table-cell>
          <table:table-cell office:value-type="string" calcext:value-type="string">
            <text:p>Thorsten Jankowski</text:p>
          </table:table-cell>
          <table:table-cell office:value-type="string" calcext:value-type="string">
            <text:p>https://drive.google.com/drive/folders/1fPQjkADAHg3sy-pc0Ccg0brE6wKBQ9xM</text:p>
          </table:table-cell>
          <table:table-cell office:value-type="float" office:value="1599661096224" calcext:value-type="float">
            <text:p>1599661096224</text:p>
          </table:table-cell>
          <table:table-cell office:value-type="string" calcext:value-type="string">
            <text:p>activeUsers</text:p>
          </table:table-cell>
          <table:table-cell office:value-type="string" calcext:value-type="string">
            <text:p>active</text:p>
          </table:table-cell>
          <table:table-cell office:value-type="string" calcext:value-type="string">
            <text:p>Unser Team besteht aus Designern, Entwicklerung und Marketing Spezialisten. Wir sind eine perfekte interdisziplinäre Mixtur aus Kreativität und Chaos, aus Fachexpertise und Fleiss. - Schnelle Skalierung durch Fokus auf modulare SW Architektur &amp; Cloud Plattform (in Europa!) </text:p>
            <text:p/>
          </table:table-cell>
          <table:table-cell office:value-type="string" calcext:value-type="string">
            <text:p>RETAIL</text:p>
          </table:table-cell>
          <table:table-cell office:value-type="string" calcext:value-type="string">
            <text:p>ENTERPRISE_SME</text:p>
          </table:table-cell>
          <table:table-cell office:value-type="string" calcext:value-type="string">
            <text:p>GENERAL_PUBLIC</text:p>
          </table:table-cell>
          <table:table-cell office:value-type="string" calcext:value-type="string">
            <text:p>- Kooperation mit Stadtmarketing und Einzelhandelsverband Braunschweig und Mönchengladbach</text:p>
            <text:p>- neues Branding: Zusammenschluss von get-it! aus dem Solution Builder Programm und Small Business Hero - Top 20 Projekt aus dem #WirVsVirus-Hackathon</text:p>
            <text:p>- Deutschlandweit zählen wir ca 600 regionale Einzelhändler in unserer Datenbank, und planen Europaweit. </text:p>
          </table:table-cell>
          <table:table-cell office:value-type="string" calcext:value-type="string">
            <text:p>https://firebasestorage.googleapis.com/v0/b/corona-e5c0e.appspot.com/o/users%2FruM54eUyrWYzR0cXHEPn0cMmXTh2%2Flokabees_black.png?alt=media&amp;token=2ac08d9c-f99e-43ac-a412-ffaf1d86171d</text:p>
          </table:table-cell>
          <table:table-cell office:value-type="string" calcext:value-type="string">
            <text:p>COMPANY_CRISIS_MANAGEMENT</text:p>
          </table:table-cell>
          <table:table-cell office:value-type="float" office:value="1586809120223" calcext:value-type="float">
            <text:p>1586809120223</text:p>
          </table:table-cell>
          <table:table-cell office:value-type="string" calcext:value-type="string">
            <text:p>Braunschweig</text:p>
          </table:table-cell>
          <table:table-cell office:value-type="string" calcext:value-type="string">
            <text:p>Der Einzelhandel leidet extrem unter dem Kundenausfall durch Corona, gleichzeitig boomen die Big Player des Online Handels. Wir helfen langfristig und nachhaltig bei der Digitalisierung sowie bei der Kundenrück- und Neugewinnung. </text:p>
            <text:p/>
          </table:table-cell>
          <table:table-cell office:value-type="string" calcext:value-type="string">
            <text:p>https://www.linkedin.com/in/thorstenjankowski/</text:p>
          </table:table-cell>
          <table:table-cell office:value-type="string" calcext:value-type="string">
            <text:p>Wir bringen das Menschliche in den Online-Handel und förden den lokalen Austausch zwischen den Händlern und den Kunden aus ihrer Nachbarschaft.  Durch die intelligente Verknüpfung von Läden und  lokalen Lieferdiensten sind wir zudem nachhaltig &amp; extrem schnell in der Zustellung der Wunschprodukte (Same Day). Wir helfen nicht nur akut, sondern mit unserer Digital-Beratung prozessual &amp; für immer. </text:p>
            <text:p/>
            <text:p/>
          </table:table-cell>
          <table:table-cell office:value-type="float" office:value="15201658810" calcext:value-type="float">
            <text:p>15201658810</text:p>
          </table:table-cell>
          <table:table-cell table:number-columns-repeated="3"/>
          <table:table-cell office:value-type="string" calcext:value-type="string">
            <text:p>SELR_EMPLOYED</text:p>
          </table:table-cell>
          <table:table-cell office:value-type="string" calcext:value-type="string">
            <text:p>RISKGROUP_ILLNESSES</text:p>
          </table:table-cell>
          <table:table-cell office:value-type="string" calcext:value-type="string">
            <text:p>RISKGROUP_ELDERLY</text:p>
          </table:table-cell>
          <table:table-cell table:number-columns-repeated="2"/>
        </table:table-row>
        <table:table-row table:style-name="ro2">
          <table:table-cell office:value-type="string" calcext:value-type="string">
            <text:p>Lokale Helden</text:p>
          </table:table-cell>
          <table:table-cell/>
          <table:table-cell office:value-type="string" calcext:value-type="string">
            <text:p>Unsere App bietet lokalen Kleinunternehmen wie Restaurants, Obst-/Gemüseläden, Buchläden, Blumenhändlern, Bekleidungsgeschäften etc. eine Plattform. Hier können sie zeigen, auf welchem Weg bei ihnen weiterhin eingekauft werden kann. Unsere Lokale-Helden App zeigt Kunden, welche Geschäfte in Ihrer Nähe weiterhin Produkte anbieten. Geschäfte setzten öffentlich ein Ziel täglicher Kundenzahlen. Jeder Nutzer <text:s/>sieht, wie nahe ein Geschäft der Erreichung seines Tagesziels bereits ist und welchen Beitrag er selbst noch zur Zielerreichung leisten kann.</text:p>
          </table:table-cell>
          <table:table-cell office:value-type="string" calcext:value-type="string">
            <text:p>projecttogether@dazorni.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Wir bieten eine Möglichkeit zur einfachen Übersicht der Services von Läden in der aktuellen Zeit.</text:p>
          </table:table-cell>
          <table:table-cell office:value-type="string" calcext:value-type="string">
            <text:p>m91pmfXRkWdoTLQ96sOZMlnTWqy2</text:p>
          </table:table-cell>
          <table:table-cell office:value-type="string" calcext:value-type="string">
            <text:p>projects</text:p>
          </table:table-cell>
          <table:table-cell/>
          <table:table-cell office:value-type="string" calcext:value-type="string">
            <text:p>m91pmfXRkWdoTLQ96sOZMlnTWqy2</text:p>
          </table:table-cell>
          <table:table-cell office:value-type="string" calcext:value-type="string">
            <text:p>Sebastian</text:p>
          </table:table-cell>
          <table:table-cell office:value-type="string" calcext:value-type="string">
            <text:p>Für Geschäfte und deren Endkunden</text:p>
          </table:table-cell>
          <table:table-cell office:value-type="string" calcext:value-type="string">
            <text:p>Zorn</text:p>
          </table:table-cell>
          <table:table-cell office:value-type="string" calcext:value-type="string">
            <text:p>Unsere App bietet lokalen Kleinunternehmen wie Restaurants, Obst-/Gemüseläden, Buchläden, Blumenhändlern, Bekleidungsgeschäften etc. eine Plattform. Hier können sie zeigen, auf welchem Weg bei ihnen weiterhin eingekauft werden kann. Unsere Lokale-Helden App zeigt Kunden, welche Geschäfte in Ihrer Nähe weiterhin Produkte anbieten. Geschäfte setzten öffentlich ein Ziel täglicher Kundenzahlen.</text:p>
          </table:table-cell>
          <table:table-cell office:value-type="string" calcext:value-type="string">
            <text:p>Alle im Handlungsfeld 10 sowie ca. 10-15 weitere in Europa</text:p>
          </table:table-cell>
          <table:table-cell office:value-type="string" calcext:value-type="string">
            <text:p>Sebastian Zorn</text:p>
          </table:table-cell>
          <table:table-cell office:value-type="string" calcext:value-type="string">
            <text:p>https://drive.google.com/drive/folders/1H6E-IGmoRQNCkrwBW_CyhrkGA7n8T5-P</text:p>
          </table:table-cell>
          <table:table-cell office:value-type="float" office:value="1593097357520" calcext:value-type="float">
            <text:p>1593097357520</text:p>
          </table:table-cell>
          <table:table-cell office:value-type="string" calcext:value-type="string">
            <text:p>activeUsers</text:p>
          </table:table-cell>
          <table:table-cell office:value-type="string" calcext:value-type="string">
            <text:p>active</text:p>
          </table:table-cell>
          <table:table-cell office:value-type="string" calcext:value-type="string">
            <text:p>Wir haben über 200 Läden in München, Wien, Berlin, Hamburg ... Wir waren die letzten Wochen Top #26 App im Bereich Lifestyle und wurden als einer der "Aktuellen ❤️-Apps" im App Store angezeigt.</text:p>
          </table:table-cell>
          <table:table-cell office:value-type="string" calcext:value-type="string">
            <text:p>RETAIL</text:p>
          </table:table-cell>
          <table:table-cell table:number-columns-repeated="3"/>
          <table:table-cell office:value-type="string" calcext:value-type="string">
            <text:p>- Über 500 Shops auf der Plattform in ganz Deutschland</text:p>
            <text:p>- 1600 Follower auf Instagram</text:p>
            <text:p>- Kooperation mit LocalHeroBox</text:p>
          </table:table-cell>
          <table:table-cell office:value-type="string" calcext:value-type="string">
            <text:p>https://firebasestorage.googleapis.com/v0/b/corona-e5c0e.appspot.com/o/users%2Fm91pmfXRkWdoTLQ96sOZMlnTWqy2%2FFacebook%20-%20Profile%20Picture.jpg?alt=media&amp;token=9ef99d49-e91f-4f6e-a887-6e579e95d846</text:p>
          </table:table-cell>
          <table:table-cell office:value-type="string" calcext:value-type="string">
            <text:p>COMPANY_CRISIS_MANAGEMENT</text:p>
          </table:table-cell>
          <table:table-cell office:value-type="float" office:value="1586962122981" calcext:value-type="float">
            <text:p>1586962122981</text:p>
          </table:table-cell>
          <table:table-cell office:value-type="string" calcext:value-type="string">
            <text:p>München</text:p>
          </table:table-cell>
          <table:table-cell office:value-type="string" calcext:value-type="string">
            <text:p>Den lokalen Händlern fehlt es durch die Ausgangssperren an Laufkundschaft und haben dadurch einen großen Umsatzverlust bzw. teilweise sogar einen kompletten Ausfall.</text:p>
          </table:table-cell>
          <table:table-cell office:value-type="string" calcext:value-type="string">
            <text:p>https://www.linkedin.com/in/sebastian-zorn-992ab5158/</text:p>
          </table:table-cell>
          <table:table-cell office:value-type="string" calcext:value-type="string">
            <text:p>Die Schlankheit! Wir wollen nur Schaufenster sein und nicht Shop. In 3min. ist der Händler oder Gastronom kostenlos, einfach und schnell online. Zusatzlich ist unsere Name lokalkauf einfach zu merken und beschreibt was wir sind und machen.</text:p>
          </table:table-cell>
          <table:table-cell/>
          <table:table-cell office:value-type="string" calcext:value-type="string">
            <text:p>https://instagram.com/lokalehelden.app</text:p>
          </table:table-cell>
          <table:table-cell office:value-type="string" calcext:value-type="string">
            <text:p>NEW_SKILLS</text:p>
          </table:table-cell>
          <table:table-cell office:value-type="string" calcext:value-type="string">
            <text:p>NEW_PRODUCTS_SERVICES</text:p>
          </table:table-cell>
          <table:table-cell office:value-type="string" calcext:value-type="string">
            <text:p>lokalehelden.app</text:p>
          </table:table-cell>
          <table:table-cell table:number-columns-repeated="6"/>
        </table:table-row>
        <table:table-row table:style-name="ro3">
          <table:table-cell office:value-type="string" calcext:value-type="string">
            <text:p>lokalwirkt</text:p>
          </table:table-cell>
          <table:table-cell office:value-type="string" calcext:value-type="string">
            <text:p>U011FPSG3PC</text:p>
          </table:table-cell>
          <table:table-cell office:value-type="string" calcext:value-type="string">
            <text:p>lokalwirkt bietet die Chance für Restaurant- und den Einzelhandel, Ihre Angebote zu Zeiten der Corona-Pandemie gebündelt je Kommune und auch übergreifend über die Ortsgrenzen hinweg bekannt zu machen und gezielt anzubieten.</text:p>
            <text:p/>
            <text:p>Die Idee entstand während des Hackathons #wirvsvirus. Dort wurde am Wochenende vom 20. bis 22. März 2020 mit über 40.000 Beteiligten an digitalen Lösungen zur Abmilderung der Corona-Krise gearbeitet. Ein Ergebnis ist die Webseite lokalwirkt.</text:p>
            <text:p/>
            <text:p>Was unterscheidet lokalwirkt von anderen Plattformen? Im Gegensatz zu anderen Angeboten stehen alle Daten auf dieser Plattform als Open Data für die freie weitere Nachnutzung zur Verfügung. So können zum Beispiel kommunale Webseiten, Presse- und Mediendarstellungen und Gutscheinplattformen die Restaurantverzeichnisse und weiterführende Informationen übernehmen und auf eigenen Webseiten darstellen. Vorteil: Eine höhere Reichweite und nur eine Stelle, an der die Daten redaktionell gepflegt werden</text:p>
          </table:table-cell>
          <table:table-cell office:value-type="string" calcext:value-type="string">
            <text:p>ernesto.ruge@binary-butterfly.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Wir stellen eine offene Datenbank für lokale Gewerbe bereit: digitale Infrastruktur, die von allen genutzt werden kann. Zudem wollen wir Open-Source-Lösungen für lokale Lieferungen bereitstellen.</text:p>
          </table:table-cell>
          <table:table-cell office:value-type="string" calcext:value-type="string">
            <text:p>55uG4TWS3cZaNchE7auLCrWXiP12</text:p>
          </table:table-cell>
          <table:table-cell office:value-type="string" calcext:value-type="string">
            <text:p>projects</text:p>
          </table:table-cell>
          <table:table-cell/>
          <table:table-cell office:value-type="string" calcext:value-type="string">
            <text:p>55uG4TWS3cZaNchE7auLCrWXiP12</text:p>
          </table:table-cell>
          <table:table-cell office:value-type="string" calcext:value-type="string">
            <text:p>Ernesto</text:p>
          </table:table-cell>
          <table:table-cell office:value-type="string" calcext:value-type="string">
            <text:p>Eine offene Gewerbe-Datenbank ist digitale Infrastruktur, die von allen gebraucht wird: Endkunden, von anderen Projekten, vom Gewerbe selbst.</text:p>
          </table:table-cell>
          <table:table-cell office:value-type="string" calcext:value-type="string">
            <text:p>Ruge</text:p>
          </table:table-cell>
          <table:table-cell office:value-type="string" calcext:value-type="string">
            <text:p>lokalwirkt ist eine gemeinnützige auf OpenStreetMap basierende Informationsplattform, welche aktuelle Daten zu Öffnungszeiten, Liefer- und Abholzeiten vom Einzelhandel, Restaurants und anderen Gewerbebetrieben sammelt. Die gesammelten Informationen stehen BürgerInnen als Website zur Verfügung. Wesentlicher Punkt ist zudem die Bereitstellung der Daten unter freier Lizenz via frei zugänglicher Schnittstelle. Die Datenpflege erfolgt durch Kommunen oder lokale Einzelhandelsverbände, damit der Aufwand für EinzelhändlerInnen gering bleibt. Es können auch Angebote von Privatpersonen oder Vereinen integriert werden. Im nächsten Schritt werden ergänzende Angebote wie z.B. Gutscheine von dritten Plattformen integriert. Darüber hinaus wird lokalwirkt zu einer Matching-Plattform zwischen Lieferdiensten und Einzelhandel - inkl. Services wie einem offenen Routing, damit neuartige Lieferangebote wie Taxis oder Radfahrer schnell und effektiv Ware von einer Vielzahl an Geschäften transportieren können.</text:p>
          </table:table-cell>
          <table:table-cell/>
          <table:table-cell office:value-type="string" calcext:value-type="string">
            <text:p>Ernesto Ruge</text:p>
          </table:table-cell>
          <table:table-cell office:value-type="string" calcext:value-type="string">
            <text:p>https://drive.google.com/drive/folders/1VHxZ9KRV12Gd4GYfDnKbJsco5iyM8b60</text:p>
          </table:table-cell>
          <table:table-cell office:value-type="float" office:value="1593097332865" calcext:value-type="float">
            <text:p>1593097332865</text:p>
          </table:table-cell>
          <table:table-cell office:value-type="string" calcext:value-type="string">
            <text:p>activeUsers</text:p>
          </table:table-cell>
          <table:table-cell office:value-type="string" calcext:value-type="string">
            <text:p>active</text:p>
          </table:table-cell>
          <table:table-cell office:value-type="string" calcext:value-type="string">
            <text:p>Alle Daten gibt es unter freier Lizenz via öffentlicher API, und ich könnte mir gut vorstellen, dass das eine oder andere Projekt darauf aufbauen kann und mag.</text:p>
            <text:p/>
            <text:p>Wir suchen noch Entwickler für Front- und Backend (Python: Flask und React) sowie Designer.</text:p>
          </table:table-cell>
          <table:table-cell office:value-type="string" calcext:value-type="string">
            <text:p>GENERAL_PUBLIC</text:p>
          </table:table-cell>
          <table:table-cell office:value-type="string" calcext:value-type="string">
            <text:p>ENTERPRISE_SME</text:p>
          </table:table-cell>
          <table:table-cell office:value-type="string" calcext:value-type="string">
            <text:p>EMPLOYEES</text:p>
          </table:table-cell>
          <table:table-cell office:value-type="string" calcext:value-type="string">
            <text:p>SELR_EMPLOYED</text:p>
          </table:table-cell>
          <table:table-cell office:value-type="string" calcext:value-type="string">
            <text:p>Derzeit sind knapp 40 Gemeinden auf der Webseite integriert. Aktive Nutzung unterschiedlich. Due Nutzung ist unterschiedlich höngt stark von der medialen Werbung der örtlichen Kommune und Wirtschaftsfördering ab.</text:p>
          </table:table-cell>
          <table:table-cell office:value-type="string" calcext:value-type="string">
            <text:p>https://firebasestorage.googleapis.com/v0/b/corona-e5c0e.appspot.com/o/users%2F55uG4TWS3cZaNchE7auLCrWXiP12%2Flokalwirkt-logo-square.png?alt=media&amp;token=2a2632cd-4cd4-47ca-ae25-5a5f4d2917bf</text:p>
          </table:table-cell>
          <table:table-cell office:value-type="string" calcext:value-type="string">
            <text:p>COMPANY_CRISIS_MANAGEMENT</text:p>
          </table:table-cell>
          <table:table-cell office:value-type="float" office:value="1586841978899" calcext:value-type="float">
            <text:p>1586841978899</text:p>
          </table:table-cell>
          <table:table-cell office:value-type="string" calcext:value-type="string">
            <text:p>Deutschland</text:p>
          </table:table-cell>
          <table:table-cell office:value-type="string" calcext:value-type="string">
            <text:p>Zunächst geht lokalwirkt das Problem an, dass es zwar eine Vielzahl von Daten-Plattformen gibt, diese aber alle private, geschlossene Datensilos sind und eingegebene Daten nicht weiterverwendbar sind. Im Gegensatz dazu bieten wir einen freien Zugang via API inkl. allen Rohdaten an. lokalwirkt entlastet durch die Kooperation mit den Kommunen und Einzelhandelsverbänden die einzelnen Gewerbetreibenden, die für die Veröffentlichung Ihrer Angebote weder zahlen noch personelle Ressourcen für die Pflege bereitstellen müssen. Darüber hinaus möchte lokalwirkt das Problem lösen, dass eine Vielzahl neuer z.T. ehrenamtlicher Lieferdienste auf den Markt drängt, es aber keine guten, freien und von Vielen nutzbare Lösung für Lieferungs-Matching (zwischen Handel, Lieferdienst und Kunde), dies vor allem im ländlichen Raum auch über die Grenzen einer Kommune hinaus, gibt. Ein Shared-Delivery-Ansatz auf Basis freier Routingsoftware könnte über die Krise hinaus Logistik in der Innenstadt revolutionieren.</text:p>
          </table:table-cell>
          <table:table-cell table:number-columns-repeated="2"/>
          <table:table-cell office:value-type="string" calcext:value-type="string">
            <text:p>https://twitter.com/lokalwirkt</text:p>
          </table:table-cell>
          <table:table-cell table:number-columns-repeated="3"/>
          <table:table-cell office:value-type="string" calcext:value-type="string">
            <text:p>https://lokalwirkt.de/</text:p>
          </table:table-cell>
          <table:table-cell office:value-type="string" calcext:value-type="string">
            <text:p>ARTISTS</text:p>
          </table:table-cell>
          <table:table-cell office:value-type="string" calcext:value-type="string">
            <text:p>RETAIL</text:p>
          </table:table-cell>
          <table:table-cell table:number-columns-repeated="4"/>
        </table:table-row>
        <table:table-row table:style-name="ro5">
          <table:table-cell office:value-type="string" calcext:value-type="string">
            <text:p>Machbarschaft e.V.</text:p>
          </table:table-cell>
          <table:table-cell office:value-type="string" calcext:value-type="string">
            <text:p>U011MTUCCQM</text:p>
          </table:table-cell>
          <table:table-cell office:value-type="string" calcext:value-type="string">
            <text:p>https://twitter.com/machbarschaft_</text:p>
          </table:table-cell>
          <table:table-cell office:value-type="string" calcext:value-type="string">
            <text:p>Unsere App stellt das Bindeglied zwischen der jüngeren digital-native Generation und der älteren hilfsbedürftigen Generation dar. Hilfsbedürftige müssen lediglich einen Telefonanruf tätigen und genau abgefragte Informationen angeben. Das Telefonat mit dem Bot wird im Hintergrund verarbeitet und schließlich in Form von Aufträgen in unserer App dargestellt. Nun kommt die jüngere Generation ins Spiel. Das, sind die App-Benutzer, oder wie wir sie nennen, die Helfer (MACHBAR:INNEN). Sie wählen einen nahegelegenen Auftrag aus, kontaktieren die/den Hilfsbedürftige(n) telefonisch um die genaue Art und Größe der Erledigung zu vereinbaren. Der Helfer macht sich auf den Weg, besorgt die dringend benötigten Gegenstände und bringt diese zum Hilfsbedürftigen nach Hause. Die Geldübergabe erfolgt entweder vor oder nach dem Einkauf, je nach Vereinbarung. Um einen entsprechenden Infektionsschutz zu gewährleisten, wird das Geld in einem Umschlag verpackt und mit angemessenem Abstand übergeben.</text:p>
          </table:table-cell>
          <table:table-cell office:value-type="string" calcext:value-type="string">
            <text:p>https://www.youtube.com/watch?v=8YJ0I0dMmWg</text:p>
          </table:table-cell>
          <table:table-cell office:value-type="string" calcext:value-type="string">
            <text:p>hallo@machbarschaft.jetzt</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MACHBARSCHAFT verbindet Millionen Menschen ohne Internetzugang mit digital organisierten Nachbar:innen - schnell &amp; sicher mit automatisiertem Telefon-Service, künstlicher Intelligenz und Helfer-App.</text:p>
          </table:table-cell>
          <table:table-cell office:value-type="string" calcext:value-type="string">
            <text:p>Go29Q1wti7Mpe2bJ6wqBSu4iNH42</text:p>
          </table:table-cell>
          <table:table-cell office:value-type="string" calcext:value-type="string">
            <text:p>projects</text:p>
          </table:table-cell>
          <table:table-cell/>
          <table:table-cell office:value-type="string" calcext:value-type="string">
            <text:p>Go29Q1wti7Mpe2bJ6wqBSu4iNH42</text:p>
          </table:table-cell>
          <table:table-cell office:value-type="string" calcext:value-type="string">
            <text:p>https://machbarschaft.jetzt/</text:p>
          </table:table-cell>
          <table:table-cell office:value-type="string" calcext:value-type="string">
            <text:p>Manuela</text:p>
          </table:table-cell>
          <table:table-cell office:value-type="string" calcext:value-type="string">
            <text:p>Hilfesuchende jeder Art, vor allem Menschen ohne Zugang zu digitalen Lösungen. Zudem bieten wir uns als Digitalisierungsplattform für bereits existente und agierende Initiativen und Einrichtungen an.</text:p>
          </table:table-cell>
          <table:table-cell office:value-type="string" calcext:value-type="string">
            <text:p>Greipel</text:p>
          </table:table-cell>
          <table:table-cell office:value-type="string" calcext:value-type="string">
            <text:p>Machbarschaft ist eine Lösung, die eine Brücke zwischen der analogen und digitalen Welt schlägt. Sie verbindet Millionen Menschen ohne Internetzugang mit engagierten organisierten Nachbar:innen - schnell &amp; sicher mit automatisiertem Telefon-Service, KI und App. </text:p>
            <text:p>Zudem ist Machbarschaft e.V. eine Plattform für unterschiedliche Projekt eum die soziale Interaktion in der Nachbarschaft zu fördern. </text:p>
          </table:table-cell>
          <table:table-cell office:value-type="string" calcext:value-type="string">
            <text:p>Rewe-Lieferservice</text:p>
            <text:p>Nebenan.de</text:p>
            <text:p>Bringandring</text:p>
            <text:p>Zahlreiche lokale Einkaufshilfen wie die Einkaufshilfe Passau</text:p>
          </table:table-cell>
          <table:table-cell office:value-type="string" calcext:value-type="string">
            <text:p>Alexander Hodes</text:p>
          </table:table-cell>
          <table:table-cell office:value-type="string" calcext:value-type="string">
            <text:p>https://drive.google.com/drive/folders/1wIZLg4IdP6-l0HtXuMy8_F1Sz66iEsnd</text:p>
          </table:table-cell>
          <table:table-cell office:value-type="float" office:value="1600860499372" calcext:value-type="float">
            <text:p>1600860499372</text:p>
          </table:table-cell>
          <table:table-cell office:value-type="string" calcext:value-type="string">
            <text:p>prototypeIteration</text:p>
          </table:table-cell>
          <table:table-cell office:value-type="string" calcext:value-type="string">
            <text:p>active</text:p>
          </table:table-cell>
          <table:table-cell office:value-type="string" calcext:value-type="string">
            <text:p>Wir sind ein buntes Team mit verschiedensten Hintergründen aus dem kompletten Bundesgebiet. Aktuelle Koperationspartner sind das Fraunhofer Istitut (Integration einzelner Services in deren Plattform und Apps), sowie mit der Verband für Wohneigentum VWE, die LINGA, sowie der Landesseniorenrat und das Social Innovation Center aus Niedersachsen, für eine Pilotierung unserer Lösung in Niedersachsen.</text:p>
          </table:table-cell>
          <table:table-cell office:value-type="string" calcext:value-type="string">
            <text:p>RISKGROUP_ELDERLY</text:p>
          </table:table-cell>
          <table:table-cell office:value-type="string" calcext:value-type="string">
            <text:p>RISKGROUP_ILLNESSES</text:p>
          </table:table-cell>
          <table:table-cell office:value-type="string" calcext:value-type="string">
            <text:p>PEOPLE_SPECIAL_NEEDS</text:p>
          </table:table-cell>
          <table:table-cell office:value-type="string" calcext:value-type="string">
            <text:p>Aktuelle Koperationspartner sind das Fraunhofer Istitut (Integration einzelner Services in deren Plattform und Apps), sowie mit der Verband für Wohneigentum VWE, die LINGA, sowie der Landesseniorenrat und das Social Innovation Center aus Niedersachsen, für eine Pilotierung unserer Lösung in Niedersachsen. Nach einem ersten Konkreten Workshop im Raum des Piloten bereiten wir den Start vor.</text:p>
          </table:table-cell>
          <table:table-cell office:value-type="string" calcext:value-type="string">
            <text:p>https://firebasestorage.googleapis.com/v0/b/corona-e5c0e.appspot.com/o/users%2FGo29Q1wti7Mpe2bJ6wqBSu4iNH42%2FLogo-Black-CMYK-pos-RZ.png?alt=media&amp;token=623e8140-6198-420c-819d-22e55cb0457c</text:p>
          </table:table-cell>
          <table:table-cell office:value-type="string" calcext:value-type="string">
            <text:p>HELPERS_VOLUNTARY_WORK</text:p>
          </table:table-cell>
          <table:table-cell office:value-type="float" office:value="1586808258006" calcext:value-type="float">
            <text:p>1586808258006</text:p>
          </table:table-cell>
          <table:table-cell office:value-type="string" calcext:value-type="string">
            <text:p>Kassel</text:p>
          </table:table-cell>
          <table:table-cell office:value-type="string" calcext:value-type="string">
            <text:p>Wer nicht digital ist, ist abgeschnitten. Über 8 Millionen Menschen über 60 Jahre haben in Deutschland keinen Internetzugang. Durch ihren fehlenden Anschluss zur häufig digital organisierten Nachbarschaftshilfe befinden sie sich in einer drastische Versorgungslücke, die gerade in dieser lebensgefährlichen Krisenzeit von Corona geschlossen werden muss.</text:p>
          </table:table-cell>
          <table:table-cell office:value-type="string" calcext:value-type="string">
            <text:p>https://www.linkedin.com/company/machbarschaft/</text:p>
          </table:table-cell>
          <table:table-cell office:value-type="string" calcext:value-type="string">
            <text:p>Unser Produkt ermöglicht mit synergistischem Zusammenspiel von digital und analog (Telefonservice, Apps, Machbarschaftsbank), auf allen Plattformen Hilfegesuche aufzunehmen. Unsere Lösung kann so in bestehende Hilfsorganisationen integriert und personalisiert werden.</text:p>
            <text:p>Unser Team ist divers wie deine Nachbarschaft. vom Schüler bis zum erfahrenen Berater wollen wir Hilfe zur Hilfe leisten.</text:p>
          </table:table-cell>
          <table:table-cell office:value-type="float" office:value="1715257133" calcext:value-type="float">
            <text:p>1715257133</text:p>
          </table:table-cell>
          <table:table-cell office:value-type="string" calcext:value-type="string">
            <text:p>NEW_PRODUCTS_SERVICES</text:p>
          </table:table-cell>
          <table:table-cell office:value-type="string" calcext:value-type="string">
            <text:p>NEW_SKILLS</text:p>
          </table:table-cell>
          <table:table-cell table:number-columns-repeated="6"/>
        </table:table-row>
        <table:table-row table:style-name="ro3">
          <table:table-cell office:value-type="string" calcext:value-type="string">
            <text:p>Match4healthcare</text:p>
          </table:table-cell>
          <table:table-cell/>
          <table:table-cell office:value-type="string" calcext:value-type="string">
            <text:p>Der Glaube daran, dass Mitmenschen in Not helfen können, die Liebe zum Fach Medizin und der Zusammenhalt untereinander sind in den letzten Wochen und Monaten im Gesundheitswesen noch viel präsenter denn je.</text:p>
            <text:p/>
            <text:p>Gerade aus diesem Grund brauchen wir zur jetzigen Zeit eine einfache und vor allen Dingen eine effiziente Schnittstelle, zwischen den medizinischen Einrichtungen und Fachkräften. Eine Schnittstelle, die es ermöglicht, dass Hilfebietende und Hilfesuchende schnell und unkompliziert miteinander vernetzt werden.</text:p>
            <text:p/>
            <text:p>Die Plattform "match4healthcare" bietet die ideale Schnittstelle zur schnellen und effizienten Vernetzung eben dieser Parteien und bietet vor allem zu Zeiten wie jetzt die ideale Problemlösung.</text:p>
          </table:table-cell>
          <table:table-cell office:value-type="string" calcext:value-type="string">
            <text:p>jana@aulenkamp.net</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Wir haben eine bundesweite datensparsame Plattform entwickelt, die vor allem Studierende und Auszubildende aus den Gesundheitsfachberufen mit Gesundheitseinrichtungen, die Hilfe in Krisensituationen wie der Covid-19-Pandemie benötigen vernetzt.</text:p>
          </table:table-cell>
          <table:table-cell office:value-type="string" calcext:value-type="string">
            <text:p>GXh329dVgefWBB0hMssLCce0jkn2</text:p>
          </table:table-cell>
          <table:table-cell office:value-type="string" calcext:value-type="string">
            <text:p>projects</text:p>
          </table:table-cell>
          <table:table-cell/>
          <table:table-cell office:value-type="string" calcext:value-type="string">
            <text:p>GXh329dVgefWBB0hMssLCce0jkn2</text:p>
          </table:table-cell>
          <table:table-cell office:value-type="string" calcext:value-type="string">
            <text:p>Jana</text:p>
          </table:table-cell>
          <table:table-cell office:value-type="string" calcext:value-type="string">
            <text:p>Studierende und Auszubildende sowie alle Gesundheitseinrichtungen, die Hilfe benötigen</text:p>
          </table:table-cell>
          <table:table-cell office:value-type="string" calcext:value-type="string">
            <text:p>Aulenkamp</text:p>
          </table:table-cell>
          <table:table-cell office:value-type="string" calcext:value-type="string">
            <text:p>Match4healthcare ist eine effiziente Webplattform für die Vernetzung von Helfenden mit hilfesuchenden Gesundheitseinrichtungen im Rahmen der Coronapandemie in Deutschland und Österreich. Hierfür stellen Gesundheitsfachberufe und die, die sich noch in Ausbildung/Studium befinden, in unserem Portal ihre Informationen <text:s/>zur Verfügung. Die Institutionen können auf dieser Basis mit wenigen Klicks passende Helfende finden und direkt über unsere Plattform per Mail kontaktieren. Oberste Priorität hat der Datenschutz - so werden zum Beispiel nie persönliche Kontaktdaten auf der Plattform angezeigt und die Kommunikation läuft direkt über unsere Plattform ab. Berufsgruppen- und einrichtungsübergreifend bringen wir die Vielzahl an freiwillig Helfenden gezielt dorthin, wo Hilfe in der aktuellen Situation benötigt wird. Es sind bereits 10.000 Helfende registriert.</text:p>
          </table:table-cell>
          <table:table-cell office:value-type="string" calcext:value-type="string">
            <text:p>SediDoc, Steigbügel, wirwollenhelfen</text:p>
          </table:table-cell>
          <table:table-cell office:value-type="string" calcext:value-type="string">
            <text:p>Jana Aulenkamp</text:p>
          </table:table-cell>
          <table:table-cell office:value-type="string" calcext:value-type="string">
            <text:p>https://drive.google.com/drive/folders/1IJDtvPBHk96p02tF7qFFE3xYH_lLVhol</text:p>
          </table:table-cell>
          <table:table-cell office:value-type="float" office:value="1593523899766" calcext:value-type="float">
            <text:p>1593523899766</text:p>
          </table:table-cell>
          <table:table-cell office:value-type="string" calcext:value-type="string">
            <text:p>widespreadUsage</text:p>
          </table:table-cell>
          <table:table-cell office:value-type="string" calcext:value-type="string">
            <text:p>active</text:p>
          </table:table-cell>
          <table:table-cell office:value-type="string" calcext:value-type="string">
            <text:p>Wir sind bereits Online=)</text:p>
          </table:table-cell>
          <table:table-cell office:value-type="string" calcext:value-type="string">
            <text:p>MEDICAL_STAFF</text:p>
          </table:table-cell>
          <table:table-cell office:value-type="string" calcext:value-type="string">
            <text:p>ADMINISTRATION_PUBLIC_SERVICE</text:p>
          </table:table-cell>
          <table:table-cell table:number-columns-repeated="2"/>
          <table:table-cell office:value-type="string" calcext:value-type="string">
            <text:p>Wir sind kurz nach dem Hackathon online gegangen und konnten schnell über 10.000 registrierte Helfende verzeichnen. Die meisten von Ihnen sind Medizinstudierende aber auch 500 Ärztinnen und Ärzte sowie 500 Medizinische Fachangestellte haben sich registriert. Auf der anderen Seite haben sich bis jetzt 150 Einrichtungen angemeldet, die über 1000 Anfragen über unser System geschickt haben. Nun bekommen wir die Förderung vom BMBF über den Prototypefund, sodass wir unsere Lösung nachhaltig weiterentwickeln können.</text:p>
          </table:table-cell>
          <table:table-cell office:value-type="string" calcext:value-type="string">
            <text:p>https://firebasestorage.googleapis.com/v0/b/corona-e5c0e.appspot.com/o/users%2FGXh329dVgefWBB0hMssLCce0jkn2%2Fimage0.png?alt=media&amp;token=559b6b6a-29f7-44cb-bc18-7c0b37ab7a77</text:p>
          </table:table-cell>
          <table:table-cell office:value-type="string" calcext:value-type="string">
            <text:p>MEDICAL_CARE_TREATMENT</text:p>
          </table:table-cell>
          <table:table-cell office:value-type="float" office:value="1586856812503" calcext:value-type="float">
            <text:p>1586856812503</text:p>
          </table:table-cell>
          <table:table-cell/>
          <table:table-cell office:value-type="string" calcext:value-type="string">
            <text:p>Während der Coronapandamie müssen viele Gesundheitseinrichtungen ihr Personal aufstocken. In diesem Rahmen wurde der Einsatz von Medizinstudierenden auch von Herrn Minister Spahn aufgegriffen. Viele Institutionen versuchen über eigene Portale und Formulare die Studierenden zu erreichen, überall entstehen Insellösungen. Zusätzlich befinden sich viele Studierende sich aktuell an anderen Orten als dem ihrer Universität, der Prozess ist oft ineffizient und von Kommunikationshürden geprägt. Einrichtungen ohne direkten Bezug zu Unikliniken wie periphere Krankenhäuser, Pflegeheime oder Arztpraxen haben es schwer, passende Helfende zu erreichen und die Suche kostet viele Ressourcen. Darüber hinaus sind weitere Gesundheitsberufe bisher kaum in die bestehenden Plattformen miteinbezogen.</text:p>
          </table:table-cell>
          <table:table-cell office:value-type="string" calcext:value-type="string">
            <text:p>https://www.linkedin.com/in/jana-aulenkamp/</text:p>
          </table:table-cell>
          <table:table-cell office:value-type="string" calcext:value-type="string">
            <text:p>Wir arbeiten ehrenamtlich, mit den Studierenden, Fachschaften, Universitäten und Ärzteverbänden zusammen. Wir erreichen über unsere Kanäle sehr schnell viele Helfenden, die sonst noch nicht in der Versorgung gebunden sind aber med. Erfahrung haben.</text:p>
          </table:table-cell>
          <table:table-cell office:value-type="string" calcext:value-type="string">
            <text:p>match4health_</text:p>
          </table:table-cell>
          <table:table-cell table:number-columns-repeated="3"/>
          <table:table-cell office:value-type="string" calcext:value-type="string">
            <text:p>match4healthcare.de</text:p>
          </table:table-cell>
          <table:table-cell table:number-columns-repeated="6"/>
        </table:table-row>
        <table:table-row table:style-name="ro9">
          <table:table-cell office:value-type="string" calcext:value-type="string">
            <text:p>Mein E-Rezept</text:p>
          </table:table-cell>
          <table:table-cell office:value-type="string" calcext:value-type="string">
            <text:p>UBYFQSQLT</text:p>
          </table:table-cell>
          <table:table-cell office:value-type="string" calcext:value-type="string">
            <text:p>Für Patienten, die neue Rezepte brauchen, sind Arztbesuche aufgrund der Ansteckungsgefahr ein Risiko. E-Rezept digitalisiert diesen Prozess: Anruf beim Arzt, Digitales Rezept, Einreichung in Apotheke.</text:p>
          </table:table-cell>
          <table:table-cell office:value-type="string" calcext:value-type="string">
            <text:p>carsten.stoecker@spherity.com</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Für Patienten, die neue Rezepte brauchen, sind Arztbesuche aufgrund der Ansteckungsgefahr ein Risiko. E-Rezept digitalisiert diesen Prozess: Anruf beim Arzt, Digitales Rezept, Einreichung in Apotheke.</text:p>
          </table:table-cell>
          <table:table-cell office:value-type="string" calcext:value-type="string">
            <text:p>2ATefpCLNRVTygm5rMjGRP1d3oP2</text:p>
          </table:table-cell>
          <table:table-cell office:value-type="string" calcext:value-type="string">
            <text:p>projects</text:p>
          </table:table-cell>
          <table:table-cell/>
          <table:table-cell office:value-type="string" calcext:value-type="string">
            <text:p>2ATefpCLNRVTygm5rMjGRP1d3oP2</text:p>
          </table:table-cell>
          <table:table-cell office:value-type="string" calcext:value-type="string">
            <text:p>Carsten</text:p>
          </table:table-cell>
          <table:table-cell office:value-type="string" calcext:value-type="string">
            <text:p>Erhalt, Verwendung und Bearbeitung digitaler Rezepte: Patienten und Apotheker</text:p>
            <text:p/>
            <text:p>Stärkung Patientenrechte bzgl. Ihrer Daten und Verbesserung der Effizienz digitaler Systemlösungen im Gesundheitswesen.</text:p>
          </table:table-cell>
          <table:table-cell office:value-type="string" calcext:value-type="string">
            <text:p>Stöcker</text:p>
          </table:table-cell>
          <table:table-cell office:value-type="string" calcext:value-type="string">
            <text:p>Sichere digitale Identitäten sind im Gesundheitswesen für eine breite Nutzung nicht verfügbar („Flickenteppich“). Da sichere, portable Identitäten notwendige Voraussetzungen für reibungslose E Health Anwendungen sind, ist dies ein wesentlicher Roadblocker</text:p>
            <text:p/>
            <text:p>Dabei sind sichere digitale Identitäten gleichermaßen für Patienten , Healthcare Professionals und Institutionen im Gesundheitswesen notwendig.</text:p>
            <text:p/>
            <text:p>Wichtige Anforderungen sind</text:p>
            <text:p>– DSGVO konforme Identifikatoren</text:p>
            <text:p>– DSGVO konforme Verarbeitung von Patienten-Daten sowie Stärkung der Betroffenenrechte</text:p>
            <text:p>– Interoperabilität und Datenportabilität für das Zusammenspiel mit verschiedenen E-Health Anwendungen </text:p>
            <text:p>– Diskriminierungsfreier Zugang zum Gesundheitsmarkt durch offene und sichere Protokolle</text:p>
            <text:p/>
            <text:p>Durch einen dezentralen Ansatz für das Management von Patientendaten, können rechtliche Anforderungen an Datenschutz erfüllt, Patientenrechte gestärkt und die Effizienz digitaler Systemlösungen signifikant verbessert werden.</text:p>
            <text:p/>
            <text:p>Wir denken die Prozesse für das E-Rezept konsequent vom Patient aus.</text:p>
            <text:p/>
            <text:p>Wir schlagen vor, dezentrale Technologie in Kombination mit zentralen Systemen – wie z.B. Gematik Infrastruktur und Systemen der Krankenversicherungen – für Ausstellung und Speicherung von Zertifikaten zu nutzen (Hybrid-Architektur).</text:p>
            <text:p/>
            <text:p>Das vorgeschlagene Hybrid-System hat Ähnlichkeiten zu den dezentralen Ansätzen rund um ePA und Corona Tracking App.</text:p>
            <text:p/>
            <text:p>In der Pharmaindustrie werden solche Hybrid-Systeme in ersten Produktivlösungen in Betrieb genommen. In Kombination mit sehr sicherem Schlüsselmanagement erfüllen diese Systeme BSI Sicherheitsanforderungen für E-Health Anwendungen.</text:p>
            <text:p/>
          </table:table-cell>
          <table:table-cell office:value-type="string" calcext:value-type="string">
            <text:p>Gematik, DocMorris, Noventi, CGM; wir sind in Kontakt mit DocMorris und Noventi</text:p>
          </table:table-cell>
          <table:table-cell office:value-type="string" calcext:value-type="string">
            <text:p>Carsten Stöcker</text:p>
          </table:table-cell>
          <table:table-cell office:value-type="string" calcext:value-type="string">
            <text:p>https://drive.google.com/drive/folders/1gIyT7oO_t_lcWN0aGKWl1tvzG3Re7Nj5</text:p>
          </table:table-cell>
          <table:table-cell office:value-type="float" office:value="1593592935784" calcext:value-type="float">
            <text:p>1593592935784</text:p>
          </table:table-cell>
          <table:table-cell office:value-type="string" calcext:value-type="string">
            <text:p>prototypeIteration</text:p>
          </table:table-cell>
          <table:table-cell office:value-type="string" calcext:value-type="string">
            <text:p>active</text:p>
          </table:table-cell>
          <table:table-cell/>
          <table:table-cell office:value-type="string" calcext:value-type="string">
            <text:p>GENERAL_PUBLIC</text:p>
          </table:table-cell>
          <table:table-cell table:number-columns-repeated="3"/>
          <table:table-cell office:value-type="string" calcext:value-type="string">
            <text:p>Wir haben eine funktionierende E-Rezept Prototyp-Lösung. </text:p>
            <text:p/>
            <text:p>Wir vertiefen gerade Partnerschaften mit mehreren Online-Apotheken, einem Ärzteverband, Krankenversicherungen sowie GKV-Spitzenverband, um die Lösung von einem Prototypen in eine produktive Anwendung zu überführen. </text:p>
            <text:p/>
            <text:p>Wir haben das Ziel mit unseren Partnern in den kommenden Monaten 100.000+ Patienten auf unsere Lösung zu bringen.</text:p>
            <text:p/>
            <text:p>Zu diesem Zweck lassen wir uns auch ISO 27001 zertifizieren und analysieren Anforderungen des BSI an die Sicherheitsarchitektur für eine operativen Umsetzung des E-Rezeptes. </text:p>
            <text:p/>
            <text:p>Zudem haben wir einen Hybrid-Ansatz entwickelt, der es ermöglicht unsere Lösung mit zentralen Komponenten wie der Gematik TI sowie Systemen von Ärzten und Apothekern sehr effizient zu kombinieren. </text:p>
            <text:p/>
            <text:p>Mit unseren Partnern bewerten wir die Wirtschaftlichkeit unserer Lösung für E-Rezept und weitere Anwendungspotentiale wie ePA und Telemedizin. </text:p>
            <text:p/>
            <text:p>Mit dem GKV Spitzenverband sind wir im Kontakt zu den speziellen Fragen rund um digitale Identität und Authentifizierung im Bereich Telemedizin. </text:p>
            <text:p/>
            <text:p>Die Technologie wird bereits in der Pharmaindustrie angewendet und erfüllt die notwendigen Voraussetzungen bzgl. Compliance und Security.</text:p>
          </table:table-cell>
          <table:table-cell office:value-type="string" calcext:value-type="string">
            <text:p>https://firebasestorage.googleapis.com/v0/b/corona-e5c0e.appspot.com/o/users%2F2ATefpCLNRVTygm5rMjGRP1d3oP2%2FCarsten%20Swimming.jpg?alt=media&amp;token=e4b50452-d70f-4bf2-b9a0-cd593110ed31</text:p>
          </table:table-cell>
          <table:table-cell office:value-type="string" calcext:value-type="string">
            <text:p>MEDICAL_CARE_TREATMENT</text:p>
          </table:table-cell>
          <table:table-cell office:value-type="float" office:value="1587129954208" calcext:value-type="float">
            <text:p>1587129954208</text:p>
          </table:table-cell>
          <table:table-cell office:value-type="string" calcext:value-type="string">
            <text:p>Dortmund/Düsseldorf</text:p>
          </table:table-cell>
          <table:table-cell office:value-type="string" calcext:value-type="string">
            <text:p>Aufgrund der hohen Ansteckungsgefahr für chronisch kranke und alte Patienten oder auch für normale Patienten, die ein neues Rezept brauchen, ist jeder Arztbesuch ein Risiko für Patienten, Mitarbeiter der Praxis und den Arzt. <text:s/>In vielen Fällen geht es um die Neuausstellung eines Rezeptes zur Behandlung einer bekannten Krankheit. Diese Neuausstellung kann auch telefonisch - oder später auch per Video- oder Online-Sprechstunde - veranlasst und vom Arzt überprüft werden kann.</text:p>
          </table:table-cell>
          <table:table-cell office:value-type="string" calcext:value-type="string">
            <text:p>https://www.linkedin.com/in/carsten-stoecker-1145871/</text:p>
          </table:table-cell>
          <table:table-cell office:value-type="string" calcext:value-type="string">
            <text:p>Patient hat Kontrolle über seine Daten. Einfachheit der Integration in bestehende Systeme. Interoperabilität und Portabilität der Lösung, damit beliebige Akteure Vertrauen auf Basis verifizierbarer Zertifikate untereinander aufbauen können. Netzwerkeffekte ohn zentrale Plattform.</text:p>
          </table:table-cell>
          <table:table-cell office:value-type="string" calcext:value-type="string">
            <text:p>https://twitter.com/spherityproject</text:p>
          </table:table-cell>
          <table:table-cell office:value-type="string" calcext:value-type="string">
            <text:p>https://vimeo.com/399664922</text:p>
          </table:table-cell>
          <table:table-cell table:number-columns-repeated="2"/>
          <table:table-cell office:value-type="string" calcext:value-type="string">
            <text:p>www.spherity.com</text:p>
          </table:table-cell>
          <table:table-cell table:number-columns-repeated="6"/>
        </table:table-row>
        <table:table-row table:style-name="ro5">
          <table:table-cell office:value-type="string" calcext:value-type="string">
            <text:p>meinegemeinde.digital</text:p>
          </table:table-cell>
          <table:table-cell office:value-type="string" calcext:value-type="string">
            <text:p>U011PR01WMP</text:p>
          </table:table-cell>
          <table:table-cell office:value-type="string" calcext:value-type="string">
            <text:p>https://twitter.com/meinegemeinde</text:p>
          </table:table-cell>
          <table:table-cell office:value-type="string" calcext:value-type="string">
            <text:p>Wir möchten Gemeinden jeglicher Konfession eine Möglichkeit geben, in Zeiten von Corona und darüber hinaus weiterhin dem einzelnen Mitglied Rückhalt und Gemeinschaft zu bieten. Dazu schaffen wir eine Plattform, über die Gläubige mit ihrer Gemeinde in Kontakt bleiben können. Soziale Isolation gehört damit dank Digitalisierung der Vergangenheit an.</text:p>
            <text:p>Der Fokus liegt auf einer einfachen und intuitiven Bedienung, damit auch technisch weniger erfahrene Menschen problemlos teilnehmen können.</text:p>
            <text:p>Wesentliche Bestandteile zum Praktizieren des Glaubens wie z.B. Gebete, Bibel-/Koranstunden oder Predigten, können angeboten werden. Die Inhalte werden von Gemeindeleiter:in (Imam, Pfarrer:in, Rabbiner) individuell erstellt. Der direkte und private Kontakt zum:zur Gemeindeleiter:in gewährleistet weiterhin die persönliche Seelsorge.</text:p>
          </table:table-cell>
          <table:table-cell office:value-type="string" calcext:value-type="string">
            <text:p>https://youtu.be/CdVO42voUVc</text:p>
          </table:table-cell>
          <table:table-cell office:value-type="string" calcext:value-type="string">
            <text:p>mm@meinegemeinde.digital</text:p>
          </table:table-cell>
          <table:table-cell office:value-type="string" calcext:value-type="string">
            <text:p>NEW_SKILLS</text:p>
          </table:table-cell>
          <table:table-cell office:value-type="string" calcext:value-type="string">
            <text:p>wirvsvirus</text:p>
          </table:table-cell>
          <table:table-cell office:value-type="string" calcext:value-type="string">
            <text:p>meinegemeinde.digital digitalisiert mit einer intuitiven Plattform das Gemeindeleben von Kirchen/Moscheen/Synagogen und hilft Gläubigen weiterhin Teil ihrer individuellen Religionsgemeinschaft zu sein</text:p>
          </table:table-cell>
          <table:table-cell office:value-type="string" calcext:value-type="string">
            <text:p>JJTxjNDTpwPhAl8Od4ryiRwJ5Mf2</text:p>
          </table:table-cell>
          <table:table-cell office:value-type="string" calcext:value-type="string">
            <text:p>projects</text:p>
          </table:table-cell>
          <table:table-cell/>
          <table:table-cell office:value-type="string" calcext:value-type="string">
            <text:p>JJTxjNDTpwPhAl8Od4ryiRwJ5Mf2</text:p>
          </table:table-cell>
          <table:table-cell office:value-type="string" calcext:value-type="string">
            <text:p>https://meinegemeinde.digital</text:p>
          </table:table-cell>
          <table:table-cell office:value-type="string" calcext:value-type="string">
            <text:p>Maximilian</text:p>
          </table:table-cell>
          <table:table-cell office:value-type="string" calcext:value-type="string">
            <text:p>Unsere Nutzer sind Gläubige aller Religionen, die weiter mit ihrer Gemeinde verbunden bleiben wollen, sowie Gemeindeleiter, die mit der Plattform ein starkes Tool zur Gemeinschaftsförderung erhalten</text:p>
          </table:table-cell>
          <table:table-cell office:value-type="string" calcext:value-type="string">
            <text:p>Mayer</text:p>
          </table:table-cell>
          <table:table-cell office:value-type="string" calcext:value-type="string">
            <text:p>meinegemeinde.digital bietet eine Möglichkeit, das persönliche Gemeindeleben zu digitalisieren. Dabei sind uns zwei Aspekte besonders wichtig: Individualität der Gemeinde und intuitive Nutzung. </text:p>
            <text:p>Wir ermöglichen ein gemeindespezifisches Angebot - gebündelt mit einem einfachem Bedienkonzept für alle Nutzer*innen. Die Inhalte kommen dabei aus der Gemeinde und richten sich speziell an die Gemeinde.</text:p>
          </table:table-cell>
          <table:table-cell office:value-type="string" calcext:value-type="string">
            <text:p>- Communi App</text:p>
          </table:table-cell>
          <table:table-cell office:value-type="string" calcext:value-type="string">
            <text:p>Maximilian Mayer</text:p>
          </table:table-cell>
          <table:table-cell office:value-type="string" calcext:value-type="string">
            <text:p>https://drive.google.com/drive/folders/1iQjkTpKPoFdflJxWFnWxxJie4kzeTW8j</text:p>
          </table:table-cell>
          <table:table-cell office:value-type="float" office:value="1607791111327" calcext:value-type="float">
            <text:p>1607791111327</text:p>
          </table:table-cell>
          <table:table-cell office:value-type="string" calcext:value-type="string">
            <text:p>widespreadUsage</text:p>
          </table:table-cell>
          <table:table-cell office:value-type="string" calcext:value-type="string">
            <text:p>active</text:p>
          </table:table-cell>
          <table:table-cell office:value-type="string" calcext:value-type="string">
            <text:p>Plattform befindet sich aktuell in der Beta-Phase mit mittlerweile circa 50 Gemeinden in Deutschland, Österreich, der Schweiz und Spanien. Wir freuen uns über weitere Kontakte zu neuen Gemeinden und Interessierten! Schreibt uns gerne :)</text:p>
          </table:table-cell>
          <table:table-cell office:value-type="string" calcext:value-type="string">
            <text:p>RISKGROUP_ELDERLY</text:p>
          </table:table-cell>
          <table:table-cell office:value-type="string" calcext:value-type="string">
            <text:p>FAMILIES_CHILDREN</text:p>
          </table:table-cell>
          <table:table-cell office:value-type="string" calcext:value-type="string">
            <text:p>GENERAL_PUBLIC</text:p>
          </table:table-cell>
          <table:table-cell office:value-type="string" calcext:value-type="string">
            <text:p>Die App wird stetig weiterentwickelt, ist aber bereits nutzbar und wird in rund 50 Gemeinden mit über 10.000 Nutzer:innen genutzt (Stand Dez. 2020).</text:p>
          </table:table-cell>
          <table:table-cell office:value-type="string" calcext:value-type="string">
            <text:p>https://firebasestorage.googleapis.com/v0/b/corona-e5c0e.appspot.com/o/users%2FJJTxjNDTpwPhAl8Od4ryiRwJ5Mf2%2Flogo_192x.png?alt=media&amp;token=35011187-ceda-49da-97e7-00d6313a777a</text:p>
          </table:table-cell>
          <table:table-cell office:value-type="string" calcext:value-type="string">
            <text:p>PUBLIC_LIFE</text:p>
          </table:table-cell>
          <table:table-cell office:value-type="float" office:value="1586895626182" calcext:value-type="float">
            <text:p>1586895626182</text:p>
          </table:table-cell>
          <table:table-cell office:value-type="string" calcext:value-type="string">
            <text:p>Nürnberg</text:p>
          </table:table-cell>
          <table:table-cell office:value-type="string" calcext:value-type="string">
            <text:p>Aktuell können Gottesdienste und religiöse Zusammenkünfte nicht im gewohnten Rahmen stattfinden. Gottesdienste werden zwar digital übertragen, jedoch können Gläubige die Gemeinschaft, Seelsorge und spirituelle Angebote nicht mehr im gewohnten Umfang erhalten. </text:p>
            <text:p>Langfristig streben viele Gemeinden eine Digitalisierung ihres Angebots an, um Mitglieder zeitgemäß und individuell versorgen.</text:p>
          </table:table-cell>
          <table:table-cell office:value-type="string" calcext:value-type="string">
            <text:p>https://www.linkedin.com/company/meinegemeinde-digital/</text:p>
          </table:table-cell>
          <table:table-cell office:value-type="string" calcext:value-type="string">
            <text:p>- Einfache Bedienung, somit auch für alle Nutzer einfach handhabbar</text:p>
            <text:p>- Schnellere Reaktion auf Entwicklungsanforderungen</text:p>
            <text:p>- Support rund um die Gemeinde-App</text:p>
            <text:p>- Weitreichende Möglichkeit für Gemeindeleiter, die Plattform individuell zu gestalten, somit erhält jeder seine "eigene" App</text:p>
          </table:table-cell>
          <table:table-cell office:value-type="string" calcext:value-type="string">
            <text:p>+49 171 6847998</text:p>
          </table:table-cell>
          <table:table-cell office:value-type="string" calcext:value-type="string">
            <text:p>PROCESS_REDESIGN</text:p>
          </table:table-cell>
          <table:table-cell office:value-type="string" calcext:value-type="string">
            <text:p>NEW_PRODUCTS_SERVICES</text:p>
          </table:table-cell>
          <table:table-cell table:number-columns-repeated="6"/>
        </table:table-row>
        <table:table-row table:style-name="ro4">
          <table:table-cell office:value-type="string" calcext:value-type="string">
            <text:p>Membrs App</text:p>
          </table:table-cell>
          <table:table-cell office:value-type="string" calcext:value-type="string">
            <text:p>U011L9QCRHB</text:p>
          </table:table-cell>
          <table:table-cell office:value-type="string" calcext:value-type="string">
            <text:p>https://twitter.com/membrsde</text:p>
          </table:table-cell>
          <table:table-cell office:value-type="string" calcext:value-type="string">
            <text:p>Membrs belohnt die Menschen für Ihre Spende!</text:p>
            <text:p>Das Prinzip ist simpel und clever. Die regionalen Händler und Dienstleister geben den Usern von Membrs immer Benefits und Rabatte. Dafür kaufen die User ein Jahresticket für derzeit 12 €. Davon gehen 50% an einen Händler der Wahl als finanzielle Unterstützung. Wir spenden unsere Gewinne an lokale soziale Projekte weiter. Dieser Ansatz hilft den Unternehmen immer und nicht nur während der Krise.</text:p>
          </table:table-cell>
          <table:table-cell office:value-type="string" calcext:value-type="string">
            <text:p>https://www.youtube.com/watch?v=bTxVVNYfqKY</text:p>
          </table:table-cell>
          <table:table-cell office:value-type="string" calcext:value-type="string">
            <text:p>vahid@membrs.de</text:p>
          </table:table-cell>
          <table:table-cell office:value-type="string" calcext:value-type="string">
            <text:p>FINANCIAL_SUPPORT</text:p>
          </table:table-cell>
          <table:table-cell office:value-type="string" calcext:value-type="string">
            <text:p>wirvsvirus</text:p>
          </table:table-cell>
          <table:table-cell office:value-type="string" calcext:value-type="string">
            <text:p>Membrs unterstützt Händler, Gastronomen und soziale Projekte. Reward people for Donation</text:p>
          </table:table-cell>
          <table:table-cell office:value-type="string" calcext:value-type="string">
            <text:p>R5DvYlOQ6nVh6HgvMfoLKa6oIZH3</text:p>
          </table:table-cell>
          <table:table-cell office:value-type="string" calcext:value-type="string">
            <text:p>projects</text:p>
          </table:table-cell>
          <table:table-cell/>
          <table:table-cell office:value-type="string" calcext:value-type="string">
            <text:p>R5DvYlOQ6nVh6HgvMfoLKa6oIZH3</text:p>
          </table:table-cell>
          <table:table-cell office:value-type="string" calcext:value-type="string">
            <text:p>https://membrs.de/</text:p>
          </table:table-cell>
          <table:table-cell office:value-type="string" calcext:value-type="string">
            <text:p>Vahid</text:p>
          </table:table-cell>
          <table:table-cell office:value-type="string" calcext:value-type="string">
            <text:p>regionale Händler, lokale soziale Projekte und Endkunden</text:p>
          </table:table-cell>
          <table:table-cell office:value-type="string" calcext:value-type="string">
            <text:p>Matein</text:p>
          </table:table-cell>
          <table:table-cell office:value-type="string" calcext:value-type="string">
            <text:p>Regionale Händler und Dienstleister belohnen die User(Membr) mit Benefits und Rabatten. Die Membr kaufen ein Jahresticket für derzeit 12€. Sie können aber auch freiwillig mehr bezahlen. Davon geht die Hälfte als Unterstützung an ein Partnerunternehmen der Wahl. Unsere Gewinne spenden wir an lokale soziale Projekte weiter. Das Konzept ist ein solidarischer und altruistischer Ansatz.</text:p>
          </table:table-cell>
          <table:table-cell office:value-type="string" calcext:value-type="string">
            <text:p>Membrs ist eine Kombination aus Crowdfunding, lokale Plattform und Spendenportal. Einen direkten Mitbewerber gibt es nicht. Findeling, nebenan.de, Startnext, Groupon und betterplace.</text:p>
          </table:table-cell>
          <table:table-cell office:value-type="string" calcext:value-type="string">
            <text:p>Vahid Matein</text:p>
          </table:table-cell>
          <table:table-cell office:value-type="string" calcext:value-type="string">
            <text:p>https://drive.google.com/drive/folders/1sl3Eik8DWmAgou7f1Hl8syb2sKdmbj-e</text:p>
          </table:table-cell>
          <table:table-cell office:value-type="float" office:value="1605200032030" calcext:value-type="float">
            <text:p>1605200032030</text:p>
          </table:table-cell>
          <table:table-cell office:value-type="string" calcext:value-type="string">
            <text:p>activeUsers</text:p>
          </table:table-cell>
          <table:table-cell office:value-type="string" calcext:value-type="string">
            <text:p>active</text:p>
          </table:table-cell>
          <table:table-cell office:value-type="string" calcext:value-type="string">
            <text:p>Wir sind Yvonne und Vahid Matein, ein echtes Familienunternehmen. Das Konzept von Membrs ist ein völlig anderer Ansatz. Unsere App läuft einwandfrei und hier in Hamburg sind wir auch schon ziemlich weit. Unsere nächsten Features sind Video Content, Gutscheinverkauf und Link zum Onlineshop. <text:s/>Wir sind grundsätzlich offen für Kooperationen und würden gerne Ressourcen bündeln. </text:p>
          </table:table-cell>
          <table:table-cell office:value-type="string" calcext:value-type="string">
            <text:p>RETAIL</text:p>
          </table:table-cell>
          <table:table-cell office:value-type="string" calcext:value-type="string">
            <text:p>ENTERPRISE_SME</text:p>
          </table:table-cell>
          <table:table-cell office:value-type="string" calcext:value-type="string">
            <text:p>GENERAL_PUBLIC</text:p>
          </table:table-cell>
          <table:table-cell office:value-type="string" calcext:value-type="string">
            <text:p>Membrs hat derzeit ca 500 User und 130 Kooperationspartner in Hamburg. Wir suchen nach einem strategischen Partner mit Expertise in Marketing und Branding.</text:p>
          </table:table-cell>
          <table:table-cell office:value-type="string" calcext:value-type="string">
            <text:p>https://firebasestorage.googleapis.com/v0/b/corona-e5c0e.appspot.com/o/users%2FR5DvYlOQ6nVh6HgvMfoLKa6oIZH3%2F8A1B5819-480B-40CD-8962-F75673677845.png?alt=media&amp;token=635264d4-f7af-45d5-809c-11de2d3643e2</text:p>
          </table:table-cell>
          <table:table-cell office:value-type="string" calcext:value-type="string">
            <text:p>COMPANY_CRISIS_MANAGEMENT</text:p>
          </table:table-cell>
          <table:table-cell office:value-type="float" office:value="1586857885484" calcext:value-type="float">
            <text:p>1586857885484</text:p>
          </table:table-cell>
          <table:table-cell office:value-type="string" calcext:value-type="string">
            <text:p>Hamburg</text:p>
          </table:table-cell>
          <table:table-cell office:value-type="string" calcext:value-type="string">
            <text:p>Sowohl KMUs als auch kleine NGOs sind auf finanzielle Unterstützung angewiesen. Die Gastronomie leidet besonders hart. Gutschein Portale verschieben das Problem nur in die Zeit nach Corona. NGOs sind derzeit fast garnicht berücksichtigt bei den Unterstützungsangeboten.</text:p>
          </table:table-cell>
          <table:table-cell office:value-type="string" calcext:value-type="string">
            <text:p>https://www.linkedin.com/in/vahid-matein-8a0b25173/</text:p>
          </table:table-cell>
          <table:table-cell office:value-type="string" calcext:value-type="string">
            <text:p>Die Kombination aus den verschiedenen Ansätzen. Wir erzeugen eine Win Win Win Situation für Konsumenten, Händler und soziale Projekte. Unsere User zahlen gerne für ein Soliticket, weil es transparent, datenlos und solidarisch ist.</text:p>
          </table:table-cell>
          <table:table-cell office:value-type="float" office:value="4917624057406" calcext:value-type="float">
            <text:p>4917624057406</text:p>
          </table:table-cell>
          <table:table-cell office:value-type="string" calcext:value-type="string">
            <text:p>NEW_SKILLS</text:p>
          </table:table-cell>
          <table:table-cell office:value-type="string" calcext:value-type="string">
            <text:p>NEW_PRODUCTS_SERVICES</text:p>
          </table:table-cell>
          <table:table-cell table:number-columns-repeated="6"/>
        </table:table-row>
        <table:table-row table:style-name="ro2">
          <table:table-cell office:value-type="string" calcext:value-type="string">
            <text:p>MentalMentor</text:p>
          </table:table-cell>
          <table:table-cell office:value-type="string" calcext:value-type="string">
            <text:p>U011RRHARFT</text:p>
          </table:table-cell>
          <table:table-cell office:value-type="string" calcext:value-type="string">
            <text:p>https://twitter.com/_mental_mentor</text:p>
          </table:table-cell>
          <table:table-cell office:value-type="string" calcext:value-type="string">
            <text:p>MentalMentor ist die zentrale und unabhängige Anlaufstelle, um psychischen Belastungen in der Corona-Krise und darüber hinaus sowohl niedrigschwellig als auch qualitativ hochwertig zu begegnen. Diese webbasierte Plattform soll die Vielzahl an Informationen und Initiativen zur mentalen Gesundheit bündeln und so ein Angebot schaffen, das von psychotherapeutischen Sprechstunden (online und telefonisch) über Selbsthilfeangebote (Gruppen und Peer-to-Peer) bis hin zur psychischen Gesundheitsförderung reicht. MentalMentor zeichnet besonders aus, dass unsere User basierend auf einem wissenschaftlich validierten Fragebogen individualisierte Informationen und Angebote zur Förderung der psychischen Gesundheit erhalten, sich jedoch ebenso eigenständig Informationen und Angebote heraussuchen können. MentalMentor richtet sich einerseits an Personen mit bestehender Belastung und andererseits an solche, die präventiv ihre mentale Gesundheit stärken möchten. </text:p>
          </table:table-cell>
          <table:table-cell office:value-type="string" calcext:value-type="string">
            <text:p>https://youtu.be/RYEw7pB6qP4</text:p>
          </table:table-cell>
          <table:table-cell office:value-type="string" calcext:value-type="string">
            <text:p>kontakt@mentalmentor.eu</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Website zur Bündelung von Initiativen zur mentalen Gesundheit mit einzigartigem wissenschaftlich validiertem Fragebogen, der userspezifisch Angebote &amp; Empfehlungen zur psych. Gesundheit vorschlägt. </text:p>
          </table:table-cell>
          <table:table-cell office:value-type="string" calcext:value-type="string">
            <text:p>tPp8YgypJFRY6JrpdBe0OnrJZDm1</text:p>
          </table:table-cell>
          <table:table-cell office:value-type="string" calcext:value-type="string">
            <text:p>projects</text:p>
          </table:table-cell>
          <table:table-cell/>
          <table:table-cell office:value-type="string" calcext:value-type="string">
            <text:p>tPp8YgypJFRY6JrpdBe0OnrJZDm1</text:p>
          </table:table-cell>
          <table:table-cell office:value-type="string" calcext:value-type="string">
            <text:p>https://mentalmentor.eu/</text:p>
          </table:table-cell>
          <table:table-cell office:value-type="string" calcext:value-type="string">
            <text:p>Florian</text:p>
          </table:table-cell>
          <table:table-cell office:value-type="string" calcext:value-type="string">
            <text:p>Die Angebote reichen von Prävention bis in den klinischen Bereich und sind für alle Bürger*innen relevant. Allerdings haben Menschen mit geringem Bildungsstand größere Schwierigkeiten, Gesundheitsinformationen zu verstehen, weswegen wir uns auf diese Gruppe fokussieren. </text:p>
            <text:p>Auf der anderen Seite bieten wir dem Gesundheitssektor die Möglichkeiten, ihre Leistungen anzubieten.</text:p>
          </table:table-cell>
          <table:table-cell office:value-type="string" calcext:value-type="string">
            <text:p>Kuhlmeier</text:p>
          </table:table-cell>
          <table:table-cell office:value-type="string" calcext:value-type="string">
            <text:p>Der zentrale Baustein von MentalMentor ist</text:p>
            <text:p>eine Datenbank, welche ausschließlich seriöse und qualitätsgeprüfte Angebote aus dem Bereich psychische Gesundheit enthält,  bspw. von Therapeut*innen und Initiativen, welche transparent und unabhängig ausgewählt wurden. Die Datenbank soll mit einem Fragebogen oder einem Bot verknüpft werden, um Betroffenen Angebote bedarfsgerecht vermitteln zu können.</text:p>
          </table:table-cell>
          <table:table-cell office:value-type="string" calcext:value-type="string">
            <text:p>Psychenet, Hellobetter, Selfapy, StarkdurchdieKrise, Goodtalk</text:p>
          </table:table-cell>
          <table:table-cell office:value-type="string" calcext:value-type="string">
            <text:p>Frederic Penz</text:p>
          </table:table-cell>
          <table:table-cell office:value-type="string" calcext:value-type="string">
            <text:p>https://drive.google.com/drive/folders/10ZzLHuiCjwK6_kQhrWIQNt3M08D_wA4l</text:p>
          </table:table-cell>
          <table:table-cell office:value-type="float" office:value="1600867741390" calcext:value-type="float">
            <text:p>1600867741390</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Wir sind ein Team von mehr als 10 Bürger_innen, die meisten von uns haben sich noch nie persönlich getroffen und doch haben wir einen erheblichen Anteil des bisherigen Jahres 2020 gemeinsam verbracht. 🙂</text:p>
          </table:table-cell>
          <table:table-cell office:value-type="string" calcext:value-type="string">
            <text:p>GENERAL_PUBLIC</text:p>
          </table:table-cell>
          <table:table-cell table:number-columns-repeated="2"/>
          <table:table-cell office:value-type="string" calcext:value-type="string">
            <text:p>Wir haben eine Umfeld-Analyse durchgeführt und ein MVP für unsere Zielgruppe entwickelt. Außerdem wurde eine qualitätsgeprüfte Datenbank mit Angeboten zur psychischen Gesundheit erstellt. Aufgrund mangelnder IT-Kompetenzen im Team können wir den Onlinefragebogen nicht selbst weiter entwickeln, weshalb wir gerade nach einer Trägerorganisation aus dem Gesundheitsbereich suchen.</text:p>
          </table:table-cell>
          <table:table-cell office:value-type="string" calcext:value-type="string">
            <text:p>https://firebasestorage.googleapis.com/v0/b/corona-e5c0e.appspot.com/o/users%2FtPp8YgypJFRY6JrpdBe0OnrJZDm1%2F2020_03_22_Logo_Mental_Mentor_Social_Media_Zeichenfla%CC%88che%201.jpg?alt=media&amp;token=9f6d4c02-55ae-4531-8cb7-1e21b0b55d91</text:p>
          </table:table-cell>
          <table:table-cell office:value-type="string" calcext:value-type="string">
            <text:p>MENTAL_HEALTH</text:p>
          </table:table-cell>
          <table:table-cell office:value-type="float" office:value="1586852145627" calcext:value-type="float">
            <text:p>1586852145627</text:p>
          </table:table-cell>
          <table:table-cell/>
          <table:table-cell office:value-type="string" calcext:value-type="string">
            <text:p>Viele Menschen erfahren durch die Coronapandemie zusätzliche Belastungen wie Unsicherheit, Angst oder Einsamkeit, was zu einem Anstieg psychischer Beeinträchtigungen in der Gesellschaft; z.B. Depressionen oder Angststörungen, führen kann. Hilfsangebote gibt es viele. Die Herausforderung ist, diese Hilfesuchenden seriös, bedarfsorientiert, niedrigschwellig und zentral anzubieten.</text:p>
          </table:table-cell>
          <table:table-cell office:value-type="string" calcext:value-type="string">
            <text:p>https://www.linkedin.com/company/mentalmentor</text:p>
          </table:table-cell>
          <table:table-cell office:value-type="string" calcext:value-type="string">
            <text:p>Der USP von MentalMentor ist unsere einzigartige Datenbank, die einen Großteil der Angeboten zur psychischen Gesundheit enthält.</text:p>
            <text:p>Sie ist die Grundlage dafür, um Betroffene zukünftig auf eine niedrigschwellige und entstigmatisierende Art zu unterstützen.</text:p>
            <text:p>Die Umsetzung erfolgt in einem interdisziplinären Team mit vielseitigen Kompetenzen in den Bereichen Psychologie (Wissenschaft &amp; Praxis) und IT.</text:p>
          </table:table-cell>
          <table:table-cell table:number-columns-repeated="9"/>
        </table:table-row>
        <table:table-row table:style-name="ro2">
          <table:table-cell office:value-type="string" calcext:value-type="string">
            <text:p>MyBadges</text:p>
          </table:table-cell>
          <table:table-cell table:number-columns-repeated="2"/>
          <table:table-cell office:value-type="string" calcext:value-type="string">
            <text:p>julia@junge-tueftler.d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Ein lernerzentrierter Ansatz zur Dokumentation &amp; Feedback des Lernprozesses</text:p>
          </table:table-cell>
          <table:table-cell office:value-type="string" calcext:value-type="string">
            <text:p>dvNxSbuqJBUjZFi5ocCoLFmmXHG3</text:p>
          </table:table-cell>
          <table:table-cell office:value-type="string" calcext:value-type="string">
            <text:p>projects</text:p>
          </table:table-cell>
          <table:table-cell/>
          <table:table-cell office:value-type="string" calcext:value-type="string">
            <text:p>dvNxSbuqJBUjZFi5ocCoLFmmXHG3</text:p>
          </table:table-cell>
          <table:table-cell office:value-type="string" calcext:value-type="string">
            <text:p>Julia</text:p>
          </table:table-cell>
          <table:table-cell office:value-type="string" calcext:value-type="string">
            <text:p>Von dieser Lösung profitieren Schüler:innen, Lehrer:innen, Pädagog:innen und weitere Bildungsakteure. Im Sinne des LifeLong Learnings besitzt die Plattform das Potenzial, eine Verbindung zwischen den formalen und informellen Lernaktivitäten herzustellen.</text:p>
            <text:p/>
            <text:p>Auch anwendbar für außerschulische Bildungsstandorte (z.B. Bibliotheken) und Organisationen, wie z.B. der Initiative CodeWeek.</text:p>
          </table:table-cell>
          <table:table-cell office:value-type="string" calcext:value-type="string">
            <text:p>Kleeberger</text:p>
          </table:table-cell>
          <table:table-cell office:value-type="string" calcext:value-type="string">
            <text:p>Mit mybadges.org haben wir eine offene Plattform geschaffen, auf der Badges erstellt, vergeben und gesammelt werden können. Um eine gerechte Verteilung, hohe Qualität und Transparenz zu erreichen wurde ein Rollenmodell entwickelt:</text:p>
            <text:p/>
          </table:table-cell>
          <table:table-cell table:number-columns-repeated="2"/>
          <table:table-cell office:value-type="string" calcext:value-type="string">
            <text:p>/</text:p>
          </table:table-cell>
          <table:table-cell office:value-type="float" office:value="1599595597116" calcext:value-type="float">
            <text:p>1599595597116</text:p>
          </table:table-cell>
          <table:table-cell office:value-type="string" calcext:value-type="string">
            <text:p>prototypeIteration</text:p>
          </table:table-cell>
          <table:table-cell office:value-type="string" calcext:value-type="string">
            <text:p>active</text:p>
          </table:table-cell>
          <table:table-cell/>
          <table:table-cell office:value-type="string" calcext:value-type="string">
            <text:p>TEACHING_STAFF</text:p>
          </table:table-cell>
          <table:table-cell table:number-columns-repeated="3"/>
          <table:table-cell office:value-type="string" calcext:value-type="string">
            <text:p>Ein erster Prototyp ist unter mybadges.org zu finden. Dieser besteht aus einer eigens entwickelten React App mit einem Backend zum Speichern und Verwalten der Daten.</text:p>
          </table:table-cell>
          <table:table-cell/>
          <table:table-cell office:value-type="string" calcext:value-type="string">
            <text:p>SUPPORT_STRUCTURES_EDUCATION</text:p>
          </table:table-cell>
          <table:table-cell office:value-type="float" office:value="1593662775288" calcext:value-type="float">
            <text:p>1593662775288</text:p>
          </table:table-cell>
          <table:table-cell/>
          <table:table-cell office:value-type="string" calcext:value-type="string">
            <text:p>Viele Lernleistungen werden im aktuellen Schulsystem nicht erfasst. Dadurch werden insbesondere jene benachteiligt, welche Schwierigkeiten bei den gängigen Arten der Notenerfassung haben. Wichtige Schlüsselkompetenzen des 21.Jh. werden auch nicht erfasst. Auch außerschulische Lernleistungen können nicht sichtbar gemacht werden. Gerade diese Kompetenzen sind für die spätere Berufswahl wichtig.</text:p>
          </table:table-cell>
          <table:table-cell office:value-type="string" calcext:value-type="string">
            <text:p>linkedin.com/in/julea/</text:p>
          </table:table-cell>
          <table:table-cell office:value-type="string" calcext:value-type="string">
            <text:p>Unser Team &amp; der Spirit</text:p>
          </table:table-cell>
          <table:table-cell office:value-type="string" calcext:value-type="string">
            <text:p>/Ju_lea</text:p>
          </table:table-cell>
          <table:table-cell table:number-columns-repeated="3"/>
          <table:table-cell office:value-type="string" calcext:value-type="string">
            <text:p>mybadges.org</text:p>
          </table:table-cell>
          <table:table-cell table:number-columns-repeated="3"/>
          <table:table-cell office:value-type="float" office:value="17685344739" calcext:value-type="float">
            <text:p>17685344739</text:p>
          </table:table-cell>
          <table:table-cell table:number-columns-repeated="2"/>
        </table:table-row>
        <table:table-row table:style-name="ro4">
          <table:table-cell office:value-type="string" calcext:value-type="string">
            <text:p>Nachbarschaftsmarktplatz</text:p>
          </table:table-cell>
          <table:table-cell/>
          <table:table-cell office:value-type="string" calcext:value-type="string">
            <text:p>Wir arbeiten an einer integrierten Onlinemarktplatz- und Logistikplattform für lokale Einzelhändler:innen. Diese werden auf einer interaktiven Karte sichtbar und können ihre Produkte weiterhin zum Verkauf anbieten. Schon bald wird es auch eine integrierte und lokalisierte Produktsuche geben: Die Nutzer:innen unserer Plattform können so sehen, in welchen Geschäften in ihrer Nähe ein gesuchtes Produkt erhältlich ist. Für die Lieferlogistik arbeiten wir zusammen mit Berliner Kurier-Kollektiven an einer Lösung, um Touren mit mehreren Pick-Up und Drop-Off-Stopps so effizient wie möglich abzuwickeln. Unser Ziel ist es, unsere Plattform als digitales Gemeingut weiterzuentwicklen: Durch die Gründung einer Genossenschaft wollen wir als Plattform-Kooperative auch nach der Corona-Krise eine Alternative zu den großen Online-Versandhändlern bieten.</text:p>
          </table:table-cell>
          <table:table-cell office:value-type="string" calcext:value-type="string">
            <text:p>nachbarschaftsmarktplatz@posteo.net</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Wir entwickeln einen Onlinemarktplatz auf welchem lokale Geschäfte ihre Produkte zum Verkauf anbieten können.</text:p>
          </table:table-cell>
          <table:table-cell office:value-type="string" calcext:value-type="string">
            <text:p>ChfV5pB5PYZINnEz3ib2AxsAOmP2</text:p>
          </table:table-cell>
          <table:table-cell office:value-type="string" calcext:value-type="string">
            <text:p>projects</text:p>
          </table:table-cell>
          <table:table-cell/>
          <table:table-cell office:value-type="string" calcext:value-type="string">
            <text:p>ChfV5pB5PYZINnEz3ib2AxsAOmP2</text:p>
          </table:table-cell>
          <table:table-cell office:value-type="string" calcext:value-type="string">
            <text:p>Kilian</text:p>
          </table:table-cell>
          <table:table-cell office:value-type="string" calcext:value-type="string">
            <text:p>Einzelhändler:innen passen sich den Bedürfnissen der Konsument:innen an und verkaufen ihre Produkte zusätzlich online. Konsument:innen können bequem, schnell und risikolos lokal shoppen.</text:p>
          </table:table-cell>
          <table:table-cell office:value-type="string" calcext:value-type="string">
            <text:p>Zimmerer</text:p>
          </table:table-cell>
          <table:table-cell office:value-type="string" calcext:value-type="string">
            <text:p>Wir arbeiten an einer integrierten Onlinemarktplatz- und Logistikplattform für lokale Einzelhändler:innen. Diese werden auf einer interaktiven Karte sichtbar und können ihre Produkte weiterhin zum Verkauf anbieten. Schon bald wird es auch eine integrierte und lokalisierte Produktsuche geben: Die Nutzer:innen unserer Plattform können so sehen, in welchen Geschäften in ihrer Nähe ein gesuchtes Produkt erhältlich ist. Für die Lieferlogistik arbeiten wir zusammen mit Berliner Kurier-Kollektiven an einer Lösung, um Touren mit mehreren Pick-Up und Drop-Off-Stopps so effizient wie möglich abzuwickeln. Unser Ziel ist es, unsere Plattform als digitales Gemeingut weiterzuentwicklen: Durch die Gründung einer Genossenschaft wollen wir als Plattform-Kooperative auch nach der Corona-Krise eine Alternative zu den großen Online-Versandhändlern bieten.</text:p>
          </table:table-cell>
          <table:table-cell office:value-type="string" calcext:value-type="string">
            <text:p>lokalkauf, getit, membrs, small business hero</text:p>
          </table:table-cell>
          <table:table-cell/>
          <table:table-cell office:value-type="string" calcext:value-type="string">
            <text:p>https://drive.google.com/drive/folders/1ETeSWenJfDDsyQy3DSSS9XL3LV_bGKEx</text:p>
          </table:table-cell>
          <table:table-cell office:value-type="float" office:value="1594190787669" calcext:value-type="float">
            <text:p>1594190787669</text:p>
          </table:table-cell>
          <table:table-cell office:value-type="string" calcext:value-type="string">
            <text:p>activeUsers</text:p>
          </table:table-cell>
          <table:table-cell office:value-type="string" calcext:value-type="string">
            <text:p>active</text:p>
          </table:table-cell>
          <table:table-cell office:value-type="string" calcext:value-type="string">
            <text:p>Karte und Marktplatz sind Online, aktuell beta Test mit Läden. Dann Start der SoMe Kampagne und PR (fokus Berlin)</text:p>
          </table:table-cell>
          <table:table-cell office:value-type="string" calcext:value-type="string">
            <text:p>RETAIL</text:p>
          </table:table-cell>
          <table:table-cell office:value-type="string" calcext:value-type="string">
            <text:p>RISKGROUP_ELDERLY</text:p>
          </table:table-cell>
          <table:table-cell table:number-columns-repeated="2"/>
          <table:table-cell office:value-type="string" calcext:value-type="string">
            <text:p>- Wir sind im Engen Gespräch mit mehreren Geschäften</text:p>
            <text:p>- 2 Läden Nutzen die Plattform aktiv</text:p>
          </table:table-cell>
          <table:table-cell office:value-type="string" calcext:value-type="string">
            <text:p>https://firebasestorage.googleapis.com/v0/b/corona-e5c0e.appspot.com/o/users%2FChfV5pB5PYZINnEz3ib2AxsAOmP2%2Fphoto_2020-04-13_23-15-00.jpg?alt=media&amp;token=22087f6c-c8b5-45fc-8951-bb49e20003e4</text:p>
          </table:table-cell>
          <table:table-cell office:value-type="string" calcext:value-type="string">
            <text:p>COMPANY_CRISIS_MANAGEMENT</text:p>
          </table:table-cell>
          <table:table-cell office:value-type="float" office:value="1586813966640" calcext:value-type="float">
            <text:p>1586813966640</text:p>
          </table:table-cell>
          <table:table-cell office:value-type="string" calcext:value-type="string">
            <text:p>Berlin</text:p>
          </table:table-cell>
          <table:table-cell office:value-type="string" calcext:value-type="string">
            <text:p>Die Menschen bleiben Zuhause und der Onlinehandel boomt. Die Umsätze vieler Geschäfte brechen ein. Schon vor der Krise standen sie in Konkurrenz zu großen Online-Versandhäusern. Diese wird nun noch stärker. Fixkosten müssen weiter bezahlt werden, und diese Gemengelage ist für viele existenziell bedrohlich. Wir wollen in dieser akuten Krise mit unserer Lösung dem lokalen Einzelhandel eine Perspektive bieten. Ihr Verkauf <text:s/>kann so trotz Einschränkungen weiter laufen.</text:p>
          </table:table-cell>
          <table:table-cell/>
          <table:table-cell office:value-type="string" calcext:value-type="string">
            <text:p>Wir wollen eine faire Lösung im Sinne des Einzelhandels. Daher streben wir eine Plattformgenossenschaft an (i.e. der Online Marktplatz gehört denen die ihn nutzen).</text:p>
          </table:table-cell>
          <table:table-cell table:number-columns-repeated="2"/>
          <table:table-cell office:value-type="string" calcext:value-type="string">
            <text:p>COORDINATION_SUPPORT</text:p>
          </table:table-cell>
          <table:table-cell/>
          <table:table-cell office:value-type="string" calcext:value-type="string">
            <text:p>nachbarschaftsmarktplatz.de</text:p>
          </table:table-cell>
          <table:table-cell table:number-columns-repeated="6"/>
        </table:table-row>
        <table:table-row table:style-name="ro5">
          <table:table-cell office:value-type="string" calcext:value-type="string">
            <text:p>naklar.io</text:p>
          </table:table-cell>
          <table:table-cell office:value-type="string" calcext:value-type="string">
            <text:p>U014W6FTY06</text:p>
          </table:table-cell>
          <table:table-cell/>
          <table:table-cell office:value-type="string" calcext:value-type="string">
            <text:p>sebastian@naklar.io</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Ehrenamtliche Tutoren helfen Schülern "on demand"</text:p>
          </table:table-cell>
          <table:table-cell office:value-type="string" calcext:value-type="string">
            <text:p>figYskyFRecdjJbrwm4RrbIX1TE2</text:p>
          </table:table-cell>
          <table:table-cell office:value-type="string" calcext:value-type="string">
            <text:p>projects</text:p>
          </table:table-cell>
          <table:table-cell/>
          <table:table-cell office:value-type="string" calcext:value-type="string">
            <text:p>figYskyFRecdjJbrwm4RrbIX1TE2</text:p>
          </table:table-cell>
          <table:table-cell office:value-type="string" calcext:value-type="string">
            <text:p>Sebastian</text:p>
          </table:table-cell>
          <table:table-cell office:value-type="string" calcext:value-type="string">
            <text:p>Unabhängig der zeitlichen, fachlichen und finanziellen Ressourcen der Eltern helfen wir Schülern mit einem unkomplizierten Zugang zu engagierten Tutoren. </text:p>
          </table:table-cell>
          <table:table-cell office:value-type="string" calcext:value-type="string">
            <text:p>Scott</text:p>
          </table:table-cell>
          <table:table-cell office:value-type="string" calcext:value-type="string">
            <text:p>Mit naklar.io ermöglichen wir Schüler(innen) einen schnellen und unkomplizierten Zugang zu geprüften ehrenamtlichen Tutor/innen. Kostenlos und „on demand” werden Sie per Audio- oder Videochat mit einem(r) Tutor(in) verknüpft. Somit bietet naklar.io Schüler(innen) individuelle Unterstützung, entlastet Eltern sowie Lehrkräfte und sorgt damit deutschlandweit für mehr Bildungsgerechtigkeit.</text:p>
          </table:table-cell>
          <table:table-cell table:number-columns-repeated="2"/>
          <table:table-cell office:value-type="string" calcext:value-type="string">
            <text:p>/</text:p>
          </table:table-cell>
          <table:table-cell office:value-type="float" office:value="1599596105492" calcext:value-type="float">
            <text:p>1599596105492</text:p>
          </table:table-cell>
          <table:table-cell office:value-type="string" calcext:value-type="string">
            <text:p>activeUsers</text:p>
          </table:table-cell>
          <table:table-cell office:value-type="string" calcext:value-type="string">
            <text:p>active</text:p>
          </table:table-cell>
          <table:table-cell office:value-type="string" calcext:value-type="string">
            <text:p>Bereits über 5000 Nutzer </text:p>
            <text:p/>
            <text:p/>
            <text:p/>
          </table:table-cell>
          <table:table-cell office:value-type="string" calcext:value-type="string">
            <text:p>FAMILIES_CHILDREN</text:p>
          </table:table-cell>
          <table:table-cell office:value-type="string" calcext:value-type="string">
            <text:p>TEACHING_STAFF</text:p>
          </table:table-cell>
          <table:table-cell table:number-columns-repeated="2"/>
          <table:table-cell office:value-type="string" calcext:value-type="string">
            <text:p>Unsere Lösung ist mit über 5000 NutzerInnen live. Schaut gerne auf naklar.io vorbei und gebt uns Feedback! Lieben Dank :)</text:p>
          </table:table-cell>
          <table:table-cell office:value-type="string" calcext:value-type="string">
            <text:p>https://firebasestorage.googleapis.com/v0/b/corona-e5c0e.appspot.com/o/users%2FfigYskyFRecdjJbrwm4RrbIX1TE2%2FLogo%20mit%20Hintergrund.JPG?alt=media&amp;token=a041c61e-bb60-4f7f-b7e9-8a0c6494726a</text:p>
          </table:table-cell>
          <table:table-cell office:value-type="string" calcext:value-type="string">
            <text:p>DIGITAL_EDUCATION</text:p>
          </table:table-cell>
          <table:table-cell office:value-type="float" office:value="1594046859594" calcext:value-type="float">
            <text:p>1594046859594</text:p>
          </table:table-cell>
          <table:table-cell office:value-type="string" calcext:value-type="string">
            <text:p>München</text:p>
          </table:table-cell>
          <table:table-cell office:value-type="string" calcext:value-type="string">
            <text:p>Über 65% der Eltern helfen Ihren Kindern bei Hausaufgaben. Zudem erhält jedes vierte Kind in seiner Schulzeit Nachhilfe. Diese Unterstützung hängt dabei jedoch stark von den zeitlichen, fachlichen und finanziellen Ressourcen der Eltern ab. </text:p>
          </table:table-cell>
          <table:table-cell office:value-type="string" calcext:value-type="string">
            <text:p>https://www.linkedin.com/in/jsebastianscott</text:p>
          </table:table-cell>
          <table:table-cell office:value-type="string" calcext:value-type="string">
            <text:p>Wir bringen Schüler live und per Knopfdruck mit ehrenamtlichen Tutoren zusammen.</text:p>
          </table:table-cell>
          <table:table-cell office:value-type="string" calcext:value-type="string">
            <text:p>https://twitter.com/naklario</text:p>
          </table:table-cell>
          <table:table-cell/>
          <table:table-cell office:value-type="string" calcext:value-type="string">
            <text:p>NEW_PRODUCTS_SERVICES</text:p>
          </table:table-cell>
          <table:table-cell/>
          <table:table-cell office:value-type="string" calcext:value-type="string">
            <text:p>https://naklar.io</text:p>
          </table:table-cell>
          <table:table-cell table:number-columns-repeated="3"/>
          <table:table-cell office:value-type="float" office:value="4917647718008" calcext:value-type="float">
            <text:p>4917647718008</text:p>
          </table:table-cell>
          <table:table-cell table:number-columns-repeated="2"/>
        </table:table-row>
        <table:table-row table:style-name="ro3">
          <table:table-cell office:value-type="string" calcext:value-type="string">
            <text:p>Open Research On COVID19</text:p>
          </table:table-cell>
          <table:table-cell office:value-type="string" calcext:value-type="string">
            <text:p>U011Q33DP52</text:p>
          </table:table-cell>
          <table:table-cell office:value-type="string" calcext:value-type="string">
            <text:p>https://twitter.com/OpenResearchAI</text:p>
          </table:table-cell>
          <table:table-cell office:value-type="string" calcext:value-type="string">
            <text:p>Trotz der relativen Unbekanntheit des Covid-19-Virus wurden bereits mehr als 52.000 wissenschaftliche Publikationen hierzu verfasst. Täglich kommen neue hinzu. Ärzt*innen, Mediziner*innen und Forscher*innen haben nicht die Zeit, alle wissenschaftlichen Publikationen zu lesen. Oft stehen sie zudem vor einem konkreten Problem oder Fragestellung und können nicht unzählige Texte in kurzer Zeit durchsuchen, um dort möglicherweise eine Lösung hierfür zu finden.</text:p>
            <text:p>Gesundheitspersonal bei der Bewältigung großer Mengen wissenschaftlichen Materials zu unterstützen und ihnen eine benutzerfreundliche Datenabfrage mithilfe von NLP-Techniken zu ermöglichen, kann die Reaktionseffektivität in der aktuellen, aber auch bei zukünftigen Herausforderungen erheblich steigern.</text:p>
          </table:table-cell>
          <table:table-cell/>
          <table:table-cell office:value-type="string" calcext:value-type="string">
            <text:p>contact@openresearch.cloud</text:p>
          </table:table-cell>
          <table:table-cell office:value-type="string" calcext:value-type="string">
            <text:p>NEW_SKILLS</text:p>
          </table:table-cell>
          <table:table-cell office:value-type="string" calcext:value-type="string">
            <text:p>wirvsvirus</text:p>
          </table:table-cell>
          <table:table-cell office:value-type="string" calcext:value-type="string">
            <text:p>OpenResearch on COVID-19 stellt KI-Services in einer API zur Bewältigung von 52.000 wissenschaftlichen Publikationen zum Thema COVID-19 bereit.</text:p>
          </table:table-cell>
          <table:table-cell office:value-type="string" calcext:value-type="string">
            <text:p>4uQobnoA4dRTE8br1eO6wymiX1g2</text:p>
          </table:table-cell>
          <table:table-cell office:value-type="string" calcext:value-type="string">
            <text:p>projects</text:p>
          </table:table-cell>
          <table:table-cell/>
          <table:table-cell office:value-type="string" calcext:value-type="string">
            <text:p>4uQobnoA4dRTE8br1eO6wymiX1g2</text:p>
          </table:table-cell>
          <table:table-cell office:value-type="string" calcext:value-type="string">
            <text:p>https://openresearch.cloud</text:p>
          </table:table-cell>
          <table:table-cell office:value-type="string" calcext:value-type="string">
            <text:p>Leonardo</text:p>
          </table:table-cell>
          <table:table-cell office:value-type="string" calcext:value-type="string">
            <text:p>Ärzte*innen, Mediziner*nnen und Forscher*innen.</text:p>
          </table:table-cell>
          <table:table-cell office:value-type="string" calcext:value-type="string">
            <text:p>de Araújo</text:p>
          </table:table-cell>
          <table:table-cell office:value-type="string" calcext:value-type="string">
            <text:p>Wir entwickeln eine modulare, erweiterbare und offene API-Plattform, die KI-Dienste zur Verfügung stellen wird, um Erkenntnisse und Informationen aus der großen Anzahl wissenschaftlicher Schriften zu Covid-19 zu gewinnen.</text:p>
            <text:p>Die API wird auch benutzerspezifische Datensätze und deren Training ermöglichen. Schließlich ist die API aufgrund ihrer Modularität erweiterungsfähig.</text:p>
          </table:table-cell>
          <table:table-cell office:value-type="string" calcext:value-type="string">
            <text:p>AWS und Garvagai (beide nur Topic Modelling)</text:p>
          </table:table-cell>
          <table:table-cell office:value-type="string" calcext:value-type="string">
            <text:p>Leonardo de Araújo/ Nina Hentschel/ Hanna Blonska</text:p>
          </table:table-cell>
          <table:table-cell office:value-type="string" calcext:value-type="string">
            <text:p>https://drive.google.com/drive/folders/1cxsA594dBxW7Ebz3IJiJJACns6LdsYot</text:p>
          </table:table-cell>
          <table:table-cell office:value-type="float" office:value="1604486673486" calcext:value-type="float">
            <text:p>1604486673486</text:p>
          </table:table-cell>
          <table:table-cell office:value-type="string" calcext:value-type="string">
            <text:p>live</text:p>
          </table:table-cell>
          <table:table-cell office:value-type="string" calcext:value-type="string">
            <text:p>active</text:p>
          </table:table-cell>
          <table:table-cell office:value-type="string" calcext:value-type="string">
            <text:p>Unsere Lösung besteht aus einer API die Ergebnisse für Gesundheitspersonal und Forscher zum Thema COVID-19 generiert. Eine einfache UI-Integration auf Websites von Drittanbietern ermöglicht es den Benutzern, die Daten in ähnlicher Weise abzufragen wie bei der Interaktion mit Konversationsagenten.</text:p>
            <text:p/>
            <text:p>TEAM</text:p>
            <text:p/>
            <text:p>Dr. -Ing. Leonardo de Araújo, Nina Hentschel und Hanna Blonska</text:p>
          </table:table-cell>
          <table:table-cell office:value-type="string" calcext:value-type="string">
            <text:p>SCIENTISTS_RESEARCHERS</text:p>
          </table:table-cell>
          <table:table-cell office:value-type="string" calcext:value-type="string">
            <text:p>MEDICAL_STAFF</text:p>
          </table:table-cell>
          <table:table-cell table:number-columns-repeated="2"/>
          <table:table-cell office:value-type="string" calcext:value-type="string">
            <text:p>https://firebasestorage.googleapis.com/v0/b/corona-e5c0e.appspot.com/o/users%2F4uQobnoA4dRTE8br1eO6wymiX1g2%2FBOT.png?alt=media&amp;token=b165c0b4-72be-41f6-8239-997b9e4835eb</text:p>
          </table:table-cell>
          <table:table-cell office:value-type="string" calcext:value-type="string">
            <text:p>INFECTION_CHAINS_AND_RESEARCH</text:p>
          </table:table-cell>
          <table:table-cell office:value-type="float" office:value="1587035680214" calcext:value-type="float">
            <text:p>1587035680214</text:p>
          </table:table-cell>
          <table:table-cell office:value-type="string" calcext:value-type="string">
            <text:p>Bremen</text:p>
          </table:table-cell>
          <table:table-cell office:value-type="string" calcext:value-type="string">
            <text:p>Obwohl COVID-19 eine neue Krankheit darstellt, wurden schon mehr als 1 Mio. wissenschaftliche Publikationen weltweit hierzu verfasst. Ärzte, Mediziner und Forscher haben nicht die Zeit alle wissenschaftlichen Publikationen zu lesen, insbesondere wenn sie vor der Lösung eines konkreten Problems stehen, welches nicht das Hauptthema der Publikation, aber die Lösung in der Publikation erhalten ist.</text:p>
          </table:table-cell>
          <table:table-cell/>
          <table:table-cell office:value-type="string" calcext:value-type="string">
            <text:p>AWS &amp; Garvagai bieten Topic Modelling als Teil ihrer Textanalyse-Dienste an. Diese sind weder kostenfrei noch Open Source. Für die anderen 2 <text:s/>ML-Techniken, die implementiert werden (Doc2Vec, SQuAD + Bert), gibt es zwar Implementierungen im Web, sie sind aber nicht als voll funktionsfähige API-Dienste konzipiert &amp; für wissenschaftliche Schriften optimiert.</text:p>
          </table:table-cell>
          <table:table-cell table:number-columns-repeated="9"/>
        </table:table-row>
        <table:table-row table:style-name="ro14">
          <table:table-cell office:value-type="string" calcext:value-type="string">
            <text:p>OpenStreetPay</text:p>
          </table:table-cell>
          <table:table-cell office:value-type="string" calcext:value-type="string">
            <text:p>U011H3SDA1Z</text:p>
          </table:table-cell>
          <table:table-cell office:value-type="string" calcext:value-type="string">
            <text:p>OpenStreetPay ist ein digitales Produkt, das bargeldloses Spenden an und kontaktloses Bezahlen bei Partnern für bedürftige Menschen ermöglicht. Die bedürftigen Menschen erhalten über unser Netzwerk von karikativen Einrichtungen eine Karte, die SmallChangeCard. Spender*innen können über unsere App in einen Spendentopf spenden. Täglich wird ein festgelegter Betrag aus diesem Spendentopf gleichermaßen an alle Karteninhaber*innen verteilt. Diesen können sie bei teilnehmenden Partnern wie z.B. Supermärkten, Imbissbuden einlösen. Damit ermöglichen wir bargeldloses Zahlen für Obdachlose und die Inklusion in die digitale Welt unter Berücksichtigung des sozialen Kontexts. Daher kommt unsere Idee: durch die Corona bedingten Ausgangsbeschränkungen sowie geschlossene Geschäfte bleiben die Menschen den Innenstädten fern. Für Obdachlose bedeutet das: Kein Geld im Hut. Und damit die Sorge, den Tag ohne das Nötigste überstehen zu müssen. Obdachlose benötigen eine Möglichkeit, auch ohne Menschen in Sichtweite „Geld in den Hut“ zu bekommen. Langfristig betrachtet, zeigt sich ein stetiger Wandel vom Bargeld hin zum digitalen Bezahlen. In diesen Wandel sind Obdachlose mit OpenStreetPay eingebunden. Zudem ist diese digitale, kontaktlose Form der Spende schnell und holt Spender*innen dort ab, wo sie sich aufhalten - am Screen. Eine Erweiterung in Form von direkten Spenden über die App oder einen QR-Code an den bedürftigen Menschen ist bereits in einer weiteren Phase eingeplant.</text:p>
          </table:table-cell>
          <table:table-cell office:value-type="string" calcext:value-type="string">
            <text:p>mail@saskiafuchs.de</text:p>
          </table:table-cell>
          <table:table-cell office:value-type="string" calcext:value-type="string">
            <text:p>FINANCIAL_SUPPORT</text:p>
          </table:table-cell>
          <table:table-cell office:value-type="string" calcext:value-type="string">
            <text:p>wirvsvirus</text:p>
          </table:table-cell>
          <table:table-cell office:value-type="string" calcext:value-type="string">
            <text:p>OPENSTREETPAY.org ist ein digitales Spendensystem bestehend aus einer App und einer Karte, dass zur Spendengenerierung und als Bezahlsystem für unsere obdachlosen Nachbarn dient.</text:p>
          </table:table-cell>
          <table:table-cell office:value-type="string" calcext:value-type="string">
            <text:p>YgKYRCBbrzftHlyNA9HuYYrZ4Ab2</text:p>
          </table:table-cell>
          <table:table-cell office:value-type="string" calcext:value-type="string">
            <text:p>projects</text:p>
          </table:table-cell>
          <table:table-cell/>
          <table:table-cell office:value-type="string" calcext:value-type="string">
            <text:p>YgKYRCBbrzftHlyNA9HuYYrZ4Ab2</text:p>
          </table:table-cell>
          <table:table-cell office:value-type="string" calcext:value-type="string">
            <text:p>Saskia</text:p>
          </table:table-cell>
          <table:table-cell office:value-type="string" calcext:value-type="string">
            <text:p>Unsere primäre Zielgruppe sind obdachlose und wohnungslose Menschen. Als sekundäre Zielgruppen gelten Hilfsorganisationen, Spender*innen sowie Händler.</text:p>
          </table:table-cell>
          <table:table-cell office:value-type="string" calcext:value-type="string">
            <text:p>Fuchs</text:p>
          </table:table-cell>
          <table:table-cell office:value-type="string" calcext:value-type="string">
            <text:p>Obdachlose erhalten über unser Netzwerk von karikativen Einrichtungen unsere Karte. Spender*innen können über unsere App entweder in einen Spendentopf oder mithilfe von NFC direkt an einen Obdachlosen spenden. Aus dem Spendentopf wird monatlich ein festgelegter Betrag gleichermaßen auf alle Karten aufgeladen. Die Karte kann bei teilnehmenden Partnern z.B. Bäckereien zum Bezahlen verwendet werden.</text:p>
          </table:table-cell>
          <table:table-cell office:value-type="string" calcext:value-type="string">
            <text:p>Nach unserer Einschätzung bieten folgende Projekte gute Anhaltspunkte zur weitergehenden Validierung des Ansatzes:</text:p>
            <text:p/>
            <text:p>Obdachlosen Zeitungen (z.B. Hintz und Kunz, Asphalt, Motz)</text:p>
            <text:p>Integrationswerkstätten (z.B. Suchterkrankungen)</text:p>
            <text:p/>
            <text:p>Weitergehend verfolge diverse Digitalprojekte vergleichbare Themen, z.B.:</text:p>
            <text:p>https://www.minicityatl.com/</text:p>
            <text:p>https://www.homelessentrepreneur.org/ (Projekt Unterstützer)</text:p>
          </table:table-cell>
          <table:table-cell office:value-type="string" calcext:value-type="string">
            <text:p>Saskia Fuchs</text:p>
          </table:table-cell>
          <table:table-cell office:value-type="string" calcext:value-type="string">
            <text:p>https://drive.google.com/drive/folders/17CFufnBsh22_nLVKIAdLkbAk_LsF0Yso</text:p>
          </table:table-cell>
          <table:table-cell office:value-type="float" office:value="1599586072929" calcext:value-type="float">
            <text:p>1599586072929</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Aktuell besteht unser Team aus sieben Menschen, die sich größtenteils im Hackathon kennengelernt haben.</text:p>
            <text:p>Wir suchen nach weiterer Unterstützung im Team, vor allem von Entwickler*innen.</text:p>
          </table:table-cell>
          <table:table-cell office:value-type="string" calcext:value-type="string">
            <text:p>HOMELESS</text:p>
          </table:table-cell>
          <table:table-cell table:number-columns-repeated="3"/>
          <table:table-cell office:value-type="string" calcext:value-type="string">
            <text:p>- Akzeptanztest mit 98 Teilnehmenden durchgeführt sowie Gespräche mit Obdachlosen und Hilfsorganisationen geführt </text:p>
            <text:p>- unsere Idee ist relevant und stößt auf Interesse, Angebote zur Kooperation vorhanden</text:p>
            <text:p>- Kontakt zu Technologieunternehmen und zum Handel, Lösungsmöglichkeiten für Schnittstellen soll evaluiert werden</text:p>
            <text:p>- Branding wird finalisiert</text:p>
            <text:p>- erster Test in Hamburg ist geplant &amp;wird vorbereitet</text:p>
          </table:table-cell>
          <table:table-cell office:value-type="string" calcext:value-type="string">
            <text:p>https://firebasestorage.googleapis.com/v0/b/corona-e5c0e.appspot.com/o/users%2FYgKYRCBbrzftHlyNA9HuYYrZ4Ab2%2FOpenstreetpay.png?alt=media&amp;token=ef47d89e-95d7-43b3-946c-de30a29e7997</text:p>
          </table:table-cell>
          <table:table-cell office:value-type="string" calcext:value-type="string">
            <text:p>RISK_GROUPS_AND_MINORITIES</text:p>
          </table:table-cell>
          <table:table-cell office:value-type="float" office:value="1586852297201" calcext:value-type="float">
            <text:p>1586852297201</text:p>
          </table:table-cell>
          <table:table-cell office:value-type="string" calcext:value-type="string">
            <text:p>Dresden/Hamburg/Amsterdam</text:p>
          </table:table-cell>
          <table:table-cell office:value-type="string" calcext:value-type="string">
            <text:p>Wir sind auf dem Weg zu einer bargeldlosen Gesellschaft. 2018 sank der Umsatzanteil von Bargeld im stationären Einzelhandel unter den von Kartenzahlungen (EHI). Dieser Trend wird durch die Corona-Pandemie verstärkt:43% der Deutschen haben in dieser Zeit ihr Zahlungsverhalten verändert (Bundesbank). Wir lassen dabei obdachlose Menschen zurück, da diese nicht in den digitalen Wandel inkludiert sind.</text:p>
          </table:table-cell>
          <table:table-cell office:value-type="string" calcext:value-type="string">
            <text:p>https://www.linkedin.com/in/www.linkedin.com/in/saskia-fuchs</text:p>
          </table:table-cell>
          <table:table-cell office:value-type="string" calcext:value-type="string">
            <text:p>Derzeit gibt es weltweit keine vergleichbare Lösung. Daher arbeiten wir an einer innovativen Lösung, die obdachlose Menschen auf dem Weg in eine bargeldlose Gesellschaft mitnimmt &amp; es ihnen ermöglicht, selbstverantwortlich zu handeln. Andere Lösungen ermöglichen entweder lediglich bargeldloses Spenden an Hilfsorganisationen oder stehen vor konzeptionellen Hürden. </text:p>
          </table:table-cell>
          <table:table-cell office:value-type="string" calcext:value-type="string">
            <text:p>https://twitter.com/saskia_fuchs</text:p>
          </table:table-cell>
          <table:table-cell/>
          <table:table-cell office:value-type="string" calcext:value-type="string">
            <text:p>PROCESS_REDESIGN</text:p>
          </table:table-cell>
          <table:table-cell office:value-type="string" calcext:value-type="string">
            <text:p>NEW_SKILLS</text:p>
          </table:table-cell>
          <table:table-cell office:value-type="string" calcext:value-type="string">
            <text:p>https://openstreetpay.org</text:p>
          </table:table-cell>
          <table:table-cell table:number-columns-repeated="6"/>
        </table:table-row>
        <table:table-row table:style-name="ro4">
          <table:table-cell office:value-type="string" calcext:value-type="string">
            <text:p>optimizethecurve.eu</text:p>
          </table:table-cell>
          <table:table-cell office:value-type="string" calcext:value-type="string">
            <text:p>U011HTLFHQW</text:p>
          </table:table-cell>
          <table:table-cell office:value-type="string" calcext:value-type="string">
            <text:p>“optimizethecurve” hat den Auftrag der breiten Öffentlichkeit einen Einstieg in ergebnisoffene Pandemie-Simulationen zu ermöglichen. Ziel ist, dass der Nutzer selbst erlebt, wie eine Verlaufskurve beeinflusst und optimiert werden kann. Eine aufgeklärte Gesellschaft ist gewappnet gegen Fehlinformationen und erkennt die Sinnhaftigkeit von z.B. staatlicher Lenkung. Es geht auch um ein Erkennen eines “Trade off” und wie “optimal” definiert werden kann. “optimizethecurve” ist Aufklärung, Aufklärung ist der Nährboden für effektive Kommunikation in der COVID-19-Krise.</text:p>
          </table:table-cell>
          <table:table-cell office:value-type="string" calcext:value-type="string">
            <text:p>winklerh@small-things.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Baue Dir Deine eigene Kurve - wir stellen verschiedene Modelle vor und treiben die Entwicklung eines eigenen Simulators voran.</text:p>
          </table:table-cell>
          <table:table-cell office:value-type="string" calcext:value-type="string">
            <text:p>zR5wnQrQb7NJbDfDjZjYq9ZedGm1</text:p>
          </table:table-cell>
          <table:table-cell office:value-type="string" calcext:value-type="string">
            <text:p>projects</text:p>
          </table:table-cell>
          <table:table-cell/>
          <table:table-cell office:value-type="string" calcext:value-type="string">
            <text:p>zR5wnQrQb7NJbDfDjZjYq9ZedGm1</text:p>
          </table:table-cell>
          <table:table-cell office:value-type="string" calcext:value-type="string">
            <text:p>Hans-Martin</text:p>
          </table:table-cell>
          <table:table-cell office:value-type="string" calcext:value-type="string">
            <text:p>Jeder der Pandemien verstehen möchte.</text:p>
          </table:table-cell>
          <table:table-cell office:value-type="string" calcext:value-type="string">
            <text:p>Winkler</text:p>
          </table:table-cell>
          <table:table-cell office:value-type="string" calcext:value-type="string">
            <text:p>“optimizethecurve” hat den Auftrag der breiten Öffentlichkeit einen Einstieg in ergebnisoffene Pandemie-Simulationen zu ermöglichen. Ziel ist, dass der Nutzer selbst erlebt, wie eine Verlaufskurve beeinflusst und optimiert werden kann. Eine aufgeklärte Gesellschaft ist gewappnet gegen Fehlinformationen. Es geht auch um ein Erkennen eines “Trade off” und wie “optimal” definiert werden kann.</text:p>
          </table:table-cell>
          <table:table-cell office:value-type="string" calcext:value-type="string">
            <text:p>43, 52, 75, 125, 127</text:p>
          </table:table-cell>
          <table:table-cell office:value-type="string" calcext:value-type="string">
            <text:p>Hans-Martin Winkler</text:p>
          </table:table-cell>
          <table:table-cell office:value-type="string" calcext:value-type="string">
            <text:p>https://drive.google.com/drive/folders/1y8I35qxNb08zL_eG4Rw_IFGQyVyyQFIj</text:p>
          </table:table-cell>
          <table:table-cell office:value-type="float" office:value="1599500932271" calcext:value-type="float">
            <text:p>1599500932271</text:p>
          </table:table-cell>
          <table:table-cell office:value-type="string" calcext:value-type="string">
            <text:p>live</text:p>
          </table:table-cell>
          <table:table-cell office:value-type="string" calcext:value-type="string">
            <text:p>active</text:p>
          </table:table-cell>
          <table:table-cell office:value-type="string" calcext:value-type="string">
            <text:p>Team: sechs aktive, zwei unterstützend</text:p>
            <text:p>Stand: Webseite noch nicht online, Inhalte werden weiter entwickelt, Umzug auf AWS um evtl. Trafficspitzen abfangen zu können.</text:p>
          </table:table-cell>
          <table:table-cell office:value-type="string" calcext:value-type="string">
            <text:p>GENERAL_PUBLIC</text:p>
          </table:table-cell>
          <table:table-cell table:number-columns-repeated="4"/>
          <table:table-cell office:value-type="string" calcext:value-type="string">
            <text:p>https://firebasestorage.googleapis.com/v0/b/corona-e5c0e.appspot.com/o/users%2FzR5wnQrQb7NJbDfDjZjYq9ZedGm1%2Flogo.png?alt=media&amp;token=ff6f1b92-9d42-463b-848d-d3e155d45bbb</text:p>
          </table:table-cell>
          <table:table-cell office:value-type="string" calcext:value-type="string">
            <text:p>INFECTION_CHAINS_AND_RESEARCH</text:p>
          </table:table-cell>
          <table:table-cell office:value-type="float" office:value="1586853435676" calcext:value-type="float">
            <text:p>1586853435676</text:p>
          </table:table-cell>
          <table:table-cell office:value-type="string" calcext:value-type="string">
            <text:p>Lübeck</text:p>
          </table:table-cell>
          <table:table-cell office:value-type="string" calcext:value-type="string">
            <text:p>Es fehlen verständliche Erklärungen für Pandemie-Modelle und Einführungen um mit Parametern spielerisch zu entdecken, wie eine Pandemie verlaufen kann. Durch das eigene Modellieren erschließen sich Entwicklungen und Einflussfaktoren - Bilde Dir Deine eigene Kurve.</text:p>
          </table:table-cell>
          <table:table-cell office:value-type="string" calcext:value-type="string">
            <text:p>https://www.xing.com/profile/HansMartin_Winkler</text:p>
          </table:table-cell>
          <table:table-cell/>
          <table:table-cell office:value-type="string" calcext:value-type="string">
            <text:p>https://twitter.com/OptimizedCurve</text:p>
          </table:table-cell>
          <table:table-cell office:value-type="string" calcext:value-type="string">
            <text:p>https://youtu.be/bpkwXzx9sEo</text:p>
          </table:table-cell>
          <table:table-cell table:number-columns-repeated="2"/>
          <table:table-cell office:value-type="string" calcext:value-type="string">
            <text:p>optimizethecurve.eu</text:p>
          </table:table-cell>
          <table:table-cell table:number-columns-repeated="6"/>
        </table:table-row>
        <table:table-row table:style-name="ro3">
          <table:table-cell office:value-type="string" calcext:value-type="string">
            <text:p>Ovid-19 Epidemiology Project</text:p>
          </table:table-cell>
          <table:table-cell/>
          <table:table-cell office:value-type="string" calcext:value-type="string">
            <text:p>The COVID-19 Epidemiological Modelling Project has developed different research goals that support the public and decision makers with science advise. As we are an independent grouping, we aim to make the project as scientifically transparant as possible. We beleive this is the best way forward in the confusion caused by the outbreak of the Covid-19 pandemic.</text:p>
          </table:table-cell>
          <table:table-cell office:value-type="string" calcext:value-type="string">
            <text:p>markus@mathematical-modelling.science</text:p>
          </table:table-cell>
          <table:table-cell office:value-type="string" calcext:value-type="string">
            <text:p>NEW_SKILLS</text:p>
          </table:table-cell>
          <table:table-cell office:value-type="string" calcext:value-type="string">
            <text:p>wirvsvirus</text:p>
          </table:table-cell>
          <table:table-cell/>
          <table:table-cell office:value-type="string" calcext:value-type="string">
            <text:p>1qDez8scOLNQKR5SAJFj9L9XdM03</text:p>
          </table:table-cell>
          <table:table-cell office:value-type="string" calcext:value-type="string">
            <text:p>projects</text:p>
          </table:table-cell>
          <table:table-cell/>
          <table:table-cell office:value-type="string" calcext:value-type="string">
            <text:p>1qDez8scOLNQKR5SAJFj9L9XdM03</text:p>
          </table:table-cell>
          <table:table-cell office:value-type="string" calcext:value-type="string">
            <text:p>Markus</text:p>
          </table:table-cell>
          <table:table-cell/>
          <table:table-cell office:value-type="string" calcext:value-type="string">
            <text:p>Kirkilionis</text:p>
          </table:table-cell>
          <table:table-cell table:number-columns-repeated="3"/>
          <table:table-cell office:value-type="string" calcext:value-type="string">
            <text:p>https://drive.google.com/drive/folders/1K2MnGYDuQ4Pk4CFMXdGcxmcdwGalkyaJ</text:p>
          </table:table-cell>
          <table:table-cell office:value-type="float" office:value="1593097331335" calcext:value-type="float">
            <text:p>1593097331335</text:p>
          </table:table-cell>
          <table:table-cell office:value-type="string" calcext:value-type="string">
            <text:p>prePrototype</text:p>
          </table:table-cell>
          <table:table-cell office:value-type="string" calcext:value-type="string">
            <text:p>active</text:p>
          </table:table-cell>
          <table:table-cell office:value-type="string" calcext:value-type="string">
            <text:p>Wir halten die folgenden Forschungsgragen für relevant:</text:p>
            <text:p/>
            <text:p>https://mathematical-modelling.science/index.php/projects/covid-19-epidemiology-project/research-questions</text:p>
            <text:p/>
            <text:p>Um bessere Strategien für den Ausstieg aus der Quarantäne zu ermöglichen, wäre eine Kopplung von mathematischen Modellen und neuen Bewegungsdaten sehr hilfreich.</text:p>
          </table:table-cell>
          <table:table-cell office:value-type="string" calcext:value-type="string">
            <text:p>GENERAL_PUBLIC</text:p>
          </table:table-cell>
          <table:table-cell table:number-columns-repeated="4"/>
          <table:table-cell office:value-type="string" calcext:value-type="string">
            <text:p>https://firebasestorage.googleapis.com/v0/b/corona-e5c0e.appspot.com/o/users%2F1qDez8scOLNQKR5SAJFj9L9XdM03%2Fcovid-19%20Project.png?alt=media&amp;token=652518a7-baf0-42db-ac5a-1939abba1fcd</text:p>
          </table:table-cell>
          <table:table-cell office:value-type="string" calcext:value-type="string">
            <text:p>INFECTION_CHAINS_AND_RESEARCH</text:p>
          </table:table-cell>
          <table:table-cell office:value-type="float" office:value="1588082411957" calcext:value-type="float">
            <text:p>1588082411957</text:p>
          </table:table-cell>
          <table:table-cell office:value-type="string" calcext:value-type="string">
            <text:p>Schwetzingen</text:p>
          </table:table-cell>
          <table:table-cell/>
          <table:table-cell office:value-type="string" calcext:value-type="string">
            <text:p>www.linkedin.com/in/markus-kirkilionis-ab91a849</text:p>
          </table:table-cell>
          <table:table-cell/>
          <table:table-cell office:value-type="string" calcext:value-type="string">
            <text:p>mathematicalmo3</text:p>
          </table:table-cell>
          <table:table-cell/>
          <table:table-cell office:value-type="string" calcext:value-type="string">
            <text:p>INFORMATION_AWARENESS</text:p>
          </table:table-cell>
          <table:table-cell office:value-type="string" calcext:value-type="string">
            <text:p>COORDINATION_SUPPORT</text:p>
          </table:table-cell>
          <table:table-cell office:value-type="string" calcext:value-type="string">
            <text:p>https://mathematical-modelling.science/index.php/projects/covid-19-epidemiology-project</text:p>
          </table:table-cell>
          <table:table-cell table:number-columns-repeated="6"/>
        </table:table-row>
        <table:table-row table:style-name="ro5">
          <table:table-cell office:value-type="string" calcext:value-type="string">
            <text:p>Pallia</text:p>
          </table:table-cell>
          <table:table-cell office:value-type="string" calcext:value-type="string">
            <text:p>U011JEHPK3M</text:p>
          </table:table-cell>
          <table:table-cell office:value-type="string" calcext:value-type="string">
            <text:p>Palia ermöglicht Menschen, die im Sterben liegen, sowie Angehörigen, die Krankenhäuser oder Hospize nicht besuchen können oder sich in häuslicher Quarantäne befinden, virtuellen Kontakt und emotionalen Beistand im Sterbe- und Trauerprozesses durch eine Vernetzung mit professionellen Hospizbegleiter*innen. Pallia ist eine Plattform (Website und App), die niedrigschwellig, barrierefrei und DSGVO-konform Kontaktaufnahme zwischen Betroffenen, Angehörigen und Begleitenden und einen Austausch durch (Video-) Telefonie <text:s/>ermöglicht. Pallia setzt sich außerdem für die Ausstattung von Krankenhäusern und Hospizen mit digitalen Endgeräten (z.B. Smartphones oder iPads) ein und zielt darauf ab, die Nutzung der Pallia-Plattform möglichst einfach für Betroffene und unaufwändig für das Pflegepersonal vor Ort zu gestalten. Um diese Ziele zu erreichen und die Zielgruppen auf die Nutzung der Plattform aufmerksam zu machen, strebt Pallia strategische Partnerschaften an.</text:p>
          </table:table-cell>
          <table:table-cell office:value-type="string" calcext:value-type="string">
            <text:p>juliane.dk@gmail.com</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Pallia ist die erste bundesweite Plattform für digitale Sterbe- und Trauerbegleitung sowie Hospiz-Schulungen. Für Halt, Trost und Verbindung in schweren Stunden - auch über räumliche Trennung hinweg. </text:p>
          </table:table-cell>
          <table:table-cell office:value-type="string" calcext:value-type="string">
            <text:p>Utj25cfOT4MU8l8JeKSR2CZdFvc2</text:p>
          </table:table-cell>
          <table:table-cell office:value-type="string" calcext:value-type="string">
            <text:p>projects</text:p>
          </table:table-cell>
          <table:table-cell/>
          <table:table-cell office:value-type="string" calcext:value-type="string">
            <text:p>Utj25cfOT4MU8l8JeKSR2CZdFvc2</text:p>
          </table:table-cell>
          <table:table-cell office:value-type="string" calcext:value-type="string">
            <text:p>Juliane Dorothee</text:p>
          </table:table-cell>
          <table:table-cell office:value-type="string" calcext:value-type="string">
            <text:p>1) Lebensverkürzt Erkrankte in Isolation und Einsamkeit (egal ob Covid-19 oder andere Krankheit)</text:p>
            <text:p>2) Angehörige, insb. wenn kein adäquater Abschied möglich ist/war</text:p>
            <text:p>3) Sterbebegleiter und Seelsorger</text:p>
            <text:p/>
          </table:table-cell>
          <table:table-cell office:value-type="string" calcext:value-type="string">
            <text:p>Koch</text:p>
          </table:table-cell>
          <table:table-cell office:value-type="string" calcext:value-type="string">
            <text:p>Pallia baut eine Brücke zwischen den betroffenen Parteien: Via niedrigschwelliger, intuitiver und DSGVO-konformer (Video-) Telefonie. Jeder wegen Isolation oder anderweitig einsame Schwerkranke kann über unser bedürfnisgerechtes Matching eine passende Begleitung finden: Virtuelle Geborgenheit in einer Extremsituation, ortsunabhängig und im Notfall sofort. Auch digitalisieren wir Hospiz-Schulungen.</text:p>
          </table:table-cell>
          <table:table-cell office:value-type="string" calcext:value-type="string">
            <text:p>Coronabegleitung, Videobesuch</text:p>
          </table:table-cell>
          <table:table-cell office:value-type="string" calcext:value-type="string">
            <text:p>Juliane Dorothee Koch</text:p>
          </table:table-cell>
          <table:table-cell office:value-type="string" calcext:value-type="string">
            <text:p>https://drive.google.com/drive/folders/15H-iIjzSReZO0PiceZrv25_uHjDn0Hny</text:p>
          </table:table-cell>
          <table:table-cell office:value-type="float" office:value="1599604917198" calcext:value-type="float">
            <text:p>1599604917198</text:p>
          </table:table-cell>
          <table:table-cell office:value-type="string" calcext:value-type="string">
            <text:p>prototypeIteration</text:p>
          </table:table-cell>
          <table:table-cell office:value-type="string" calcext:value-type="string">
            <text:p>active</text:p>
          </table:table-cell>
          <table:table-cell office:value-type="string" calcext:value-type="string">
            <text:p>Wir sind ein Team von 8 engagierten Menschen, das beim Hackathon über unsere Projektidee zusammengefunden hat und seitdem kontinuierlich zusammenarbeitet, vereint durch den Wunsch, Schwerkranken zu helfen.</text:p>
          </table:table-cell>
          <table:table-cell office:value-type="string" calcext:value-type="string">
            <text:p>RISKGROUP_ELDERLY</text:p>
          </table:table-cell>
          <table:table-cell office:value-type="string" calcext:value-type="string">
            <text:p>RISKGROUP_ILLNESSES</text:p>
          </table:table-cell>
          <table:table-cell table:number-columns-repeated="2"/>
          <table:table-cell office:value-type="string" calcext:value-type="string">
            <text:p>Wir entwickeln den Prototypen zur datenschutzkonformen Videolösung, den wir im Juni zunächst mit unserem "Pilot-Hospizdienst" in Lübeck testen werden. Basierend auf Nutzer-Feedback u. Bedürfnissen passen wir unsere Lösung an und bauen weitere Features. Auch die Uniklinik Dresden u. weitere Hospize warten auf Pallia. Daneben planen wir eine wissenschaftlich begleitete Befragung von Hospizdiensten. </text:p>
          </table:table-cell>
          <table:table-cell office:value-type="string" calcext:value-type="string">
            <text:p>https://firebasestorage.googleapis.com/v0/b/corona-e5c0e.appspot.com/o/users%2FUtj25cfOT4MU8l8JeKSR2CZdFvc2%2FPalliaLogo.jpg?alt=media&amp;token=a6631312-1523-488c-a4b2-96ff80cac9f5</text:p>
          </table:table-cell>
          <table:table-cell office:value-type="string" calcext:value-type="string">
            <text:p>MENTAL_HEALTH</text:p>
          </table:table-cell>
          <table:table-cell office:value-type="float" office:value="1586922698779" calcext:value-type="float">
            <text:p>1586922698779</text:p>
          </table:table-cell>
          <table:table-cell office:value-type="string" calcext:value-type="string">
            <text:p>Berlin</text:p>
          </table:table-cell>
          <table:table-cell office:value-type="string" calcext:value-type="string">
            <text:p>Isolationsmaßnahmen haben Kranke, Angehörige u. Sterbebegleiter voneinander getrennt. Nähe ist schwer geworden, selbst wenn dringend gebraucht. Überlastetes Pflegepersonal kann selbst nicht adäquat emotional für Sterbende da sein. Letzte Tage sind einsam. Angehörige, die nur eingeschränkt Abschied nehmen können, sind psychisch belastet. Auch Trauerbegleitung und Hospiz-Schulungen sind <text:s/>erschwert.</text:p>
          </table:table-cell>
          <table:table-cell/>
          <table:table-cell office:value-type="string" calcext:value-type="string">
            <text:p>Bisher gibt es KEINE Website/App, die Patienten und Angehörige mit Sterbe- und Trauerbegleitern verbindet. Unsere Lösung ist DSGVO-konform und erfüllt die Anforderungen zum kassenfinanzierten Gesundheitsprodukt. Basierend auf Patienten-Präferenzen und hinterlegten Begleiter-Infos verbindet ein Matching-Algorithmus: Dies ist bundesweit einzigartig für digitale wie auch "klassische" Begleitungen.</text:p>
          </table:table-cell>
          <table:table-cell office:value-type="string" calcext:value-type="string">
            <text:p>https://twitter.com/GemeinsamGehen</text:p>
          </table:table-cell>
          <table:table-cell office:value-type="string" calcext:value-type="string">
            <text:p>https://www.youtube.com/watch?v=U4s6TPwumKs</text:p>
          </table:table-cell>
          <table:table-cell table:number-columns-repeated="2"/>
          <table:table-cell office:value-type="string" calcext:value-type="string">
            <text:p>https://www.pallia.eu</text:p>
          </table:table-cell>
          <table:table-cell table:number-columns-repeated="6"/>
        </table:table-row>
        <table:table-row table:style-name="ro2">
          <table:table-cell office:value-type="string" calcext:value-type="string">
            <text:p>Pflegesterne</text:p>
          </table:table-cell>
          <table:table-cell office:value-type="string" calcext:value-type="string">
            <text:p>U0115U7MDUL</text:p>
          </table:table-cell>
          <table:table-cell office:value-type="string" calcext:value-type="string">
            <text:p>Aus dieser Krise ist eine Bewegung entstanden, die vorhandenen Pflegekräften dankt und ehemalige Fachkräfte zurückholen kann. Mit der Kombination aus Movement und Technologie haben wir eine Plattform ins Leben gerufen, die kurzfristig die passenden Pflegekräfte mit Krankenhäusern und Pflegeeinrichtungen in Not zusammenbringt. https://www.pflegesterne.de/</text:p>
            <text:p> </text:p>
            <text:p/>
          </table:table-cell>
          <table:table-cell office:value-type="string" calcext:value-type="string">
            <text:p>c.roeper@vediso.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Pflegesterne kombiniert gesellschaftliches Engagement für mehr starke Pflegende mit einer digitalen Plattform für peer2peer Austausch und das Verbinden ehemaliger Pflegender <text:s/>mit Einrichtungen</text:p>
          </table:table-cell>
          <table:table-cell office:value-type="string" calcext:value-type="string">
            <text:p>FMp2yVGPMrMaDFBwqSc5EgMxt3u2</text:p>
          </table:table-cell>
          <table:table-cell office:value-type="string" calcext:value-type="string">
            <text:p>projects</text:p>
          </table:table-cell>
          <table:table-cell/>
          <table:table-cell office:value-type="string" calcext:value-type="string">
            <text:p>FMp2yVGPMrMaDFBwqSc5EgMxt3u2</text:p>
          </table:table-cell>
          <table:table-cell office:value-type="string" calcext:value-type="string">
            <text:p>Cornelia</text:p>
          </table:table-cell>
          <table:table-cell office:value-type="string" calcext:value-type="string">
            <text:p>Damit Pflege leuchten kann braucht sie gutes, qualifiziertes Personal. Matchingprozesse verbinden Einrichtungen und (Ex)-Pflegende. Die peer2peer Plattform macht gute Pflege und die Bedingungen dafür sichtbar.</text:p>
          </table:table-cell>
          <table:table-cell office:value-type="string" calcext:value-type="string">
            <text:p>Röper</text:p>
          </table:table-cell>
          <table:table-cell office:value-type="string" calcext:value-type="string">
            <text:p>"Mehr starke Pflegende" ist unser Markenkern. Hierfür kombinieren wir eine Austausch- und Matching-Plattform mit einem  Netzwerk aus der Gesellschaft. Pflegesterne.de ermöglicht peer2peer Austausch zum Pflegealltag - humorvoll und kompetent - und stärkt so die Pflegenden.</text:p>
            <text:p>Zudem werden ehemalige Pflegekräfte via social targeting angesprochen und mit suchenden Institutionen gematcht. </text:p>
          </table:table-cell>
          <table:table-cell office:value-type="string" calcext:value-type="string">
            <text:p>Pflegereserve, pflegia, medwings, Pflegegruppen in XING</text:p>
          </table:table-cell>
          <table:table-cell office:value-type="string" calcext:value-type="string">
            <text:p>Cornelia Röper</text:p>
          </table:table-cell>
          <table:table-cell office:value-type="string" calcext:value-type="string">
            <text:p>https://drive.google.com/drive/folders/1BE56Fgk53WKDthHfyXsLmvVwuwHomIZf</text:p>
          </table:table-cell>
          <table:table-cell office:value-type="float" office:value="1599587953926" calcext:value-type="float">
            <text:p>1599587953926</text:p>
          </table:table-cell>
          <table:table-cell office:value-type="string" calcext:value-type="string">
            <text:p>beforeLaunch</text:p>
          </table:table-cell>
          <table:table-cell office:value-type="string" calcext:value-type="string">
            <text:p>active</text:p>
          </table:table-cell>
          <table:table-cell office:value-type="string" calcext:value-type="string">
            <text:p>Das Team hinter den Pflegesternen besteht aus ca 30  Personen, darunter mehreren ehemaligen Pflegekräften. Hohes Tempo zeichnet uns aus, ermöglicht durch eine Teal-Organisation. Erste Sponsoren sind an Bord. Mit hier im Hackathon als Ansprechpartner ist Jan Schröder j.schroeder@contec.de</text:p>
            <text:p> </text:p>
          </table:table-cell>
          <table:table-cell office:value-type="string" calcext:value-type="string">
            <text:p>RISKGROUP_ELDERLY</text:p>
          </table:table-cell>
          <table:table-cell office:value-type="string" calcext:value-type="string">
            <text:p>RISKGROUP_ILLNESSES</text:p>
          </table:table-cell>
          <table:table-cell office:value-type="string" calcext:value-type="string">
            <text:p>MEDICAL_STAFF</text:p>
          </table:table-cell>
          <table:table-cell office:value-type="string" calcext:value-type="string">
            <text:p>GENERAL_PUBLIC</text:p>
          </table:table-cell>
          <table:table-cell office:value-type="string" calcext:value-type="string">
            <text:p>Unsere Lösung 1.0 ist live. Pflegesterne haben sich registriert und diverse Matches mit den 27.000 Einrichtungen, die direkten Zugriff haben, haben bereits stattgefunden. Gestartet als Netzwerk aus der Wohlfahrt sind mittlerwiele mehr als 60 Partner aus vielen gesellschaftlichen Bereichen dabei.</text:p>
            <text:p>Lösung 2.0 wird aktuell nach intensiver Validierung realisiert.  </text:p>
          </table:table-cell>
          <table:table-cell office:value-type="string" calcext:value-type="string">
            <text:p>https://firebasestorage.googleapis.com/v0/b/corona-e5c0e.appspot.com/o/users%2FFMp2yVGPMrMaDFBwqSc5EgMxt3u2%2Fpflegesterne_stern_rgb-m.png?alt=media&amp;token=639be9fe-45c6-4f9a-bb3b-9f52cbde5567</text:p>
          </table:table-cell>
          <table:table-cell office:value-type="string" calcext:value-type="string">
            <text:p>MEDICAL_CARE_TREATMENT</text:p>
          </table:table-cell>
          <table:table-cell office:value-type="float" office:value="1586945874255" calcext:value-type="float">
            <text:p>1586945874255</text:p>
          </table:table-cell>
          <table:table-cell office:value-type="string" calcext:value-type="string">
            <text:p>Deutschlandweit</text:p>
          </table:table-cell>
          <table:table-cell office:value-type="string" calcext:value-type="string">
            <text:p>Mehr starke Pflegende werden gebraucht: in Zeiten von Corona und darüber hinaus. Durch Corona wird das ohnedies schon knappe Personal noch knapper. Was gebraucht wird? Mehr als ein Danke! Es fehlt nachhaltige Wertschätzung, gegenseitige Stärkung, und die gezielte Ansprache potentieller Pflegekräfte. </text:p>
          </table:table-cell>
          <table:table-cell office:value-type="string" calcext:value-type="string">
            <text:p>https://www.linkedin.com/company/pflegesterne-de/</text:p>
          </table:table-cell>
          <table:table-cell office:value-type="string" calcext:value-type="string">
            <text:p>USP für Sponsoren und Stiftungen sind nachhaltige Marketingeffekte &amp; SROI, </text:p>
            <text:p>USP für Pflegende ist eine Community voll positiver Lösungen und Humor - ganz anders als die Pflege sonst auftritt.</text:p>
            <text:p>Aufgrund des besonders großen Potentials ist Pflegesterne als eines von 10 Projekten aus 1.500 in den Solution Builder des Hackathons aufgenommen worden. Pat*innen aus dem SolutionEnabler unterstützen uns.</text:p>
          </table:table-cell>
          <table:table-cell office:value-type="string" calcext:value-type="string">
            <text:p>https://twitter.com/pflegesterne</text:p>
          </table:table-cell>
          <table:table-cell table:number-columns-repeated="3"/>
          <table:table-cell office:value-type="string" calcext:value-type="string">
            <text:p>https://www.pflegesterne.de/</text:p>
          </table:table-cell>
          <table:table-cell office:value-type="string" calcext:value-type="string">
            <text:p>ADMINISTRATION_PUBLIC_SERVICE</text:p>
          </table:table-cell>
          <table:table-cell table:number-columns-repeated="5"/>
        </table:table-row>
        <table:table-row table:style-name="ro4">
          <table:table-cell office:value-type="string" calcext:value-type="string">
            <text:p>PharmaBus</text:p>
          </table:table-cell>
          <table:table-cell/>
          <table:table-cell office:value-type="string" calcext:value-type="string">
            <text:p>Unsere Vision ist zuerst ein schnelle Lösung der kombiniert ein webbasiert verbindung zwischen apotheker und patient mit ein analogue lieferung von Medikament durch ein Pharmabus und dann mittelfristig und langfristig eine Plattform auf der Patienten eine digitale Verbindung zu ihren Ärzten und Apotheken haben. Hier würden wir die Möglichkeit des eRezept nutzen wollen ,  welches es ermöglicht, direkt das Rezept vom Arzt an den Apotheker zu schicken. Die würde mit einem Fahrdienst (ggf. auf freiwilligenbasis) erweitert werden, sodass Risikogruppen die auf Medikamente angewiesen sind hierfür nicht mehr die Sicherheit der eigenen Wohnung verlassen müssen. Wir haben bereits den Prototypen einer Webanwendung zum Vermitteln von Medikamenten zwischen Patienten und Apotheken, im Rahmen des Hackathon entwickelt. Da können Patienten ihr Medikamentenbedarf und Apotheken ihren Lagerbestand eintragen. Es erfolgt eine Vermittlung zwischen Bedarf und Apotheke mit PharmaBus, die die Medikament liefern.</text:p>
            <text:p/>
          </table:table-cell>
          <table:table-cell office:value-type="string" calcext:value-type="string">
            <text:p>sheherazade.preuss@gmail.com</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Wir ermöglichen es Apotheken und Ärzte ihre Patienten/Kunden zu versorgen ohne das diese sich einem erhöhtem Infektionsrisiko aussetzen müssen indem Sie zuhause bleiben.</text:p>
          </table:table-cell>
          <table:table-cell office:value-type="string" calcext:value-type="string">
            <text:p>UFjh3bMu1KNJx9fYUsmVSxAiyS83</text:p>
          </table:table-cell>
          <table:table-cell office:value-type="string" calcext:value-type="string">
            <text:p>projects</text:p>
          </table:table-cell>
          <table:table-cell/>
          <table:table-cell office:value-type="string" calcext:value-type="string">
            <text:p>UFjh3bMu1KNJx9fYUsmVSxAiyS83</text:p>
          </table:table-cell>
          <table:table-cell office:value-type="string" calcext:value-type="string">
            <text:p>Shera</text:p>
          </table:table-cell>
          <table:table-cell office:value-type="string" calcext:value-type="string">
            <text:p>Unsere Lösung richtet sich an Risikogruppen die eine medikamentöse Versorgung benötigen. Dann helfen wir Ärzten und Apotheken Ihren Besucherstrom zu reduzieren &amp; ein medikamentös Versorgung zu ermögli</text:p>
          </table:table-cell>
          <table:table-cell office:value-type="string" calcext:value-type="string">
            <text:p>Preuß</text:p>
          </table:table-cell>
          <table:table-cell office:value-type="string" calcext:value-type="string">
            <text:p>Unsere Vision ist zuerst ein schnelle Lösung der kombiniert ein webbasiert verbindung zwischen apotheker und patient mit ein analogue lieferung von Medikament durch ein Pharmabus und dann mittelfristig und langfristig eine Plattform auf der Patienten eine digitale Verbindung zu ihren Ärzten und Apotheken haben. Hier würden wir die Möglichkeit des eRezept nutzen wollen, welches es ermöglicht, direkt das Rezept vom Arzt an den Apotheker zu schicken. Die würde mit einem Fahrdienst (ggf. auf freiwilligenbasis) erweitert werden, sodass Risikogruppen die auf Medikamente angewiesen sind hierfür nicht mehr die Sicherheit der eigenen Wohnung verlassen müssen. Wir haben bereits den Prototypen einer Webanwendung zum Vermitteln von Medikamenten zwischen Patienten und Apotheken, im Rahmen des Hackathon entwickelt. Da können Patienten ihr Medikamentenbedarf und Apotheken ihren Lagerbestand eintragen. Es erfolgt eine Vermittlung zwischen Bedarf und Apotheke mit PharmaBus, die die Medikament liefern.</text:p>
          </table:table-cell>
          <table:table-cell office:value-type="string" calcext:value-type="string">
            <text:p>DocMorris</text:p>
          </table:table-cell>
          <table:table-cell office:value-type="string" calcext:value-type="string">
            <text:p>Shera Preuß</text:p>
          </table:table-cell>
          <table:table-cell office:value-type="string" calcext:value-type="string">
            <text:p>https://drive.google.com/drive/folders/1iJfWPVz9GgGXRyFwcYgfd59qLvhRS5tg</text:p>
          </table:table-cell>
          <table:table-cell office:value-type="float" office:value="1593097348335" calcext:value-type="float">
            <text:p>1593097348335</text:p>
          </table:table-cell>
          <table:table-cell office:value-type="string" calcext:value-type="string">
            <text:p>beforeLaunch</text:p>
          </table:table-cell>
          <table:table-cell office:value-type="string" calcext:value-type="string">
            <text:p>active</text:p>
          </table:table-cell>
          <table:table-cell/>
          <table:table-cell office:value-type="string" calcext:value-type="string">
            <text:p>GENERAL_PUBLIC</text:p>
          </table:table-cell>
          <table:table-cell office:value-type="string" calcext:value-type="string">
            <text:p>MEDICAL_STAFF</text:p>
          </table:table-cell>
          <table:table-cell office:value-type="string" calcext:value-type="string">
            <text:p>RISKGROUP_ILLNESSES</text:p>
          </table:table-cell>
          <table:table-cell office:value-type="string" calcext:value-type="string">
            <text:p>RISKGROUP_ELDERLY</text:p>
          </table:table-cell>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RISK_GROUPS_AND_MINORITIES</text:p>
          </table:table-cell>
          <table:table-cell office:value-type="float" office:value="1586945349628" calcext:value-type="float">
            <text:p>1586945349628</text:p>
          </table:table-cell>
          <table:table-cell/>
          <table:table-cell office:value-type="string" calcext:value-type="string">
            <text:p>Gerade Risikogruppen sind die, die auf regelmäßige Medikamente angewiesen sind (zum Beispiel: Krebspatienten, Immun-geschwächte). Dies würde erfordern, dass diese regelmäßig zu einer Apotheke und im Vorfeld zum Arzt gehen um sich die benötigten Medikamente zu besorgen. Dies erhöht die Wahrscheinlichkeit einer Ansteckung, sodass hier eine Möglichkeit geschaffen werden muss, den Betroffenen eine Aufrechterhaltung der Isolation zu ermöglichen um Ansteckungsgefahren zu minimieren. Des Weiteren wird der Schutz aller Personen erhöht, wenn eine Person mit COVID weniger Notwendigkeit hat, <text:s/>sich möglicherweise notwendige Medikamente direkt und unkompliziert nach Hause zu bestellen.</text:p>
          </table:table-cell>
          <table:table-cell/>
          <table:table-cell office:value-type="string" calcext:value-type="string">
            <text:p>Im vergleich zu DocMorris wir gefährden nicht der Geschäft von lokal Apotheke sondern unterstützen denen um deren Dienstleistung zu erweitern und neue Bedarf auszufüllen. Eine Lösung mit lokalen Apotheken und lokalen Fahrern, kann hier eine höhere Ausfallsicherheit schaffen und Möglichkeiten Schaffen frühzeitig zu intervenieren. Wir unterstützen die Apotheker damit Sie Ihre Kunden behalten und nur ein bessere und zusätzlich Angebot anbieten was mit die neue Gesetz unterstützt ist.</text:p>
          </table:table-cell>
          <table:table-cell table:number-columns-repeated="4"/>
          <table:table-cell office:value-type="string" calcext:value-type="string">
            <text:p>www.pharmabus.org</text:p>
          </table:table-cell>
          <table:table-cell table:number-columns-repeated="6"/>
        </table:table-row>
        <table:table-row table:style-name="ro4">
          <table:table-cell office:value-type="string" calcext:value-type="string">
            <text:p>PIRAT</text:p>
          </table:table-cell>
          <table:table-cell office:value-type="string" calcext:value-type="string">
            <text:p>U011RCZD6QL</text:p>
          </table:table-cell>
          <table:table-cell office:value-type="string" calcext:value-type="string">
            <text:p>Wir haben PIRAT entwickelt, um derzeit nicht benötigte Geräte, Verbrauchsmaterial und Personal von Universitäten und Forschungseinrichtungen an COVID-19-Testlabore zu vermitteln, um die Testkapazitäten in Deutschland um ein vielfaches zu steigern. Forschungsgruppen und Institute können ihre derzeit in der Forschung nicht genutzten Ressourcen (bspw. PCR Thermocycler, Pipetten, Schutzausrüstung) in unserer Datenbank eintragen. Auch Doktorand*innen und MTA/LTAs mit PCR-Kenntnissen können sich als Freiwillige bei PIRAT melden. Gleichzeitig können COVID19-Diagnostiklabore ihren Bedarf bei uns hinterlegen. Indem PIRAT all diese Ressourcen effektiv in einer zentralen Datenbank erfasst und sie - orientiert am Bedarf vor Ort - <text:s/>an COVID-19-Testlabore vermittelt, können wir dazu beitragen, mit bereits vorhandenen Ressourcen die Testkapazitäten in Deutschland um ein Vielfaches zu steigern.</text:p>
          </table:table-cell>
          <table:table-cell office:value-type="string" calcext:value-type="string">
            <text:p>lukas@vordemann.de</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Unsere Vision ist es, deutschlandweit eine Anlaufstelle zu etablieren, über die sich junge Forschende austauschen können.</text:p>
          </table:table-cell>
          <table:table-cell office:value-type="string" calcext:value-type="string">
            <text:p>3n5F1nNNilVgLezOFnFQbXoInc02</text:p>
          </table:table-cell>
          <table:table-cell office:value-type="string" calcext:value-type="string">
            <text:p>projects</text:p>
          </table:table-cell>
          <table:table-cell/>
          <table:table-cell office:value-type="string" calcext:value-type="string">
            <text:p>3n5F1nNNilVgLezOFnFQbXoInc02</text:p>
          </table:table-cell>
          <table:table-cell office:value-type="string" calcext:value-type="string">
            <text:p>Lukas</text:p>
          </table:table-cell>
          <table:table-cell office:value-type="string" calcext:value-type="string">
            <text:p>Unsere Vision ist es, deutschlandweit eine Anlaufstelle zu etablieren, über die sich geeignete Partner finden können.</text:p>
            <text:p>Die vereinfachte Form der gezielten Kontaktaufnahme ist insbesondere für junge Forschende hilfreich, die noch nicht über etablierte Netzwerke verfügen. Auch sehen wir eine Chance für eine Intensivierung interdisziplinärer Schnittstellen, z.B. zwischen Chemie und Informatik.</text:p>
          </table:table-cell>
          <table:table-cell office:value-type="string" calcext:value-type="string">
            <text:p>Vordemann</text:p>
          </table:table-cell>
          <table:table-cell office:value-type="string" calcext:value-type="string">
            <text:p>Für die  Zielgruppe junger Forschenden würden wir gerne auch nach der Krisenzeit eine Plattform bieten, auf der Wissenschaftler*innen Informationen zu Laborgeräten und -materialien bzw. Methoden austauschen können.</text:p>
            <text:p>Konkret wollen wir uns dabei zunächst auf die Fachbereiche und Fakultäten der Chemie von Universitäten und Hochschulen sowie entsprechende Forschungsinstitute fokussieren.</text:p>
          </table:table-cell>
          <table:table-cell/>
          <table:table-cell office:value-type="string" calcext:value-type="string">
            <text:p>Lukas Vordemann</text:p>
          </table:table-cell>
          <table:table-cell office:value-type="string" calcext:value-type="string">
            <text:p>https://drive.google.com/drive/folders/1wuCDlW9tQvI32tW_6rdTKhJgv_e8E1iF</text:p>
          </table:table-cell>
          <table:table-cell office:value-type="float" office:value="1599594742668" calcext:value-type="float">
            <text:p>1599594742668</text:p>
          </table:table-cell>
          <table:table-cell office:value-type="string" calcext:value-type="string">
            <text:p>prototypeIteration</text:p>
          </table:table-cell>
          <table:table-cell office:value-type="string" calcext:value-type="string">
            <text:p>active</text:p>
          </table:table-cell>
          <table:table-cell/>
          <table:table-cell office:value-type="string" calcext:value-type="string">
            <text:p>SCIENTISTS_RESEARCHERS</text:p>
          </table:table-cell>
          <table:table-cell table:number-columns-repeated="3"/>
          <table:table-cell office:value-type="string" calcext:value-type="string">
            <text:p>Wir befinden uns gerade in der Erhebung der Anforderungen an eine Austauschplattform für chemische Forschungslabore zum Tracking für Geräte, Methoden und Fachkenntnisse</text:p>
            <text:p/>
          </table:table-cell>
          <table:table-cell office:value-type="string" calcext:value-type="string">
            <text:p>https://firebasestorage.googleapis.com/v0/b/corona-e5c0e.appspot.com/o/users%2F3n5F1nNNilVgLezOFnFQbXoInc02%2Fpirat-compressed.jpg?alt=media&amp;token=7a641c8a-1011-4d52-8989-fd165ad232a2</text:p>
          </table:table-cell>
          <table:table-cell office:value-type="string" calcext:value-type="string">
            <text:p>MEDICAL_CARE_TREATMENT</text:p>
          </table:table-cell>
          <table:table-cell office:value-type="float" office:value="1586875301161" calcext:value-type="float">
            <text:p>1586875301161</text:p>
          </table:table-cell>
          <table:table-cell office:value-type="string" calcext:value-type="string">
            <text:p>EU</text:p>
          </table:table-cell>
          <table:table-cell office:value-type="string" calcext:value-type="string">
            <text:p>Unser Ziel ist es, dass Forschende, die eine spezifische Messung, Zugang zu einem bestimmten Großgerät oder Hilfe bei der Datenauswertung brauchen, nicht mehr langwierig über direkte oder indirekte Kontakte nach Hilfe und Informationen suchen müssen, sondern direkt auf der PIRAT-Plattform Kooperationsmöglichkeiten finden können. </text:p>
          </table:table-cell>
          <table:table-cell/>
          <table:table-cell office:value-type="string" calcext:value-type="string">
            <text:p>Schnelligkeit, Anpassung der Plattform an die Bedarfssitution und für andere Länder (10 Sprachen, Modulare Ressourcenverwaltung)</text:p>
          </table:table-cell>
          <table:table-cell office:value-type="string" calcext:value-type="string">
            <text:p>https:/twitter.com/pirattool</text:p>
          </table:table-cell>
          <table:table-cell/>
          <table:table-cell office:value-type="string" calcext:value-type="string">
            <text:p>COORDINATION_SUPPORT</text:p>
          </table:table-cell>
          <table:table-cell/>
          <table:table-cell office:value-type="string" calcext:value-type="string">
            <text:p>pirat-tool.com</text:p>
          </table:table-cell>
          <table:table-cell table:number-columns-repeated="6"/>
        </table:table-row>
        <table:table-row table:style-name="ro5">
          <table:table-cell office:value-type="string" calcext:value-type="string">
            <text:p>print4life</text:p>
          </table:table-cell>
          <table:table-cell office:value-type="string" calcext:value-type="string">
            <text:p>U011JAUQQQ3</text:p>
          </table:table-cell>
          <table:table-cell office:value-type="string" calcext:value-type="string">
            <text:p>Im Rahmen des Projekts wurde eine Webplattform entwickelt, die die unkomplizierte, zentrale Verteilung von Großaufträgen an Maker:innen und Firmen ermöglicht.</text:p>
            <text:p/>
            <text:p>Medizinische Einrichtungen können sich registrieren, Dateien, Beschreibungen und Lieferadresse hinterlegen und eine gewünschte Anzahl ihrer Auftragsobjekte angeben.</text:p>
            <text:p>Maker können sich für einen selbstgewählten Anteil eintragen und diesen fertigen.</text:p>
          </table:table-cell>
          <table:table-cell office:value-type="string" calcext:value-type="string">
            <text:p>ian@ipoesse.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Wir vernetzen Maker mit Kliniken, Arztpraxen, Schulen, etc. um Versorgungsengpässe mithilfe von innovativen Fertigungsverfahren schnell, unkompliziert und dezentral überbrücken zu können.</text:p>
          </table:table-cell>
          <table:table-cell office:value-type="string" calcext:value-type="string">
            <text:p>SGGobtiV79SYDAkAzTDA42NHk9A3</text:p>
          </table:table-cell>
          <table:table-cell office:value-type="string" calcext:value-type="string">
            <text:p>projects</text:p>
          </table:table-cell>
          <table:table-cell/>
          <table:table-cell office:value-type="string" calcext:value-type="string">
            <text:p>SGGobtiV79SYDAkAzTDA42NHk9A3</text:p>
          </table:table-cell>
          <table:table-cell office:value-type="string" calcext:value-type="string">
            <text:p>Ian</text:p>
          </table:table-cell>
          <table:table-cell/>
          <table:table-cell office:value-type="string" calcext:value-type="string">
            <text:p>Pösse</text:p>
          </table:table-cell>
          <table:table-cell office:value-type="string" calcext:value-type="string">
            <text:p>Im Rahmen des Projekts wurde eine Webplattform entwickelt, die die unkomplizierte, zentrale Verteilung von Großaufträgen an Maker:innen und Firmen ermöglicht. <text:s/>Medizinische Einrichtungen können sich registrieren, Dateien, Beschreibungen und Lieferadresse hinterlegen und eine gewünschte Anzahl <text:s/>angeben. <text:s/>Maker können sich für einen selbstgewählten Anteil eintragen und diesen fertigen.</text:p>
          </table:table-cell>
          <table:table-cell office:value-type="string" calcext:value-type="string">
            <text:p>MakerVsVirus</text:p>
          </table:table-cell>
          <table:table-cell office:value-type="string" calcext:value-type="string">
            <text:p>Ian Pösse</text:p>
          </table:table-cell>
          <table:table-cell office:value-type="string" calcext:value-type="string">
            <text:p>https://drive.google.com/drive/folders/1G7WaNtUYaoh3U8gVk4f_ivEfrprXMKOU</text:p>
          </table:table-cell>
          <table:table-cell office:value-type="float" office:value="1597784813885" calcext:value-type="float">
            <text:p>1597784813885</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Wir sind ein kleines aber motiviertes Team aus unterschiedlichsten Personen. Aktuell arbeiten wir an der Überarbeitung der Nutzerführung und bauen unser Netzwerk aus.</text:p>
          </table:table-cell>
          <table:table-cell office:value-type="string" calcext:value-type="string">
            <text:p>MEDICAL_STAFF</text:p>
          </table:table-cell>
          <table:table-cell office:value-type="string" calcext:value-type="string">
            <text:p>RISKGROUP_ILLNESSES</text:p>
          </table:table-cell>
          <table:table-cell table:number-columns-repeated="2"/>
          <table:table-cell office:value-type="string" calcext:value-type="string">
            <text:p>Wir haben unseren MVP entwickelt und testen diesen nun mit freiwilligen Helfern aus ganz Deutschland. Unser Projekt wurde von der WirVsVirus-Jury unter die TOP 20 gewählt, außerdem erhalten wir die Förderung durch das BMBF. Die Rückmeldungen von Kliniken und Arztpraxen sind bisher äußerst positiv.</text:p>
          </table:table-cell>
          <table:table-cell office:value-type="string" calcext:value-type="string">
            <text:p>https://firebasestorage.googleapis.com/v0/b/corona-e5c0e.appspot.com/o/users%2FSGGobtiV79SYDAkAzTDA42NHk9A3%2Fprint4life-logo-negativ-2c.png?alt=media&amp;token=13aa6dbf-fc52-4f4e-aedd-c0c19d099c54</text:p>
          </table:table-cell>
          <table:table-cell office:value-type="string" calcext:value-type="string">
            <text:p>MEDICAL_EQUIPMENT</text:p>
          </table:table-cell>
          <table:table-cell office:value-type="float" office:value="1586855137034" calcext:value-type="float">
            <text:p>1586855137034</text:p>
          </table:table-cell>
          <table:table-cell office:value-type="string" calcext:value-type="string">
            <text:p>Lübeck</text:p>
          </table:table-cell>
          <table:table-cell office:value-type="string" calcext:value-type="string">
            <text:p>In den vergangenen Wochen hat sich die Versorgungslage in Krankenhäusern und Arztpraxen in Teilen Europas dramatisch zugespitzt. Wichtige Ausrüstungsteile sind nicht ausreichend verfügbar, was die Behandlung von Erkrankten zusätzlich erschwert. In Lieferketten kommt es nach und nach zu Engpässen, welche von den Hersteller:innen nicht schnell genug überbrückt werden können.</text:p>
          </table:table-cell>
          <table:table-cell/>
          <table:table-cell office:value-type="string" calcext:value-type="string">
            <text:p>Wir vereinfachen mit einer Plattform den Zuordnungs- und Verwaltungsprozess. Auch einzelne Maker können ohne Zuordnung zu Organisationen helfen. Die Plattform ist einfach und intuitiv zu bedienen, man benötigt keinerlei Vorkenntnisse. Die Übersetzungsbibliothek ermöglicht internationalen Einsatz.</text:p>
          </table:table-cell>
          <table:table-cell office:value-type="string" calcext:value-type="string">
            <text:p>https://twitter.com/print4lifeDE</text:p>
          </table:table-cell>
          <table:table-cell table:number-columns-repeated="3"/>
          <table:table-cell office:value-type="string" calcext:value-type="string">
            <text:p>https://print4.life</text:p>
          </table:table-cell>
          <table:table-cell table:number-columns-repeated="6"/>
        </table:table-row>
        <table:table-row table:style-name="ro3">
          <table:table-cell office:value-type="string" calcext:value-type="string">
            <text:p>Pro Homeoffice</text:p>
          </table:table-cell>
          <table:table-cell office:value-type="string" calcext:value-type="string">
            <text:p>U011C0TTXPH</text:p>
          </table:table-cell>
          <table:table-cell office:value-type="string" calcext:value-type="string">
            <text:p>https://twitter.com/pro_homeoffice</text:p>
          </table:table-cell>
          <table:table-cell office:value-type="string" calcext:value-type="string">
            <text:p>Die Experten-Hotline "Mittelstand goes Home-Office" berät kleine und mittlere Unternehmen am Telefon kostenlos zum Thema Home-Office. Die Berater bieten Unternehmensinhabern und Führungskräften Informationen zur Einrichtung von mobilen Arbeitsplätzen während der Coronakrise. Sie beantworten Fragen zu technischen Grundlagen, rechtlichen Themen, Organisation und Arbeitsprozessen, Kommunikation und Coaching, Training und Schulung im Home-Office oder dem Arbeitsentgelt. Wir wollen kreative Köpfe miteinander vernetzen und dem Mittelstand in der Zeit der Coronakrise bei der Organisation und Führung im Home-Office professionelle Hilfe bieten. Für kleine und mittlere Firmen ist das Thema Digitalisierung oft noch Neuland und es stehen keine IT-Abteilungen oder Berater parat, die das jetzt gerade schnell organisieren. Hier sehen wir insbesondere in der Zeit von Corona einen Bedarf und bieten den Unternehmen durch unsere Kernkompetenzen aus IT-Fachwissen, Unternehmens- und Rechtsberatung eine Hilfestellung an, die wir durch Businesskontakte aus unseren bestehenden Netzwerken ergänzen.</text:p>
          </table:table-cell>
          <table:table-cell office:value-type="string" calcext:value-type="string">
            <text:p/>
            <text:p/>
          </table:table-cell>
          <table:table-cell office:value-type="string" calcext:value-type="string">
            <text:p>Heinzelmann@pro-homeoffice.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Wir von Pro Homeoffice verstehen das Thema "Mobiles Arbeiten zwischen HOME &amp; OFFICE" in seiner ganzen Dimension – analytisch und in maßgeschneiderten praktischen Lösungen. </text:p>
          </table:table-cell>
          <table:table-cell office:value-type="string" calcext:value-type="string">
            <text:p>6aC0ugRZ5TezztBMb9YUhnYUBg12</text:p>
          </table:table-cell>
          <table:table-cell office:value-type="string" calcext:value-type="string">
            <text:p>projects</text:p>
          </table:table-cell>
          <table:table-cell/>
          <table:table-cell office:value-type="string" calcext:value-type="string">
            <text:p>6aC0ugRZ5TezztBMb9YUhnYUBg12</text:p>
          </table:table-cell>
          <table:table-cell office:value-type="string" calcext:value-type="string">
            <text:p>https://www.pro-homeoffice.de</text:p>
          </table:table-cell>
          <table:table-cell office:value-type="string" calcext:value-type="string">
            <text:p>Dr. Alexandra</text:p>
          </table:table-cell>
          <table:table-cell office:value-type="string" calcext:value-type="string">
            <text:p>Insbesondere mittelständische Unternehmen, Verwaltungen oder der öffentliche Dienst haben häufig nicht den Beraterstab, der sie in der Organisationsentwicklung optimal begleitet. Hier bieten wir schnelle und effektive Unterstützung und befähigen durch maßgeschneiderte Analyse, strukturierte Optimierungsphasen und schnelle Prozesse zu nachhaltigen Erfolgen.</text:p>
          </table:table-cell>
          <table:table-cell office:value-type="string" calcext:value-type="string">
            <text:p>Heinzelmann</text:p>
          </table:table-cell>
          <table:table-cell office:value-type="string" calcext:value-type="string">
            <text:p>Das individuelle Zusammenspiel der Triade von Menschen, Organisation und Technik in intelligenten Verknüpfungen gestaltet den Erfolg im Homeoffice. Wir befähigen Organistionen und Individuen, die Chancen des Ökosystems Homeoffice partizipativ und auf Basis einer Vertrauenskultur zu leben. </text:p>
          </table:table-cell>
          <table:table-cell office:value-type="string" office:string-value="•Kompetenzzentrum Mittelstand, BMWI&#10;•Go-digital&#10;•IHKs&#10;•Wirtschaftsförderung&#10;•Business-Coaches und Berater:innen" calcext:value-type="string">
            <text:p>•Kompetenzzentrum Mittelstand, BMWI</text:p>
            <text:p>•Go-digital</text:p>
            <text:p>•IHKs</text:p>
            <text:p>•Wirtschaftsförderung</text:p>
            <text:p>•Business-Coaches und Berater:innen</text:p>
          </table:table-cell>
          <table:table-cell office:value-type="string" calcext:value-type="string">
            <text:p>Dr. Alexandra Heinzelmann</text:p>
          </table:table-cell>
          <table:table-cell office:value-type="string" calcext:value-type="string">
            <text:p>https://drive.google.com/drive/folders/1yly5xir5K7DRrYKEFzcKq3HXuznvo5fV</text:p>
          </table:table-cell>
          <table:table-cell office:value-type="float" office:value="1600866165587" calcext:value-type="float">
            <text:p>1600866165587</text:p>
          </table:table-cell>
          <table:table-cell office:value-type="string" calcext:value-type="string">
            <text:p>widespreadUsage</text:p>
          </table:table-cell>
          <table:table-cell office:value-type="string" calcext:value-type="string">
            <text:p>active</text:p>
          </table:table-cell>
          <table:table-cell office:value-type="string" calcext:value-type="string">
            <text:p>Wir als Pro Homeoffice befähigen alle Ebenen in Organisationen mit dem Thema Homeoffice nutzerfokussierter und qualifizierter umzugehen. Unser Ziel ist es, dass das Zusammenspiel von Homeoffice- und Büro-Arbeit als produktiv, gesund und positiv empfunden wird.</text:p>
            <text:p>Der Fokus liegt auf der gesunden Vertrauenskultur. um die Zusammenarbeit effektiver und ressourcenschonender zu gestalten.</text:p>
          </table:table-cell>
          <table:table-cell office:value-type="string" calcext:value-type="string">
            <text:p>ENTERPRISE_SME</text:p>
          </table:table-cell>
          <table:table-cell office:value-type="string" calcext:value-type="string">
            <text:p>ADMINISTRATION_PUBLIC_SERVICE</text:p>
          </table:table-cell>
          <table:table-cell office:value-type="string" calcext:value-type="string">
            <text:p>SELR_EMPLOYED</text:p>
          </table:table-cell>
          <table:table-cell office:value-type="string" calcext:value-type="string">
            <text:p>Die Angebotspalette von Pro Homeoffice nimmt weiter an Konturschärfe zu. Unser Netzwerk an Stakeholdern, Kooperationspartner:innen und Kund:innen wächst stetig. </text:p>
            <text:p>Das HOME.OFFICE.LAB "Workspace der Zukunft" mit Keynote-Speaker Sven Göth wird sehr gut nachgefragt. Die HOME.OFFIC.DAYs sind ein dynamisches Format mit dem wir flexibel mit unserem Netzwerk auf indivuelle Bedarfe eingehen können.</text:p>
          </table:table-cell>
          <table:table-cell office:value-type="string" calcext:value-type="string">
            <text:p>https://firebasestorage.googleapis.com/v0/b/corona-e5c0e.appspot.com/o/users%2F6aC0ugRZ5TezztBMb9YUhnYUBg12%2FLogo-wb.png?alt=media&amp;token=1510613d-a087-44fb-a175-1dfbcd7c8f1c</text:p>
          </table:table-cell>
          <table:table-cell office:value-type="string" calcext:value-type="string">
            <text:p>COMPANY_CRISIS_MANAGEMENT</text:p>
          </table:table-cell>
          <table:table-cell office:value-type="float" office:value="1586882130352" calcext:value-type="float">
            <text:p>1586882130352</text:p>
          </table:table-cell>
          <table:table-cell office:value-type="string" calcext:value-type="string">
            <text:p>Gütersloh</text:p>
          </table:table-cell>
          <table:table-cell office:value-type="string" calcext:value-type="string">
            <text:p>Aufgrund der Corona-Krise mussten Homeoffice-Arbeitsplätze spontan eingerichtet werden. Es fehlte oft an Vorbereitung, adäquaten Organisationsstrukturen und agiler Führungserfahrung. Firmen mussten unter Zeit- und Kostendruck handeln und gerade KMUs hatten oftmals keine professionellen Berater, die sie unterstützten. Gesundheitsfaktoren fanden oftmals erst Beachtung, wenn schon Symptome vorlagen.</text:p>
          </table:table-cell>
          <table:table-cell office:value-type="string" calcext:value-type="string">
            <text:p>https://www.linkedin.com/company/pro-homeoffice/?viewAsMember=true</text:p>
          </table:table-cell>
          <table:table-cell office:value-type="string" calcext:value-type="string">
            <text:p>Auf der Basis unserer Analyse- und Optimierungsangebote unterstützen wir Unternehmen darin ihre Erfolge durch die Professionalisierung der Arbeit aus/mit dem Homeoffice zu optimieren.</text:p>
            <text:p>So vermögen wir den starken Bedarf an konkretem Homoffice-Wissen gezielt anzugehen und Organisationen aus von einer Unsicherheitszone in eine qualifizierte und partizipative Abeitsform der Zukunft zu begleiten.</text:p>
            <text:p/>
          </table:table-cell>
          <table:table-cell office:value-type="string" calcext:value-type="string">
            <text:p>0049-1711400377</text:p>
          </table:table-cell>
          <table:table-cell office:value-type="string" calcext:value-type="string">
            <text:p>PROCESS_REDESIGN</text:p>
          </table:table-cell>
          <table:table-cell office:value-type="string" calcext:value-type="string">
            <text:p>INFORMATION_AWARENESS</text:p>
          </table:table-cell>
          <table:table-cell table:number-columns-repeated="6"/>
        </table:table-row>
        <table:table-row table:style-name="ro2">
          <table:table-cell office:value-type="string" calcext:value-type="string">
            <text:p>quarano</text:p>
          </table:table-cell>
          <table:table-cell office:value-type="string" calcext:value-type="string">
            <text:p>U011LDZUFNZ</text:p>
          </table:table-cell>
          <table:table-cell office:value-type="string" calcext:value-type="string">
            <text:p>https://twitter.com/quarano_eV</text:p>
          </table:table-cell>
          <table:table-cell office:value-type="string" calcext:value-type="string">
            <text:p>Digitale Dokumentation von COVID-19 Infektionsfällen &amp; Kontaktpersonen für Gesundheitsbehörden - </text:p>
            <text:p/>
            <text:p>Als “Administration as a Service” bietet quarano eine open source Webapplikation zur Prozessautomatisierung bei Gesundheitsbehörden. Die Dokumentation der Verläufe von Infizierten und deren Kontaktpersonen in Quarantäne bzw. häuslicher Isolation wird durch eine Webapplikation abgebildet, die schnell und intuitiv in den vorhandenen Prozess der Gesundheitsämter integriert werden kann und somit ab sofort für Entlastung sorgt.</text:p>
          </table:table-cell>
          <table:table-cell/>
          <table:table-cell office:value-type="string" calcext:value-type="string">
            <text:p>info@quarano.d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Digitale Dokumentation von meldepflichtigen (z.B. COVID-19) Infektionsfällen &amp; Kontaktpersonen für die Unterstützung der Mitarbeiter im öffentlichen Gesundheitswesen.</text:p>
          </table:table-cell>
          <table:table-cell office:value-type="string" calcext:value-type="string">
            <text:p>RJE4dR5TavYOTx6y4VlkXbtpIZz1</text:p>
          </table:table-cell>
          <table:table-cell office:value-type="string" calcext:value-type="string">
            <text:p>projects</text:p>
          </table:table-cell>
          <table:table-cell/>
          <table:table-cell office:value-type="string" calcext:value-type="string">
            <text:p>RJE4dR5TavYOTx6y4VlkXbtpIZz1</text:p>
          </table:table-cell>
          <table:table-cell office:value-type="string" calcext:value-type="string">
            <text:p>https://www.quarano.de</text:p>
          </table:table-cell>
          <table:table-cell office:value-type="string" calcext:value-type="string">
            <text:p>Ulrich</text:p>
          </table:table-cell>
          <table:table-cell office:value-type="string" calcext:value-type="string">
            <text:p>- Mitarbeiter im öffentlichen Gesundheitswesen </text:p>
            <text:p>- Landesgesundheitsämter</text:p>
            <text:p>- RKI / BGA / Bundesregierung</text:p>
          </table:table-cell>
          <table:table-cell office:value-type="string" calcext:value-type="string">
            <text:p>Kolzenburg</text:p>
          </table:table-cell>
          <table:table-cell office:value-type="string" calcext:value-type="string">
            <text:p>Entlastung von Gesundheitsämtern mittels Digitalisierung; Möglichkeit für Mitarbeiter, sich auf die wichtigen Fälle zu konzentrieren. Bereitstellung einer kollaborative Oberfläche, in der Daten sofort nach Erfassung normiert, reproduzierbar, sicher, leicht zugänglich und auswertbar zur Verfügung stehen. Datenvisualisierung stehen unterschiedlichen Nutzergruppen zur Verfügung (zB: Echtzeitanalysen)</text:p>
          </table:table-cell>
          <table:table-cell office:value-type="string" calcext:value-type="string">
            <text:p>Projekt der Telekom zusammen mit SAP</text:p>
          </table:table-cell>
          <table:table-cell office:value-type="string" calcext:value-type="string">
            <text:p>Ferdinand Biere</text:p>
          </table:table-cell>
          <table:table-cell office:value-type="string" calcext:value-type="string">
            <text:p>https://drive.google.com/drive/folders/1AP7QpwPa8Hrr1L5K9OdVF-alQgCGPNTB</text:p>
          </table:table-cell>
          <table:table-cell office:value-type="float" office:value="1604325064216" calcext:value-type="float">
            <text:p>1604325064216</text:p>
          </table:table-cell>
          <table:table-cell office:value-type="string" calcext:value-type="string">
            <text:p>activeUsers</text:p>
          </table:table-cell>
          <table:table-cell office:value-type="string" calcext:value-type="string">
            <text:p>active</text:p>
          </table:table-cell>
          <table:table-cell office:value-type="string" calcext:value-type="string">
            <text:p>Wir sind live mit unserem Pilot-Partner, einem der größten Gesundheitsämter Baden-Württembergs. Andere Gesundheitsämter stehen kurz vor der Einführung.</text:p>
          </table:table-cell>
          <table:table-cell office:value-type="string" calcext:value-type="string">
            <text:p>ADMINISTRATION_PUBLIC_SERVICE</text:p>
          </table:table-cell>
          <table:table-cell table:number-columns-repeated="2"/>
          <table:table-cell office:value-type="string" calcext:value-type="string">
            <text:p>Die Lösung ist im Gesundheitsamt Mannheim installiert und läuft. Positive Rückmeldungen der Digitalisierung der bislang manuellen Arbeitsprozesse bei Datenerfassung, Aufbereitung und Weiterleitung (signifikante Arbeits- und Personalentlastung) liegen vor <text:s/>(Bsp.: Ltg. Gesundheitsamt). Andere Werkzeuge und neue Features werden nach Bedarf hinzugefügt.</text:p>
          </table:table-cell>
          <table:table-cell office:value-type="string" calcext:value-type="string">
            <text:p>https://firebasestorage.googleapis.com/v0/b/corona-e5c0e.appspot.com/o/users%2FRJE4dR5TavYOTx6y4VlkXbtpIZz1%2FLogo_small.png?alt=media&amp;token=2329fb00-9385-46db-83d9-0359772de835</text:p>
          </table:table-cell>
          <table:table-cell office:value-type="string" calcext:value-type="string">
            <text:p>TEST_METHODS_AND_DIAGNOSIS</text:p>
          </table:table-cell>
          <table:table-cell office:value-type="float" office:value="1586813324864" calcext:value-type="float">
            <text:p>1586813324864</text:p>
          </table:table-cell>
          <table:table-cell office:value-type="string" calcext:value-type="string">
            <text:p>Berlin</text:p>
          </table:table-cell>
          <table:table-cell office:value-type="string" calcext:value-type="string">
            <text:p>Hohe Fallzahlen und Personalmangel erschweren die Arbeit der Gesundheitsämter bei der Umsetzung der RKI-Empfehlungen zur Fallüberwachung. Sie haben heute keine einheitliche Möglichkeit, schnell die entstandenen Daten zu filtern, um für kritische Fälle eine passende Betreuung zu veranlassen. Es keinen geschlossenen digitalen Ablauf in Echtzeit die Lage der Pandemie in Deutschland zu bewerten.</text:p>
          </table:table-cell>
          <table:table-cell office:value-type="string" calcext:value-type="string">
            <text:p>https://www.linkedin.com/company/quarano</text:p>
          </table:table-cell>
          <table:table-cell office:value-type="string" calcext:value-type="string">
            <text:p>quarano verändert nicht besehende Abläufe und ist daher in der aktuellen Lage nahtlos in die Ämter integrierbar. Der Fokus liegt auf der Digitalisierung manueller Abläufe zur Vereinfachung und Beschleunigung der Dokumentation. Wir arbeiten mit quarano ausschlieslich zur Entlastung des öffentlichen Gesundheitswesens (keine Adaption von anderen Softwareprodukten auf den neuen Anwendungsfall).</text:p>
          </table:table-cell>
          <table:table-cell office:value-type="string" calcext:value-type="string">
            <text:p>0171 5286698</text:p>
          </table:table-cell>
          <table:table-cell table:number-columns-repeated="8"/>
        </table:table-row>
        <table:table-row table:style-name="ro2">
          <table:table-cell office:value-type="string" calcext:value-type="string">
            <text:p>RemedyMatch.io</text:p>
          </table:table-cell>
          <table:table-cell office:value-type="string" calcext:value-type="string">
            <text:p>U011KDZ9G2J</text:p>
          </table:table-cell>
          <table:table-cell office:value-type="string" calcext:value-type="string">
            <text:p>RemedyMatch.io ist eine Logistikplattform, die den Bedarf und den Bestand an medizinischen Schutzartikeln zusammenbringt. </text:p>
          </table:table-cell>
          <table:table-cell office:value-type="string" calcext:value-type="string">
            <text:p>carsten@remedymatch.io</text:p>
          </table:table-cell>
          <table:table-cell office:value-type="string" calcext:value-type="string">
            <text:p>NEW_SKILLS</text:p>
          </table:table-cell>
          <table:table-cell office:value-type="string" calcext:value-type="string">
            <text:p>wirvsvirus</text:p>
          </table:table-cell>
          <table:table-cell office:value-type="string" calcext:value-type="string">
            <text:p>Gemeinnützige Open-Source Logistikplattform, die bundesweit den Bedarf und Bestand an medizinischen Schutzartikeln zusammenbringt.</text:p>
          </table:table-cell>
          <table:table-cell office:value-type="string" calcext:value-type="string">
            <text:p>oM5Yyysjk8UgDD9gjRwW851GDZc2</text:p>
          </table:table-cell>
          <table:table-cell office:value-type="string" calcext:value-type="string">
            <text:p>projects</text:p>
          </table:table-cell>
          <table:table-cell/>
          <table:table-cell office:value-type="string" calcext:value-type="string">
            <text:p>oM5Yyysjk8UgDD9gjRwW851GDZc2</text:p>
          </table:table-cell>
          <table:table-cell office:value-type="string" calcext:value-type="string">
            <text:p>Carsten</text:p>
          </table:table-cell>
          <table:table-cell office:value-type="string" calcext:value-type="string">
            <text:p>Medizinisches Personal, Beschaffung/Verwaltung auf Ebene Bund/Länder/Kommunen</text:p>
          </table:table-cell>
          <table:table-cell office:value-type="string" calcext:value-type="string">
            <text:p>Mueller</text:p>
          </table:table-cell>
          <table:table-cell office:value-type="string" calcext:value-type="string">
            <text:p>RemedyMatch ist eine gemeinnützige Logistikplattform, die bundesweit den Bestand und Bedarf von medizinischen Schutzartikeln zusammenbringt. Wir integrieren Logistikhelfer (Freiwillige, öffentliche Stellen, wie BW, THW, etc., Versand durch Dienstleister) und bieten in einer zukünftigen Version die Möglichkeit der zentralen Bestandsverwaltung durch Bund/Länder/Ämter (nach Vorgabe/Feedback). Weiterhin planen wir eine Entwicklung (ggfs. Integration von Nachbarprojekten sofern verfügbar) von Prognosefunktionen, um Empfehlungen für eine Empfehlung für die Umverteilung von Schutzartikeln zu liefern (gem. Vorgabe von Ethikern/Bund/Ländern). RemedyMatch ist modular aufgebaut und ist somit eine allgemein verwendbare Plattform für die schnelle Erfassung und Verteilung von benötigten Gütern in Krisensituationen. Durch entspreche Umkonfiguration bzw. Erweiterung der Plattform kann die Plattform schnell auf andere Krisen angepasst werden (beispielsweise Überschwemmung, Hurricane, etc).</text:p>
          </table:table-cell>
          <table:table-cell/>
          <table:table-cell office:value-type="string" calcext:value-type="string">
            <text:p>Carsten Mueller / Julian Haupt</text:p>
          </table:table-cell>
          <table:table-cell office:value-type="string" calcext:value-type="string">
            <text:p>https://drive.google.com/drive/folders/1ryL11990ibHutpmw0iiN3kq7vSbCO7zq</text:p>
          </table:table-cell>
          <table:table-cell office:value-type="float" office:value="1593097358795" calcext:value-type="float">
            <text:p>1593097358795</text:p>
          </table:table-cell>
          <table:table-cell office:value-type="string" calcext:value-type="string">
            <text:p>activeUsers</text:p>
          </table:table-cell>
          <table:table-cell office:value-type="string" calcext:value-type="string">
            <text:p>active</text:p>
          </table:table-cell>
          <table:table-cell office:value-type="string" calcext:value-type="string">
            <text:p>Ca. 80 Teilnehmer</text:p>
            <text:p>Plattform ist kurz vor Go Live. </text:p>
            <text:p>125+ aktive Vorregistrierungen für die Plattform.</text:p>
          </table:table-cell>
          <table:table-cell office:value-type="string" calcext:value-type="string">
            <text:p>MEDICAL_STAFF</text:p>
          </table:table-cell>
          <table:table-cell office:value-type="string" calcext:value-type="string">
            <text:p>ADMINISTRATION_PUBLIC_SERVICE</text:p>
          </table:table-cell>
          <table:table-cell table:number-columns-repeated="2"/>
          <table:table-cell office:value-type="string" calcext:value-type="string">
            <text:p>Zwei Spenden-basierte Übergaben vollzogen.150 echte Nutzer vorregistriert. Aktuell Gespräche mit dem BMWI, welches eine solche Lösung mit geringerem Funktionsumfang aktuell konzeptionieren lässt. Hier bieten wir an, unsere Software zur Verfügung zu stellen. BMG-Gespräche sind in der Anbahnung um die Beschaffungslogistik dort zu platzieren, sowie Plattform-Funktionen durch das BMG zu validieren.</text:p>
          </table:table-cell>
          <table:table-cell office:value-type="string" calcext:value-type="string">
            <text:p>https://firebasestorage.googleapis.com/v0/b/corona-e5c0e.appspot.com/o/users%2FoM5Yyysjk8UgDD9gjRwW851GDZc2%2Flogo.png?alt=media&amp;token=888890f9-76c1-456d-9a55-ae8d186999c4</text:p>
          </table:table-cell>
          <table:table-cell office:value-type="string" calcext:value-type="string">
            <text:p>MEDICAL_EQUIPMENT</text:p>
          </table:table-cell>
          <table:table-cell office:value-type="float" office:value="1586897226150" calcext:value-type="float">
            <text:p>1586897226150</text:p>
          </table:table-cell>
          <table:table-cell office:value-type="string" calcext:value-type="string">
            <text:p>Frankfurt / Dresden</text:p>
          </table:table-cell>
          <table:table-cell office:value-type="string" calcext:value-type="string">
            <text:p>Aufgrund von COVID-19 gehen medizinischen Einrichtungen dringend benötigte medizinische Verbrauchsmittel aus.</text:p>
            <text:p>Viele Menschen haben unter Umständen sehr bald diese dringend benötigte Güter Zuhause, die sie vor dem Ausbruch von COVID-19 gekauft haben, oder können andere Dienstleistungen wie Transportfahrten zur Verfügung stellen. Hierbei handelt es sich z.B. um Atemschutzmasken, die von Hobbyhandwerkern benutzt werden, oder Steriliumvorräte, die einstmals für Pflegezwecke angeschafft wurden. Diese Güter müssen je nach Bedarf regional oder überregional gesammelt und transportiert werden um besonders betroffene Einrichtungen versorgen zu können.</text:p>
            <text:p>Produktionsbetriebe wie z.B. Labore, die Desinfektionsmittel herstellen, Personen / Unternehmen, die Masken nähen, oder Firmen, die ihre Produktion umstellen und keine Supplychain für entsprechende Produkte aufgebaut haben sind aktuell ebenso in Not, da sie den Bedarf für ihre hergestellten Materialien nur sehr schwer identifizieren können.</text:p>
          </table:table-cell>
          <table:table-cell office:value-type="string" calcext:value-type="string">
            <text:p>https://www.linkedin.com/in/carsten-mueller-88bb679</text:p>
          </table:table-cell>
          <table:table-cell office:value-type="string" calcext:value-type="string">
            <text:p>Schneller, modularer und flexibler Einsatz durch Tech-Stack möglich. Flexiblel an vorhandene Geschäftsprozesse über Business Process Engine im Hintergrund anpassbar, sichere Authentifizierung &amp; Authorisierung, zentrale Übersicht über Bedarf/Bestand.Großes Team mit Erfahrung im Aufbau von Enterprise-fähigen Lösungen. Lösung wird betrieben bei German Edge Cloud aus Gründen der Datensouveränität.</text:p>
          </table:table-cell>
          <table:table-cell office:value-type="string" calcext:value-type="string">
            <text:p>https://twitter.com/RMatch2020?s=20 <text:s/>and https://twitter.com/RemedyMatch</text:p>
          </table:table-cell>
          <table:table-cell office:value-type="string" calcext:value-type="string">
            <text:p>https://www.youtube.com/watch?v=QIhFcmSnDLQ</text:p>
          </table:table-cell>
          <table:table-cell table:number-columns-repeated="2"/>
          <table:table-cell office:value-type="string" calcext:value-type="string">
            <text:p>RemedyMatch.io</text:p>
          </table:table-cell>
          <table:table-cell table:number-columns-repeated="6"/>
        </table:table-row>
        <table:table-row table:style-name="ro13">
          <table:table-cell office:value-type="string" calcext:value-type="string">
            <text:p>ROOMIE - Die digitale Grundschule</text:p>
          </table:table-cell>
          <table:table-cell office:value-type="string" calcext:value-type="string">
            <text:p>U011Q7RL0AY</text:p>
          </table:table-cell>
          <table:table-cell office:value-type="string" calcext:value-type="string">
            <text:p>https://twitter.com/Roomie_school</text:p>
          </table:table-cell>
          <table:table-cell office:value-type="string" calcext:value-type="string">
            <text:p>Damit Schulen sofort handlungsfähig sind, bauen wir mit ROOMIE ein "universelles Klassenzimmer-Interface" in Form einer Web-App. ROOMIE setzt als Middleware auf bestehenden (datenschutzkonformen Open Source) LMS-Lösungen auf und nutzt deren Struktur und Funktionen; weitere Online-Lernangebote können jederzeit hinzugefügt werden. Die Entscheidung für ein bestimmtes LMS benötigt also keinen übergreifenden Konsens, und Schulen müssen sich nicht mehr auf ein System festlegen. Die Anbieter können variieren, das Klassenzimmer bleibt. Templates für unterschiedliche Nutzergruppen berücksichtigen die individuellen Bedürfnisse – etwa die von Kindern im Grundschulalter, wenig Technik-affinen Eltern oder ungeübten Lehrkräften; die offene Architektur erlaubt die jederzeitige Erweiterung durch neue Templates, sowie die Integration weiterer Schnittstellen zu Drittanbietern (vgl. Wordpress Themes &amp; Plugins). Mit SSO und Token-Login ermöglichen wir auch Kindern und Eltern ohne E-Mail-Adresse einen einfachen, datenschutzkonformen Zugang zum Klassenzimmer und allen eingebundenen Tools.</text:p>
            <text:p/>
            <text:p>ROOMIE auf twitter: https://twitter.com/Roomie_school</text:p>
            <text:p/>
            <text:p>ROOMIE auf youtube – unser Videobeitrag zum #WirVsVirus Hackathon: https://youtu.be/EasrFZInKwc</text:p>
            <text:p/>
            <text:p>Ausführliche Beschreibung: https://devpost.com/software/schulklassen-organisieren-sich-online-cz6vky</text:p>
            <text:p/>
            <text:p>Klickprototyp (1.0): https://xd.adobe.com/view/767b2f2d-6ce3-4779-6f0c-faff738b2114-004a/</text:p>
          </table:table-cell>
          <table:table-cell/>
          <table:table-cell office:value-type="string" calcext:value-type="string">
            <text:p>roomie@wechange.d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Roomie ist ein grundschulgerechtes, digitales Lernportal / Midware. </text:p>
          </table:table-cell>
          <table:table-cell office:value-type="string" calcext:value-type="string">
            <text:p>i5tSELyKNzSreqH78eMavKomJrc2</text:p>
          </table:table-cell>
          <table:table-cell office:value-type="string" calcext:value-type="string">
            <text:p>projects</text:p>
          </table:table-cell>
          <table:table-cell/>
          <table:table-cell office:value-type="string" calcext:value-type="string">
            <text:p>i5tSELyKNzSreqH78eMavKomJrc2</text:p>
          </table:table-cell>
          <table:table-cell office:value-type="string" calcext:value-type="string">
            <text:p>https://devpost.com/software/schulklassen-organisieren-sich-online-cz6vky</text:p>
          </table:table-cell>
          <table:table-cell office:value-type="string" calcext:value-type="string">
            <text:p>Dr. Reinhild</text:p>
          </table:table-cell>
          <table:table-cell office:value-type="string" calcext:value-type="string">
            <text:p>ROOMIE​ orientiert sich an den analogen Erfahrungen, die Menschen in einem physischen Schulgebäude machen, mit all den Räumen, Inhalten und Kommunikationsformen, die Schüler*innen und Lehrkräfte gewohnt sind.</text:p>
            <text:p>Unsere potentiellen Nutzer*innen sind vor allem Grundschüler*innen der Klassen 1 bis 4 (Berlin bis 6), aber auch Lehrer*innen, Erzieher*innen, Schulleitungen, Eltern und Betreuungspersonal.</text:p>
          </table:table-cell>
          <table:table-cell office:value-type="string" calcext:value-type="string">
            <text:p>Hugenroth</text:p>
          </table:table-cell>
          <table:table-cell office:value-type="string" calcext:value-type="string">
            <text:p>ROOMIE​ bildet wichtige Kommunikations- und Vermittlungsebenen ab: Präsenzunterricht, 1:1 Gespräche, Motivationssysteme, Feedbackschleifen,  fest strukturierte Stundenpläne mit Präsenzzeiten, frei einteilbare Lernsequenzen, Raum für soziale Interaktionen.</text:p>
            <text:p/>
            <text:p>Wir bauen mit ROOMIE ein universelles Grundschul-Interface. Die Middleware setzt auf bestehenden LMS-Lösungen auf und nutzt deren Funktionen.</text:p>
            <text:p/>
            <text:p/>
          </table:table-cell>
          <table:table-cell office:value-type="string" calcext:value-type="string">
            <text:p>wir haben noch keine gefunden</text:p>
          </table:table-cell>
          <table:table-cell office:value-type="string" calcext:value-type="string">
            <text:p>Ludwig Schuster</text:p>
          </table:table-cell>
          <table:table-cell office:value-type="string" calcext:value-type="string">
            <text:p>https://drive.google.com/drive/folders/1PtTGJ9_49Vl8041V9_rSKIpKuyMwXFZw</text:p>
          </table:table-cell>
          <table:table-cell office:value-type="float" office:value="1601053030541" calcext:value-type="float">
            <text:p>1601053030541</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Einfachste Bedienbarkeit der Open Source Videokonferenz-Software BigBlueButton(TM), Skalierung mit dezentralen Servern und dynamischem load balancing. Kooperation mit wechange eG, hostsharing eG, fairkom und Databay AG</text:p>
            <text:p/>
            <text:p>Weitere Ansprechpartner: </text:p>
            <text:p>Dr. Reinhild Hugenroth (TL), Ludwig Schuster, Anne Wohlauf, Alexander Böhle </text:p>
            <text:p>Miriam Lahusen, Dr. Florian Sametinger</text:p>
          </table:table-cell>
          <table:table-cell office:value-type="string" calcext:value-type="string">
            <text:p>TEACHING_STAFF</text:p>
          </table:table-cell>
          <table:table-cell office:value-type="string" calcext:value-type="string">
            <text:p>FAMILIES_CHILDREN</text:p>
          </table:table-cell>
          <table:table-cell office:value-type="string" calcext:value-type="string">
            <text:p>SINGLE_PARENTS</text:p>
          </table:table-cell>
          <table:table-cell office:value-type="string" calcext:value-type="string">
            <text:p>Zahlreiche Gespräche mit Schüler*innen, Lehrer*innen und sonst. Expert*innen zu den Anforderungen und Bedürfnissen für ein digitales Lernumfeld im Grundschulbereich; Testinstanz, die mit einer Grundschule in Berlin gelaufen ist; aktive Vernetzung mit anderen Anbietern im Bereich, z.B. HPI Schul-Cloud oder Ilias@Schule. </text:p>
            <text:p/>
          </table:table-cell>
          <table:table-cell office:value-type="string" calcext:value-type="string">
            <text:p>https://firebasestorage.googleapis.com/v0/b/corona-e5c0e.appspot.com/o/users%2Fi5tSELyKNzSreqH78eMavKomJrc2%2FBildschirmfoto%202020-09-25%20um%2017.15.37.png?alt=media&amp;token=ae8a0ae5-5a58-4441-a185-7309219dcc8f</text:p>
          </table:table-cell>
          <table:table-cell office:value-type="string" calcext:value-type="string">
            <text:p>DIGITAL_EDUCATION</text:p>
          </table:table-cell>
          <table:table-cell office:value-type="float" office:value="1586810281429" calcext:value-type="float">
            <text:p>1586810281429</text:p>
          </table:table-cell>
          <table:table-cell office:value-type="string" calcext:value-type="string">
            <text:p>Berlin</text:p>
          </table:table-cell>
          <table:table-cell office:value-type="string" calcext:value-type="string">
            <text:p>Bei der digitalen Vernetzung geht bislang ein großer Teil des sozialen Miteinanders verloren, der Austausch und die Klassenraumatmosphäre fallen weg, Lehrer*innen und Schüler*innen haben kaum eine Möglichkeit, miteinander in Kontakt zu treten und Fragen spontan zu beantworten. Zudem werden beim Lernen auf Distanz zeitgemäße Angebote der Wissensvermittlung nicht ausreichend in Betracht gezogen. </text:p>
          </table:table-cell>
          <table:table-cell office:value-type="string" calcext:value-type="string">
            <text:p>https://www.linkedin.com/in/ludwigschuster</text:p>
          </table:table-cell>
          <table:table-cell office:value-type="string" calcext:value-type="string">
            <text:p>1.) Spezieller Zuschnitt auf den Bedarf von Grundschulen </text:p>
            <text:p>2.) universell mit verschiedenen existierenden LMS verwendbar </text:p>
            <text:p>3.) nichtkommerzielles, Datenschutz-konformes OpenSource Projekt</text:p>
            <text:p/>
            <text:p>Schulen und LuL müssen sich nicht auf ein LMS festlegen, da das Interface mit den einschlägigen LMS kompatibel ist.</text:p>
            <text:p/>
            <text:p>https://www.figma.com/proto/NFB255tU9HWWNwpVjrK5m2/ROOMIE?node-id=97%3A4&amp;scaling=min-zoom</text:p>
          </table:table-cell>
          <table:table-cell/>
          <table:table-cell office:value-type="string" calcext:value-type="string">
            <text:p>PROCESS_REDESIGN</text:p>
          </table:table-cell>
          <table:table-cell table:number-columns-repeated="7"/>
        </table:table-row>
        <table:table-row table:style-name="ro3">
          <table:table-cell office:value-type="string" calcext:value-type="string">
            <text:p>roots2fly</text:p>
          </table:table-cell>
          <table:table-cell table:number-columns-repeated="2"/>
          <table:table-cell office:value-type="string" calcext:value-type="string">
            <text:p>Team@roots2fly.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Jeder Lehrkraft einen Laptop und IT-Support!</text:p>
          </table:table-cell>
          <table:table-cell office:value-type="string" calcext:value-type="string">
            <text:p>4e4ZGOetHThAhu1nOT9eCPjXTmw1</text:p>
          </table:table-cell>
          <table:table-cell office:value-type="string" calcext:value-type="string">
            <text:p>projects</text:p>
          </table:table-cell>
          <table:table-cell/>
          <table:table-cell office:value-type="string" calcext:value-type="string">
            <text:p>4e4ZGOetHThAhu1nOT9eCPjXTmw1</text:p>
          </table:table-cell>
          <table:table-cell office:value-type="string" calcext:value-type="string">
            <text:p>Claudia</text:p>
          </table:table-cell>
          <table:table-cell office:value-type="string" calcext:value-type="string">
            <text:p>Lehrkräfte,  Schüler, Eltern was die Nutzung der Lösung betrifft.</text:p>
            <text:p/>
            <text:p>Politische Entscheidungsträger was die politische Willensbildung, Bereitstellung von Ressourcen und Finanzen und Umsetzung dazu betrifft.</text:p>
          </table:table-cell>
          <table:table-cell office:value-type="string" calcext:value-type="string">
            <text:p>Sternberg</text:p>
          </table:table-cell>
          <table:table-cell office:value-type="string" calcext:value-type="string">
            <text:p>Schaffung von Öffentlichkeit für das Thema und seine Dringlichkeit </text:p>
            <text:p/>
            <text:p>Erarbeiten einer Lösung für Bereitstellung und Betrieb von IT Infrastruktur  zentral (bundeslandebene oder deutschlandweit)</text:p>
          </table:table-cell>
          <table:table-cell table:number-columns-repeated="2"/>
          <table:table-cell office:value-type="string" calcext:value-type="string">
            <text:p>/</text:p>
          </table:table-cell>
          <table:table-cell office:value-type="float" office:value="1599585062820" calcext:value-type="float">
            <text:p>1599585062820</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Eines der zwei Gewinnerteams aus Themenfeld 7 Schulentwicklung und Schulmanagement des #wirfürschule hackathon.</text:p>
          </table:table-cell>
          <table:table-cell office:value-type="string" calcext:value-type="string">
            <text:p>ADMINISTRATION_PUBLIC_SERVICE</text:p>
          </table:table-cell>
          <table:table-cell office:value-type="string" calcext:value-type="string">
            <text:p>SINGLE_PARENTS</text:p>
          </table:table-cell>
          <table:table-cell office:value-type="string" calcext:value-type="string">
            <text:p>FAMILIES_CHILDREN</text:p>
          </table:table-cell>
          <table:table-cell office:value-type="string" calcext:value-type="string">
            <text:p>TEACHING_STAFF</text:p>
          </table:table-cell>
          <table:table-cell/>
          <table:table-cell office:value-type="string" calcext:value-type="string">
            <text:p>https://firebasestorage.googleapis.com/v0/b/corona-e5c0e.appspot.com/o/users%2F4e4ZGOetHThAhu1nOT9eCPjXTmw1%2FIMG-20200623-WA0013.jpg?alt=media&amp;token=0431ea58-80c5-4edd-8a7f-18902d69a3ca</text:p>
          </table:table-cell>
          <table:table-cell office:value-type="string" calcext:value-type="string">
            <text:p>SUPPORT_STRUCTURES_EDUCATION</text:p>
          </table:table-cell>
          <table:table-cell office:value-type="float" office:value="1593612048985" calcext:value-type="float">
            <text:p>1593612048985</text:p>
          </table:table-cell>
          <table:table-cell/>
          <table:table-cell office:value-type="string" calcext:value-type="string">
            <text:p>Lehrkräfte sind Wissensarbeiter aber ihnen fehlt die Basisausstattung dafür: Laptops und Software, <text:s/>zuverlässiger Support, Absicherung bezüglich Datenschutz und Datensicherheit. Gute Ausstattung würde ihnen ermöglichen, sich auf ihre Kernkompetenz, guten Unterricht vorzubereiten und zu halten, egal ob auf Distanz oder im Klassenraum, zu fokussieren.</text:p>
          </table:table-cell>
          <table:table-cell office:value-type="string" calcext:value-type="string">
            <text:p>roots2fly</text:p>
          </table:table-cell>
          <table:table-cell office:value-type="string" calcext:value-type="string">
            <text:p>Vieles z.B.</text:p>
            <text:p>- Wir arbeiten nahtlos Hand in Hand und haben Spaß bei der Arbeit.</text:p>
            <text:p>- Wir arbeiten NICHT FÜR finanzielle oder Parteiinteressen, SONDERN FÜR Lehrkräfte und Schüler, FÜR eine bessere, zeitgemäßere Bildungslandschaft.</text:p>
            <text:p/>
            <text:p/>
          </table:table-cell>
          <table:table-cell office:value-type="string" calcext:value-type="string">
            <text:p>roots2fly2020</text:p>
          </table:table-cell>
          <table:table-cell/>
          <table:table-cell office:value-type="string" calcext:value-type="string">
            <text:p>POLITICAL_INITIATIVES</text:p>
          </table:table-cell>
          <table:table-cell/>
          <table:table-cell office:value-type="string" calcext:value-type="string">
            <text:p>www.roots2fly.de</text:p>
          </table:table-cell>
          <table:table-cell table:number-columns-repeated="3"/>
          <table:table-cell office:value-type="float" office:value="1736361328" calcext:value-type="float">
            <text:p>1736361328</text:p>
          </table:table-cell>
          <table:table-cell table:number-columns-repeated="2"/>
        </table:table-row>
        <table:table-row table:style-name="ro15">
          <table:table-cell office:value-type="string" calcext:value-type="string">
            <text:p>SafeMasks!</text:p>
          </table:table-cell>
          <table:table-cell office:value-type="string" calcext:value-type="string">
            <text:p>U0102AXK1FC</text:p>
          </table:table-cell>
          <table:table-cell office:value-type="string" calcext:value-type="string">
            <text:p>Das Projekt soll gefälschte FFP-2/FFP-3 Masken in den Betrugsdatenbanken der <text:s/>EU, UN, USA, China <text:s/>sowie von unabhängigen nationalen Prüfstellen wie dem TÜV durchsuchen, um eine bessere Genauigkeit durch die Integration der Ergebnisse zu erreichen. <text:s text:c="4"/>Diese Metasuche soll sowohl für die Entdeckung von Folgetätern, als auch zur Extraktion von gefälschten Merkmalen genutzt werden. Diese Daten werden mit weiteren Hintergrunddaten der Lieferanten (aus Webseiten und CE-Zertifikaten) kombiniert, um einen Risiko Score zu generieren, der die Glaubwürdigkeit der Hersteller*innen beurteilt. Diese initiale Überprüfung der Hintergrunddaten der Lieferanten ist unter der aktuellen Krisensituation und dem Personalmangel nicht umsetzbar und wäre selbst für erfahrenes Personal zeitaufwändig und würde ihr Fachwissen überschreiten.</text:p>
          </table:table-cell>
          <table:table-cell office:value-type="string" calcext:value-type="string">
            <text:p>Nadia@empatheo.eu</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SafeMasks! safe procurement in healthcare</text:p>
          </table:table-cell>
          <table:table-cell office:value-type="string" calcext:value-type="string">
            <text:p>jJQIwxIEs7cY7IHgfIvEdhGej4M2</text:p>
          </table:table-cell>
          <table:table-cell office:value-type="string" calcext:value-type="string">
            <text:p>projects</text:p>
          </table:table-cell>
          <table:table-cell/>
          <table:table-cell office:value-type="string" calcext:value-type="string">
            <text:p>jJQIwxIEs7cY7IHgfIvEdhGej4M2</text:p>
          </table:table-cell>
          <table:table-cell office:value-type="string" calcext:value-type="string">
            <text:p>Nadia</text:p>
          </table:table-cell>
          <table:table-cell office:value-type="string" calcext:value-type="string">
            <text:p>Einkäufer/Beschaffer von Krankenhäusern, Kliniken, Feuerwehr, etc. die vor der Herausforderung stehen während eine Krisensituation neue Lieferanten schnell zu finden und zu validieren.</text:p>
          </table:table-cell>
          <table:table-cell office:value-type="string" calcext:value-type="string">
            <text:p>Witte</text:p>
          </table:table-cell>
          <table:table-cell office:value-type="string" calcext:value-type="string">
            <text:p>Wir bieten eine Opensource-Lösung, die Angebote von beschaffenden Stellen sammelt, zusammenführt und auswertet. Informationen der Prüfinstitute und Betrugsportale,(TÜV Süd, Nord, Rheinland, Dekra, VDE, der UN sowie der chinesischen Prüfstellen) zusammenführt und analysiert, um die sichere Lieferung hochwertiger Masken für das med. Personal sicherzustellen. </text:p>
          </table:table-cell>
          <table:table-cell/>
          <table:table-cell office:value-type="string" calcext:value-type="string">
            <text:p>Matthias Buchhorn /</text:p>
          </table:table-cell>
          <table:table-cell office:value-type="string" calcext:value-type="string">
            <text:p>https://drive.google.com/drive/folders/1_wWbh9VkzKIe096pgystCbBXyXV6iv1e</text:p>
          </table:table-cell>
          <table:table-cell office:value-type="float" office:value="1595405420480" calcext:value-type="float">
            <text:p>1595405420480</text:p>
          </table:table-cell>
          <table:table-cell office:value-type="string" calcext:value-type="string">
            <text:p>beforeLaunch</text:p>
          </table:table-cell>
          <table:table-cell office:value-type="string" calcext:value-type="string">
            <text:p>active</text:p>
          </table:table-cell>
          <table:table-cell office:value-type="string" calcext:value-type="string">
            <text:p>Microsoft Teams mit 70 Teammitgliedern.</text:p>
            <text:p>http://aka.ms/safemasks</text:p>
            <text:p/>
            <text:p>In slack: #2_03_safemasks</text:p>
            <text:p>Pflege der White und Blackliste und der Quellen</text:p>
            <text:p/>
            <text:p>Design Thinking canvas</text:p>
            <text:p>https://aka.ms/safemasks-canvas</text:p>
            <text:p/>
            <text:p>Umfrage für Einkäufer für Krankenhäuser</text:p>
            <text:p>http://aka.ms/safemasks-survey</text:p>
            <text:p/>
            <text:p>Präsentation aus dem letzten Hackathon</text:p>
            <text:p>https://aka.ms/safemasks-presentation</text:p>
          </table:table-cell>
          <table:table-cell office:value-type="string" calcext:value-type="string">
            <text:p>MEDICAL_STAFF</text:p>
          </table:table-cell>
          <table:table-cell office:value-type="string" calcext:value-type="string">
            <text:p>ADMINISTRATION_PUBLIC_SERVICE</text:p>
          </table:table-cell>
          <table:table-cell table:number-columns-repeated="2"/>
          <table:table-cell office:value-type="string" calcext:value-type="string">
            <text:p>Safemask.de ist life, die iterierte Version der Website folg. Der Nutzer, sein Mehrwert und die Nachhaltigkeit der Lösung hat Priorität und so iterieren wir fortlaufend um eine nachhaltige Unterstützung von Einkäufern im Gesundheitswesen zu gewährleisten. Die Beta Version der OK Buy List (früher:Black- und Whitelist) wird den derzeitigen Bedürfnissen angepasst. </text:p>
            <text:p/>
          </table:table-cell>
          <table:table-cell office:value-type="string" calcext:value-type="string">
            <text:p>https://firebasestorage.googleapis.com/v0/b/corona-e5c0e.appspot.com/o/users%2FjJQIwxIEs7cY7IHgfIvEdhGej4M2%2FScreen%20Shot%202020-07-08%20at%2017.38.54.png?alt=media&amp;token=e1c611bb-e81b-459a-98ea-2448d8c30a99</text:p>
          </table:table-cell>
          <table:table-cell office:value-type="string" calcext:value-type="string">
            <text:p>MEDICAL_EQUIPMENT</text:p>
          </table:table-cell>
          <table:table-cell office:value-type="float" office:value="1587052366098" calcext:value-type="float">
            <text:p>1587052366098</text:p>
          </table:table-cell>
          <table:table-cell office:value-type="string" calcext:value-type="string">
            <text:p>Berlin</text:p>
          </table:table-cell>
          <table:table-cell office:value-type="string" calcext:value-type="string">
            <text:p>Einkäufer von Krankenhäusern und staatlichen Institutionen stehen vor der Herausforderung, schnell zuverlässige Lieferanten zu finden. Gefälschte Schutzkleidung, gefälschte CE Zertifikate, horrende Preise, unzuverlässige Lieferanten, Vorkasse, Lieferengpässe oder gar ausbleibende Lieferungen. Mit SafeMasks! wollen wir Einkäufer unterstützen schneller, sicher einkaufen zu können. </text:p>
          </table:table-cell>
          <table:table-cell office:value-type="string" calcext:value-type="string">
            <text:p>https://www.linkedin.com/in/nadia-witte-78b00143/</text:p>
          </table:table-cell>
          <table:table-cell office:value-type="string" calcext:value-type="string">
            <text:p>Non Profit, Open Source Ansatz mit dem klaren Ziel Wissen und Transparenz zu schaffen, auch in Form von Vernetzung der <text:s/>Stakeholder im Markt.</text:p>
          </table:table-cell>
          <table:table-cell table:number-columns-repeated="2"/>
          <table:table-cell office:value-type="string" calcext:value-type="string">
            <text:p>NEW_PRODUCTS_SERVICES</text:p>
          </table:table-cell>
          <table:table-cell/>
          <table:table-cell office:value-type="string" calcext:value-type="string">
            <text:p>www.safemasks.de</text:p>
          </table:table-cell>
          <table:table-cell table:number-columns-repeated="3"/>
          <table:table-cell office:value-type="float" office:value="17622894681" calcext:value-type="float">
            <text:p>17622894681</text:p>
          </table:table-cell>
          <table:table-cell table:number-columns-repeated="2"/>
        </table:table-row>
        <table:table-row table:style-name="ro1">
          <table:table-cell office:value-type="string" calcext:value-type="string">
            <text:p>SafeTicket</text:p>
          </table:table-cell>
          <table:table-cell office:value-type="string" calcext:value-type="string">
            <text:p>U011H118CF8</text:p>
          </table:table-cell>
          <table:table-cell office:value-type="string" calcext:value-type="string">
            <text:p>SafeTicket ermöglicht Einwohner:innen notwendige Tickets digital auszufüllen, um sich im Falle von Ausgangsbeschränkungen oder -sperren und bei Grenzübergängen im In- und Ausland zu legitimieren. Die ausstellenden Behörden werden massiv entlastet. Die digital erstellten Tickets lassen sich ausdrucken oder wie Boardingkarten auf dem Smartphone speichern, um Kontrollen durch Polizei und Grenzbeamte schnell und unkompliziert zu ermöglichen. Besonders wichtig ist die EU-weite Konformität des Systems, um die EU-internen Grenzen kontrolliert wieder öffnen zu können. Das System speichert keinerlei personalisierte Daten, ermöglicht aber statistisches Controlling, um die Auslastung öffentlicher Räume vorherzusagen und ggf. zuständige Behörden ebenso vorzuwarnen, wie die Einwohner:innen.</text:p>
          </table:table-cell>
          <table:table-cell office:value-type="string" calcext:value-type="string">
            <text:p>kontakt@meinding-coaching.de</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Die App SafeTicket hilft Behörden und Bevölkerung, Einschränkungen der Freizügigkeit verträglich zu machen (zB: Pandemie-Lockdown, europ. Reisen, Gefahrguttransport, Evakuierung, Großveranstaltung).</text:p>
          </table:table-cell>
          <table:table-cell office:value-type="string" calcext:value-type="string">
            <text:p>x9X7Wxdr76ZAkyO5axOqQP63n7r1</text:p>
          </table:table-cell>
          <table:table-cell office:value-type="string" calcext:value-type="string">
            <text:p>projects</text:p>
          </table:table-cell>
          <table:table-cell/>
          <table:table-cell office:value-type="string" calcext:value-type="string">
            <text:p>x9X7Wxdr76ZAkyO5axOqQP63n7r1</text:p>
          </table:table-cell>
          <table:table-cell office:value-type="string" calcext:value-type="string">
            <text:p>Anne</text:p>
          </table:table-cell>
          <table:table-cell office:value-type="string" calcext:value-type="string">
            <text:p>Staat, Bürger und Wirtschaft profitieren gleichermaßen, da SafeTicket das normale Miteinander ermöglicht, soweit es die Umstände erlauben.</text:p>
          </table:table-cell>
          <table:table-cell office:value-type="string" calcext:value-type="string">
            <text:p>Ruppert</text:p>
          </table:table-cell>
          <table:table-cell office:value-type="string" calcext:value-type="string">
            <text:p>Registrierte Nutzer generieren unkompliziert und automatisch Tickets, die zum Betreten bestimmter Orte berechtigen (bei Evakuierung: geschützter Betreuungsplatz; bei Lockdown: öffentlicher Raum). Nutzer werden über ihren Personalausweis verifiziert. Das Ticket kann bei Kontrollen schnell und kontaktlos überprüft werden. Tracking ist technisch unmöglich. Ein Dashbord informiert über die Auslastung.</text:p>
          </table:table-cell>
          <table:table-cell office:value-type="string" calcext:value-type="string">
            <text:p>Fast Border Crossing (ebenfalls ein Projekt aus dem Hackathon)</text:p>
          </table:table-cell>
          <table:table-cell office:value-type="string" calcext:value-type="string">
            <text:p>Anne Ruppert</text:p>
          </table:table-cell>
          <table:table-cell office:value-type="string" calcext:value-type="string">
            <text:p>https://drive.google.com/drive/folders/175j9VAMPxu2mTve_s0keRwTJbe71r1OS</text:p>
          </table:table-cell>
          <table:table-cell office:value-type="float" office:value="1595402698788" calcext:value-type="float">
            <text:p>1595402698788</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Auf unserer Webseite https://safeticketapp.de finden sich zwei Design-Prototypen und unter app.safeticketapp.de kann das aktuelle Frontend besucht werden.</text:p>
          </table:table-cell>
          <table:table-cell office:value-type="string" calcext:value-type="string">
            <text:p>GENERAL_PUBLIC</text:p>
          </table:table-cell>
          <table:table-cell office:value-type="string" calcext:value-type="string">
            <text:p>ADMINISTRATION_PUBLIC_SERVICE</text:p>
          </table:table-cell>
          <table:table-cell office:value-type="string" calcext:value-type="string">
            <text:p>ENTERPRISE_SME</text:p>
          </table:table-cell>
          <table:table-cell office:value-type="string" calcext:value-type="string">
            <text:p>EMPLOYEES</text:p>
          </table:table-cell>
          <table:table-cell office:value-type="string" calcext:value-type="string">
            <text:p>SafeTicket ist sehr vielfältig einsetzbar. Wir bereiten aktuell die Pilotierungen vor. Wir planen den Einsatz im Katastrophenschutz von NRW bei Evakuierungen aufgrund von Bombenentschärfungen. Auch eine privatwirtschaftliche Nutzung durch den mittelständischen Einzelhandel ist denkbar.</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STATE_SUPPORT</text:p>
          </table:table-cell>
          <table:table-cell office:value-type="float" office:value="1586853668886" calcext:value-type="float">
            <text:p>1586853668886</text:p>
          </table:table-cell>
          <table:table-cell office:value-type="string" calcext:value-type="string">
            <text:p>Bentwisch (bei Rostock / MV)</text:p>
          </table:table-cell>
          <table:table-cell office:value-type="string" calcext:value-type="string">
            <text:p>Für unsere Gesellschaft sind die Freizügigkeit, der Datenschutz und der Zugang zum öffentlichen Raum wichtige Werte und zugleich Grundpfeiler. Bestimmte Situationen, z. B. eine Pandemie / Evakuierung, bedürfen Einschränkungen dieser Werte zum Schutz der Bevölkerung. Die Herausforderung besteht darin, diese Einschränkungen unter Wahrung unserer Werte so verträglich wie möglich zu gestalten.</text:p>
          </table:table-cell>
          <table:table-cell office:value-type="string" calcext:value-type="string">
            <text:p>https:www.linkedin.com/in/coach-anne-ruppert</text:p>
          </table:table-cell>
          <table:table-cell office:value-type="string" calcext:value-type="string">
            <text:p>Das Team ist von Anfang an aus relevanten Fachleuten zusammengestellt (Volljuristin, Polizist, Software-Entwickler). Unser Produkt ist technisch besonders, weil die Speicherung der Daten ein Tracking von einzelnen Personen technisch unmöglich macht. Unsere Lösung wird sich durchsetzen, weil sie auch nach der Pandemie für jede Situation einsetzbar ist, bei der es zu Einschränkungen kommt.</text:p>
          </table:table-cell>
          <table:table-cell/>
          <table:table-cell office:value-type="string" calcext:value-type="string">
            <text:p>https://devpost.com/software/032_krisenbewaltigung_lockdown-app</text:p>
          </table:table-cell>
          <table:table-cell table:number-columns-repeated="2"/>
          <table:table-cell office:value-type="string" calcext:value-type="string">
            <text:p>http://www.safeticketapp.de</text:p>
          </table:table-cell>
          <table:table-cell table:number-columns-repeated="3"/>
          <table:table-cell office:value-type="float" office:value="1712111666" calcext:value-type="float">
            <text:p>1712111666</text:p>
          </table:table-cell>
          <table:table-cell table:number-columns-repeated="2"/>
        </table:table-row>
        <table:table-row table:style-name="ro2">
          <table:table-cell office:value-type="string" calcext:value-type="string">
            <text:p>School out loud</text:p>
          </table:table-cell>
          <table:table-cell table:number-columns-repeated="2"/>
          <table:table-cell office:value-type="string" calcext:value-type="string">
            <text:p>wirksameschule@gmail.com</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Netzwerk statt Hierarchie in Schule: Schritt-für-Schritt-Methode für wirksame Veränderungen. Online-Plattform , Best-Practices, Coaching.</text:p>
          </table:table-cell>
          <table:table-cell office:value-type="string" calcext:value-type="string">
            <text:p>jBdIfKZRoUPl2Og3te5c4GqEz1A2</text:p>
          </table:table-cell>
          <table:table-cell office:value-type="string" calcext:value-type="string">
            <text:p>projects</text:p>
          </table:table-cell>
          <table:table-cell/>
          <table:table-cell office:value-type="string" calcext:value-type="string">
            <text:p>jBdIfKZRoUPl2Og3te5c4GqEz1A2</text:p>
          </table:table-cell>
          <table:table-cell office:value-type="string" calcext:value-type="string">
            <text:p>Rhea</text:p>
          </table:table-cell>
          <table:table-cell/>
          <table:table-cell office:value-type="string" calcext:value-type="string">
            <text:p>Wellber</text:p>
          </table:table-cell>
          <table:table-cell office:value-type="string" calcext:value-type="string">
            <text:p>Wir ermöglichen wirksame Veränderungen in Schule, indem wir eine praktikable Schritt-für-Schritt-Methode liefern. User investieren in Beziehungen, vernetzen sich, entfalten ihre Potenziale - und entwickeln damit ihre Schule weiter. </text:p>
            <text:p>Unser Prozess bietet Anleitungen, Best Practices, Coaching. Auf der Online-Plattform finden sich passende Teams und werden Ergebnisse öffentlich geteilt.</text:p>
          </table:table-cell>
          <table:table-cell table:number-columns-repeated="2"/>
          <table:table-cell office:value-type="string" calcext:value-type="string">
            <text:p>/</text:p>
          </table:table-cell>
          <table:table-cell office:value-type="float" office:value="1597846779288" calcext:value-type="float">
            <text:p>1597846779288</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Gewinner im Handlungsfeld "Schulmanagement" des Hackathon @wirfürschule</text:p>
            <text:p>https://devpost.com/software/die-starke-schule-gemeinsam-handeln-in-schule</text:p>
            <text:p/>
          </table:table-cell>
          <table:table-cell office:value-type="string" calcext:value-type="string">
            <text:p>TEACHING_STAFF</text:p>
          </table:table-cell>
          <table:table-cell table:number-columns-repeated="4"/>
          <table:table-cell office:value-type="string" calcext:value-type="string">
            <text:p>https://firebasestorage.googleapis.com/v0/b/corona-e5c0e.appspot.com/o/users%2FjBdIfKZRoUPl2Og3te5c4GqEz1A2%2FHa%CC%88nde.jpg?alt=media&amp;token=cabd02cd-e0db-4168-af62-d82d57b7bc33</text:p>
          </table:table-cell>
          <table:table-cell office:value-type="string" calcext:value-type="string">
            <text:p>SUPPORT_STRUCTURES_EDUCATION</text:p>
          </table:table-cell>
          <table:table-cell office:value-type="float" office:value="1594747987024" calcext:value-type="float">
            <text:p>1594747987024</text:p>
          </table:table-cell>
          <table:table-cell/>
          <table:table-cell office:value-type="string" calcext:value-type="string">
            <text:p>Im Schulalltag fehlen die Ressourcen und Methoden, um Visionen zu entwickeln und umzusetzen. Lehrer*innen sind mit dem Status Quo aus Verordnungen, Ausschüssen, digitalen Anforderungen und Bürokratie oft unzufrieden. Sie haben keine Unterstützung und müssen sich Expertenwissen selbst aneignen. Für zusätzliche Veränderungen bleibt wenig Raum. Jeder arbeitet als Einzelkämpfer.</text:p>
          </table:table-cell>
          <table:table-cell/>
          <table:table-cell office:value-type="string" calcext:value-type="string">
            <text:p>Wir sind das beste Beispiel dafür, wie Vernetzung Menschen unterstützen und begeistern kann, denn bei @wirfürschule sind wir als völlig Fremde angetreten. Rasend schnell entstand unser Team aus einem Schulleiter, zwei Lehrkräften, einer Mutter, einem wissenschaftlichen Projektleiter, einem Schüler und einer Startup Gründerin. Wir sind sehr divers und ergänzen uns bestens in unseren Perspektiven.</text:p>
          </table:table-cell>
          <table:table-cell office:value-type="string" calcext:value-type="string">
            <text:p>https://twitter.com/schooloutloud</text:p>
          </table:table-cell>
          <table:table-cell/>
          <table:table-cell office:value-type="string" calcext:value-type="string">
            <text:p>COORDINATION_SUPPORT</text:p>
          </table:table-cell>
          <table:table-cell office:value-type="string" calcext:value-type="string">
            <text:p>NEW_PRODUCTS_SERVICES</text:p>
          </table:table-cell>
          <table:table-cell table:number-columns-repeated="4"/>
          <table:table-cell office:value-type="string" calcext:value-type="string">
            <text:p>+49 (0)163/9830695</text:p>
          </table:table-cell>
          <table:table-cell/>
          <table:table-cell office:value-type="string" calcext:value-type="string">
            <text:p>NEW_SKILLS</text:p>
          </table:table-cell>
        </table:table-row>
        <table:table-row table:style-name="ro11">
          <table:table-cell office:value-type="string" calcext:value-type="string">
            <text:p>ScrollytellMe</text:p>
          </table:table-cell>
          <table:table-cell office:value-type="string" calcext:value-type="string">
            <text:p>U0174T0U75W</text:p>
          </table:table-cell>
          <table:table-cell office:value-type="string" calcext:value-type="string">
            <text:p>https://twitter.com/scrollytellme</text:p>
          </table:table-cell>
          <table:table-cell table:number-columns-repeated="2"/>
          <table:table-cell office:value-type="string" calcext:value-type="string">
            <text:p>echterhoff@uideation.com</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Nenn mir Deine Digitalisierungsvision und ich sage Dir, wie Du dorthin kommst.</text:p>
          </table:table-cell>
          <table:table-cell office:value-type="string" calcext:value-type="string">
            <text:p>H7JSuEqRDBMnp3sDuSg0JLow5Z53</text:p>
          </table:table-cell>
          <table:table-cell office:value-type="string" calcext:value-type="string">
            <text:p>projects</text:p>
          </table:table-cell>
          <table:table-cell/>
          <table:table-cell office:value-type="string" calcext:value-type="string">
            <text:p>H7JSuEqRDBMnp3sDuSg0JLow5Z53</text:p>
          </table:table-cell>
          <table:table-cell office:value-type="string" calcext:value-type="string">
            <text:p>https://www.scrollytellme.de</text:p>
          </table:table-cell>
          <table:table-cell office:value-type="string" calcext:value-type="string">
            <text:p>Andreas</text:p>
          </table:table-cell>
          <table:table-cell office:value-type="string" calcext:value-type="string">
            <text:p>Alle bei der Digitalisierung einer Schule beteiligten Akteure: Schule, Schulleitung, Medienberater*innen, Schulamt, Kommune, IT-Dienstleister.</text:p>
          </table:table-cell>
          <table:table-cell office:value-type="string" calcext:value-type="string">
            <text:p>Echterhoff</text:p>
          </table:table-cell>
          <table:table-cell office:value-type="string" calcext:value-type="string">
            <text:p>Wir fertigen eine Online-Erstanamese an, auf Schulebene individualisierbar und länderspezifisch anwendbar, nutzerzentriert und lösungsorientiert: Sie enthält Fragen mit Multiple-Choice-Antworten zzgl. externen Referenzen zu Informationsmaterial, Positivlisten, Web-Trainings und Kontaktpersonen. Das Ergebnis ist ein vollständiger Umsetzungs-Leitfaden für Schulamt, Medienberater*innen und Kommune. </text:p>
          </table:table-cell>
          <table:table-cell table:number-columns-repeated="2"/>
          <table:table-cell office:value-type="string" calcext:value-type="string">
            <text:p>/</text:p>
          </table:table-cell>
          <table:table-cell office:value-type="float" office:value="1600867237750" calcext:value-type="float">
            <text:p>1600867237750</text:p>
          </table:table-cell>
          <table:table-cell office:value-type="string" calcext:value-type="string">
            <text:p>prePrototype</text:p>
          </table:table-cell>
          <table:table-cell office:value-type="string" calcext:value-type="string">
            <text:p>active</text:p>
          </table:table-cell>
          <table:table-cell office:value-type="string" calcext:value-type="string">
            <text:p>Wir sind ein interdisziplinäres Team mit Mitgliedern aus einer Schulleitung, also der Zielgruppe, sowie Designern, die bereits erfahren sind in der digitalen Produktentwicklung.</text:p>
            <text:p/>
            <text:p>Video + weitere Links</text:p>
            <text:p>https://www.youtube.com/watch?v=zyKEAyG7GKc</text:p>
            <text:p/>
            <text:p>Deck</text:p>
            <text:p>https://simplegmbh.box.com/s/tv9b2eci4tbfjciea0egdbreec0uqqo4</text:p>
            <text:p/>
            <text:p>Hackathon-Profil</text:p>
            <text:p>https://devpost.com/software/scrollytell-me</text:p>
          </table:table-cell>
          <table:table-cell office:value-type="string" calcext:value-type="string">
            <text:p>ADMINISTRATION_PUBLIC_SERVICE</text:p>
          </table:table-cell>
          <table:table-cell table:number-columns-repeated="2"/>
          <table:table-cell office:value-type="string" calcext:value-type="string">
            <text:p>Das Servicemodell ist erarbeitet. Wir konnten vor dem BMBF präsentieren, werden vor der KMK präsentieren. Erste konkrete Kontakte für Wirtschaftsförderungen werden sondiert. In der Außenkommunikation erhalten wir viele positive Rückmeldungen. Unsere Lösung kann zudem in anderen <text:s/>Branchen mit analogen Problemen genutzt werden. Damit haben wir den Beweis für unseren Problem-Solution-Fit erreicht.</text:p>
          </table:table-cell>
          <table:table-cell office:value-type="string" calcext:value-type="string">
            <text:p>https://firebasestorage.googleapis.com/v0/b/corona-e5c0e.appspot.com/o/users%2FH7JSuEqRDBMnp3sDuSg0JLow5Z53%2FScrollytellMe-Logo.png?alt=media&amp;token=9efef577-1863-4354-a6d1-5d6d2816c962</text:p>
          </table:table-cell>
          <table:table-cell office:value-type="string" calcext:value-type="string">
            <text:p>SUPPORT_STRUCTURES_EDUCATION</text:p>
          </table:table-cell>
          <table:table-cell office:value-type="float" office:value="1594222041675" calcext:value-type="float">
            <text:p>1594222041675</text:p>
          </table:table-cell>
          <table:table-cell office:value-type="string" calcext:value-type="string">
            <text:p>Köln</text:p>
          </table:table-cell>
          <table:table-cell office:value-type="string" calcext:value-type="string">
            <text:p>Schulen stehen bei der Digitalisierung vor einem Berg an Aufgaben, der unüberwindbar scheint. Es gibt viele Hindernisse und Stolpersteine, die aus dem Weg geräumt werden müssen. Wir haben festgestellt, dass es wichtig ist, den Schulen zuerst aufmerksam zu zuhören und den individuellen Bedarf abzufragen, zu erfassen und zu verstehen, um ihn dann in einen konkreten Umsetzungsplan zu überführen. </text:p>
          </table:table-cell>
          <table:table-cell office:value-type="string" calcext:value-type="string">
            <text:p>https://www.linkedin.com/in/andreasechterhoff/</text:p>
          </table:table-cell>
          <table:table-cell office:value-type="string" calcext:value-type="string">
            <text:p>Unsere Lösung ist auf Ebene der Schulen individualisierbar und gleichzeitig bundesweit länderspezifisch einsetzbar. Wir schließen die Lücke zwischen den Anforderungen einer Schule an die Digitalisierung und den Ressourcen, die zur Umsetzung benötigt werden und dem Anzapfen der Mittel des Digitalpakts. Durch die Systematisierung können zudem enorme IT- und Supportkosten eingespart werden.</text:p>
          </table:table-cell>
          <table:table-cell office:value-type="float" office:value="491777225734" calcext:value-type="float">
            <text:p>491777225734</text:p>
          </table:table-cell>
          <table:table-cell office:value-type="string" calcext:value-type="string">
            <text:p>COORDINATION_SUPPORT</text:p>
          </table:table-cell>
          <table:table-cell office:value-type="string" calcext:value-type="string">
            <text:p>NEW_PRODUCTS_SERVICES</text:p>
          </table:table-cell>
          <table:table-cell table:number-columns-repeated="6"/>
        </table:table-row>
        <table:table-row table:style-name="ro2">
          <table:table-cell office:value-type="string" calcext:value-type="string">
            <text:p>Sichere Zuflucht</text:p>
          </table:table-cell>
          <table:table-cell office:value-type="string" calcext:value-type="string">
            <text:p>U011LN90VHB</text:p>
          </table:table-cell>
          <table:table-cell office:value-type="string" calcext:value-type="string">
            <text:p>“Zufluchtsorte schaffen für von Gewalt betroffene Frauen und Kinder in der Corona-Krise” Aufgrund der rasanten Ausbreitung des Corona-Virus (Sars-COV-2) und den dazugehörigen notwendigen Quarantänemaßnahmen ist das Risiko hoch, dass in Deutschland häusliche Gewalt an Frauen und Kindern massiv steigt. In vielen Frauenhäusern fehlen die notwendigen räumlichen Ressourcen. Wir stellen eine Website als Plattform zur Verfügung, auf der Unterkunftsgeber*innen ihre leerstehenden Ferienwohnungen und Apartments den Frauenhäusern anbieten können. In wenigen einfachen Schritten können die Frauenhäuser bedarfsorientiert die Angebote filtern und mit den Unterkunftsgeber*innen Kontakt aufnehmen.</text:p>
          </table:table-cell>
          <table:table-cell office:value-type="string" calcext:value-type="string">
            <text:p>manuela.koehler.lindau@gmail.com</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Sichere Zuflucht - EINE DIGITALE INITIATIVE GEGEN HÄUSLICHE GEWALT</text:p>
          </table:table-cell>
          <table:table-cell office:value-type="string" calcext:value-type="string">
            <text:p>85cAi5SmxIZgJ4QzcpSUNfdBXgh2</text:p>
          </table:table-cell>
          <table:table-cell office:value-type="string" calcext:value-type="string">
            <text:p>projects</text:p>
          </table:table-cell>
          <table:table-cell/>
          <table:table-cell office:value-type="string" calcext:value-type="string">
            <text:p>85cAi5SmxIZgJ4QzcpSUNfdBXgh2</text:p>
          </table:table-cell>
          <table:table-cell office:value-type="string" calcext:value-type="string">
            <text:p>Manuela</text:p>
          </table:table-cell>
          <table:table-cell office:value-type="string" calcext:value-type="string">
            <text:p>Aktuell unterstützen wir Frauenhäuser dabei, den Schutz für Frauen und deren Kinder, die von Gewalt betroffen sind, sicherzustellen. Wir wollen unsere Plattform auch für die Frauen selbst öffnen. Wir wollen der großen Dunkelziffer eine zuverlässige Hilfe zur Selbsthilfe bieten, die sich auf anderem Wege nicht traut sich aus einer Gewaltbeziehung zu lösen.</text:p>
          </table:table-cell>
          <table:table-cell office:value-type="string" calcext:value-type="string">
            <text:p>Köhler</text:p>
          </table:table-cell>
          <table:table-cell office:value-type="string" calcext:value-type="string">
            <text:p>Durch Sichere Zuflucht sollen gewaltbetroffene Frauen deutschlandweit komplexe Hilfe in digitaler Form und eine Unterkunft finden. Unsere Plattform soll dabei die Rolle als vertrauensvoller Intermediär einnehmen, um Betroffene mit Unterkunftsgeber*innen und professionellen Beratungsangeboten in Kontakt zu bringen. Neben dem Angebot einer Zuflucht soll Beratung mittels Videochat stattfinden.</text:p>
          </table:table-cell>
          <table:table-cell office:value-type="string" calcext:value-type="string">
            <text:p>Grundsätzlich gibt es keine solche vergleichbaren Initiativen. Einzelne Kommunen und Frauenhäuser kümmern sich selber um Unterkünfte.</text:p>
          </table:table-cell>
          <table:table-cell office:value-type="string" calcext:value-type="string">
            <text:p>Manuela Köhler</text:p>
          </table:table-cell>
          <table:table-cell office:value-type="string" calcext:value-type="string">
            <text:p>https://drive.google.com/drive/folders/1OND6iqJpqR9GdbLXg1wDNga4VV-SmUG3</text:p>
          </table:table-cell>
          <table:table-cell office:value-type="float" office:value="1599634388327" calcext:value-type="float">
            <text:p>1599634388327</text:p>
          </table:table-cell>
          <table:table-cell office:value-type="string" calcext:value-type="string">
            <text:p>prototypeDevelopment</text:p>
          </table:table-cell>
          <table:table-cell office:value-type="string" calcext:value-type="string">
            <text:p>active</text:p>
          </table:table-cell>
          <table:table-cell office:value-type="string" calcext:value-type="string">
            <text:p>Wir werden von vielen Seiten unterstützt! Wir bekommen von einer Agentur einen Imgagefilm. Wir konnten Jessica Verfürth für unser Projekt als Botschafterin gewinnen. Sie war selber Opfer von Gewalt, ist Coachin und Netzwerkerin.</text:p>
            <text:p>Aktuell erarbeiten wir einen Businessplan  mit dem Ziel ein Social Business zu gründen. </text:p>
            <text:p>Wir werden das Projekt durchziehen! Vielen Dank für eure Unterstützung!</text:p>
          </table:table-cell>
          <table:table-cell office:value-type="string" calcext:value-type="string">
            <text:p>FAMILIES_CHILDREN</text:p>
          </table:table-cell>
          <table:table-cell table:number-columns-repeated="3"/>
          <table:table-cell office:value-type="string" calcext:value-type="string">
            <text:p>Aktuell haben sich 19 Frauenhäuser <text:s/>und <text:s/>58 Unterkunftsgeber*innen mit insgesamt über 100 Wohnungen angemeldet. Bisher ist das Angebot für Frauenhäuser geöffnet. Wir haben ein Konzept erarbeitet mit dem unsere Plattform von Gewalt betroffenen Frauen, die aufgrund gesellschaftlicher Stigmatisierungen vor der Flucht ins Frauenhaus zurückschrecken, direkte und individuelle Hilfe anbieten kann.</text:p>
          </table:table-cell>
          <table:table-cell office:value-type="string" calcext:value-type="string">
            <text:p>https://firebasestorage.googleapis.com/v0/b/corona-e5c0e.appspot.com/o/users%2F85cAi5SmxIZgJ4QzcpSUNfdBXgh2%2Fsichere-zuflucht-pt.jpg?alt=media&amp;token=8d7a7ef9-bdf0-4140-b3a1-1ee4fc50922f</text:p>
          </table:table-cell>
          <table:table-cell office:value-type="string" calcext:value-type="string">
            <text:p>MENTAL_HEALTH</text:p>
          </table:table-cell>
          <table:table-cell office:value-type="float" office:value="1586843859850" calcext:value-type="float">
            <text:p>1586843859850</text:p>
          </table:table-cell>
          <table:table-cell office:value-type="string" calcext:value-type="string">
            <text:p>Lindau</text:p>
          </table:table-cell>
          <table:table-cell office:value-type="string" calcext:value-type="string">
            <text:p>Gewalt an Frauen ist ein weit verbreitetes gesellschaftliches Problem mit großem Stigma und hoher Dunkelziffer. 22% aller Frauen (in DE) erleben oder erlebten körperliche Gewalt. 43% der Frauen sind oder waren psychischer Gewalt ausgesetzt. Nur 4-6 % wendeten sich an bestehende Opferschutz-Einrichtungen. Die vorhandenen Online-Angebote bieten nur selten direkt Unterstützung in digitaler Form an.</text:p>
          </table:table-cell>
          <table:table-cell/>
          <table:table-cell office:value-type="string" calcext:value-type="string">
            <text:p>Das Projekt Sichere Zuflucht ist einzigartig. Die Idee Frauen mittels unterschiedlicher digitaler Angebote zu helfen gibt es in dieser Form nicht. Zu bestehenden Angeboten sind wir nicht regional gebunden, sondern können deutschlandweit agieren.   </text:p>
            <text:p/>
          </table:table-cell>
          <table:table-cell office:value-type="string" calcext:value-type="string">
            <text:p>https://twitter.com/SichereZuflucht</text:p>
          </table:table-cell>
          <table:table-cell table:number-columns-repeated="3"/>
          <table:table-cell office:value-type="string" calcext:value-type="string">
            <text:p>sichere-zuflucht.de</text:p>
          </table:table-cell>
          <table:table-cell table:number-columns-repeated="3"/>
          <table:table-cell office:value-type="string" calcext:value-type="string">
            <text:p>0177 24 14 758</text:p>
          </table:table-cell>
          <table:table-cell table:number-columns-repeated="2"/>
        </table:table-row>
        <table:table-row table:style-name="ro14">
          <table:table-cell office:value-type="string" calcext:value-type="string">
            <text:p>Silberdraht (früher PodcastPhone)</text:p>
          </table:table-cell>
          <table:table-cell office:value-type="string" calcext:value-type="string">
            <text:p>U011PQQEH09</text:p>
          </table:table-cell>
          <table:table-cell office:value-type="string" calcext:value-type="string">
            <text:p>Unter der Challenge „Analoge Unterstützung: Wie können Personen (bes. SeniorInnen) ohne Internet-Zugang betreut und unterstützt werden?“, im Handlungsfeld "Kommunikation", hat es sich das Team von PodcastPhone zur Aufgabe gemacht, digitale Inhalte wie Podcasts via Telefon zu der älteren Bevölkerung &amp; Menschen in Isolation oder Quarantäne ohne Internetzugang zu bringen.</text:p>
            <text:p/>
            <text:p>Mit #podcastphone entsteht ein öffentlicher Informationsdienst, der einen analogen Zugang zu digitalen Inhalten ermöglicht. Unser Ziel ist es, tagesaktuelle digitale und regionale Formate auf der Tonspur unter einer öffentlichen kostenlosen Telefonnummer anzubieten. In einem weiteren Schritt soll der Dienst die Verbindung von Menschen untereinander ermöglichen und sogar die Möglichkeit eines Gesprächs mit einem Seelsorger oder Pfarrer anbieten.</text:p>
            <text:p/>
            <text:p>Dadurch soll nicht nur eine Brücke zwischen der digitalen Medienwelt und analogen Kommunikationsmitteln geschlagen werden, sondern auch die Möglichkeit entstehen, sich der Gesellschaft wieder näher zu fühlen.</text:p>
            <text:p>Die Informationsbreite des Internets ist in Zukunft nur noch einen Anruft entfernt. Mit PodcastPhone.</text:p>
            <text:p>Unser aktuelles PoC kann direkt ausprobiert werden: 0800 000 4227 !</text:p>
          </table:table-cell>
          <table:table-cell office:value-type="string" calcext:value-type="string">
            <text:p>susanne@silberdraht.tel</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Silberdraht - Digitale Informationen &amp; Unterhaltung per Telefon</text:p>
          </table:table-cell>
          <table:table-cell office:value-type="string" calcext:value-type="string">
            <text:p>NeeqA9ExHlTB6d9AsIVbqG7iaE32</text:p>
          </table:table-cell>
          <table:table-cell office:value-type="string" calcext:value-type="string">
            <text:p>projects</text:p>
          </table:table-cell>
          <table:table-cell/>
          <table:table-cell office:value-type="string" calcext:value-type="string">
            <text:p>NeeqA9ExHlTB6d9AsIVbqG7iaE32</text:p>
          </table:table-cell>
          <table:table-cell office:value-type="string" calcext:value-type="string">
            <text:p>Susanne</text:p>
          </table:table-cell>
          <table:table-cell office:value-type="string" calcext:value-type="string">
            <text:p>Für die Menschen über 65+ Jahre (22% der deutschen Bevölkerung), Menschen ohne Zugang zum Internet z.B. auch in Pflegeheimen, Altersheimen, zuhause. </text:p>
          </table:table-cell>
          <table:table-cell office:value-type="string" calcext:value-type="string">
            <text:p>Steigler</text:p>
          </table:table-cell>
          <table:table-cell office:value-type="string" calcext:value-type="string">
            <text:p>Silberdraht ist ein kostenloser Telefondienst, der den Zugriff auf digitale Inhalte ohne Internetverbindung erlaubt. Silberdraht schließt die Lücke zwischen der analogen &amp; digitalen Welt. Mit dem Telefon ermöglichen wir einen unkomplizierten Zugriff auf das Internet, z.B. tagesaktuelle, regionale Nachrichten sowie aktuelle Corona-Infektionszahlen (RKI) für einen Landkreis. </text:p>
            <text:p/>
          </table:table-cell>
          <table:table-cell office:value-type="string" calcext:value-type="string">
            <text:p>Hier würden wir uns auch über Feedback von den Pat:innen freuen. </text:p>
            <text:p/>
            <text:p>Sonstige Angebote: </text:p>
            <text:p>Seelsorgetelefon</text:p>
            <text:p>Corona Bürgertelefon </text:p>
            <text:p>Radio/TV/Zeitungen</text:p>
          </table:table-cell>
          <table:table-cell office:value-type="string" calcext:value-type="string">
            <text:p>Susanne Steigler</text:p>
          </table:table-cell>
          <table:table-cell office:value-type="string" calcext:value-type="string">
            <text:p>https://drive.google.com/drive/folders/1ZuT7CfsIyZYXoiRgAQJDSjDNM46YohoA</text:p>
          </table:table-cell>
          <table:table-cell office:value-type="float" office:value="1599554990584" calcext:value-type="float">
            <text:p>1599554990584</text:p>
          </table:table-cell>
          <table:table-cell office:value-type="string" calcext:value-type="string">
            <text:p>activeUsers</text:p>
          </table:table-cell>
          <table:table-cell office:value-type="string" calcext:value-type="string">
            <text:p>active</text:p>
          </table:table-cell>
          <table:table-cell office:value-type="string" calcext:value-type="string">
            <text:p>(1) 19.6: Go-live mit unserem überarbeiteten Service für die Generation 65+.</text:p>
            <text:p>(2) Finalist im Preis für Digitales Miteinander 2020. </text:p>
            <text:p>(3) Kooperation mit dem Vodafone Institut. </text:p>
            <text:p>(4) Kooperation mit BAGSO e.V., W.a.d.E. e.V., Deutsche Seniorenliga e.V.</text:p>
            <text:p>(5) Aufnahme ins Vodafone UPLIFT Startup Accelerator Programm.</text:p>
            <text:p>(6) Aufnahme ins WirVsVirus Solution Enabler Programm (Top 130).</text:p>
            <text:p/>
            <text:p/>
          </table:table-cell>
          <table:table-cell office:value-type="string" calcext:value-type="string">
            <text:p>RISKGROUP_ELDERLY</text:p>
          </table:table-cell>
          <table:table-cell table:number-columns-repeated="3"/>
          <table:table-cell office:value-type="string" calcext:value-type="string">
            <text:p>Unterstützt uns gerne mit Reichweite, damit der Service in den analogen Medien ankommt.Wir sind an Partnerschaften &amp; B2B- Kooperationen interessiert, da Technologie für verschiedene Zielgruppen &amp; Nutzungsszenarien angepasst werden kann. Wir bieten neben unserem gemeinnützigen Service Silberdraht unsere Technologie auch als SaaS/PaaS Lösungen für B2B &amp; Government an, z.B. ein kommunales Telefon.</text:p>
          </table:table-cell>
          <table:table-cell office:value-type="string" calcext:value-type="string">
            <text:p>https://firebasestorage.googleapis.com/v0/b/corona-e5c0e.appspot.com/o/users%2FNeeqA9ExHlTB6d9AsIVbqG7iaE32%2FEa3AcJzWsAE_GCl.jpeg?alt=media&amp;token=e66c36fc-9d9c-495c-9a6f-9090a5ca9c0c</text:p>
          </table:table-cell>
          <table:table-cell office:value-type="string" calcext:value-type="string">
            <text:p>COMMUNICATION</text:p>
          </table:table-cell>
          <table:table-cell office:value-type="float" office:value="1586855165726" calcext:value-type="float">
            <text:p>1586855165726</text:p>
          </table:table-cell>
          <table:table-cell office:value-type="string" calcext:value-type="string">
            <text:p>Berlin</text:p>
          </table:table-cell>
          <table:table-cell office:value-type="string" calcext:value-type="string">
            <text:p>Knapp 22% der Menschen in Deutschland sind älter als 65 Jahre. Viele von ihnen haben kein Internet oder können dieses nicht für sich als Informations- &amp; Unterhaltungsquelle nutzen. Es entsteht ein gesellschaftlicher Nachteil, v.a. durch die soziale Isolation in der Krise und darüber hinaus. </text:p>
          </table:table-cell>
          <table:table-cell office:value-type="string" calcext:value-type="string">
            <text:p>https://www.linkedin.com/in/susannesteigler</text:p>
          </table:table-cell>
          <table:table-cell office:value-type="string" calcext:value-type="string">
            <text:p>Silberdraht nutzt the best of two worlds: 24x7 abrufbarer Zugriff auf digitale Informationen, mit der einfachen Bedienung eines Telefons. Das Angebot ist hochwertig (z.B. Musik, regionale News, Corona-Infektionszahlen). Silberdraht ist eine Ergänzung zu den bisherigen Kanälen Radio, TV &amp; Zeitung. Es gibt bisher keinen ganzheitlichen Informations - &amp; Unterhaltungsdienst für die Generation 65+. </text:p>
          </table:table-cell>
          <table:table-cell office:value-type="string" calcext:value-type="string">
            <text:p>https://twitter.com/Silberdraht_</text:p>
          </table:table-cell>
          <table:table-cell office:value-type="string" calcext:value-type="string">
            <text:p>https://www.youtube.com/watch?v=_T2BBK8cE4Y</text:p>
          </table:table-cell>
          <table:table-cell office:value-type="string" calcext:value-type="string">
            <text:p>NEW_PRODUCTS_SERVICES</text:p>
          </table:table-cell>
          <table:table-cell office:value-type="string" calcext:value-type="string">
            <text:p>NEW_SKILLS</text:p>
          </table:table-cell>
          <table:table-cell office:value-type="string" calcext:value-type="string">
            <text:p>https://www.silberdraht.tel</text:p>
          </table:table-cell>
          <table:table-cell table:number-columns-repeated="3"/>
          <table:table-cell office:value-type="float" office:value="491782068478" calcext:value-type="float">
            <text:p>491782068478</text:p>
          </table:table-cell>
          <table:table-cell table:number-columns-repeated="2"/>
        </table:table-row>
        <table:table-row table:style-name="ro5">
          <table:table-cell office:value-type="string" calcext:value-type="string">
            <text:p>Singleton #WirBleibenZuHause</text:p>
          </table:table-cell>
          <table:table-cell office:value-type="string" calcext:value-type="string">
            <text:p>U01288HQTLH</text:p>
          </table:table-cell>
          <table:table-cell/>
          <table:table-cell office:value-type="string" calcext:value-type="string">
            <text:p>Singleton ist ein Spiel auf dem Smartphone, das am gamelab.berlin der Humboldt-Universität zu Berlin dafür entwickelt wurde, komplexe</text:p>
            <text:p>Herausforderungen in kleine, unterhaltsame Handlungs-Nuggets zu zerlegen. Wie bei einem Kartenspiel, kann man aus verschiedenen kleinen Handlungsaufforderungen wählen. Man spielt das Spiel, indem man diese Handlungen ausführt. Auf diese Weise unterstützt Singleton dabei, auch große Herausforderungen Schritt für Schritt zu bewältigen.</text:p>
            <text:p>Die Sonderedition Singleton #WirBleibenZuHause möchte einen Beitrag zur Unterstützung von uns allen in dieser schwierigen Zeit bieten. Wir entwickeln zu diesem Zweck mit Experten spezielle Singleton-Karten. Sie enthalten Ideen, Anregungen und Handlungsaufforderungen und können helfen, die aktuelle Situation besser zu bewältigen.</text:p>
            <text:p/>
          </table:table-cell>
          <table:table-cell/>
          <table:table-cell office:value-type="string" calcext:value-type="string">
            <text:p>christian.stein@hu-berlin.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Um die Pandemie nicht zum Stress werden zu lassen, bringen wir viele multiperspektivische Handlugsideen in ein kurzweiliges, soziales Spiel</text:p>
          </table:table-cell>
          <table:table-cell office:value-type="string" calcext:value-type="string">
            <text:p>PN5pJSDt6dNQ3N5gZji9i3sKxbm2</text:p>
          </table:table-cell>
          <table:table-cell office:value-type="string" calcext:value-type="string">
            <text:p>projects</text:p>
          </table:table-cell>
          <table:table-cell/>
          <table:table-cell office:value-type="string" calcext:value-type="string">
            <text:p>PN5pJSDt6dNQ3N5gZji9i3sKxbm2</text:p>
          </table:table-cell>
          <table:table-cell office:value-type="string" calcext:value-type="string">
            <text:p>http://www.gamelab.berlin/de/home/#section-wirbleibenzuhause</text:p>
          </table:table-cell>
          <table:table-cell office:value-type="string" calcext:value-type="string">
            <text:p>Christian</text:p>
          </table:table-cell>
          <table:table-cell office:value-type="string" calcext:value-type="string">
            <text:p>Alle, denen die Informationsflut zu viel wird und die Hilfe bei der Integration in den Alltag brauchen.</text:p>
            <text:p>Neuerdings in Kooperation mit CovidCare wird es eine neue Version für Pflegekräfte geben!</text:p>
          </table:table-cell>
          <table:table-cell office:value-type="string" calcext:value-type="string">
            <text:p>Stein</text:p>
          </table:table-cell>
          <table:table-cell office:value-type="string" calcext:value-type="string">
            <text:p>Wir wollen kleine, unterhaltsame Handlungsempfehlungen geben, die helfen, Verhalten anzupassen und gemeinschaftlich besser mit der Krise umzugehen. Die Krise ereignet sich nicht an einer Front, sondern vielen parallel. Wir integrieren verschiedene Perspektiven in ein unterhaltsames und motivierendes Spiel, das Verhaltensänderung nicht zum Problem, sondern zum Erlebnis werden lässt.</text:p>
          </table:table-cell>
          <table:table-cell/>
          <table:table-cell office:value-type="string" calcext:value-type="string">
            <text:p>Dr. Christian Stein</text:p>
          </table:table-cell>
          <table:table-cell office:value-type="string" calcext:value-type="string">
            <text:p>https://drive.google.com/drive/folders/1RaT72y2nka8wXCc5g0VfkYOIIX4OLk9O</text:p>
          </table:table-cell>
          <table:table-cell office:value-type="float" office:value="1600852611214" calcext:value-type="float">
            <text:p>1600852611214</text:p>
          </table:table-cell>
          <table:table-cell office:value-type="string" calcext:value-type="string">
            <text:p>activeUsers</text:p>
          </table:table-cell>
          <table:table-cell office:value-type="string" calcext:value-type="string">
            <text:p>active</text:p>
          </table:table-cell>
          <table:table-cell office:value-type="string" calcext:value-type="string">
            <text:p>Wir haben Singleton schon eine Zeitlang entwickelt und beforscht - jetzt geht es um die Anpassung. Entwicklerpower, Experten in verschiedenen Bereich und game Designer sind sehr willkommen!</text:p>
          </table:table-cell>
          <table:table-cell office:value-type="string" calcext:value-type="string">
            <text:p>GENERAL_PUBLIC</text:p>
          </table:table-cell>
          <table:table-cell office:value-type="string" calcext:value-type="string">
            <text:p>MEDICAL_STAFF</text:p>
          </table:table-cell>
          <table:table-cell/>
          <table:table-cell office:value-type="string" calcext:value-type="string">
            <text:p>Die App wurde bereits ca. 700 mal installiert und aktiv genutzt. Wir bekommen viel postivies Feedback für unsere Social Media Spiel-Berichte und sind in Radio und Blogs besprochen worden.</text:p>
          </table:table-cell>
          <table:table-cell office:value-type="string" calcext:value-type="string">
            <text:p>https://firebasestorage.googleapis.com/v0/b/corona-e5c0e.appspot.com/o/users%2FPN5pJSDt6dNQ3N5gZji9i3sKxbm2%2FLogo.jpg?alt=media&amp;token=7c8a8065-d375-4621-95e6-ad6688bdd4ea</text:p>
          </table:table-cell>
          <table:table-cell office:value-type="string" calcext:value-type="string">
            <text:p>MENTAL_HEALTH</text:p>
          </table:table-cell>
          <table:table-cell office:value-type="float" office:value="1586946162866" calcext:value-type="float">
            <text:p>1586946162866</text:p>
          </table:table-cell>
          <table:table-cell office:value-type="string" calcext:value-type="string">
            <text:p>Berlin</text:p>
          </table:table-cell>
          <table:table-cell office:value-type="string" calcext:value-type="string">
            <text:p>Die Krise bringt Herausforderungen und Überforderungen mit sich - besonders für Pfegekräfte. Wir wollen zeigen, dass sich daraus Chancen auf Neues, Verbindung mit Menschen und freudvolle Lernprozesse ableiten lassen. Wenn überall nur Probleme gesehen werden, wird Leben selbst zum Problem. Wir steuern gegen - mit spielerischer Leichtigkeit und passende und niedrigschwellige Interventionen. </text:p>
          </table:table-cell>
          <table:table-cell office:value-type="string" calcext:value-type="string">
            <text:p>https://www.linkedin.com/company/34882076/admin/</text:p>
          </table:table-cell>
          <table:table-cell office:value-type="string" calcext:value-type="string">
            <text:p>Stil, Athmosphäre und playfulness unserer Lösung sind einzigartig und setzen eine positive Konnotation</text:p>
          </table:table-cell>
          <table:table-cell office:value-type="string" calcext:value-type="string">
            <text:p>+49 17661052242</text:p>
          </table:table-cell>
          <table:table-cell office:value-type="string" calcext:value-type="string">
            <text:p>INFORMATION_AWARENESS</text:p>
          </table:table-cell>
          <table:table-cell table:number-columns-repeated="7"/>
        </table:table-row>
        <table:table-row table:style-name="ro4">
          <table:table-cell office:value-type="string" calcext:value-type="string">
            <text:p>Singleton Care</text:p>
          </table:table-cell>
          <table:table-cell office:value-type="string" calcext:value-type="string">
            <text:p>U011RTA21T8</text:p>
          </table:table-cell>
          <table:table-cell/>
          <table:table-cell office:value-type="string" calcext:value-type="string">
            <text:p>Wir von covidcare4professionels wollen eine deutschlandweite Corona Krisenhotline für Ärzte und medizinisches Pflegepersonal aufbauen.Es bestehen schon einzelne Initiativen wie z.B. die von der PSU Akut e.V. (Peeransatz) und der KTS Brandenburg Kirchliche Telefonsorge Berlin und Brandenburg, mit denen wir in regem Austausch stehen. Diese Ansätze und Unterstützungen für Ärzte möchten wir zentralisieren, um so die Auffindbarkeit und Anbindung an Hilfe so einfach und niedrigschwellig wie möglich zu gestalten. Im ersten Schritt möchten wir eine Webseite aufbauen, auf der verschiedene Initiativen im Mental Health Bereich, sowohl Anbieter speziell für medizinisches Fachpersonal, als auch allgemeine Anbieter gelistet werden. Hierbei würden wir gerne sowohl einen Peeransatz verfolgen, als auch mit Psychologen, Coaches und Seelsorgern arbeiten, damit für verschiedene Problematiken unterschiedliche Lösungsangebote zur Verfügung stehen.</text:p>
            <text:p/>
          </table:table-cell>
          <table:table-cell/>
          <table:table-cell office:value-type="string" calcext:value-type="string">
            <text:p>info@covid-care.live</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Die Initiative Singleton Care wurde ins Leben gerufen, um Pflegepersonal mental in und nach der Krise zu stärken.</text:p>
          </table:table-cell>
          <table:table-cell office:value-type="string" calcext:value-type="string">
            <text:p>BcNdsf8F5Wef3gVMha64HvrpZ2i1</text:p>
          </table:table-cell>
          <table:table-cell office:value-type="string" calcext:value-type="string">
            <text:p>projects</text:p>
          </table:table-cell>
          <table:table-cell/>
          <table:table-cell office:value-type="string" calcext:value-type="string">
            <text:p>BcNdsf8F5Wef3gVMha64HvrpZ2i1</text:p>
          </table:table-cell>
          <table:table-cell office:value-type="string" calcext:value-type="string">
            <text:p>https://covid-care.live/</text:p>
          </table:table-cell>
          <table:table-cell office:value-type="string" calcext:value-type="string">
            <text:p>Felicitas</text:p>
          </table:table-cell>
          <table:table-cell office:value-type="string" calcext:value-type="string">
            <text:p>Pfleger sind, nicht nur in der Corona Krise, starken psychischen und physischen Belastungen ausgesetzt. Es gibt viele Defizite im Pflegesystem, die ständig von den Mitarbeitern kompensiert werden müssen. Außerdem wird diese Berufsgruppe mit Krankheit und Tod konfrontiert, so dass auch hier eine mentale Unterstützung wichtig ist, um Ausfällen und frühen Berufsausstieg entgegen zu wirken.</text:p>
          </table:table-cell>
          <table:table-cell office:value-type="string" calcext:value-type="string">
            <text:p>Ritter</text:p>
          </table:table-cell>
          <table:table-cell office:value-type="string" calcext:value-type="string">
            <text:p>Wir von Singleton Care erstellen eine App für die das Pflegepersonal der Caritas. Inhalte der App sind Themen wie Resilienz, Achtsamkeit und Stressmanagement. Die App arbeitet mit einem spielerischen Ansatz, der direkte Verhaltensänderungen bewirkt. Die Handlungsanweisungen sind kleinschrittig und gerade dadurch effektiv.</text:p>
          </table:table-cell>
          <table:table-cell office:value-type="string" calcext:value-type="string">
            <text:p>EMPTY von der DGINA, Unser Ohr, PSU akut e.V. in Bayern, Krisenhotline der BGW, Mainzer Uniklinik Abtl. Psychosomatik, Telefonseelsorge Aachen</text:p>
          </table:table-cell>
          <table:table-cell office:value-type="string" calcext:value-type="string">
            <text:p>Felicitas Ritter</text:p>
          </table:table-cell>
          <table:table-cell office:value-type="string" calcext:value-type="string">
            <text:p>https://drive.google.com/drive/folders/1YcVAKfgp1Hd4hKhzc9KFyBHIkWYxCVCN</text:p>
          </table:table-cell>
          <table:table-cell office:value-type="float" office:value="1600857786603" calcext:value-type="float">
            <text:p>1600857786603</text:p>
          </table:table-cell>
          <table:table-cell office:value-type="string" calcext:value-type="string">
            <text:p>prototypeDevelopment</text:p>
          </table:table-cell>
          <table:table-cell office:value-type="string" calcext:value-type="string">
            <text:p>active</text:p>
          </table:table-cell>
          <table:table-cell/>
          <table:table-cell office:value-type="string" calcext:value-type="string">
            <text:p>MEDICAL_STAFF</text:p>
          </table:table-cell>
          <table:table-cell table:number-columns-repeated="2"/>
          <table:table-cell office:value-type="string" calcext:value-type="string">
            <text:p>Die Inhalte für die ambulanten Pfleger der Caritas sind fertig in das Kartendeck eingearbeitet und die Caritas bereitet nun vor allem die Führungskräfte auf den Start der Testphase des Prototypen vor. Die Testphse wird Mitte Oktober mit 200 ambulanten Pflegern beginnen.</text:p>
          </table:table-cell>
          <table:table-cell office:value-type="string" calcext:value-type="string">
            <text:p>data:image/png;base64,iVBORw0KGgoAAAANSUhEUgAAASwAAADyCAYAAAD3PvieAAAABmJLR0QA/wD/AP+gvaeTAAAACXBIWXMAABJ0AAASdAHeZh94AAAAB3RJTUUH5AQNDhMHs/50EgAAHv9JREFUeNrt3Xl8FPXBx/HP7GZ3c4eQBDAckSNARcEDUEAEUaRS8UCJKFBEja0FFLQV9UErtt5PVUQQPNriI1IESlX0AUtqtaKC8AgqBAURIZCQhBybY++Z54+FQLKbgMjt9/168UJnZ2aHOb77+/3mN78xLMuyEBE5Cdi0C0REgSUiosASEQWWiIgCS0REgSUiCiwREQWWiIgCS0QUWCIiCiwREQWWiCiwREQUWCIiCiwRUWCJiCiwREQUWCKiwBIRUWCJiCiwRESBJSKiwBIRUWCJiAJLRESBJSKiwBIRBZaIiAJLRBRYIiIKLBERBZaIKLBERBRYIiIKLBFRYImIKLBERBRYIqLAEhFRYImIKLBERIElIqLAEhFRYImIAktERIElIqLAEhEFloiIAktERIElIgosEREFloiIAktEFFgiIgosEREFlogosEREFFgiosASEVFgiYgosEREgSUiosASEVFgiYgCS0REgSUiosASEQWWiIgCS0REgSUiCiwREQWWiIgCS0QUWCIiCiwREQWWiCiwRESOtRjtAjlR+NeupWbhQsyaGmzx8diaNcPWsiWO9u2xt26NLSEBIzkZW1KSdpYCS+T4qZk7l9KbbsI8YJoBWHv/2Ox2Ylq1Iub003FkZxPbpw/OSy7B0bGjdt5PiGFZlqXdIMeTFQiw+5xz8GzYcOgnrs2GzWbD2a0bCb/9LUk33gg2tXCc6nSE5fgLBsHv/2EhZ5qEgkFq169nz5gx7EhPp/KPfyT4zTfanwoskaNYzI+Lw3XVVYe37N4qY7C8nLIHHqCwTx/2jBlDYNs27VhVCUWOaGWwXvSU3TeFqmeewQwG935s7Z/lB56ldqDZI4+Q9LvfYTgc0b/9gFPfMAwdDgWWSAOhCvB9A/7vwPcleL8G/1YI7obYEPjc4PVh+cCshmApBHeAf6tFYLNFoMAisB3M2nDp6mDi+vQh9amncPXrV2/66tWrmTFjBlu3buXiiy/mzjvvJCMjQ8dHgSUCVtUKjMo/Q81a8O+GUGXT9bwD/9u29+8gmG4IlYHvC3C/Ad6vIheJKG0lJpJy992kPPQQAJs2bWLAgAEUFxfXzdO/f3+WLl1KcnKyDpYCS36aKeWHysVQNAV8O8Dk0IpFh8IGOMH/DZQ9Dd6PwQo0vUjSyJGkv/46zz73HHffdRemadb7/JprrmHx4sWqHp7A1OguR55ZDaXTYdMZ8N2N4N0RboM6kjlgAl5wtodWL0LmPEgcDoar8eauqr/9jZILL8S+axdECaUlS5Zw88036/iphCU/mUKV+22MXRPCJaofcmpFC7QfEnK2cJXRvw1KHgDfxuiLGkB18+YMqKigrEEJC8KN79OmTeOBBx7QwVRgyalbqqqC3Y9A8ROHdkfPcEBMItjjwd4S4jqAkQ5GIlgmWNVglYDnWwiVhFvZgzVgBQ+yXiAWyh4D97zos9uBEmAIsCfKKlwuFx9++CG9e/fWcVVgySnHux4Kfg1Vnx68RBTbGZKGQEJfiD0TnB3BFneQMKwJ31n0fQXVK6Hqf8G7fX9ARRMHng/Cpa1QcfTQygdGA6VRFm/Xrh0bNmwgMTFRx1eBJaeM2jXw3c8hsKfp+RJ7QqsnIf58sMVy2M2nVgjwQdW/ofBu8GxqsrRlVkLBSAgWRmabHfgncGsji19++eW8++67OsYnEDW6y+Gr+RC29Go6rBJ6QIe3oNNnkHgx2OJ/3Gln2MGIh+Sh0CUf2v0V4rKjl7QssKVA27fDhbmGQsDVwORGvmrFihUsWbJEx1klLDn5q4FfwJZ+EKyOGhQ4U6DVE5A6Zm9IHUWhStjzAhTdB2b0klaoHIpuA//myI9jgN8AS6Ms2rNnTz766CNcLpeOuUpYcvKWrvIgVBv9s/i2kL0O0n519MMKwJ4CLe6FrlvA0TJqgNpTIfM1sEXpFxoEfgu0iLLqNWvWsGDBAh1vBZac3GXzBCJuBxpAsyuhyzZwnn7st8nZEbpugOSBUUPLiIPMuWCL0o6eDYxrZLUTJkzA6/XqmCuw5KSVcj242tfPrLRbIeuN43ta2dPg9KWQel1k94oQONpD6kQi2rz8wASgc5RVVlVV8fDDD+uYnwi/k2rDksMXgsIHwfs5NBsDqTecWJu37UqoeDtyeiwUjgz3xmj46/21YTAkyiWRlZXFmjVrSE9P12FXYIkcjTzdA1sHQc0XEckUqoAdQ8DyRtZqf2UYvNfgsrDb7bz++uvk5ORov6pKKHKUqodZ/wh3uDqQGW6ET7snstZoATmWhbNh9oVCLFy4MOKBaVEJS+TIqlgI2yJLRqEKKLwZAt/Vn+43DIYCWxtcGjExMZSUlNCsWTPtU5WwRI6SZiMg9ZrIAlg6JAyJnD3FsrgyymgOwWCQhQsXan+qhCVylNV8BN9dXr+jqxEuZW0fRL0OpzbAbRh0h4gRJ3r06MG6deu0P1XCEtM0CQaDBINBQqFQo59H+8yyrKjLNja9rloUCtV93tR8Dec/mH3fG21dgUAAv9+P3+8nEAgcm52bcCEk9GmwkWBvCwmD67dlmUCmZdEnSilr/fr1lJSU6GQ9TvQi1RNIYeEuHn74YeLi4klLS4sYk+mZZ55m+/YdOBwxPPHEk9jt+1uT165dy7x5r2FZFj179uTGG0dhs9koKChg+vRnCQQCnH32OYwbt797pM/n46mnnqS0dE+98exsNjsdOrRn1KjREe0127dvJy0tDaDJ4YTdbjcAFRXlZGWdXhdiJSUlOByOum23LAuPx0PLli0wjKP8+9nqv6GiR/0+WDWQ+iuoWl5/ci0wEvgkymree+89Ro0apRNWgfXTdtppmaxfvx632018fBy/+c3tpKWF+/1UVlayePFiKisrqa2t4YYbbuS8886ru+jff/9fLFu2jJiYGM499zxse18qWlVVRV5eHh6Pp17A7SstrVy5ku3bt0cdFnj+/PksWPAGrVu3rpvmcrmIiYmhtrYWy7KiLmdZFj6fD9M0adFi/6My5eXlxMfHU1ZWRiDgx7LAbrfRtm07tm37nvbt2x/dHRzXHZL7gPuT/ekUAkc2ONtAsOCA9irgAsvCZhiYDaqFK1euVGCpSig2m42BAy/GNE0CgSCrV39WrwTl8XgwDAOHw8kbbyyoV1X8+OOPMQyD2NhYzjvv3P3NNHsDJfx344NVxcTE0K5dO7KysmjWrBmWZVFeXs6TTz5R71Z+ZmYmRUVFWJbV6C1+v9+PYRh4vV7i4uLqlbpqampo0aIFHTt2olOnTrRrl8XWrVtJTU09Njs57a7I3RCC+IsiuzgkWBbZUVaxYcOGJqvNosD6yRg4cAA2m41QKMT//d/auhLL2rVr69p7HA4HK1asqFtmz55SNm7ciGEYpKen0a3bmT/8Ok5LY/bsOcyd+yrTpz9HZmYmhmGwefNmSkvrD3GXkpKCw+Go99aZAxUUFOB0OiNemxUbG4thhP/ex26307lz52PXVSCxL8QkRbRlxZ4TOasTogZWaWkpZWVlOlkVWNKpU3bd4x+bNm2ipqYGj8fD+vXrsCwLu92OzWbD6/Xy0UcfAeFxm/Y1hg8adOlhl+7S0tJIT0+nQ4cOJCWFL+poDefJyclYlkVNTU3EejweD/Hx8ZimidPpjPjMssJ/H78zPhnizo4sYbYGe0Jke0nbKKsoKytTYCmwBMLPrO1rM9q06WsqKyuprKzkq6++xDRNfvGLX9CmTRsA8vLCpay///3vOBwOgsEgI0aMOKzvdbvdTJ/+LE899RR33TWZTZs2YVkWbdq0jaiuxcTE4Pf7ycrKYufOgnqfFRcXc9ppp+H1enE0eONyamoqLpeLyspKiouLqaysxO/3H+MzPh5ckY8421PBlhR5cbSOcpG43W6qqqp0sh4HanQ/wTgcDnr37s369espLy8jPz8ft7uS6upwaWbMmF9SXl7Ojh07yM/Pp6CggPz8fAA6d+7M6aeffljfW11dzauvvlpX2gqFQqSnpzNlypR6VThgbzuag1AohGGE57Xb7Xi9XlJSUiguLo5axUtJSaGqqgqfz0dCQgKxsbG43W78fj+ZmZnH7jfalU24IWt/q5UtCYwkoKj+3C0MA7tl1RsX0OPxKLBUwpJ9hg4dWlf9+9e//sVbb72NzWYjKyuLn/3sZ3Tv3h3DMNi1axfz58/HsixCoRBXXXX14f9yxcSQnJxMTEwMlmXRt29fPvzwP3Tp0iXq/M2bN6egoID09HSqq8OdMf1+Py5XLG53Zb3G9gODLjk5maysLJxOJ9u3b6/73sbaw44KV9vwUMsHXghxkWMNWkAykY8i7rshIQqsU1JRUVG9dhuv18uOHTsavcvWpUtXWrVqhc1mY8WKf7J27RpM0+Tqq8OPl/Tr1w/DMKioqGDRooXYbDacTicDBgw47G1s1aoVs2bNIjExEZvNxqefruLtt99qcpmUlBRqa2vrqnXV1dVUVpbTpk3bg35fcnIy2dnZGIaBx+PB6/Ueu06kRnOwNYghJ9gSImdNauQiUQlLgXVKMk2T22+/nV27dtZNmzt3LlOn/lddX6loRozIIRgMUFNTg2maGIbBsGHDAOjevQcpKSmEQqG6hu9OnTrRqlWrH7WdZ53Vneefn4nP58NmM/jDHx5m5cqVjS6TkZFBZWUlwWCQ2tpaYmJiME0rogp5sNBzOBwkJiZGbcQ/Omd9MhF9G+xgOKMUxojeGeSYhasosI6lr776itra6roOoABvvfUmffv2a3K5q6++in0FMMuy6Nq1Ky1a7B91/Oc//3m9i6Zr164/umtAMBikZ8+e/P73D+3t/Onnj3/8A4WFhU0GTkpKCl98sZ6kpCRSUlKizhcKhfj6668pKSmh4eOrpmkSCoWaDPAjW8KKAVuDGGqkm5rdMKK+1l7DzCiwTknz5r3G+ef3qQuTbdu2UVJSwpgxv2xyuYyMlvTo0QPLsuoetzmw5JKTk1MXWDabjQsuuCBqr/PDccMNNzJ06FBM02Tr1q08+OCDjc4bFxeHz+fn/PMvoKamJqIrwz77uju4XLGUlBRTWlpKaWkpxcXF2O12amtr67pSHHVWAEwrssEqSl/QkGVFPAC9b5/Lsae7hEfBO+8sZenSpcTFxfLhh/+hbdu2TJp0B5ZlUVxcSjAYZOrU+0hISGDq1AejvkIqJsbO+eefz7p1n+N0ujjnnHPqXSTZ2Z1p164dBQUFuFwuLrrookarel6vF6/XG7ULgc/nx+fz4fP560o+MTF2HnvscdavX8+3324lL++fTJgwnuefnxlZZXK5KC4uJi4uFo/H0+gQwvvaxoqKimjZsiXx8eEWbr/fT2FhIS1atDhigXvQvAqVY1gNSkhBsKL0sPAQ/c1heu2XAuuU4XA4SUxMZMeOHYRCIc444wxCoRCmabJzZwHnnHM2TqeL2Ni4Ri9SwzCYPHkyt956a13Vq6GlS5fi8/mx2QyaN0+Lup6uXbvw0UcrsSwr4iKLi4tj8eLFmKaFzWbUey27w+Fg2bLllJWVYbPZCAQCdd0XGmrZsgVud9VBuybEx8fToUMHSktL2bOnFMsKX/ht27aNut6jViO0yqBBYFl+MKO8tayqkcA6ZqVBUWAdbZdddhmXXXYZ06Y9RGpqKo888mhdW9TQoZczbdof6jp/Nllft9mIibGTkJBITExMlIsmmX3Xjd/vw+2uiijhBIPhkInWvmUYBi6Xk0AgPFxMeXk5hmHUzWu32yMerwlX72oJhUIkJoa/3Ol0kZ6+Pwz33fZPSUmJGkQ2m0FR0W7sdjtdu3Y9pmEVLlZ+v/eV9wcElicysAygokEfrH3HpXnz5jrR1YZ16nC73axatZoxY8bUTVu/fh1Op/OQG8d9Ph85OTncdltuk/OZpsmUKVOYNOnOiM/efPNNLrqof9THYQKBAPff/1/0738hF13Un4EDBzBgwEX07t2L5557rtHve+6557jvvvsaHRfL4/HQt28fvvtua4PwDPL4448zaNAgbrnlZm66aSwXXtiPOXNmH7tGbCsIvs00fNQ5VAGWO3L23YZBMEpJ8cDSqKiEdVIyTZPNmzdTWVlJUVEhpaUl2Gx2Vq9ejcvl4i9/+SstW7Zkw4YNxMfHcdZZ3ZtcX0JCAkOH/oK5c//C119vokuXrlHnKy0t5d133+XFF1+KvD4tk2AwQGPNQ36/j/POO4+cnOsJBgOYpsXGjRt58cU5FBUV8uijj0X5d4Y7qjY1Vm0oFIz4/G9/m8+8ea/xm9+MZ8iQIfh8PhYtWsjs2bPp3r0Hffr0OQYHqRZ8myInV0CoQWCZwE4iR3HYd2dUFFgntVAoxFtvvcmXX37Jrl27SExMZNasmXXB8fnn6+jSpQszZ84gM7M1jz/e/aDr/PWvf81LL73I8uXv0blzl6htXs8/P4MOHTrQo0ePwwrZDh06cPnll9dNu+qqq0hPT2P69OmMHz+e1q3bHJH98+c//5nc3Fxuv/32umkPPPAg118/kqysrGP0q+KGmsghjgPfg+mt37MhAHwfZRVpaWmqEiqwTn4Oh4Pf/e4eAMaOHcuIESO44oorAFi58mMmTbqD1157jbi4+ENep8vlYuzYsSxd+ja33HILCQn1u2NXVlayZMkSxo4de9j9sKJVx7p1OxPDMCgsLDxigeXxeGjWLLJk0rlz52N3kKr+N9ytoUHDiHdtlNInsDnKKlq0aKE356gN69Rqv9q8+Ru6dt1fhVuyZDE9e/b6QWG1z6hRo/n+++9Zs+aziM/mzp2LzWZj+PBrD3t7ozV6f/rppwB1wxsfCYMHD+bVV/+Hzz///PgdnJL/jpxmQM2/I/uNlttsbItS7933LKeohHVKWLRoIc2bN6+r5lRWVrJq1aqo7UGHIiMjg8GDL+PJJ59kwICBB5SuKlix4j369u1Lhw4dDjus1q1bxwsvzCIUMjHNcI/05cuXM2HCxKh3CQ/XxIl3sHHjRm6+eRzdup3J9dfnMGzYlcewdPVP8HwTcQV410CwvP6vtwP4IFyXj1jNwIEDdZKrhHXqSE1N5a677qobDyoQCHDTTePo16/fYVc1hw4dytatW/nkk4/rpm/YsJENGzby29/+7keVrr799lvmzZvHSy+9yAsvvMCWLVt4/PEnmDRp0hHdLxkZGSxatJgpU6ZQWlrK/fffT+/evcjLW8Exedvc7vsjp8VCxezI0lUsMD/KKgzDYNCgQTrJFVinjmuuGc6gQZfU/X96ejq33HLLj3qc45JLLqFVq9N4+eVX6qa99tpr9Ot3IR07djzs9fr9fq6++ho++mgl9957L5ZlcfPNt3Ddddc1usy+cGmqVmRZjX84cuQNLFu2jL/85a8MHjyYCRMmsGLFP49y6epd8HwZcfYH8sGzun5g2YFNhsHGKG17AwYMiGhHFFUJpQGXy8Xo0aN54YVZbN68maSkJN57b3nUrgw/XDiAbrjhRoqKdvPQQ7+nTZvW9Ot3YdS54+PjqampbfIlFHa7LWLE0YZ69uzJ2WeH72xOn/4sgwdfdnR2nhWC4kcg5GtQXAL334jotxALvNjIqu68806djCphyaEYN+5m/H4/n3zyCU8//TQdO3ake/fuR/Q7Jk+ezNChQ7njjjsoKCiIOk+3bmewaVM+Pp8v6ucrV64kLS2NxMT6JZF9Q+XU+8WMCY+wWlS0++jtuD0zofLjiMnBQqj9V+TsuwyDvChV1OTkZIYMGaITUYElh3SwbAa5ubl7+2UtY+DAixt92PjHmDbtYTp16sRNN41l586dUUpGvXA4nDzzzDORF/uuXTz55BP0738RqanN600fPXo0y5cvi1hm9erV9YbOObJVweWw887IMz0WqhZDoChykQ+AaPGZk5Pzg8b6EgXWT96wYVfi9/vw+XzcdNPYo/IdiYmJzJ49B7fbzZQp90QMrJeamsqUKVNYuHAB11xzNYsWLeKDDz7g2Wef4dprh2OaJvfee2+97hKZmZmkpjZj8uTJ3HHHHSxfvpzly5eTm3srb7zxBnfdddeR/4f4t0LBrZFd1e0Q/A7KX4xsbLeAeUSONONyuRg+fLi6MxxnasM6yWRmZjJkyOVYlslppx38xQ3NmqXStevPor4G3jAM2rRpS0ZGZCktNTWVBQsWMH78eN59992It/EMGzaMjIwMZs2aycyZzxMKhYiLi+PSSwczderUqMOvvPLKn5k9+wWWLVvOo48+AoTHhn/qqae49NLBR3ZHBffA9tHgLaifSka432jR+MiwcgJ5hsFnUaqDnTp1anQIHzl2DOuY3E+WI8k0zUO+42iaJqZpRh3tAdj75huj0fXte99hU+M/7dmzh0DAT0JCEklJB38o2OfzUVlZgWVB8+apOBzOI7+Tvr0A3KsiU8mA8plQ8VLE5PDr6YE9UVY3a9aseo8UiQJL5MioyoNtl0bW6wzwfQm7xkQu4gTuA/4nyupat27d6A0IObbUhiWnHisU2W7lAP+3UHhrlF9tYC3wj0ZW98orr2ifKrBEjpLky8IvS7X2J5J/C+weD1aDnhhWOMu4n/Doog1dccUV6tmuwBI5yrK/gObXgjONYHUPinJtBKN0YUgAJgMboqwiISGBe+6556AdYEWBJfIjz+xYyFqEZ9eb7LqqnFBJZK98O/ACsLCRVeTm5tK/f3/tyxOIGt3llOV++mnKpz6A6Yl8u0QM8B9gHOFxrxrq06cPH3/8sXaiSlhysti2bRv9+/fHMAz69u1Lfn7+SbHdZnk5pdddx567744aVnbgK2BUI2GVlpbG66+/rhNAJSw5WVRVVZGdnc3u3fsfUsnMzGTx4sVccMEFJ+Q2W6ZJzezZVD72GP5GuiE4gDzg14C3kfXMmzePG2+8USeBSlhyssjLy6sXVhB+HnDgwIG8/fbbJ9z2epYupTA7m9I77mg0rOKAZcBtTYTVo48+qrBSYMnJprGXLPh8Pq688krmzJlDKBQ6jvU+k9Du3XjefJPCnj0pGjYM39atWFG2ySD8BpzngNxGqoEAEydO5L777tPBV5VQTkbDhw9nyZIljX4+atQonn322aMyYkRjAps343//fTzvv4/v00/xb9vW5PxxhF/VdR8QbYhAwzCwLItx48YxZ84cdWFQYMnJKhgMMnLkSBYvXtzoPK1ateKNN944crf/QyHMmhosrxdzzx6Cu3bhX7sW/8qV+FetIlRWhhkKYR3Ci1edwFLC/aw8Tcz3y1/+krlz5+qAK7DkZOfz+Rg3bhzz589vcr6JEycyadKkw34ZhllRQdn48dS8/joW+zup2/ZW5ywin2NurI3DAL4GZgN/b+rkNwwmT57Mn/70Jx1oBZacSiWtGTNmHHTMqhYtWpCTk8PUqVNp2bLlD/qO0pEjqVqw4LC30QYkAvnAdGAFUHGQZV555RXGjRunMa4UWHIqeuuttxg1ahTV1dVNzme328nNzWXatGlkZGQcNBDM6mqKzzkHz5Yth71tu4AngEO5f5mRkUFeXh5nnXWWDqoCS05l+fn5TJw4kby8vEOaf9iwYQwfPpxzzz2XLl26RB9Xy7Io6tWL2rVrG632GXtLUfa9f8qBrcAXwDvAykPc/muvvZbp06fTunVrHUwFlvwUeL1e5s+fz2233UYwGDykZdLT08nMzOTss89m0KBBXHhhg9eT5edT0qsXwZoajL0BtS+kbEAl8B2wCvgY2ASU7J1+KFq2bMnLL7/MkCFDdCdQgSU/RTU1NYwePZp33nmHQCDwg5d3OBxkZmaSnZ1Nm7Ztae50Epw/n5DbjQ8oAwqBbYRfCmEexjY6HA5ycnJ46aWXiIuL00FTYMlP3b///W/mzJnDP/7xD7xe7wmxTUlJSYwYMYLx48dz7rnn6iApsET2CwQCbNu2jenTpzNz5szjth0ul4t77rmH3NxcMjMz6725RxRYIhG8Xi8zZsxg7ty57Ny5E7fb3ehbon8su91OcnIy7du3Jzc3l9zcXIWUAkvk8Kxbt47Vq1fz2WefsWrVKvLz8w+5ob6pUtSZZ55J79696d27N7169aJbt27a2QoskSMjFArh9/uprq5my5YtrF69mjVr1rBx40aKiopwu914vV6CwSCGYRATE0NcXBxJSUm0adOGM844g169etGrVy86duxIXFwcDodDpSkFlsjxYZpm3QgQdrv9kN+9KAosEZETjn7CRESBJSKiwBIRBZaIiAJLRESBJSIKLBERBZaIiAJLRBRYIiIKLBERBZaIKLBERBRYIiIKLBFRYImIKLBERBRYIqLAEhFRYImIKLBERIElIqLAEhFRYImIAktERIElIqLAEhEFloiIAktEFFjaBSKiwBIRUWCJiAJLRESBJSKiwBIRBZaIiAJLRESBJSIKLBERBZaIiAJLRBRYIiIKLBERBZaIKLBERBRYIiIKLBFRYImIKLBERBRYIqLAEhFRYImIKLBERIElIqLAEhFRYImIAktERIElIgosEREFloiIAktEFFgiIgosEREFlogosEREFFgiIgosEVFgiYgosEREFFgiosASEVFgiYgosEREgSUiosASEVFgiYgCS0REgSUiosASEQWWiIgCS0REgSUiCiwREQWWiEjY/wM7mULQzgVPEQAAAABJRU5ErkJggg==</text:p>
          </table:table-cell>
          <table:table-cell office:value-type="string" calcext:value-type="string">
            <text:p>MENTAL_HEALTH</text:p>
          </table:table-cell>
          <table:table-cell office:value-type="float" office:value="1586966371179" calcext:value-type="float">
            <text:p>1586966371179</text:p>
          </table:table-cell>
          <table:table-cell office:value-type="string" calcext:value-type="string">
            <text:p>Berlin</text:p>
          </table:table-cell>
          <table:table-cell office:value-type="string" calcext:value-type="string">
            <text:p>Pflegepersonal ist hohen strukturellen und psychischen Belastungen ausgesetzt. Psychische und physische Gesundheit sind für die Ausübung dieses verantwortungsvollen Berufes enorm wichtig. Unser Ziel ist es, während aber auch nach der Krise ist eine mental/emotionale Unterstützung anzubieten.</text:p>
          </table:table-cell>
          <table:table-cell office:value-type="string" calcext:value-type="string">
            <text:p>https://www.linkedin.com/in/felicitas-ritter-37456063/</text:p>
          </table:table-cell>
          <table:table-cell office:value-type="string" calcext:value-type="string">
            <text:p>Da Pfleger:Innen ohnehin unter enormen Zeitdruck stehen, ist es sehr wichtig, dass die Veränderungen in handlebaren Schritten dargeboten werden. Der gamifizierte Ansatz von Singleton motiviert und erlaubt eine direkte Umsetzung in den Alltag.</text:p>
            <text:p/>
          </table:table-cell>
          <table:table-cell table:number-columns-repeated="9"/>
        </table:table-row>
        <table:table-row table:style-name="ro2">
          <table:table-cell office:value-type="string" calcext:value-type="string">
            <text:p>Smart Natives</text:p>
          </table:table-cell>
          <table:table-cell/>
          <table:table-cell office:value-type="string" calcext:value-type="string">
            <text:p>https://twitter.com/smart_natives</text:p>
          </table:table-cell>
          <table:table-cell table:number-columns-repeated="2"/>
          <table:table-cell office:value-type="string" calcext:value-type="string">
            <text:p>smartnatives2020@gmail.com</text:p>
          </table:table-cell>
          <table:table-cell office:value-type="string" calcext:value-type="string">
            <text:p>NEW_SKILLS</text:p>
          </table:table-cell>
          <table:table-cell office:value-type="string" calcext:value-type="string">
            <text:p>wirvsvirus</text:p>
          </table:table-cell>
          <table:table-cell office:value-type="string" calcext:value-type="string">
            <text:p>The Journey from Digtial to SMART</text:p>
          </table:table-cell>
          <table:table-cell office:value-type="string" calcext:value-type="string">
            <text:p>2TZ2MpSjA6bx7R0Xa6XNWkilHV22</text:p>
          </table:table-cell>
          <table:table-cell office:value-type="string" calcext:value-type="string">
            <text:p>projects</text:p>
          </table:table-cell>
          <table:table-cell/>
          <table:table-cell office:value-type="string" calcext:value-type="string">
            <text:p>2TZ2MpSjA6bx7R0Xa6XNWkilHV22</text:p>
          </table:table-cell>
          <table:table-cell/>
          <table:table-cell office:value-type="string" calcext:value-type="string">
            <text:p>Rinku</text:p>
          </table:table-cell>
          <table:table-cell office:value-type="string" calcext:value-type="string">
            <text:p>1: Schülerinnen und Schüler aller weiterführenden Schularten - jeweils angepasst an ihre individuellen Fähigkeiten und Kompetenzen</text:p>
            <text:p>2: Lehrkräfte, die durch die aktuelle Lage vor besonderen Herausforderungen stehen (Risikogruppen / Lehrermangel / Defizite im Umgang mit Technik)</text:p>
            <text:p>3: Bildungseinrichtungen, Stiftungen &amp; Ministerien</text:p>
          </table:table-cell>
          <table:table-cell office:value-type="string" calcext:value-type="string">
            <text:p>Sharma</text:p>
          </table:table-cell>
          <table:table-cell office:value-type="string" calcext:value-type="string">
            <text:p>Wir bieten ein hybrides Lernformat <text:s/>an. Mithilfe einer Web-App werden Jugendliche angeleitet, in Teams an SDG-Challenges zu arbeiten. Dabei lernen sie moderne Methoden aus der Wirtschaft zur Projektarbeit und zur Problemlösung kennen und <text:s/>anwenden. Sie werden in die Lage versetzt, eigene Lösungen zu finden und umzusetzen. Hilfestellungen <text:s/>für technische Lösungsansätze ergänzen das Angebot.</text:p>
          </table:table-cell>
          <table:table-cell table:number-columns-repeated="2"/>
          <table:table-cell office:value-type="string" calcext:value-type="string">
            <text:p>/</text:p>
          </table:table-cell>
          <table:table-cell office:value-type="float" office:value="1601348106644" calcext:value-type="float">
            <text:p>1601348106644</text:p>
          </table:table-cell>
          <table:table-cell office:value-type="string" calcext:value-type="string">
            <text:p>beforeLaunch</text:p>
          </table:table-cell>
          <table:table-cell office:value-type="string" calcext:value-type="string">
            <text:p>active</text:p>
          </table:table-cell>
          <table:table-cell office:value-type="string" calcext:value-type="string">
            <text:p>Wir haben uns auf zeitgemäße Bildung während und nach der Coronakrise spezialisiert und wurden als eines der 15 #wirfürschule Siegerprojekte ausgezeichnet. Wir möchten Menschen Mut machen, neue Lösungswege zu gehen und gemeinsam zu erarbeiten mit dem Ziel, nachhaltig für Technik zu begeistern. Lasst uns gemeinsam die Welt ein Stück SMARTER machen. Welcome Aboard!</text:p>
            <text:p/>
          </table:table-cell>
          <table:table-cell office:value-type="string" calcext:value-type="string">
            <text:p>TEACHING_STAFF</text:p>
          </table:table-cell>
          <table:table-cell office:value-type="string" calcext:value-type="string">
            <text:p>CHILDCARERS</text:p>
          </table:table-cell>
          <table:table-cell office:value-type="string" calcext:value-type="string">
            <text:p>ENTERPRISE_SME</text:p>
          </table:table-cell>
          <table:table-cell office:value-type="string" calcext:value-type="string">
            <text:p>User Story mapping - on the way to MVP - Testen Aktuell in 3 Schulen und 4 KITA's</text:p>
          </table:table-cell>
          <table:table-cell office:value-type="string" calcext:value-type="string">
            <text:p>https://firebasestorage.googleapis.com/v0/b/corona-e5c0e.appspot.com/o/users%2F2TZ2MpSjA6bx7R0Xa6XNWkilHV22%2FLogo%20Vertikal.png?alt=media&amp;token=ca85eae9-5ecf-4bff-a4a5-86dd95a1fc65</text:p>
          </table:table-cell>
          <table:table-cell office:value-type="string" calcext:value-type="string">
            <text:p>CONTEMPORARY_EDUCATION_CONTENT</text:p>
          </table:table-cell>
          <table:table-cell office:value-type="float" office:value="1594738538876" calcext:value-type="float">
            <text:p>1594738538876</text:p>
          </table:table-cell>
          <table:table-cell office:value-type="string" calcext:value-type="string">
            <text:p>Global</text:p>
          </table:table-cell>
          <table:table-cell office:value-type="string" calcext:value-type="string">
            <text:p>Schule wird dem digitalem Zeitalter nicht mehr gerecht und bereitet Jugendliche nicht ausreichend auf ihre Zukunft vor. Gleichzeitig stehen <text:s/>unsere Gesellschaften und die Demokratie vor großen Herausforderungen (s. 17 Ziele für nachhaltige Entwicklung der UN). <text:s text:c="2"/>Jugendliche müssen in die Lage versetzt werden, ihre persönliche, berufliche Zukunft <text:s/>und die Zukunft ihrer Gesellschaft, zu gestalten. </text:p>
          </table:table-cell>
          <table:table-cell office:value-type="string" calcext:value-type="string">
            <text:p>https://www.linkedin.com/in/rinku-sharma-1047211a/</text:p>
          </table:table-cell>
          <table:table-cell office:value-type="string" calcext:value-type="string">
            <text:p>Wir sind ein junges, motiviertes Team, bestehend aus drei Schülern (11-16 Jahre) und zwei technikbegeisterten Erwachsenen. Unser Ziel ist es, mit modernen Methoden anhand realer Herausforderungen Zukunftskompetenzen von Empathie über Lösungskompetenzen bis hin zu Technologieoffenheit <text:s/>zu vermitteln. </text:p>
          </table:table-cell>
          <table:table-cell office:value-type="float" office:value="1629107481" calcext:value-type="float">
            <text:p>1629107481</text:p>
          </table:table-cell>
          <table:table-cell office:value-type="string" calcext:value-type="string">
            <text:p>PROCESS_REDESIGN</text:p>
          </table:table-cell>
          <table:table-cell office:value-type="string" calcext:value-type="string">
            <text:p>NEW_PRODUCTS_SERVICES</text:p>
          </table:table-cell>
          <table:table-cell table:number-columns-repeated="6"/>
        </table:table-row>
        <table:table-row table:style-name="ro5">
          <table:table-cell office:value-type="string" calcext:value-type="string">
            <text:p>Social Slam</text:p>
          </table:table-cell>
          <table:table-cell office:value-type="string" calcext:value-type="string">
            <text:p>U011SC275BK</text:p>
          </table:table-cell>
          <table:table-cell office:value-type="string" calcext:value-type="string">
            <text:p>Social Slam ist eine zentrale Kunst- und Kulturplattform, die regionalen Künstler*innen und Veranstalter*innen die Möglichkeit bietet, im Livestream mit anderen Künstler*innen zu slammen und mit Zuschauer*innen zu interagieren. Wir wollen das Zusammengehörigkeitsgefühl der Kleinkunstbühnen vor Ort ins Netz holen, mit Fokus auf die Angebote im direkten Umfeld der Nutzer und einem Ticketsystem, das Künstler*innen und Veranstalter*innen wirklich unterstützt. Interaktive Chatrooms während des Livestreams, Spendenvergaben und das Abonnieren von Künstlerprofilen helfen diesen Künstler*innen während der COVID-19-Krise, ihre Existenz zu sichern. Fair, lokal und unabhängig.</text:p>
          </table:table-cell>
          <table:table-cell office:value-type="string" calcext:value-type="string">
            <text:p>emil.fuhry@web.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Social Slam bietet eine Plattform für Künstlerinnen auf der sie vor einem Publikum live miteinander auftreten können. Das Publikum kann lokal Künstlerinnen finden und durch Spenden unterstützen.</text:p>
          </table:table-cell>
          <table:table-cell office:value-type="string" calcext:value-type="string">
            <text:p>ffh9Nd2fZQQ3Qe9xVG6QQoIjiWn2</text:p>
          </table:table-cell>
          <table:table-cell office:value-type="string" calcext:value-type="string">
            <text:p>projects</text:p>
          </table:table-cell>
          <table:table-cell/>
          <table:table-cell office:value-type="string" calcext:value-type="string">
            <text:p>ffh9Nd2fZQQ3Qe9xVG6QQoIjiWn2</text:p>
          </table:table-cell>
          <table:table-cell office:value-type="string" calcext:value-type="string">
            <text:p>Emil</text:p>
          </table:table-cell>
          <table:table-cell office:value-type="string" calcext:value-type="string">
            <text:p>Wir wollen Künstlerinnen ansprechen die unter dem Ausfall von veranstaltungen leiden. Zudem wollen wir es Zuschauern ermöglichen an einem lokalen kulturellen Programm teilzunehmen.</text:p>
          </table:table-cell>
          <table:table-cell office:value-type="string" calcext:value-type="string">
            <text:p>Fuhry</text:p>
          </table:table-cell>
          <table:table-cell office:value-type="string" calcext:value-type="string">
            <text:p>Social Slam ist eine zentrale Kunst- und Kulturplattform, die regionalen Künstler*innen und Veranstalter*innen die Möglichkeit bietet, im Livestream mit anderen Künstler*innen zu slammen und mit Zuschauer*innen zu interagieren. Wir wollen das Zusammengehörigkeitsgefühl der Kleinkunstbühnen vor Ort ins Netz holen, mit Fokus auf die Angebote im direkten Umfeld der Nutzer und einem Ticketsystem, das Künstler*innen und Veranstalter*innen wirklich unterstützt. Interaktive Chatrooms während des Livestreams, Spendenvergaben und das Abonnieren von Künstlerprofilen helfen diesen Künstler*innen während der COVID-19-Krise, ihre Existenz zu sichern. Fair, lokal und unabhängig.</text:p>
          </table:table-cell>
          <table:table-cell office:value-type="string" calcext:value-type="string">
            <text:p>outube, Twitch, Mixer, Patreon, United We Stream</text:p>
          </table:table-cell>
          <table:table-cell office:value-type="string" calcext:value-type="string">
            <text:p>Emil Fuhry</text:p>
          </table:table-cell>
          <table:table-cell office:value-type="string" calcext:value-type="string">
            <text:p>https://drive.google.com/drive/folders/1rDEQEA0zyACLBwFUej-gNFF3_qrglfUj</text:p>
          </table:table-cell>
          <table:table-cell office:value-type="float" office:value="1599641280168" calcext:value-type="float">
            <text:p>1599641280168</text:p>
          </table:table-cell>
          <table:table-cell office:value-type="string" calcext:value-type="string">
            <text:p>prototypeDevelopment</text:p>
          </table:table-cell>
          <table:table-cell office:value-type="string" calcext:value-type="string">
            <text:p>active</text:p>
          </table:table-cell>
          <table:table-cell/>
          <table:table-cell office:value-type="string" calcext:value-type="string">
            <text:p>ARTISTS</text:p>
          </table:table-cell>
          <table:table-cell office:value-type="string" calcext:value-type="string">
            <text:p>SELR_EMPLOYED</text:p>
          </table:table-cell>
          <table:table-cell table:number-columns-repeated="2"/>
          <table:table-cell office:value-type="string" calcext:value-type="string">
            <text:p>Wir haben unser Konzept mit Lokalpolitikerinnen,Künstlerinnen und Veranstalterinnen geteilt und so verschiedene Meinungen dazu eingeholt. Auf der Grundlage arbeiten wir jetzt an der ersten Version.</text:p>
          </table:table-cell>
          <table:table-cell office:value-type="string" calcext:value-type="string">
            <text:p>https://firebasestorage.googleapis.com/v0/b/corona-e5c0e.appspot.com/o/users%2Fffh9Nd2fZQQ3Qe9xVG6QQoIjiWn2%2FInstaposts_SocialSlam_Logoaktuell.png?alt=media&amp;token=a469c2a6-9109-4470-b3d8-8944ff787755</text:p>
          </table:table-cell>
          <table:table-cell office:value-type="string" calcext:value-type="string">
            <text:p>PUBLIC_LIFE</text:p>
          </table:table-cell>
          <table:table-cell office:value-type="float" office:value="1586952307528" calcext:value-type="float">
            <text:p>1586952307528</text:p>
          </table:table-cell>
          <table:table-cell/>
          <table:table-cell office:value-type="string" calcext:value-type="string">
            <text:p>Künstler*innen und Veranstalter*innen haben ihre Bühne und das Publikum seine Veranstaltungen verloren, weil Clubs, Galerien und Buchhandlungen keine Interaktion im Real-Life mehr anbieten können. Künstler*innen und ihre Vermittler*innen benötigen neue Veranstaltungsformen, um ihre Angebote live und interaktiv darzubieten, damit sie aus der finanziellen Krise herauskommen und ihre Kreativität erhalten können. Zudem wird die Isolierung mit zunehmender Dauer der Coronakrise zur Belastung, und die künstlerische Interaktion auf Social Slam kann beiden Seiten über die sozialen Folgen der Kontaktsperre hinweghelfen. Das Publikum findet auf der Plattform unkompliziert die Musiker*innen, bildenden Künstler*innen, Autor*innen, Comedians/Commediennes, die es sich auf der Kleinstkunstbühne in der eigenen Stadt ansehen würde, kann helfen, dass diese Angebote durch die Coronakrise nicht gänzlich verschwinden und lokale Kunst genießen.</text:p>
          </table:table-cell>
          <table:table-cell/>
          <table:table-cell office:value-type="string" calcext:value-type="string">
            <text:p>•        Fokus auf lokale Veranstalterinnen und Zuschauerinnen Interaktion</text:p>
            <text:p>•        Ausgerichtet auf kleine eher unbekannte Künstlerinnen und Veranstalterinnen</text:p>
            <text:p>•        Als Zielgruppe sehen wir tendenziell ältere, kulturinteressierte Menschen als bei anderen Streaminganbieterm an. Bei Streamingplattformen starke fokussierung auf Computerspiele und Einzelne Akteure</text:p>
            <text:p/>
          </table:table-cell>
          <table:table-cell office:value-type="string" calcext:value-type="string">
            <text:p>https://twitter.com/SocialslamO</text:p>
          </table:table-cell>
          <table:table-cell office:value-type="string" calcext:value-type="string">
            <text:p>https://www.youtube.com/watch?v=J80HenlHXWo</text:p>
          </table:table-cell>
          <table:table-cell table:number-columns-repeated="2"/>
          <table:table-cell office:value-type="string" calcext:value-type="string">
            <text:p>www.socialslam.de</text:p>
          </table:table-cell>
          <table:table-cell table:number-columns-repeated="6"/>
        </table:table-row>
        <table:table-row table:style-name="ro6">
          <table:table-cell office:value-type="string" calcext:value-type="string">
            <text:p>SterbeNotruf Deutschland <text:s/>(CoronaBegleitung)</text:p>
          </table:table-cell>
          <table:table-cell office:value-type="string" calcext:value-type="string">
            <text:p>U011FSX5VEU</text:p>
          </table:table-cell>
          <table:table-cell office:value-type="string" calcext:value-type="string">
            <text:p>https://twitter.com/SterbeNotruf</text:p>
          </table:table-cell>
          <table:table-cell office:value-type="string" calcext:value-type="string">
            <text:p>Wir sind das erste deutsche gemeinnützige Projekt für digitale/virtuelle Sterbebegleitung &amp; Trauerbegleitung zur Unterstützung von CoronaVirus und SarsCovid19 Betroffenen. </text:p>
            <text:p>Medizinisch iIsolierten Menschen ohne erreichbare Angehörige oder Zugehörige sollen qualifizierte Sterbebegleiter*innen in ihren letzten Momenten zur Seite stehen.  </text:p>
            <text:p>Dazu schlagen wir mit unserer Aktion eine Brücke zwischen den analog medizinisch Versorgten vor Ort und unserem digitalen Hilfsangebot.  </text:p>
            <text:p>Auch sollen psychisch schwer belastete Zugehörige von verstorbenen SARS-CoV-2/Covid-19-Erkrankten Unterstützung und Begleitung durch qualifizierte Trauerbegleiter*innen erfahren.</text:p>
          </table:table-cell>
          <table:table-cell/>
          <table:table-cell office:value-type="string" calcext:value-type="string">
            <text:p>Kontakt@CoronaBegleitung.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Das erste deutsche, gemeinnützige Projekt für digitale, virtuelle und hybride Sterbebegleitung &amp; Trauerbegleitung sowie Weiterbildungskonzepte. Initiatoren des SterbeNotruf Deutschland.</text:p>
          </table:table-cell>
          <table:table-cell office:value-type="string" calcext:value-type="string">
            <text:p>mjlYvCUsFERtlXHXeqnKu2WhQTo2</text:p>
          </table:table-cell>
          <table:table-cell office:value-type="string" calcext:value-type="string">
            <text:p>projects</text:p>
          </table:table-cell>
          <table:table-cell/>
          <table:table-cell office:value-type="string" calcext:value-type="string">
            <text:p>mjlYvCUsFERtlXHXeqnKu2WhQTo2</text:p>
          </table:table-cell>
          <table:table-cell office:value-type="string" calcext:value-type="string">
            <text:p>https://www.SterbeNotruf.de</text:p>
          </table:table-cell>
          <table:table-cell office:value-type="string" calcext:value-type="string">
            <text:p>Tim</text:p>
          </table:table-cell>
          <table:table-cell office:value-type="string" calcext:value-type="string">
            <text:p>Medizinisch iIsolierte, einsame Menschen ohne erreichbare Angehörige oder Zugehörige.</text:p>
            <text:p/>
            <text:p>Psychisch schwer belastete Zugehörige insbesondere von verstorbenen Covid19-Erkrankten.</text:p>
            <text:p/>
            <text:p>Psychisch schwer belastetes medizinisches Personal.</text:p>
            <text:p/>
            <text:p>Sterbe- und Trauerbegleiter:innen sowie lokale Hospizdienste die Supervision,Beratung oder Unterstützung benötigen.</text:p>
          </table:table-cell>
          <table:table-cell office:value-type="string" calcext:value-type="string">
            <text:p>Komischke</text:p>
          </table:table-cell>
          <table:table-cell office:value-type="string" calcext:value-type="string">
            <text:p>Wir sorgen dafür, dass auch in Zeiten der Corona-Pandemie kein Mensch mehr einsam oder alleine sterben muss.</text:p>
            <text:p/>
            <text:p>Wir leisten Hilfe zur Selbsthilfe, so dass Zugehörige ermutigt werden ihre Lieben persönlich, sicher, digital und virtuell bis zum Ende zu begleiten.</text:p>
            <text:p/>
            <text:p>Wir unterstützen trauernde Zugehörige nach dem Tod eines geliebten Menschen, um Traumatisierungen durch Verluste zu minimieren. </text:p>
          </table:table-cell>
          <table:table-cell office:value-type="string" calcext:value-type="string">
            <text:p>Pallia, Videobesuch.de</text:p>
          </table:table-cell>
          <table:table-cell/>
          <table:table-cell office:value-type="string" calcext:value-type="string">
            <text:p>https://drive.google.com/drive/folders/19U5UNBxM2MYVaRvsiLhRBiPLEmd2VbWz</text:p>
          </table:table-cell>
          <table:table-cell office:value-type="float" office:value="1606423605103" calcext:value-type="float">
            <text:p>1606423605103</text:p>
          </table:table-cell>
          <table:table-cell office:value-type="string" calcext:value-type="string">
            <text:p>activeUsers</text:p>
          </table:table-cell>
          <table:table-cell office:value-type="string" calcext:value-type="string">
            <text:p>active</text:p>
          </table:table-cell>
          <table:table-cell office:value-type="string" calcext:value-type="string">
            <text:p>Mit unserem” Leitfaden zur virtuellen und digitalen Begleitung von Sterbenden für Zugehörige” konnten wir bereits rund 28.000 Menschen erreichen und in über 2.200 Fällen interagieren.</text:p>
            <text:p/>
            <text:p>Gemeinsam arbeiten wir mit all unseren Kenntnissen, Erfahrungen und Fähigkeiten daran, Wege auch für eine neue virtuelle, digitale, hybride und zeitgemäße, persönliche Sterbekultur und Trauerkultur zu bereiten.</text:p>
          </table:table-cell>
          <table:table-cell office:value-type="string" calcext:value-type="string">
            <text:p>GENERAL_PUBLIC</text:p>
          </table:table-cell>
          <table:table-cell office:value-type="string" calcext:value-type="string">
            <text:p>RISKGROUP_ELDERLY</text:p>
          </table:table-cell>
          <table:table-cell office:value-type="string" calcext:value-type="string">
            <text:p>PEOPLE_SPECIAL_NEEDS</text:p>
          </table:table-cell>
          <table:table-cell office:value-type="string" calcext:value-type="string">
            <text:p>Es konnten bereits zahlreiche digitale Sterbebegleitungen mit einsamen und isolierten Menschen durchgeführt werden.</text:p>
            <text:p> </text:p>
            <text:p>Durch Supervision von Sterbebegleiter:innen und lokalen ambulanten Hospizdiensten konnten Lösungen skaliert werden. </text:p>
            <text:p/>
            <text:p>Mit dem Leitfaden "Virtuelle und digitale Sterbebegleitung" wurden bereits rund 28.000 Menschen erreicht und 2.200 Interaktionen realisiert. </text:p>
            <text:p>https://bit.ly/3ghzldp</text:p>
          </table:table-cell>
          <table:table-cell office:value-type="string" calcext:value-type="string">
            <text:p>https://firebasestorage.googleapis.com/v0/b/corona-e5c0e.appspot.com/o/users%2FmjlYvCUsFERtlXHXeqnKu2WhQTo2%2F20201126_214617_0000.png?alt=media&amp;token=f9f18ad8-574d-4341-ac1c-84cdee7dbc14</text:p>
          </table:table-cell>
          <table:table-cell office:value-type="string" calcext:value-type="string">
            <text:p>MENTAL_HEALTH</text:p>
          </table:table-cell>
          <table:table-cell office:value-type="float" office:value="1588707627009" calcext:value-type="float">
            <text:p>1588707627009</text:p>
          </table:table-cell>
          <table:table-cell office:value-type="string" calcext:value-type="string">
            <text:p>Hamburg</text:p>
          </table:table-cell>
          <table:table-cell office:value-type="string" calcext:value-type="string">
            <text:p>Isolierten und einsamen Menschen sollen qualifizierte Sterbebegleiter:innen zur Seite stehen. </text:p>
            <text:p/>
            <text:p>Dazu schlagen wir mit unserer Aktion eine Brücke zwischen Betroffenen und den Hilfsangeboten. </text:p>
            <text:p/>
            <text:p>Auch sollen psychisch belastete Zugehörige Unterstützung durch Trauerbegleiter:innen erfahren. </text:p>
            <text:p/>
            <text:p>Wir publizieren Leitfäden für die "Hilfe zur Selbsthilfe" und erarbeiten zeitgemäße Weiterbildungskonzepte.</text:p>
          </table:table-cell>
          <table:table-cell/>
          <table:table-cell office:value-type="string" calcext:value-type="string">
            <text:p>Die Spezialisierung auf das Thema virtuelle, digitale und hybride Sterbe- und Trauerbegleitung, sowie die Expertise und Praxis von derzeit bereits rund 2.900 aktiven Sterbe- und Trauerbegleiterinnen sowie diverser lokaler Hospizdienste und  Hospiz- und Palliativverbände auf Landesebene.</text:p>
            <text:p/>
            <text:p>Die persönliche Expertise zu Sterben, Tod und Trauer in Unternehmen, Institutionen und Organisationen.</text:p>
          </table:table-cell>
          <table:table-cell office:value-type="float" office:value="494078890166" calcext:value-type="float">
            <text:p>494078890166</text:p>
          </table:table-cell>
          <table:table-cell office:value-type="string" calcext:value-type="string">
            <text:p>INFORMATION_AWARENESS</text:p>
          </table:table-cell>
          <table:table-cell office:value-type="string" calcext:value-type="string">
            <text:p>COORDINATION_SUPPORT</text:p>
          </table:table-cell>
          <table:table-cell table:number-columns-repeated="6"/>
        </table:table-row>
        <table:table-row table:style-name="ro13">
          <table:table-cell office:value-type="string" calcext:value-type="string">
            <text:p>UDO</text:p>
          </table:table-cell>
          <table:table-cell office:value-type="string" calcext:value-type="string">
            <text:p>U0120JZCN6L</text:p>
          </table:table-cell>
          <table:table-cell office:value-type="string" calcext:value-type="string">
            <text:p>Wir von UDO haben einen Chatbot entwickelt, welcher GründerInnen, UnternehmerInnen und ChefInnen den Prozess zum Kurzarbeitergeld so einfach wie möglich gestaltet und sie dabei Schritt für Schritt digital begleitet. Unsere Lösung wurde für alle Betriebe mit weniger als 50 MitarbeiterInnen ohne Rechtsabteilung entwickelt. Auf kurzarbeit-einfach.de erleichtern wir mit Hilfe eines Fragenkatalogs die Anzeige für Kurzarbeit. Hier findet sich auch UDO, unser neu entwickelter Chatbot, wieder. Dieser füllt auf Wunsch das Formular zur Anzeige von Kurzarbeit für die Bundesagentur für Arbeit komplett aus und hilft bei aufkommenden Fragen weiter.</text:p>
          </table:table-cell>
          <table:table-cell office:value-type="string" calcext:value-type="string">
            <text:p>presse@kurzarbeit-einfach.de</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UDO hilft Arbeitgebern, die durch die Coronakrise in eine finanzielle Schieflage geraten sind, digital und kostenlos durch den Prozess des Kurzarbeitergelds.</text:p>
          </table:table-cell>
          <table:table-cell office:value-type="string" calcext:value-type="string">
            <text:p>Zh3KIlpVt6Tn3EeybMw2wM1sKs92</text:p>
          </table:table-cell>
          <table:table-cell office:value-type="string" calcext:value-type="string">
            <text:p>projects</text:p>
          </table:table-cell>
          <table:table-cell/>
          <table:table-cell office:value-type="string" calcext:value-type="string">
            <text:p>Zh3KIlpVt6Tn3EeybMw2wM1sKs92</text:p>
          </table:table-cell>
          <table:table-cell office:value-type="string" calcext:value-type="string">
            <text:p>Mia-Malaika</text:p>
          </table:table-cell>
          <table:table-cell office:value-type="string" calcext:value-type="string">
            <text:p>KMU - mit Fokus auf Geschäftsführung/Arbeitgeber und Lohnbuchhaltung</text:p>
          </table:table-cell>
          <table:table-cell office:value-type="string" calcext:value-type="string">
            <text:p>Lange</text:p>
          </table:table-cell>
          <table:table-cell office:value-type="string" calcext:value-type="string">
            <text:p>UDO ist eine digitale Lösung, die Arbeitgeber im Prozess von Kurzarbeitergeld unterstützt. Zunächst werden Informationen rund um das Thema Kurzarbeitergeld bereitgestellt. In Form von verständlichen Fragen führt der Chatbot UDO durch die erforderlichen Formulare der Bundesagentur für Arbeit. Ab Juni wird der komplette Prozess der Kurzarbeit abgebildet werden.</text:p>
          </table:table-cell>
          <table:table-cell office:value-type="string" calcext:value-type="string">
            <text:p>E-Services der Bundesagentur für Arbeit, Blogs und Infoseiten zu Arbeitgeberthemen, Steuerberater</text:p>
          </table:table-cell>
          <table:table-cell office:value-type="string" calcext:value-type="string">
            <text:p>Florian Dahlhausen</text:p>
          </table:table-cell>
          <table:table-cell office:value-type="string" calcext:value-type="string">
            <text:p>https://drive.google.com/drive/folders/1KbT-FNqwD0D9ZsqozqKEVDL9oJsVDfF7</text:p>
          </table:table-cell>
          <table:table-cell office:value-type="float" office:value="1594149829402" calcext:value-type="float">
            <text:p>1594149829402</text:p>
          </table:table-cell>
          <table:table-cell office:value-type="string" calcext:value-type="string">
            <text:p>activeUsers</text:p>
          </table:table-cell>
          <table:table-cell office:value-type="string" calcext:value-type="string">
            <text:p>active</text:p>
          </table:table-cell>
          <table:table-cell office:value-type="string" calcext:value-type="string">
            <text:p>Erfolge:</text:p>
            <text:p>- 09.04.2020: ein erster großer Erfolg! Wir sind auf der Landingpage der Bundesagentur für Arbeit verlinkt (https://www.arbeitsagentur.de/m/corona-kurzarbeit/)</text:p>
            <text:p>- 14.04.2020: 1000 generierte PDFs durch UDO!</text:p>
            <text:p/>
            <text:p>Aktueller Stand:</text:p>
            <text:p>UDO ist LIVE, kann also jederzeit unter https://kurzarbeit-einfach.de besucht werden! </text:p>
            <text:p/>
            <text:p>Presse:</text:p>
            <text:p>Presseanfragen bitte an presse@kurzarbeit-einfach.de</text:p>
          </table:table-cell>
          <table:table-cell office:value-type="string" calcext:value-type="string">
            <text:p>ENTERPRISE_SME</text:p>
          </table:table-cell>
          <table:table-cell office:value-type="string" calcext:value-type="string">
            <text:p>ADMINISTRATION_PUBLIC_SERVICE</text:p>
          </table:table-cell>
          <table:table-cell table:number-columns-repeated="2"/>
          <table:table-cell office:value-type="string" calcext:value-type="string">
            <text:p>Mehr als 1.800 Unternehmen haben bisher über kurzarbeit-einfach.de das Formular zum Anzeigen von Kurzarbeit ausgefüllt. Aktuell werden gemeinsam mit der Bundesagentur für Arbeit und der Steuerberatungsgesellschaft PMPG die Formulare zum Leistungsantrag für Kurzarbeit umgesetzt. Ab Anfang Juni können dann auch diese monatlich einzureichenden Formulare über die Plattform ausgefüllt werden.</text:p>
          </table:table-cell>
          <table:table-cell office:value-type="string" calcext:value-type="string">
            <text:p>https://firebasestorage.googleapis.com/v0/b/corona-e5c0e.appspot.com/o/users%2FZh3KIlpVt6Tn3EeybMw2wM1sKs92%2Flogo-profile-larger.png?alt=media&amp;token=e6d5700a-dfef-4a09-844a-257a5046fa71</text:p>
          </table:table-cell>
          <table:table-cell office:value-type="string" calcext:value-type="string">
            <text:p>STATE_SUPPORT</text:p>
          </table:table-cell>
          <table:table-cell office:value-type="float" office:value="1586895343889" calcext:value-type="float">
            <text:p>1586895343889</text:p>
          </table:table-cell>
          <table:table-cell/>
          <table:table-cell office:value-type="string" calcext:value-type="string">
            <text:p>Vom Einzelhandel bis zum Gastronom; vom Handwerksbetrieb bis zum Friseursalon - viele kleine Betriebe sind in ihrer Existenz gefährdet. Um Entlassungen zu vermeiden, unterstützt der Staat Betriebe in Kurzarbeit finanziell. Doch der Weg zum Kurzarbeitergeld ist kompliziert und verworren. UDO ändert das! Das Ziel: Den Weg zum Kurzarbeitergeld ganz einfach machen, von der Anzeige bis zum Antrag.</text:p>
          </table:table-cell>
          <table:table-cell office:value-type="string" calcext:value-type="string">
            <text:p>https://www.linkedin.com/company/42957290</text:p>
          </table:table-cell>
          <table:table-cell office:value-type="string" calcext:value-type="string">
            <text:p>Wir fokussieren uns auf den Prozess der Kurzarbeit: von der Anzeige über die Beantragung von Leistungen bis zur Dokumentation der Kurzarbeit. Wir sind die einzige technische und inhaltliche Ausfüllhilfe für Kurzarbeit, die keinen Steuerberater und keine Lohnbuchhaltungssoftware benötigt. Damit richtet sie sich vor allem an die kleinsten Betriebe. Wir bieten unser Tool ehrenamtlich und kostenlos an</text:p>
          </table:table-cell>
          <table:table-cell office:value-type="string" calcext:value-type="string">
            <text:p>https://twitter.com/UEinfach</text:p>
          </table:table-cell>
          <table:table-cell office:value-type="string" calcext:value-type="string">
            <text:p>https://www.youtube.com/watch?v=PHVYqSbUmw0</text:p>
          </table:table-cell>
          <table:table-cell office:value-type="string" calcext:value-type="string">
            <text:p>INFORMATION_AWARENESS</text:p>
          </table:table-cell>
          <table:table-cell/>
          <table:table-cell office:value-type="string" calcext:value-type="string">
            <text:p>https://kurzarbeit-einfach.de</text:p>
          </table:table-cell>
          <table:table-cell table:number-columns-repeated="6"/>
        </table:table-row>
        <table:table-row table:style-name="ro1">
          <table:table-cell office:value-type="string" calcext:value-type="string">
            <text:p>Väter in der Corona-Krise</text:p>
          </table:table-cell>
          <table:table-cell office:value-type="string" calcext:value-type="string">
            <text:p>U012G1L6YBS</text:p>
          </table:table-cell>
          <table:table-cell office:value-type="string" calcext:value-type="string">
            <text:p>Die Corona-Krise stellt insbesondere Familien zurzeit vor eine Vielzahl an Herausforderungen: Der Familienalltag muss neu organisiert, neue Arbeits-, Alltags- und Home-Schooling-Routinen etabliert und ein guter Umgang mit den Unsicherheiten, die diese Zeit mit sich bringt, gefunden werden. Mit unserer langjährigen Erfahrung im Bereich Väter und Vereinbarkeit möchten wir Väter und ihre Familien jetzt stärken. Mit dieser Website, unserer Expertise und unserem Expertennetzwerk wollen wir Vätern Informationen und Tools an die Hand geben, die sie dabei unterstützen, die derzeitigen privaten und beruflichen Veränderungen/Konflikte aktiv zu gestalten und die Transformation positiv zu bewältigen. Zu den oben beschrieben Themen haben wir Informationen recherchiert, stellen selbst Materialen zur Verfügung und bieten Beratungsleistungen rund um das Thema Väter und Krise mit unseren Kooperationspartnern an.</text:p>
          </table:table-cell>
          <table:table-cell office:value-type="string" calcext:value-type="string">
            <text:p>v.baisch@vaeter-ggmbh.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Wir geben mit unserer Website "Väter in der Corona-Krise" Familien und insbes. Vätern niederschwellige Unterstützungsangebote, um die Corona-Krise gut zu meistern.</text:p>
          </table:table-cell>
          <table:table-cell office:value-type="string" calcext:value-type="string">
            <text:p>PcFxRyPrQZfhPKKI7CmGsNbGPJw1</text:p>
          </table:table-cell>
          <table:table-cell office:value-type="string" calcext:value-type="string">
            <text:p>projects</text:p>
          </table:table-cell>
          <table:table-cell/>
          <table:table-cell office:value-type="string" calcext:value-type="string">
            <text:p>PcFxRyPrQZfhPKKI7CmGsNbGPJw1</text:p>
          </table:table-cell>
          <table:table-cell office:value-type="string" calcext:value-type="string">
            <text:p>Volker</text:p>
          </table:table-cell>
          <table:table-cell office:value-type="string" calcext:value-type="string">
            <text:p>Väter und Familien, die schon jetzt an iher Belastungsgrenze sind und dringend Entlastung und Beratungsangebote brauchen.</text:p>
          </table:table-cell>
          <table:table-cell office:value-type="string" calcext:value-type="string">
            <text:p>Baisch</text:p>
          </table:table-cell>
          <table:table-cell office:value-type="string" calcext:value-type="string">
            <text:p>Mit unser Plattform "Väter in der Corona Krise" und unserem Expertennetzwerk wollen wir Vätern und ihren Familien neben Informationen, Nachrichten und Tools zum Thema Homeschooling, Homeoffice, Freizeittipps, auch konkrete Beratung und Coachingangebote unterbreiten, um präventiv Beziehung- und Partnerschaftsgewalt zu verhindern.</text:p>
          </table:table-cell>
          <table:table-cell office:value-type="string" calcext:value-type="string">
            <text:p>Mit dem expliziten Fokus auf die Väter ist uns aktuell kein weiteres Projekt bekannt.</text:p>
          </table:table-cell>
          <table:table-cell office:value-type="string" calcext:value-type="string">
            <text:p>Volker Baisch</text:p>
          </table:table-cell>
          <table:table-cell office:value-type="string" calcext:value-type="string">
            <text:p>https://drive.google.com/drive/folders/1vJwOmqyk8U-nyjbMnT8hqVSJx3tSOjTc</text:p>
          </table:table-cell>
          <table:table-cell office:value-type="float" office:value="1597748877990" calcext:value-type="float">
            <text:p>1597748877990</text:p>
          </table:table-cell>
          <table:table-cell office:value-type="string" calcext:value-type="string">
            <text:p>activeUsers</text:p>
          </table:table-cell>
          <table:table-cell office:value-type="string" calcext:value-type="string">
            <text:p>active</text:p>
          </table:table-cell>
          <table:table-cell office:value-type="string" calcext:value-type="string">
            <text:p>Die Seite ist seit 10 Tagen online und schon mit vielen Unternehmen und Kooperationenpartner verlinkt. Sie wächst täglich mit neuen Informationen und wird auf Facebook, LinkedIn und XING beworben. Wir sind ein Team von 4 Kollegen, die seit 10 Jahren mit unserer gemeinnützigen <text:s/>Unternehmenberatung der Väter gGmbH Unternehmen zum Thema der Verenbarkeit von Familie und Beruf aus Vätersicht beraten.</text:p>
          </table:table-cell>
          <table:table-cell office:value-type="string" calcext:value-type="string">
            <text:p>FAMILIES_CHILDREN</text:p>
          </table:table-cell>
          <table:table-cell office:value-type="string" calcext:value-type="string">
            <text:p>EMPLOYEES</text:p>
          </table:table-cell>
          <table:table-cell office:value-type="string" calcext:value-type="string">
            <text:p>ENTERPRISE_SME</text:p>
          </table:table-cell>
          <table:table-cell office:value-type="string" calcext:value-type="string">
            <text:p>SINGLE_PARENTS</text:p>
          </table:table-cell>
          <table:table-cell office:value-type="string" calcext:value-type="string">
            <text:p>Unsere Lösung wurde schon Anfang April von 150 Väter pilotiert und unsere Angebote auf der Website von einer stetig steigenenden Gruppe von Väter und Müttern (5000-6000 täglich) genutzt. Mehrer große Unternehmen (über 25 Unternehmen mit mehrere tausend Vätern) wie SAP, OTTO oder Vodafone, aber auch das Projekt Erfolgsfaktor Familie nutzen unsere Informationen und Angebote auf deren Intranetseiten.</text:p>
          </table:table-cell>
          <table:table-cell office:value-type="string" calcext:value-type="string">
            <text:p>https://firebasestorage.googleapis.com/v0/b/corona-e5c0e.appspot.com/o/users%2FPcFxRyPrQZfhPKKI7CmGsNbGPJw1%2FVolker%20Baisch_420x400.png?alt=media&amp;token=53665a0a-d5a9-4db4-87ab-a488ff15d223</text:p>
          </table:table-cell>
          <table:table-cell office:value-type="string" calcext:value-type="string">
            <text:p>MENTAL_HEALTH</text:p>
          </table:table-cell>
          <table:table-cell office:value-type="float" office:value="1586869728435" calcext:value-type="float">
            <text:p>1586869728435</text:p>
          </table:table-cell>
          <table:table-cell office:value-type="string" calcext:value-type="string">
            <text:p>Hamburg</text:p>
          </table:table-cell>
          <table:table-cell office:value-type="string" calcext:value-type="string">
            <text:p>Die Corona-Krise stellt Väter und ihre Familien zurzeit vor eine Vielzahl an Herausforderungen: Home-Schooling + Kinderbetreuung während im Homeoffice gearbeitet werden muß. Frauen reduzieren deshalb ihre Arbeitszeit, die jetzt befürchten im Job abgehängt zu werden. Dem wollen wir entgegenwirken und ein neues partnerschaftsorientiertes Bild stattdessen propagieren, das auch Väter mit ein bezieht.</text:p>
          </table:table-cell>
          <table:table-cell office:value-type="string" calcext:value-type="string">
            <text:p>https://www.linkedin.com/in/volker-baisch-56794240/</text:p>
          </table:table-cell>
          <table:table-cell office:value-type="string" calcext:value-type="string">
            <text:p>Bundesweite Reichweite, die bestehenden Kontakte zu Großunternehmen, direkter Zugang zur Zielgruppe der Väter über großen Adressverteiler bzw. die internen Verteiler der Unternehmen, über 10 Jahre Erfahrung im Themenfeld, </text:p>
          </table:table-cell>
          <table:table-cell table:number-columns-repeated="4"/>
          <table:table-cell office:value-type="string" calcext:value-type="string">
            <text:p>www.vaeter-ggmbh.de/corona</text:p>
          </table:table-cell>
          <table:table-cell table:number-columns-repeated="6"/>
        </table:table-row>
        <table:table-row table:style-name="ro5">
          <table:table-cell office:value-type="string" calcext:value-type="string">
            <text:p>Videobesuch</text:p>
          </table:table-cell>
          <table:table-cell office:value-type="string" calcext:value-type="string">
            <text:p>U011Q3W4HC4</text:p>
          </table:table-cell>
          <table:table-cell office:value-type="string" calcext:value-type="string">
            <text:p>https://twitter.com/videobesuch</text:p>
          </table:table-cell>
          <table:table-cell office:value-type="string" calcext:value-type="string">
            <text:p>Videobesuch.de hilft Bewohner:Innen von Pflegeeinrichtungen, mit ihren Angehörigen in Kontakt zu bleiben, auch wenn diese technisch nicht selbstständig sind, oder audiovisuelle Einschränkungen haben.</text:p>
          </table:table-cell>
          <table:table-cell office:value-type="string" calcext:value-type="string">
            <text:p>https://drive.google.com/open?id=1Z9NAW0cuwEQpWDN3x5t1mjqUYAykEvKt</text:p>
          </table:table-cell>
          <table:table-cell office:value-type="string" calcext:value-type="string">
            <text:p>valy.theodoridis@videobesuch.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Videobesuche in Pflegeeinrichtungen, mit automatisierter Terminvergabe &amp; Datenschutz Made in Germany.</text:p>
          </table:table-cell>
          <table:table-cell office:value-type="string" calcext:value-type="string">
            <text:p>pPXx90edmsVUsuKcG3CrI21mK3p2</text:p>
          </table:table-cell>
          <table:table-cell office:value-type="string" calcext:value-type="string">
            <text:p>projects</text:p>
          </table:table-cell>
          <table:table-cell/>
          <table:table-cell office:value-type="string" calcext:value-type="string">
            <text:p>pPXx90edmsVUsuKcG3CrI21mK3p2</text:p>
          </table:table-cell>
          <table:table-cell office:value-type="string" calcext:value-type="string">
            <text:p>https://videobesuch.de</text:p>
          </table:table-cell>
          <table:table-cell office:value-type="string" calcext:value-type="string">
            <text:p>Chrysovalantis (Valy)</text:p>
          </table:table-cell>
          <table:table-cell office:value-type="string" calcext:value-type="string">
            <text:p>Bewohner in Pflegeeinrichtungen, auch wenn diese technisch nicht selbständig sind, oder audiovisuelle Einschränkungen haben und Pflegeeinrichtungen.</text:p>
          </table:table-cell>
          <table:table-cell office:value-type="string" calcext:value-type="string">
            <text:p>Theodoridis</text:p>
          </table:table-cell>
          <table:table-cell office:value-type="string" calcext:value-type="string">
            <text:p>Die Videobesuche starten automatisch auf dem Endgerät - der Bewohner muss lediglich zum vereinbarten Zeitpunkt vor dem Gerät anwesend sein. Die automatisierte Terminvergabe entlastet das Personal in Pflegeeinrichtungen und erhöht die Anzahl der möglichen Videobesuche in einer Einrichtung.</text:p>
          </table:table-cell>
          <table:table-cell office:value-type="string" calcext:value-type="string">
            <text:p>https://www.media4care.de </text:p>
            <text:p>https://www.libify.com</text:p>
            <text:p>https://www.startbooking.com </text:p>
            <text:p>https://zoom.us</text:p>
          </table:table-cell>
          <table:table-cell office:value-type="string" calcext:value-type="string">
            <text:p>Chrysovalantis Theodoridis</text:p>
          </table:table-cell>
          <table:table-cell office:value-type="string" calcext:value-type="string">
            <text:p>https://drive.google.com/drive/folders/1STIhyhWKfmDji3YjwloVPoFENn6NncuH</text:p>
          </table:table-cell>
          <table:table-cell office:value-type="float" office:value="1600854800386" calcext:value-type="float">
            <text:p>1600854800386</text:p>
          </table:table-cell>
          <table:table-cell office:value-type="string" calcext:value-type="string">
            <text:p>activeUsers</text:p>
          </table:table-cell>
          <table:table-cell office:value-type="string" calcext:value-type="string">
            <text:p>active</text:p>
          </table:table-cell>
          <table:table-cell office:value-type="string" calcext:value-type="string">
            <text:p>https://linktr.ee/videobesuch</text:p>
          </table:table-cell>
          <table:table-cell office:value-type="string" calcext:value-type="string">
            <text:p>RISKGROUP_ELDERLY</text:p>
          </table:table-cell>
          <table:table-cell office:value-type="string" calcext:value-type="string">
            <text:p>FAMILIES_CHILDREN</text:p>
          </table:table-cell>
          <table:table-cell office:value-type="string" calcext:value-type="string">
            <text:p>MEDICAL_STAFF</text:p>
          </table:table-cell>
          <table:table-cell office:value-type="string" calcext:value-type="string">
            <text:p>Videobesuch hat ca. 300 Einrichtungen mit Videobesuchen in Deutschland ermöglicht. Fortlaufende Initiative mit der Deutschen Technikberatung und MediaMarktSaturn um Rundum-Sorglos-Paket zur Verfügung zu stellen.</text:p>
          </table:table-cell>
          <table:table-cell office:value-type="string" calcext:value-type="string">
            <text:p>https://firebasestorage.googleapis.com/v0/b/corona-e5c0e.appspot.com/o/users%2FpPXx90edmsVUsuKcG3CrI21mK3p2%2FPROFILBILD%201200x1200.png?alt=media&amp;token=c4836a2b-10ed-4473-aa77-53c84bfe4783</text:p>
          </table:table-cell>
          <table:table-cell office:value-type="string" calcext:value-type="string">
            <text:p>MENTAL_HEALTH</text:p>
          </table:table-cell>
          <table:table-cell office:value-type="float" office:value="1586853904541" calcext:value-type="float">
            <text:p>1586853904541</text:p>
          </table:table-cell>
          <table:table-cell office:value-type="string" calcext:value-type="string">
            <text:p>Düsseldorf</text:p>
          </table:table-cell>
          <table:table-cell office:value-type="string" calcext:value-type="string">
            <text:p>Soziale Isolation kann sehr starke Folgen haben für das Seelenleben und/oder physische Erkrankungen von Patienten (wie z.B. Demenz). Dies führt wiederum auch eine hohe Belastung auf die Angehörigen außerhalb der Pflegeeinrichtungen aus. Das Pflegepersonal ist stark von der aktuellen Situation belastet, kann also keine zusätzlichen Aufgaben bewältigen, trotz sehr hohem persönlichen Einsatz.</text:p>
          </table:table-cell>
          <table:table-cell office:value-type="string" calcext:value-type="string">
            <text:p>https://www.linkedin.com/company/videobesuch</text:p>
          </table:table-cell>
          <table:table-cell office:value-type="string" calcext:value-type="string">
            <text:p>- Sofortstart, Einstieg für Einrichtungen innerhalb von max. 10 Minuten</text:p>
            <text:p>- Automatisierte Terminvergabe</text:p>
            <text:p>- Multi-Geräte-Fähigkeit</text:p>
            <text:p>- Verschlüsselter Datenaustausch mit Servern in DE &amp; EU</text:p>
          </table:table-cell>
          <table:table-cell/>
          <table:table-cell office:value-type="string" calcext:value-type="string">
            <text:p>NEW_PRODUCTS_SERVICES</text:p>
          </table:table-cell>
          <table:table-cell table:number-columns-repeated="7"/>
        </table:table-row>
        <table:table-row table:style-name="ro10">
          <table:table-cell office:value-type="string" calcext:value-type="string">
            <text:p>Vocals for Science</text:p>
          </table:table-cell>
          <table:table-cell office:value-type="string" calcext:value-type="string">
            <text:p>U011NG2B41G</text:p>
          </table:table-cell>
          <table:table-cell/>
          <table:table-cell office:value-type="string" calcext:value-type="string">
            <text:p>Vocal Biomarker wie Sprech-, Husten- und Atemgeräusche haben das Potenzial, die Frühdiagnose von Atemwegserkrankungen und COVID-19 durch ihre Genauigkeit, Schnelligkeit und Kosteneffizienz zu revolutionieren. Wir sind ein multidisziplinäres  Team aus Data Scientists, Medizinern, Software Developern und international erfahrenen Venture Developern mit langjähriger internationaler Management-Erfahrung im Lifescience &amp; Healthcare Sektor und arbeiten mit der Früherkennung von respiratorischen Viruserkrankungen mittels Vocaler Biomarker an einem Deep-Tech Zukunftsthema an der Schnittstelle von Künstlicher Intelligenz und der Gesundheitswirtschaft. </text:p>
            <text:p/>
            <text:p>**Problembezug im Rahmen der COVID-19 Pandemie: Bedeutung der asymptomatischen und präsymptomatischen Sars-CoV-2 Transmissionen** </text:p>
            <text:p>Von entscheidender Bedeutung für das Ausbruchsgeschehen und damit zukünftig wirksame Eindämmungs- und Öffnungsmaßnahmen sind die Beiträge der asymptomatischen und präsymptomatischen Transmissionen, welche beim SARS-CoV-2-Infektionsgeschehen eine herausragende Rolle spielen: Der Anteil der asymptomatischen bzw. präsymptomatischen Übertragungen wurde in verschiedenen Modellierungen berechnet. Es ist anzunehmen, dass der Anteil der Übertragungen, die sich vor Symptombeginn ereignen (präsymptomatische Übertragung), bei 44-62 % des gesamten Übertragungsgeschehens liegt.</text:p>
            <text:p/>
            <text:p>**Lösungsansatz an der Schnittstelle Künstlicher Intelligenz, Machine Learning &amp; den Life Sciences:** </text:p>
            <text:p>Wir entwickeln eine KI-getriebene Healthcare Intelligence Software (digitales Medizinprodukt), die respiratorische Erkrankungen und COVID-19 anhand von Sprech-, Husten- und Atemgeräuschen mittels Künstlicher Intelligenz erkennt und Vocal Biomarker als neue prognostische und diagnostische digitale Marker für die (Früh-)Erkennung von respiratorischen Erkrankungen und insb. COVID-19 in einem frühen Stadium und während des Krankheitsverlaufs nutzt. Durch die Kombination von Vocal Biomarkern und künstlicher Intelligenz können Symptome frühzeitig erkannt und zu einem Zeitpunkt bestimmt werden, in dem der Patient die Symptome subjektiv noch nicht wahrnimmt. Eine dadurch ermöglichte frühzeitige Quarantäne und zielgerichtet eingeleitete Behandlung könnte einen erheblichen Beitrag zur Reduktion des sog. asymptomatischen Ausbreitungsgeschehens leisten und den Behandlungserfolg durch frühere ambulante und stationäre Versorgung sowie eine Prognose des Krankheitsverlaufes erheblich verbessern. Wir kombinieren hierzu individuelle Risikomerkmale, die vom Patienten in verschiedenen Kohorten appbasiert erfasst werden innerhalb eines elektronischen Fallberichtsformulars (eCRF) zur Untersuchung und Testung von COVID-19 gegeben werden, mit patientenberichteten Ergebnissen (ePROs) und KI-basierter Analyse von Vocal Biomarkern.</text:p>
            <text:p/>
            <text:p>**Ziel dieses Forschungs- und Entwicklungsvorhabens:**</text:p>
            <text:p>Ziel ist es zu validieren, ob stimmliche Biomarker (sog. Vocal Biomarker wie Sprech-, Husten- und Atemgeräusche) als neue prognostische und diagnostische Marker für die (Früh-)Erkennung von respiratorischen Erkrankungen und insbesondere COVID-19-Symptomen eingesetzt werden können. Der dargestellte hochinnovative und disruptive technologische Ansatz nutzt kostengünstige und von der Bevölkerung akzeptierte Alltagstechnologien wie Smartphones zur Früherkennung von Viruserkrankungen. </text:p>
            <text:p/>
            <text:p/>
            <text:p/>
            <text:p>**Einbettung in langfristiges Forschungs- und Entwicklungsvorhabens:**</text:p>
            <text:p>Die Detektion von COVID-19 auf Basis von Vocal Biomarkern und Künstlicher Intelligenz ist dabei der Beginn eines langjährigen Entwicklungs- und Implementierungsvorhabens zur Erkennung von (respiratorischen) Erkrankungen mittels Stimm-, Atem- und Hustengeräuschen im Zukunftsmarkt der Voice Biomarker, die als Grundlagentechnologie der digitalen Medizin angesehen werden können. </text:p>
            <text:p/>
            <text:p>**Aktueller Stand &amp; Projektfortschritt:** 1) Mit der VocalsForScience Web-App erfassen wir seit 14. April Sprach-, Husten- und Atemgeräusche von Probanden aus der ganzen Welt datenschutzkonform auf Basis einer Datenspende von gesunden Probanden sowie nachweislich positiv und negativ auf COVID-19 Getesteten im präklinischen Umfeld (https://www.vocalsforscience.com/); Unser Ziel: Muster in Vocal Biomarkern von nachweislich Gesunden und Erkrankten detektieren, Korrelationen herausarbeiten und diese für die KI-basierte Mustererkennung und -Verarbeitung entsprechend technisch zu labeln, 2) Aufgrund regulatorischer Rahmenbedingungen (digitales Medizinprodukt) pilotieren und validieren wir den Ansatz zur Validierung der Problemstellung, Funktionsweise und Nutzerperspektive mit Universitätskliniken, Krankenhäusern und Trägern von Alten- und Pflegeheimen in Deutschland. Technology-Readiness-Level: 2/3, Zulassung DiGA/BfArM: angestrebt zum Oktober 2020</text:p>
          </table:table-cell>
          <table:table-cell/>
          <table:table-cell office:value-type="string" calcext:value-type="string">
            <text:p>philip.mertes@202xhealth.com</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F&amp;E-Projekt zur Detektion respiratorischer Erkrankungen auf Basis von Sprech-, Husten- und Atemgeräuschen (Vocal Biomarker) mittels Künstlicher Intelligenz </text:p>
          </table:table-cell>
          <table:table-cell office:value-type="string" calcext:value-type="string">
            <text:p>UOzwIVrjMSP2JeoUjOHB8kifwsm2</text:p>
          </table:table-cell>
          <table:table-cell office:value-type="string" calcext:value-type="string">
            <text:p>projects</text:p>
          </table:table-cell>
          <table:table-cell/>
          <table:table-cell office:value-type="string" calcext:value-type="string">
            <text:p>UOzwIVrjMSP2JeoUjOHB8kifwsm2</text:p>
          </table:table-cell>
          <table:table-cell office:value-type="string" calcext:value-type="string">
            <text:p>https://vocalsforscience.com</text:p>
          </table:table-cell>
          <table:table-cell office:value-type="string" calcext:value-type="string">
            <text:p>Philip</text:p>
          </table:table-cell>
          <table:table-cell office:value-type="string" calcext:value-type="string">
            <text:p>Patient:innen mit chronischen Erkrankungen</text:p>
          </table:table-cell>
          <table:table-cell office:value-type="string" calcext:value-type="string">
            <text:p>Mertes</text:p>
          </table:table-cell>
          <table:table-cell office:value-type="string" calcext:value-type="string">
            <text:p>Entwicklung einer KI-basierten Healthcare Intelligence Software zur Früherkennung von COVID-19 Symptomen auf Basis von Vocal Biomarkern (Sprech-, Atem- und Hustengeräuschen). Durch die Mustererkennung in diagnostisch hochinnovativen Vocal Biomarkern sollen Wahrscheinlichkeiten einer COVID-19 Infektion errechnet und COVID-19 Symptome ortsunabhängig, schnell und kostengünstig identifiziert werden. </text:p>
          </table:table-cell>
          <table:table-cell/>
          <table:table-cell office:value-type="string" calcext:value-type="string">
            <text:p>Philip Mertes</text:p>
          </table:table-cell>
          <table:table-cell office:value-type="string" calcext:value-type="string">
            <text:p>https://drive.google.com/drive/folders/1yQj0mL6YY2VHyn7ldHR1jaZ0BaGWIaIR</text:p>
          </table:table-cell>
          <table:table-cell office:value-type="float" office:value="1601277665227" calcext:value-type="float">
            <text:p>1601277665227</text:p>
          </table:table-cell>
          <table:table-cell office:value-type="string" calcext:value-type="string">
            <text:p>beforeLaunch</text:p>
          </table:table-cell>
          <table:table-cell office:value-type="string" calcext:value-type="string">
            <text:p>active</text:p>
          </table:table-cell>
          <table:table-cell office:value-type="string" calcext:value-type="string">
            <text:p>1) Team: Erfahrenes Team mit profunder klinischer, technologischer und unternehmerischer Expertise,</text:p>
            <text:p>2) Hohe Innovationshöhe als Grundlagentechnologie der digitalen Medizin (TLR:2/3; Zulassung als Medizinprodukt: Q4/2020),</text:p>
            <text:p>3)  Deep-Tech Entwicklungsvorhaben, aufgrund regulatorischer und technologischer Komplexität keine schnelle Implementierung im Rahmen der COVID Infektionswelle realistisch</text:p>
            <text:p/>
          </table:table-cell>
          <table:table-cell office:value-type="string" calcext:value-type="string">
            <text:p>GENERAL_PUBLIC</text:p>
          </table:table-cell>
          <table:table-cell office:value-type="string" calcext:value-type="string">
            <text:p>RISKGROUP_ILLNESSES</text:p>
          </table:table-cell>
          <table:table-cell/>
          <table:table-cell office:value-type="string" calcext:value-type="string">
            <text:p>1) Erstellung eines electronic case report forms (eCRF) basierend auf einer Web-App, das als ePRO konzipiert Symptome des Probanden erfassen kann, 2) Durchführung einer prospektiven Studie im klinischen und arbeitsmedizinischen Probandenkollektiv parallel zu Reihentestungen von Mitarbeitenden mittels PCR sowie von Bewohnern von Alten- und Pflegeheimen als prospektive Verlaufsbeobachtung</text:p>
          </table:table-cell>
          <table:table-cell office:value-type="string" calcext:value-type="string">
            <text:p>https://firebasestorage.googleapis.com/v0/b/corona-e5c0e.appspot.com/o/users%2FUOzwIVrjMSP2JeoUjOHB8kifwsm2%2FVocals%20For%20Science%20-%20small%202.png?alt=media&amp;token=0678b5ce-b830-469a-b216-e97cc619da59</text:p>
          </table:table-cell>
          <table:table-cell office:value-type="string" calcext:value-type="string">
            <text:p>TEST_METHODS_AND_DIAGNOSIS</text:p>
          </table:table-cell>
          <table:table-cell office:value-type="float" office:value="1586974718593" calcext:value-type="float">
            <text:p>1586974718593</text:p>
          </table:table-cell>
          <table:table-cell office:value-type="string" calcext:value-type="string">
            <text:p>Hamburg</text:p>
          </table:table-cell>
          <table:table-cell office:value-type="string" calcext:value-type="string">
            <text:p>Reduktion von asymptomatischen und präsymptomatischen Sars-Cov2 Transmissionen durch kostengünstigen neuen diagnostischen Marker</text:p>
          </table:table-cell>
          <table:table-cell office:value-type="string" calcext:value-type="string">
            <text:p>https://www.linkedin.com/in/philipmertes/</text:p>
          </table:table-cell>
          <table:table-cell office:value-type="string" calcext:value-type="string">
            <text:p>1) Vocal Biomarkern &amp; Künstliche Intelligenz zukünftige Grundlagentechnologie digitaler Medizin, 2) Team: Kernteam verfügt über langjährige Erfahrung in der Entwicklung von Technologien auf Basis Künstlicher Intelligenz, dem Management in der Gesundheitswirtschaft sowie in (internationalen) Venturing- und Technologie-Transfer-Einheiten und der der Ausgründung von Forschungsvorhaben</text:p>
            <text:p/>
          </table:table-cell>
          <table:table-cell/>
          <table:table-cell office:value-type="string" calcext:value-type="string">
            <text:p>PROCESS_REDESIGN</text:p>
          </table:table-cell>
          <table:table-cell office:value-type="string" calcext:value-type="string">
            <text:p>NEW_SKILLS</text:p>
          </table:table-cell>
          <table:table-cell table:number-columns-repeated="6"/>
        </table:table-row>
        <table:table-row table:style-name="ro3">
          <table:table-cell office:value-type="string" calcext:value-type="string">
            <text:p>Voluntero</text:p>
          </table:table-cell>
          <table:table-cell office:value-type="string" calcext:value-type="string">
            <text:p>U01243G75EC</text:p>
          </table:table-cell>
          <table:table-cell office:value-type="string" calcext:value-type="string">
            <text:p>Wir entwickeln ein zentrales Tool um in der Corona-Krise, Laienhelfende und Versorgungseinrichtungen zusammenzubringen, effektiv schnell und sicher, damit niemand wegen Überlastung des Gesundheitssystems sterben muss.</text:p>
            <text:p>Wir sind schneller als der Virus. KlinikHero vernetzt in weniger als 2 Minuten Helfende mit Einrichtungen des Gesundheitswesens.</text:p>
            <text:p>Um den Versorgungsmarathon für Kliniken, Pflegeheime und Rettungsdienste zu gewährleisten, braucht es eine zentrale Vermittlungsplattform für Menschen ohne formale medizinische Qualifikation. Vermittelt wird in 5 einfachen Schritten anhand von benötigten Kompetenzen und lokal. Jede/r soll jetzt helfen können. Unsere Lösung bietet Laien die Chance leicht und unkompliziert, Fachpersonal zu unterstützen. Support bekommt KlinikHero bereits vom BRK KV TIR, dem Franziskuswerk und der psychosomatischen Beratungsstelle München.</text:p>
            <text:p/>
            <text:p/>
          </table:table-cell>
          <table:table-cell office:value-type="string" calcext:value-type="string">
            <text:p>info@voluntero.eu</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Für freiwillige Helfende, ohne Vorkenntnisse im Gesundheits- &amp; Sozialwesen, die lösungsorientiert Held*innen aus Pflege, Medizin, Sanitäts- &amp; Wohlfahrt durch Nebentätigkeiten unterstützen möchten.</text:p>
          </table:table-cell>
          <table:table-cell office:value-type="string" calcext:value-type="string">
            <text:p>yopk0n5USGSenMmdyUnxmN463BD2</text:p>
          </table:table-cell>
          <table:table-cell office:value-type="string" calcext:value-type="string">
            <text:p>projects</text:p>
          </table:table-cell>
          <table:table-cell/>
          <table:table-cell office:value-type="string" calcext:value-type="string">
            <text:p>yopk0n5USGSenMmdyUnxmN463BD2</text:p>
          </table:table-cell>
          <table:table-cell office:value-type="string" calcext:value-type="string">
            <text:p>Alexandra</text:p>
          </table:table-cell>
          <table:table-cell office:value-type="string" calcext:value-type="string">
            <text:p>Engagierte können verschiedene Expertisen aus einem Auswahlkatalog anbieten, um in der Krise Vorort zu sein, um das Personal dort zu unterstützen. Zusätzlich tragen sie den Standort bei Voluntero ein, woraus Einrichtungen des Gesundheits- und Sozialwesens ein lokal zugeschnittener Pool für die Personalsicherung angezeigt wird. (Seniorenheime, Pflegedienst, Wohlfahrtsvereine, Kliniken)</text:p>
          </table:table-cell>
          <table:table-cell office:value-type="string" calcext:value-type="string">
            <text:p>Hoyer</text:p>
          </table:table-cell>
          <table:table-cell office:value-type="string" calcext:value-type="string">
            <text:p>Hilfswillige tragen sich auf der Voluntero Webpage in ein zentrales Register ein. Die Personalplanung der Einrichtung erhält auf einer zentralen Plattform, eine auf ihre Bedürfnisse &amp; Region zugeschnittene Liste, an hilfswilligen Personen. Somit wird den Institutionen die Bewältigung der Krise erleichtert und ermöglicht morgen die gezielte Vorbereitung auf eine zweite Welle des Corona-Virus.</text:p>
          </table:table-cell>
          <table:table-cell office:value-type="string" calcext:value-type="string">
            <text:p>Team Bayern, BRK über Handzettel, HelponSpot, MedWing und Match4Healthcare</text:p>
          </table:table-cell>
          <table:table-cell office:value-type="string" calcext:value-type="string">
            <text:p>Alexandra Hoyer</text:p>
          </table:table-cell>
          <table:table-cell office:value-type="string" calcext:value-type="string">
            <text:p>https://drive.google.com/drive/folders/1S0SNNR1BbUpoHTT_2GkA5_ThpcbnGixo</text:p>
          </table:table-cell>
          <table:table-cell office:value-type="float" office:value="1599587009921" calcext:value-type="float">
            <text:p>1599587009921</text:p>
          </table:table-cell>
          <table:table-cell office:value-type="string" calcext:value-type="string">
            <text:p>beforeLaunch</text:p>
          </table:table-cell>
          <table:table-cell office:value-type="string" calcext:value-type="string">
            <text:p>active</text:p>
          </table:table-cell>
          <table:table-cell office:value-type="string" calcext:value-type="string">
            <text:p>Aktuell iteriert Voluntero nach Tests durch den BRK KV TIR, die Plattform nach Anforderungen und Bedürfnissen der Institutionsseite. Wir sind ebenfalls in Gesprächen mit der Psychosomatischen Beratungsstelle München, Berliner Stadtmission und dem paritätischen Wohlfahrtsverband Bayern. Demnächst werden diese Institutionen im Rahmen des Piloten durch Vermittlung der Helfenden unterstützt.</text:p>
            <text:p/>
            <text:p/>
          </table:table-cell>
          <table:table-cell office:value-type="string" calcext:value-type="string">
            <text:p>MEDICAL_STAFF</text:p>
          </table:table-cell>
          <table:table-cell office:value-type="string" calcext:value-type="string">
            <text:p>GENERAL_PUBLIC</text:p>
          </table:table-cell>
          <table:table-cell office:value-type="string" calcext:value-type="string">
            <text:p>RISKGROUP_ILLNESSES</text:p>
          </table:table-cell>
          <table:table-cell/>
          <table:table-cell office:value-type="string" calcext:value-type="string">
            <text:p>Aktuell wird unsere Homepage überarbeitet. Ein Pitch-Video ist erstellt. Parallel haben Partner, die ursprgl.Plattform aus Institutionssicht getestet und Anforderungen übermittelt. Danach wird der Rollout mit Hilfe der Institutionen folgen, um jene Fragen zu beantworten. </text:p>
            <text:p>1. Melden sich Freiwillige?</text:p>
            <text:p>2. Welche Eigenschaften bringen sie mit?  </text:p>
            <text:p>3. Hilft Voluntero den Institutionen?</text:p>
          </table:table-cell>
          <table:table-cell office:value-type="string" calcext:value-type="string">
            <text:p>https://firebasestorage.googleapis.com/v0/b/corona-e5c0e.appspot.com/o/users%2Fyopk0n5USGSenMmdyUnxmN463BD2%2F200603_Voluntero_ProjTogehter2.png?alt=media&amp;token=69557c7f-6aab-4cca-a763-b7cc9849c39e</text:p>
          </table:table-cell>
          <table:table-cell office:value-type="string" calcext:value-type="string">
            <text:p>MEDICAL_CARE_TREATMENT</text:p>
          </table:table-cell>
          <table:table-cell office:value-type="float" office:value="1586881780918" calcext:value-type="float">
            <text:p>1586881780918</text:p>
          </table:table-cell>
          <table:table-cell office:value-type="string" calcext:value-type="string">
            <text:p>93105 Tegernheim</text:p>
          </table:table-cell>
          <table:table-cell office:value-type="string" calcext:value-type="string">
            <text:p>Durch die anhaltende Corona-Krise müsste im Akutfall einer 2. Welle die Personalkapa von Einrichtungen des Gesundheits- &amp; Sozialwesens um das Dreifache erhöht werden. Auch ohne Krise herrschen bekannte Engpässe im Pflegedienst. Burnout &amp; Überbelastung des Personals sind die Folge. Da es unmöglich sein wird, genug Fachpersonal für Institutionen zu finden, braucht es einen Zugang für Engagierte.</text:p>
          </table:table-cell>
          <table:table-cell office:value-type="string" calcext:value-type="string">
            <text:p>http://linkedin.com/company/voluntero</text:p>
          </table:table-cell>
          <table:table-cell office:value-type="string" calcext:value-type="string">
            <text:p>Voluntero ist lokal, intelligent und bedarfsbezogen. Von Vermittlung von medizinischem/pflegerischem Fachpersonal grenzen wir uns klar ab. Helfende unterstützen das Personal mit wichtigen Nebentätigkeiten, damit sich dieses mit essentiellen Tätigkeiten ihres Berufes befassen kann. Zweiter USP wird das Onboarding vor Ort einsatzbereiter Helfer durch Pre-Coaching durch CoronaVZ.</text:p>
          </table:table-cell>
          <table:table-cell office:value-type="string" calcext:value-type="string">
            <text:p>https://twitter.com/volunteroEU</text:p>
          </table:table-cell>
          <table:table-cell table:number-columns-repeated="3"/>
          <table:table-cell office:value-type="string" calcext:value-type="string">
            <text:p>voluntero.eu</text:p>
          </table:table-cell>
          <table:table-cell table:number-columns-repeated="3"/>
          <table:table-cell office:value-type="float" office:value="16093737459" calcext:value-type="float">
            <text:p>16093737459</text:p>
          </table:table-cell>
          <table:table-cell table:number-columns-repeated="2"/>
        </table:table-row>
        <table:table-row table:style-name="ro1">
          <table:table-cell office:value-type="string" calcext:value-type="string">
            <text:p>WE.HELP</text:p>
          </table:table-cell>
          <table:table-cell office:value-type="string" calcext:value-type="string">
            <text:p>U011RHTKU7N</text:p>
          </table:table-cell>
          <table:table-cell office:value-type="string" calcext:value-type="string">
            <text:p>we.help ist eine zentrale Plattform, über die Hilfsorganisationen anfallende Aufgaben an hilfsbereite Menschen weitergeben/verteilen können. Hierzu registrieren sich Freiwillige auf der Plattform mit einer App. In diesem Zug werden ihnen mögliche Bereiche vorgestellt und sie können auswählen wo sie mitmachen wollen. Die Registrierung beinhaltet auch eine Verifizierung via elektronischem Personalausweis oder via Video-Ident Verfahren und Lernmaßnahmen bezüglich Kodex und wichtigen Regeln. Hilfsorganisationen können die Plattform nutzen, um auf den Pool von Freiwilligen zuzugreifen. Sie können Aufgaben delegieren und erweitern somit ihr Netzwerk stark. Aktuell sind beispielsweise folgende Aufgaben vorstellbar: für jemanden einkaufen, jemandem Essen liefern oder einfach mit jemandem telefonieren und so Seelsorge zu bieten.</text:p>
          </table:table-cell>
          <table:table-cell office:value-type="string" calcext:value-type="string">
            <text:p>zerdus_oezkan@gmx.de</text:p>
          </table:table-cell>
          <table:table-cell office:value-type="string" calcext:value-type="string">
            <text:p>COORDINATION_SUPPORT</text:p>
          </table:table-cell>
          <table:table-cell office:value-type="string" calcext:value-type="string">
            <text:p>wirvsvirus</text:p>
          </table:table-cell>
          <table:table-cell office:value-type="string" calcext:value-type="string">
            <text:p>Der MVP steht. Der nächste Schritt ist jetzti Organisationen zu kontaktieren um dort den MVP zu pitchen</text:p>
          </table:table-cell>
          <table:table-cell office:value-type="string" calcext:value-type="string">
            <text:p>fFeSatMKorT2ujMfUJE0x3z5xS73</text:p>
          </table:table-cell>
          <table:table-cell office:value-type="string" calcext:value-type="string">
            <text:p>projects</text:p>
          </table:table-cell>
          <table:table-cell/>
          <table:table-cell office:value-type="string" calcext:value-type="string">
            <text:p>fFeSatMKorT2ujMfUJE0x3z5xS73</text:p>
          </table:table-cell>
          <table:table-cell office:value-type="string" calcext:value-type="string">
            <text:p>Zerdus</text:p>
          </table:table-cell>
          <table:table-cell office:value-type="string" calcext:value-type="string">
            <text:p>Soziale Organisationen die Ehrenamtlich arbeiten</text:p>
          </table:table-cell>
          <table:table-cell office:value-type="string" calcext:value-type="string">
            <text:p>Özkan</text:p>
          </table:table-cell>
          <table:table-cell office:value-type="string" calcext:value-type="string">
            <text:p>we.help ist eine zentrale Plattform, über die Hilfsorganisationen anfallende Aufgaben an hilfsbereite Menschen weitergeben/verteilen können. Hierzu registrieren sich Freiwillige auf der Plattform mit einer App. In diesem Zug werden ihnen mögliche Bereiche vorgestellt und sie können auswählen wo sie mitmachen wollen. Die Registrierung beinhaltet auch eine Verifizierung via elektronischem Personalausweis oder via Video-Ident Verfahren und Lernmaßnahmen bezüglich Kodex und wichtigen Regeln. Hilfsorganisationen können die Plattform nutzen, um auf den Pool von Freiwilligen zuzugreifen. Sie können Aufgaben delegieren und erweitern somit ihr Netzwerk stark.</text:p>
          </table:table-cell>
          <table:table-cell office:value-type="string" calcext:value-type="string">
            <text:p>Alle aus dem Handlungsfeld 8</text:p>
          </table:table-cell>
          <table:table-cell office:value-type="string" calcext:value-type="string">
            <text:p>Zerdus Özkan</text:p>
          </table:table-cell>
          <table:table-cell office:value-type="string" calcext:value-type="string">
            <text:p>https://drive.google.com/drive/folders/1A3RehWtzY_kRMcdU8L3YNRPPRMiys6yb</text:p>
          </table:table-cell>
          <table:table-cell office:value-type="float" office:value="1595403043857" calcext:value-type="float">
            <text:p>1595403043857</text:p>
          </table:table-cell>
          <table:table-cell office:value-type="string" calcext:value-type="string">
            <text:p>beforeLaunch</text:p>
          </table:table-cell>
          <table:table-cell office:value-type="string" calcext:value-type="string">
            <text:p>active</text:p>
          </table:table-cell>
          <table:table-cell/>
          <table:table-cell office:value-type="string" calcext:value-type="string">
            <text:p>RISKGROUP_ELDERLY</text:p>
          </table:table-cell>
          <table:table-cell office:value-type="string" calcext:value-type="string">
            <text:p>FAMILIES_CHILDREN</text:p>
          </table:table-cell>
          <table:table-cell office:value-type="string" calcext:value-type="string">
            <text:p>SINGLE_PARENTS</text:p>
          </table:table-cell>
          <table:table-cell/>
          <table:table-cell office:value-type="string" calcext:value-type="string">
            <text:p>Wir haben den MVP soweit fertig Entwickelt. Jetzt sind wird gerade dabei soziale Organisationen zu suchen die Interesse and er Lösung haben</text:p>
          </table:table-cell>
          <table:table-cell office:value-type="string" calcext:value-type="string">
            <text:p>https://firebasestorage.googleapis.com/v0/b/corona-e5c0e.appspot.com/o/users%2FfFeSatMKorT2ujMfUJE0x3z5xS73%2Flogo.png?alt=media&amp;token=1d90b16d-c3cf-4fd8-9f68-6f6eb5ccb1fe</text:p>
          </table:table-cell>
          <table:table-cell office:value-type="string" calcext:value-type="string">
            <text:p>HELPERS_VOLUNTARY_WORK</text:p>
          </table:table-cell>
          <table:table-cell office:value-type="float" office:value="1586846726269" calcext:value-type="float">
            <text:p>1586846726269</text:p>
          </table:table-cell>
          <table:table-cell office:value-type="string" calcext:value-type="string">
            <text:p>Stuttgart</text:p>
          </table:table-cell>
          <table:table-cell office:value-type="string" calcext:value-type="string">
            <text:p>Hilfsorganisationen verwalten ihre Helfer oft mit Stift und Papier. Darüber hinaus ist es nur schwierig möglich Ehrenamtliche aus anderen Hilfsorganisationen für eigene Aufgaben zu bekommen. Um das zu lösen möchten wir eine Plattform schaffen, auf der Hilfsorganisationen unkompliziert Aufgaben und Mitglieder verwalten können. Zudem soll es möglich sein die eigenen Aufgaben Helfern außerhalb der Hilfsorganisation zur Verfügung zu stellen. So fördern wir den Austausch zwischen den Organisationen und entlasten die Verwaltung.</text:p>
          </table:table-cell>
          <table:table-cell/>
          <table:table-cell office:value-type="string" calcext:value-type="string">
            <text:p>Automatische Authentifizierung der User, Kooperation mit sozialen Organisationen</text:p>
          </table:table-cell>
          <table:table-cell/>
          <table:table-cell office:value-type="string" calcext:value-type="string">
            <text:p>https://www.youtube.com/watch?v=24sdmHwPyxY</text:p>
          </table:table-cell>
          <table:table-cell table:number-columns-repeated="2"/>
          <table:table-cell office:value-type="string" calcext:value-type="string">
            <text:p>https://devpost.com/software/05_hilfsmittelverteilung-i-can-help#updates</text:p>
          </table:table-cell>
          <table:table-cell table:number-columns-repeated="6"/>
        </table:table-row>
        <table:table-row table:style-name="ro12">
          <table:table-cell office:value-type="string" calcext:value-type="string">
            <text:p>wir-bleiben-liqui.de</text:p>
          </table:table-cell>
          <table:table-cell office:value-type="string" calcext:value-type="string">
            <text:p>U011CCNL73R</text:p>
          </table:table-cell>
          <table:table-cell office:value-type="string" calcext:value-type="string">
            <text:p>wir-bleiben-liqui.de hilft KMUs dabei, in Zeiten der Corona-Krise die passenden Finanzierungsinstrumente - Fördermittel, Kredite, Bürgschaften, Steuerstundungen und Kurzarbeit - zu finden. Voraussetzung ist lediglich das Beantworten von 7-10 Fragen zum Unternehmen. Im zweiten Schritt unterstützt das Produkt die KMUs auch bei der Antragstellung sowie der Erstellung dafür relevanter weiterer Dokumente. Der Code ist unter MIT-Lizenz gestellt, die Datenbank ist unter CC 3.0 BY - SA Lizenz gestellt worden.</text:p>
          </table:table-cell>
          <table:table-cell office:value-type="string" calcext:value-type="string">
            <text:p>hallo@wir-bleiben-liqui.de</text:p>
          </table:table-cell>
          <table:table-cell office:value-type="string" calcext:value-type="string">
            <text:p>INFORMATION_AWARENESS</text:p>
          </table:table-cell>
          <table:table-cell office:value-type="string" calcext:value-type="string">
            <text:p>wirvsvirus</text:p>
          </table:table-cell>
          <table:table-cell office:value-type="string" calcext:value-type="string">
            <text:p>wir-bleiben-liqui.de erlaubt Soloselbstständigen und KMUs die für sie passenden Finanzierungsinstrumente zur Bewältigung der Corona Krise durch das Beantworten von 6 kurzen Fragen zu identifizieren.</text:p>
          </table:table-cell>
          <table:table-cell office:value-type="string" calcext:value-type="string">
            <text:p>mTc7vmJThxSzvjdaMkA49VQ3chm1</text:p>
          </table:table-cell>
          <table:table-cell office:value-type="string" calcext:value-type="string">
            <text:p>projects</text:p>
          </table:table-cell>
          <table:table-cell/>
          <table:table-cell office:value-type="string" calcext:value-type="string">
            <text:p>mTc7vmJThxSzvjdaMkA49VQ3chm1</text:p>
          </table:table-cell>
          <table:table-cell office:value-type="string" calcext:value-type="string">
            <text:p>Gregor</text:p>
          </table:table-cell>
          <table:table-cell office:value-type="string" calcext:value-type="string">
            <text:p>1.Zielgruppe: KMUs und Soloselbstständige als Nutzer:innen der Finanzierungsinstrumente </text:p>
            <text:p/>
            <text:p>2.Zielgruppe: Das  KMU-Ökosystem  (Banken, Wirtschaftsförderungen, Kammern, Verbände, Steuerberater:innen) wird zur Anleitung und Unterstützung befähigt</text:p>
          </table:table-cell>
          <table:table-cell office:value-type="string" calcext:value-type="string">
            <text:p>Bransky</text:p>
          </table:table-cell>
          <table:table-cell office:value-type="string" calcext:value-type="string">
            <text:p/>
            <text:p>1 Förderfinder:</text:p>
            <text:p>Anhand von 6 formalen Fragen zu den passenden Finanzierungsinstrumenten (Fördermittel, Kredite, Bürgschaften, Stundungen und Kurzarbeit); reduziert Recherche auf inhaltliche Fragen</text:p>
            <text:p/>
            <text:p>2 Wegleitung durch Prozess (Fristen, notwendige Unterlagen)</text:p>
            <text:p/>
            <text:p>3 Digitale Antragstellung:</text:p>
            <text:p>Durch dezentrale security &amp; privacy by design Architektur im once-only Paradigma als digitaler Prozess</text:p>
          </table:table-cell>
          <table:table-cell office:value-type="string" calcext:value-type="string">
            <text:p>https://www.macher-hilfe.de/</text:p>
            <text:p>https://www.taxy.io/corona-hilfe-fuer-unternehmen</text:p>
            <text:p>https://www.taxy.io/datev-corona-hilfe</text:p>
            <text:p>https://devpost.com/software/eurocovidbusters</text:p>
            <text:p>https://kurzarbeit-einfach.de/</text:p>
          </table:table-cell>
          <table:table-cell office:value-type="string" calcext:value-type="string">
            <text:p>Gregor Bransky</text:p>
          </table:table-cell>
          <table:table-cell office:value-type="string" calcext:value-type="string">
            <text:p>https://drive.google.com/drive/folders/1bYo6dbX1nWsTP02C0R7OGEz-IRzKGRy9</text:p>
          </table:table-cell>
          <table:table-cell office:value-type="float" office:value="1599606533991" calcext:value-type="float">
            <text:p>1599606533991</text:p>
          </table:table-cell>
          <table:table-cell office:value-type="string" calcext:value-type="string">
            <text:p>activeUsers</text:p>
          </table:table-cell>
          <table:table-cell office:value-type="string" calcext:value-type="string">
            <text:p>active</text:p>
          </table:table-cell>
          <table:table-cell office:value-type="string" calcext:value-type="string">
            <text:p>30 000 Nutzer auf Seite und WhiteLabel Lösung (DATEV Corona Fördermittel App)</text:p>
            <text:p/>
            <text:p>TOP-20 des WirVsVirus Hackathons</text:p>
            <text:p/>
            <text:p>Zweiter in der Kategorie "speed-up distribution of financial support" des EuVsVirus-Hackathons</text:p>
            <text:p/>
            <text:p>Die Lösung zeichnet sich durch den Beitrag von ca 100 Expert:innen aus.</text:p>
            <text:p/>
            <text:p>Vorträge: re:publica, HPI</text:p>
          </table:table-cell>
          <table:table-cell office:value-type="string" calcext:value-type="string">
            <text:p>ADMINISTRATION_PUBLIC_SERVICE</text:p>
          </table:table-cell>
          <table:table-cell office:value-type="string" calcext:value-type="string">
            <text:p>SELR_EMPLOYED</text:p>
          </table:table-cell>
          <table:table-cell office:value-type="string" calcext:value-type="string">
            <text:p>ENTERPRISE_SME</text:p>
          </table:table-cell>
          <table:table-cell/>
          <table:table-cell office:value-type="string" calcext:value-type="string">
            <text:p>Finder: live seit 22. März</text:p>
            <text:p/>
            <text:p>Wegleitung: in Abstimmung</text:p>
            <text:p/>
            <text:p>Digitale Antragsstrecke: Konzept umfassend validiert </text:p>
            <text:p/>
            <text:p>Partnernetzwerk:</text:p>
            <text:p>1. Operativer Betrieb: taxy.io, LinkLaters, Intland Software, WSS Redpoint</text:p>
            <text:p>2. Weiterentwicklung: HISolutions, p3ki GmbH, cure53, codecentric, Publicplan, bu:st, BMI, GovLab Arnsberg</text:p>
            <text:p/>
            <text:p>Werbepartner: </text:p>
            <text:p>VDMA, Bitkom, Techniker Krankenkasse , DATEV (Corona Fördermittel App)</text:p>
          </table:table-cell>
          <table:table-cell office:value-type="string" calcext:value-type="string">
            <text:p>https://firebasestorage.googleapis.com/v0/b/corona-e5c0e.appspot.com/o/users%2FmTc7vmJThxSzvjdaMkA49VQ3chm1%2FInstagram_Profilbild.png?alt=media&amp;token=f63e8a3c-4e66-4ae7-86f2-fec24a983a7c</text:p>
          </table:table-cell>
          <table:table-cell office:value-type="string" calcext:value-type="string">
            <text:p>STATE_SUPPORT</text:p>
          </table:table-cell>
          <table:table-cell office:value-type="float" office:value="1587384871375" calcext:value-type="float">
            <text:p>1587384871375</text:p>
          </table:table-cell>
          <table:table-cell office:value-type="string" calcext:value-type="string">
            <text:p>Neuland</text:p>
          </table:table-cell>
          <table:table-cell office:value-type="string" calcext:value-type="string">
            <text:p>Staatliche Fördermittel erreichen in Teilen ihre Wirkung nicht, da</text:p>
            <text:p/>
            <text:p>1. diese Interessierten nicht bewusst, bekannt oder aufgrund der Beantragungsdauer nicht hinreichend vor Maßnahmenbeginn bekannt sind</text:p>
            <text:p>2. das Angebot aufgrund unterschiedlicher Anbieter und Zuständigkeiten unübersichtlich ist</text:p>
            <text:p>3. die relevanten Kriterien schwer verständlich sind</text:p>
            <text:p>4. sie aus mangelnder Liquidität nicht umsetzbar sind</text:p>
          </table:table-cell>
          <table:table-cell office:value-type="string" calcext:value-type="string">
            <text:p>https://www.linkedin.com/company/wir-bleiben-liqui-de/</text:p>
          </table:table-cell>
          <table:table-cell office:value-type="string" calcext:value-type="string">
            <text:p>KMU-zentrierte Übersicht über sämtliche zur Auswahl stehenden Finanzierungsinstrumente in der Geschäftslage "Coronakrise” (Land, Bund, EU), Stundungen</text:p>
            <text:p/>
            <text:p>Staatliche Unterstützung (BMI, GovLab Arnsberg)</text:p>
            <text:p/>
            <text:p>Gestützt durch probono Industriekonsortium aus 9 Partnern </text:p>
            <text:p/>
            <text:p>FOSS, dezentrale security- &amp; privacy-by-design Architektur</text:p>
            <text:p/>
            <text:p>Konzept für digitalen Prozess zur Beantragung von öffentlichen Mitteln.</text:p>
            <text:p/>
          </table:table-cell>
          <table:table-cell office:value-type="string" calcext:value-type="string">
            <text:p>https://twitter.com/liquidebleiben</text:p>
          </table:table-cell>
          <table:table-cell office:value-type="string" calcext:value-type="string">
            <text:p>https://youtu.be/0JMMki1DR9k</text:p>
          </table:table-cell>
          <table:table-cell office:value-type="string" calcext:value-type="string">
            <text:p>COORDINATION_SUPPORT</text:p>
          </table:table-cell>
          <table:table-cell office:value-type="string" calcext:value-type="string">
            <text:p>NEW_SKILLS</text:p>
          </table:table-cell>
          <table:table-cell office:value-type="string" calcext:value-type="string">
            <text:p>www.wir-bleiben-liqui.de</text:p>
          </table:table-cell>
          <table:table-cell table:number-columns-repeated="3"/>
          <table:table-cell office:value-type="string" calcext:value-type="string">
            <text:p>0176 209 66 393</text:p>
          </table:table-cell>
          <table:table-cell table:number-columns-repeated="2"/>
        </table:table-row>
        <table:table-row table:style-name="ro2">
          <table:table-cell office:value-type="string" calcext:value-type="string">
            <text:p>WirVonHier</text:p>
          </table:table-cell>
          <table:table-cell/>
          <table:table-cell office:value-type="string" calcext:value-type="string">
            <text:p>Wir wollen den Einzelhandel jetzt in der Krise retten und ihn langfristig helfen! Mit unserer Progressive Web-App wollen wir es Menschen ermöglichen, lokale Geschäfte in Ihrer unmittelbaren Nähe trotz Ausgangssperren zu entdecken. Somit kann bequem von zu Hause aus ein direkter Kontakt zum Einzelhändler hergestellt werden. Die Händler bieten Impressionen, in denen sie persönlich und authentisch, ihren potenziellen Kunden sich selbst oder auch Artikel vorstellen können. Dem Händler bieten wir einfachstes Onboarding, langfristige Hilfestellungen (bspw. zur Contenterstellung), während der Kunde durch kreative Produktvideos und indivudelle Händlerprofile wischen kann, wird er vergleichbar wie bei den Marktführern der Branche unterhalten.</text:p>
          </table:table-cell>
          <table:table-cell office:value-type="string" calcext:value-type="string">
            <text:p>louisa@wirvonhier.net</text:p>
          </table:table-cell>
          <table:table-cell office:value-type="string" calcext:value-type="string">
            <text:p>NEW_PRODUCTS_SERVICES</text:p>
          </table:table-cell>
          <table:table-cell office:value-type="string" calcext:value-type="string">
            <text:p>wirvsvirus</text:p>
          </table:table-cell>
          <table:table-cell office:value-type="string" calcext:value-type="string">
            <text:p>Wir wollen den Einzelhandel langfristig bei der Digitalisierung unterstützen, durch unsere einfache und kostenlose Alternative zu bekannten Onlinediensten.</text:p>
          </table:table-cell>
          <table:table-cell office:value-type="string" calcext:value-type="string">
            <text:p>db9oP3vN36hRVaEnXVVuvXYQ6043</text:p>
          </table:table-cell>
          <table:table-cell office:value-type="string" calcext:value-type="string">
            <text:p>projects</text:p>
          </table:table-cell>
          <table:table-cell/>
          <table:table-cell office:value-type="string" calcext:value-type="string">
            <text:p>db9oP3vN36hRVaEnXVVuvXYQ6043</text:p>
          </table:table-cell>
          <table:table-cell office:value-type="string" calcext:value-type="string">
            <text:p>Louisa</text:p>
          </table:table-cell>
          <table:table-cell office:value-type="string" calcext:value-type="string">
            <text:p>Einzelhändler: die ihr Tagesgeschäft durch Online-Umsatz erweitern wollen/müssen. Kunden: die bequem unterstützen wollen und beim Einkauf unterhalten werden möchten.</text:p>
          </table:table-cell>
          <table:table-cell office:value-type="string" calcext:value-type="string">
            <text:p>Lippl</text:p>
          </table:table-cell>
          <table:table-cell office:value-type="string" calcext:value-type="string">
            <text:p>Unsere App hilft Händlern beim Einstieg in die digitale Welt, über ein simples Onboarding bis hin zu langfristiger Betreuung. Mit kleinen Videos können sie sich und ihren Laden dem Kunden präsentieren und das "Persönliche" in die Online-Welt holen. </text:p>
            <text:p>Kunden erfahren für das lokale Shopping ein unterhaltsames Nutzererlebnis, wie sie es bereits von heutigen Social Media Anwendungen gewohnt sind.</text:p>
          </table:table-cell>
          <table:table-cell/>
          <table:table-cell office:value-type="string" calcext:value-type="string">
            <text:p>Louisa Lippl</text:p>
          </table:table-cell>
          <table:table-cell office:value-type="string" calcext:value-type="string">
            <text:p>https://drive.google.com/drive/folders/1_vh7g3oTI9ti9GzqnbuDr7-rK4EfrdvL</text:p>
          </table:table-cell>
          <table:table-cell office:value-type="float" office:value="1594927042613" calcext:value-type="float">
            <text:p>1594927042613</text:p>
          </table:table-cell>
          <table:table-cell office:value-type="string" calcext:value-type="string">
            <text:p>beforeLaunch</text:p>
          </table:table-cell>
          <table:table-cell office:value-type="string" calcext:value-type="string">
            <text:p>active</text:p>
          </table:table-cell>
          <table:table-cell office:value-type="string" calcext:value-type="string">
            <text:p>Unser Team ist geografisch und in puncto Skills breit aufgestellt. Eigene Entwicklerressourcen ermöglichen es uns die App selbst zu coden. Eine intuitive Benutzung unseres Services stellen wir über User Testing und UX Expertise sicher. Damit setzen wir genau an den Knackpunkten an, die Einzelhändler bis jetzt oft vom Schritt in die Online Welt abgehalten haben.</text:p>
          </table:table-cell>
          <table:table-cell office:value-type="string" calcext:value-type="string">
            <text:p>RETAIL</text:p>
          </table:table-cell>
          <table:table-cell table:number-columns-repeated="3"/>
          <table:table-cell office:value-type="string" calcext:value-type="string">
            <text:p>Förderung durch BMBF, App im finalen MVP Status, überarbeitetes UI der App, Start umfangreicher Händlertests. Über 30 Händler vorab registriert <text:s text:c="181"/></text:p>
          </table:table-cell>
          <table:table-cell office:value-type="string" calcext:value-type="string">
            <text:p>https://firebasestorage.googleapis.com/v0/b/corona-e5c0e.appspot.com/o/users%2Fdb9oP3vN36hRVaEnXVVuvXYQ6043%2Ficon_wirovnhier.png?alt=media&amp;token=6c86ca17-f19b-4058-87b2-9fc566e9cd09</text:p>
          </table:table-cell>
          <table:table-cell office:value-type="string" calcext:value-type="string">
            <text:p>COMPANY_CRISIS_MANAGEMENT</text:p>
          </table:table-cell>
          <table:table-cell office:value-type="float" office:value="1586808747649" calcext:value-type="float">
            <text:p>1586808747649</text:p>
          </table:table-cell>
          <table:table-cell office:value-type="string" calcext:value-type="string">
            <text:p>Nürnberg</text:p>
          </table:table-cell>
          <table:table-cell office:value-type="string" calcext:value-type="string">
            <text:p>2/3 aller deutschen Einzelhändler verfügen bis dato über keine Online Präsenz. Die Gründe sind vielschichtig, die Auswirkungen in einer Krisenzeit wie Corona aber eindeutig: drastische Umsatzeinbußen bis hin zur Existenzbedrohung. Dem Kunden bleibt oftmals nur die Alternative großer Onlinehändler. Das gefährdet nicht nur einzelne Existenzen der Händler, sondern auch das Innenstadtbild nachhaltig. </text:p>
          </table:table-cell>
          <table:table-cell office:value-type="string" calcext:value-type="string">
            <text:p>https://www.linkedin.com/in/wir-von-hier</text:p>
          </table:table-cell>
          <table:table-cell office:value-type="string" calcext:value-type="string">
            <text:p>Unser 11-köpfiges Team brennt dafür den lokalen Einzelhandel langfristig auf dem Weg in die Digitalisierung zu begleiten. Unsere App soll in ganz Deutschland verfügbar sein, ohne den lokalen Fokus zu verlieren: EINE Plattform für alle Händler in Deutschland – INDIVIDUELLE Einkaufserlebnisse in jeder Nachbarschaft.</text:p>
            <text:p>Wir freuen uns auf jedes Feedback und eure Unterstützung! :)</text:p>
            <text:p/>
          </table:table-cell>
          <table:table-cell office:value-type="string" calcext:value-type="string">
            <text:p>https://twitter.com/_WirVonHier_</text:p>
          </table:table-cell>
          <table:table-cell/>
          <table:table-cell office:value-type="string" calcext:value-type="string">
            <text:p>NEW_SKILLS</text:p>
          </table:table-cell>
          <table:table-cell/>
          <table:table-cell office:value-type="string" calcext:value-type="string">
            <text:p>https://wirvonhier.net/</text:p>
          </table:table-cell>
          <table:table-cell table:number-columns-repeated="6"/>
        </table:table-row>
        <table:table-row table:style-name="ro2">
          <table:table-cell office:value-type="string" calcext:value-type="string">
            <text:p>Zamdo</text:p>
          </table:table-cell>
          <table:table-cell office:value-type="string" calcext:value-type="string">
            <text:p>U011CEFFXNK</text:p>
          </table:table-cell>
          <table:table-cell office:value-type="string" calcext:value-type="string">
            <text:p>https://twitter.com/zamdo_io</text:p>
          </table:table-cell>
          <table:table-cell office:value-type="string" calcext:value-type="string">
            <text:p>Zamdo ist eine Platform für alle Trainer und Personen, die ihre Kurse <text:s/>nun online und Live Kurse anbieten wollen um weiterhin, nun digital. Geld verdienen zu können oder ihr Wissen weitergeben zu können. Zamdo ist für alle, die ihr Wissen weitergeben wollen, weiterhin lehren wollen oder Kurse anbieten, und das derzeit nicht mehr machen können.</text:p>
          </table:table-cell>
          <table:table-cell/>
          <table:table-cell office:value-type="string" calcext:value-type="string">
            <text:p>tobias@zamdo.de</text:p>
          </table:table-cell>
          <table:table-cell office:value-type="string" calcext:value-type="string">
            <text:p>NEW_SKILLS</text:p>
          </table:table-cell>
          <table:table-cell office:value-type="string" calcext:value-type="string">
            <text:p>wirvsvirus</text:p>
          </table:table-cell>
          <table:table-cell office:value-type="string" calcext:value-type="string">
            <text:p>Trainings und Kurse Online und Live - so einfach wie nie für Anbieter als auch Teilnehmer - besser als in der Realität</text:p>
          </table:table-cell>
          <table:table-cell office:value-type="string" calcext:value-type="string">
            <text:p>8Iu0UURk9ZVKxnEru7YO6tT4jr12</text:p>
          </table:table-cell>
          <table:table-cell office:value-type="string" calcext:value-type="string">
            <text:p>projects</text:p>
          </table:table-cell>
          <table:table-cell/>
          <table:table-cell office:value-type="string" calcext:value-type="string">
            <text:p>8Iu0UURk9ZVKxnEru7YO6tT4jr12</text:p>
          </table:table-cell>
          <table:table-cell office:value-type="string" calcext:value-type="string">
            <text:p>https://zamdo.io</text:p>
          </table:table-cell>
          <table:table-cell office:value-type="string" calcext:value-type="string">
            <text:p>Tobias</text:p>
          </table:table-cell>
          <table:table-cell office:value-type="string" calcext:value-type="string">
            <text:p>Der Service richtet sich an alle Lehrenden, Trainer, Coaches, die online, interaktiv unterrichten wollen. Vorrangig auf Lehrer die nicht in bestehnden Plattformen oder Netzwerken integriert sind.</text:p>
          </table:table-cell>
          <table:table-cell office:value-type="string" calcext:value-type="string">
            <text:p>Lamm</text:p>
          </table:table-cell>
          <table:table-cell office:value-type="string" calcext:value-type="string">
            <text:p>Zamdo bietet die Lösung für Lehrende und Coaches, ohne technische Vorkenntnisse, Kurse und Trainings anbieten, abrechnen und abhalten zu können. Zamdo ist whitel-label und bietet ein einfaches Onboarding, eine Landingpage, Terminverwaltung mit Erinnerungsmails, Bezahl-Abwicklung (auch als Spenden) mit Abrechnung. Die <text:s/>Kurse werden interaktiv mit moderner Videokonferenzlösung durchgeführt.</text:p>
          </table:table-cell>
          <table:table-cell office:value-type="string" calcext:value-type="string">
            <text:p>Nur vereinzelt Anbieter, die digitale KursProzess als Service / Einbettung anbieten. Z.b. Mamo. Plattformen gibt es dagegen sehr viele (e.g.Eversports) welche aber nur teilweise den Bedarf der Nutzer Wiederspiegeln</text:p>
          </table:table-cell>
          <table:table-cell office:value-type="string" calcext:value-type="string">
            <text:p>Tobias Lamm</text:p>
          </table:table-cell>
          <table:table-cell office:value-type="string" calcext:value-type="string">
            <text:p>https://drive.google.com/drive/folders/1JfNMXPtcXOBkxZ_HtvTujY0su3XC6IVe</text:p>
          </table:table-cell>
          <table:table-cell office:value-type="float" office:value="1600849190596" calcext:value-type="float">
            <text:p>1600849190596</text:p>
          </table:table-cell>
          <table:table-cell office:value-type="string" calcext:value-type="string">
            <text:p>activeUsers</text:p>
          </table:table-cell>
          <table:table-cell office:value-type="string" calcext:value-type="string">
            <text:p>active</text:p>
          </table:table-cell>
          <table:table-cell/>
          <table:table-cell office:value-type="string" calcext:value-type="string">
            <text:p>SELR_EMPLOYED</text:p>
          </table:table-cell>
          <table:table-cell office:value-type="string" calcext:value-type="string">
            <text:p>ARTISTS</text:p>
          </table:table-cell>
          <table:table-cell office:value-type="string" calcext:value-type="string">
            <text:p>ENTERPRISE_SME</text:p>
          </table:table-cell>
          <table:table-cell office:value-type="string" calcext:value-type="string">
            <text:p>Unsere Lösung ist live und online, <text:s/>wir haben 20 Trainer und Selbstständige, die ihr Kurse anbieten und bereits über 500 Personen die monatlich diese Trainings wahrnehmen, Tendenz stark steigend. Wir sind im engen Austausch mit weiteren Teams und Partnern aus dem Solution Enabler Program um Zamdo noch mehr Selbstständigen zur Verfügung zu stellen</text:p>
          </table:table-cell>
          <table:table-cell office:value-type="string" calcext:value-type="string">
            <text:p>https://firebasestorage.googleapis.com/v0/b/corona-e5c0e.appspot.com/o/users%2F8Iu0UURk9ZVKxnEru7YO6tT4jr12%2FZ.png?alt=media&amp;token=0a3037ac-072e-4f89-992d-617133aac277</text:p>
          </table:table-cell>
          <table:table-cell office:value-type="string" calcext:value-type="string">
            <text:p>WORKERS_LABOUR_MARKET</text:p>
          </table:table-cell>
          <table:table-cell office:value-type="float" office:value="1586931174938" calcext:value-type="float">
            <text:p>1586931174938</text:p>
          </table:table-cell>
          <table:table-cell office:value-type="string" calcext:value-type="string">
            <text:p>Munich</text:p>
          </table:table-cell>
          <table:table-cell office:value-type="string" calcext:value-type="string">
            <text:p>Selbstständige leiden stark darunter, keine Kurse mehr anbieten zu können, Einnahmequellen brechen weg. Die einsetzende Digitalisierung der Gesellschaft hängt viele ab. Viele können nicht direkt auf digitale Lösungen umsteigen, können ihre derzeitgen Kurse nicht mehr anbieten. Auch bilden bestehende Angebote nicht ihre Probleme genügend ab, die notwendige Flexibilität zu erhalten. </text:p>
          </table:table-cell>
          <table:table-cell office:value-type="string" calcext:value-type="string">
            <text:p>https://www.linkedin.com/mwlite/in/tobias-lamm-81179a8b</text:p>
          </table:table-cell>
          <table:table-cell office:value-type="string" calcext:value-type="string">
            <text:p>EInfachheit und Automatisierung - im gesamten Kundeninteraktionsprozess</text:p>
            <text:p>White Labeled - EInfache Integration</text:p>
            <text:p>Individuelle Adaptierbarkeit und Änderungsmöglichkeiten</text:p>
          </table:table-cell>
          <table:table-cell/>
          <table:table-cell office:value-type="string" calcext:value-type="string">
            <text:p>PROCESS_REDESIGN</text:p>
          </table:table-cell>
          <table:table-cell office:value-type="string" calcext:value-type="string">
            <text:p>NEW_PRODUCTS_SERVICES</text:p>
          </table:table-cell>
          <table:table-cell table:number-columns-repeated="6"/>
        </table:table-row>
        <table:table-row table:style-name="ro2">
          <table:table-cell office:value-type="string" calcext:value-type="string">
            <text:p>Zeit Zuhause</text:p>
          </table:table-cell>
          <table:table-cell office:value-type="string" calcext:value-type="string">
            <text:p>U011C1FKRB9</text:p>
          </table:table-cell>
          <table:table-cell office:value-type="string" calcext:value-type="string">
            <text:p>https://twitter.com/zeit_zuhause</text:p>
          </table:table-cell>
          <table:table-cell office:value-type="string" calcext:value-type="string">
            <text:p/>
            <text:p>Wir schaffen mit unserer Plattform eine digitale Alternative für alle, die ihr Wissen weitergeben oder etwas lernen wollen. Die Plattform bietet die Möglichkeit, 1:1-Videocalls, Konferenzen mit bis zu 25 Teilnehmern und Livestreams/Webinare mit bis zu 1500 Teilnehmern zu initiieren.  Das Alleinstellungsmerkmal ist die Kombination aus Marktplatz, Videokommunikation und Zahlungsabwicklung mit integrierter Rechnungsstellung. Wir setzen hier auf für Telemedizin zertifizierte Technologie, die dank deutschen Serverstandorten DSGVO-konform ist.</text:p>
          </table:table-cell>
          <table:table-cell office:value-type="string" calcext:value-type="string">
            <text:p>https://vimeo.com/402251492</text:p>
          </table:table-cell>
          <table:table-cell office:value-type="string" calcext:value-type="string">
            <text:p>timhaug@me.com</text:p>
          </table:table-cell>
          <table:table-cell office:value-type="string" calcext:value-type="string">
            <text:p>PROCESS_REDESIGN</text:p>
          </table:table-cell>
          <table:table-cell office:value-type="string" calcext:value-type="string">
            <text:p>wirvsvirus</text:p>
          </table:table-cell>
          <table:table-cell office:value-type="string" calcext:value-type="string">
            <text:p>DSGVO-konforme Plattform für Wissensvermittlung via 1:1-Videocalls, Konferenzen und Livestreams inklusive Zahlungsabwicklung und Rechnungsstellung</text:p>
          </table:table-cell>
          <table:table-cell office:value-type="string" calcext:value-type="string">
            <text:p>jBdF1T2bp7Qtg3jbXxSwXRWdKpF3</text:p>
          </table:table-cell>
          <table:table-cell office:value-type="string" calcext:value-type="string">
            <text:p>projects</text:p>
          </table:table-cell>
          <table:table-cell/>
          <table:table-cell office:value-type="string" calcext:value-type="string">
            <text:p>jBdF1T2bp7Qtg3jbXxSwXRWdKpF3</text:p>
          </table:table-cell>
          <table:table-cell office:value-type="string" calcext:value-type="string">
            <text:p>https://zeit-zuhause.de</text:p>
          </table:table-cell>
          <table:table-cell office:value-type="string" calcext:value-type="string">
            <text:p>Tim</text:p>
          </table:table-cell>
          <table:table-cell office:value-type="string" calcext:value-type="string">
            <text:p>Die Plattform richtet sich an alle Menschen, die Wissensvermittlung ausüben oder annehmen wollen. Die einen werden wirtschaftlich unterstützt, die anderen weitergebildet.</text:p>
          </table:table-cell>
          <table:table-cell office:value-type="string" calcext:value-type="string">
            <text:p>Haug</text:p>
          </table:table-cell>
          <table:table-cell office:value-type="string" calcext:value-type="string">
            <text:p>Wir schaffen eine digitale Alternative für alle, die ihr Wissen weitergeben oder etwas lernen wollen. Die Plattform bietet die Möglichkeit, 1:1-Videocalls, Konferenzen und Livestreams zu initiieren. USP ist die Kombination aus Marktplatz, Videokommunikation und Zahlungsabwicklung. Wir setzen hier auf für Telemedizin zertifizierte Technologie, die dank deutschen Serverstandorten DSGVO-konform ist.</text:p>
          </table:table-cell>
          <table:table-cell office:value-type="string" calcext:value-type="string">
            <text:p>superprof</text:p>
            <text:p>ebay-kleinanzeigen</text:p>
            <text:p>check24</text:p>
          </table:table-cell>
          <table:table-cell office:value-type="string" calcext:value-type="string">
            <text:p>Tim Haug</text:p>
          </table:table-cell>
          <table:table-cell office:value-type="string" calcext:value-type="string">
            <text:p>https://drive.google.com/drive/folders/1Hg7LM_UGde98yDManasY1FRzAKKJhoRW</text:p>
          </table:table-cell>
          <table:table-cell office:value-type="float" office:value="1600866569536" calcext:value-type="float">
            <text:p>1600866569536</text:p>
          </table:table-cell>
          <table:table-cell office:value-type="string" calcext:value-type="string">
            <text:p>activeUsers</text:p>
          </table:table-cell>
          <table:table-cell office:value-type="string" calcext:value-type="string">
            <text:p>active</text:p>
          </table:table-cell>
          <table:table-cell/>
          <table:table-cell office:value-type="string" calcext:value-type="string">
            <text:p>ARTISTS</text:p>
          </table:table-cell>
          <table:table-cell office:value-type="string" calcext:value-type="string">
            <text:p>SELR_EMPLOYED</text:p>
          </table:table-cell>
          <table:table-cell office:value-type="string" calcext:value-type="string">
            <text:p>ENTERPRISE_SME</text:p>
          </table:table-cell>
          <table:table-cell office:value-type="string" calcext:value-type="string">
            <text:p>Wir haben knapp 100 Benutzer auf der Plattform und großteils positives Feedback bekommen. Außerdem sind wir in Gesprächen mit einer großen Organisation, welches unsere Lösung zur Videokommunikation integrieren möchte. Weiterhin sind wir in aktivem Austausch mit anderen Teams aus dem Solution Enabler über eine Integration unserer Lösung in deren Projekte.</text:p>
          </table:table-cell>
          <table:table-cell office:value-type="string" calcext:value-type="string">
            <text:p>https://firebasestorage.googleapis.com/v0/b/corona-e5c0e.appspot.com/o/users%2FjBdF1T2bp7Qtg3jbXxSwXRWdKpF3%2Ftest_logo_zz.png?alt=media&amp;token=6f20767d-3a17-4cf4-a350-f6035ebd020a</text:p>
          </table:table-cell>
          <table:table-cell office:value-type="string" calcext:value-type="string">
            <text:p>WORKERS_LABOUR_MARKET</text:p>
          </table:table-cell>
          <table:table-cell office:value-type="float" office:value="1586807863255" calcext:value-type="float">
            <text:p>1586807863255</text:p>
          </table:table-cell>
          <table:table-cell office:value-type="string" calcext:value-type="string">
            <text:p>München</text:p>
          </table:table-cell>
          <table:table-cell office:value-type="string" calcext:value-type="string">
            <text:p>Die Kontaktsperre verdeutlichte den oftmals rückständigen Digitalisierungsprozess in unserer Gesellschaft. Unterstützung und Wissensvermittlung fand bis zur Krise großteils in persona statt. Dadurch entstandene lokale Abhängigkeiten schränken die Flexibilität und das Umsatzpotenzial ein. Gleichzeitig fehlt es an Angebot für all diejenigen, die auf diesen Wissenstransfer angewiesen sind.</text:p>
          </table:table-cell>
          <table:table-cell office:value-type="string" calcext:value-type="string">
            <text:p>https://www.linkedin.com/in/tim-haug/</text:p>
          </table:table-cell>
          <table:table-cell office:value-type="string" calcext:value-type="string">
            <text:p>Für einzelne Komponenten unserer Plattform gibt es bereits Lösungen: Marktplatz, Video-Kommunikation und Zahlungsabwicklung. Das Besondere an unserer Plattform ist es, diese Komponenten auf eine sichere Art (DSGVO-konform, deutsche Serverstandorte) zu kombinieren und dadurch die Komplexität für alle Beteiligten zu reduzieren. Uns ist derzeit keine Lösung bekannt, die diese Kombination anbietet.</text:p>
          </table:table-cell>
          <table:table-cell/>
          <table:table-cell office:value-type="string" calcext:value-type="string">
            <text:p>NEW_SKILLS</text:p>
          </table:table-cell>
          <table:table-cell office:value-type="string" calcext:value-type="string">
            <text:p>NEW_PRODUCTS_SERVICES</text:p>
          </table:table-cell>
          <table:table-cell table:number-columns-repeated="6"/>
        </table:table-row>
      </table:table>
      <table:named-expressions/>
      <table:database-ranges>
        <table:database-range table:name="__Anonymous_Sheet_DB__0" table:target-range-address="wirvsvirus_01.A1:wirvsvirus_01.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4">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24T21:45:56.419135648</dc:date>
    <dc:creator>Kai Gärtner</dc:creator>
    <meta:editing-duration>PT8M51S</meta:editing-duration>
    <meta:editing-cycles>1</meta:editing-cycles>
    <meta:generator>LibreOffice/7.0.5.2$Linux_X86_64 LibreOffice_project/00$Build-2</meta:generator>
    <meta:document-statistic meta:table-count="1" meta:cell-count="3232" meta:object-count="0"/>
  </office:meta>
</office:document-meta>
</file>